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Sans" svg:font-family="DejaVuSans"/>
    <style:font-face style:name="Helvetica1" svg:font-family="Helvetica"/>
    <style:font-face style:name="Liberation Serif" svg:font-family="'Liberation Serif'"/>
    <style:font-face style:name="Symbol1" svg:font-family="Symbol"/>
    <style:font-face style:name="Arial1" svg:font-family="Arial" style:font-pitch="variable"/>
    <style:font-face style:name="Helvetica" svg:font-family="Helvetica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Symbol" svg:font-family="Symbol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3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dash" draw:stroke-dash="Ultrafine_20_Dashed" svg:stroke-width="0.018cm" svg:stroke-color="#b0b0b0" draw:marker-start-width="0.185cm" draw:marker-end-width="0.185cm" svg:stroke-opacity="75%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1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6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7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5cm" fo:min-width="0.9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8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6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8cm" fo:min-width="0.8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none" svg:stroke-width="0.018cm" draw:marker-start-width="0.227cm" draw:marker-end-width="0.227cm" draw:fill="solid" draw:fill-color="#94c4df"/>
    </style:style>
    <style:style style:name="gr18" style:family="graphic" style:parent-style-name="standard">
      <style:graphic-properties draw:stroke="none" svg:stroke-width="0.018cm" draw:marker-start-width="0.227cm" draw:marker-end-width="0.227cm" draw:fill="solid" draw:fill-color="#1864ab"/>
    </style:style>
    <style:style style:name="gr19" style:family="graphic" style:parent-style-name="standard">
      <style:graphic-properties draw:stroke="solid" svg:stroke-width="0.018cm" svg:stroke-color="#000000" draw:marker-start-width="0.187cm" draw:marker-end-width="0.187cm" draw:stroke-linejoin="round" svg:stroke-linecap="butt" draw:fill="none" fo:padding-top="0.009cm" fo:padding-bottom="0.009cm" fo:padding-left="0.009cm" fo:padding-right="0.009cm"/>
    </style:style>
    <style:style style:name="gr20" style:family="graphic" style:parent-style-name="standard">
      <style:graphic-properties draw:stroke="solid" svg:stroke-width="0.018cm" svg:stroke-color="#b0b0b0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63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5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3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3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18cm" svg:stroke-color="#000000" draw:marker-start-width="0.187cm" draw:marker-end-width="0.187cm" draw:stroke-linejoin="miter" svg:stroke-linecap="square" draw:fill="none" fo:padding-top="0.009cm" fo:padding-bottom="0.009cm" fo:padding-left="0.009cm" fo:padding-right="0.009cm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3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4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solid" svg:stroke-width="0.018cm" svg:stroke-color="#7f7f7f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42" style:family="graphic" style:parent-style-name="standard">
      <style:graphic-properties draw:stroke="none" svg:stroke-width="0.018cm" draw:marker-start-width="0.227cm" draw:marker-end-width="0.227cm" draw:fill="solid" draw:fill-color="#1864ab" draw:opacity="100%"/>
    </style:style>
    <style:style style:name="gr43" style:family="graphic" style:parent-style-name="standard">
      <style:graphic-properties draw:stroke="none" svg:stroke-width="0.018cm" draw:marker-start-width="0.227cm" draw:marker-end-width="0.227cm" draw:fill="solid" draw:fill-color="#d0d0d0" draw:opacity="100%"/>
    </style:style>
    <style:style style:name="gr44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9"/>
    </style:style>
    <style:style style:name="gr45" style:family="graphic" style:parent-style-name="standard">
      <style:graphic-properties draw:stroke="none" svg:stroke-width="0.018cm" draw:marker-start-width="0.227cm" draw:marker-end-width="0.227cm" draw:fill="solid" draw:fill-color="#94c4df" draw:opacity="100%"/>
    </style:style>
    <style:style style:name="gr46" style:family="graphic" style:parent-style-name="standard">
      <style:graphic-properties draw:stroke="solid" svg:stroke-width="0.018cm" svg:stroke-color="#4c4c4c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7" style:family="graphic" style:parent-style-name="standard">
      <style:graphic-properties draw:stroke="dash" draw:stroke-dash="Ultrafine_20_Dashe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width="0.018cm" draw:marker-start-width="0.227cm" draw:marker-end-width="0.227cm" draw:fill="none" draw:fill-color="#ffffff" fo:min-height="0cm"/>
      <style:paragraph-properties style:writing-mode="lr-tb"/>
    </style:style>
    <style:style style:name="gr53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3cm" fo:min-width="0.005cm" fo:padding-top="0.009cm" fo:padding-bottom="0.009cm" fo:padding-left="0.009cm" fo:padding-right="0.009cm"/>
    </style:style>
    <style:style style:name="gr54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1cm" fo:min-width="0.005cm" fo:padding-top="0.009cm" fo:padding-bottom="0.009cm" fo:padding-left="0.009cm" fo:padding-right="0.009cm"/>
    </style:style>
    <style:style style:name="gr5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28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solid" svg:stroke-width="0.018cm" svg:stroke-color="#4c4c4c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57" style:family="graphic" style:parent-style-name="standard">
      <style:graphic-properties svg:stroke-width="0.018cm" svg:stroke-color="#1864ab" draw:marker-start-width="0.227cm" draw:marker-end-width="0.227cm" draw:fill="none" draw:textarea-horizontal-align="justify" draw:textarea-vertical-align="middle" draw:auto-grow-height="false" fo:min-height="0.11cm" fo:min-width="0.864cm" fo:padding-top="0.009cm" fo:padding-bottom="0.009cm" fo:padding-left="0.009cm" fo:padding-right="0.009cm"/>
    </style:style>
    <style:style style:name="gr58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"/>
    </style:style>
    <style:style style:name="gr59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6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cm" fo:min-width="0.51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21cm" fo:min-width="0.86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6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0.79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13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2cm" fo:min-width="0.005cm" fo:padding-top="0.009cm" fo:padding-bottom="0.009cm" fo:padding-left="0.009cm" fo:padding-right="0.009cm"/>
    </style:style>
    <style:style style:name="gr6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9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width="0.018cm" draw:marker-start-width="0.227cm" draw:marker-end-width="0.227cm" draw:fill="none" draw:fill-color="#ffffff" fo:min-height="0.013cm"/>
      <style:paragraph-properties style:writing-mode="lr-tb"/>
    </style:style>
    <style:style style:name="gr69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4cm" fo:min-width="0.005cm" fo:padding-top="0.009cm" fo:padding-bottom="0.009cm" fo:padding-left="0.009cm" fo:padding-right="0.009cm"/>
    </style:style>
    <style:style style:name="gr70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cm" fo:min-width="0.005cm" fo:padding-top="0.009cm" fo:padding-bottom="0.009cm" fo:padding-left="0.009cm" fo:padding-right="0.009cm"/>
    </style:style>
    <style:style style:name="gr7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082cm" fo:min-width="1.63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6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6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34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5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solid" svg:stroke-width="0.018cm" draw:marker-start-width="0.227cm" draw:marker-end-width="0.227cm" draw:fill="solid" draw:fill-color="#94c4df" fo:padding-top="0.009cm" fo:padding-bottom="0.009cm" fo:padding-left="0.009cm" fo:padding-right="0.009cm"/>
    </style:style>
    <style:style style:name="gr8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0.69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solid" svg:stroke-width="0.018cm" svg:stroke-color="#b0b0b0" draw:marker-start-width="0.185cm" draw:marker-end-width="0.185cm" draw:stroke-linejoin="round" svg:stroke-linecap="square" draw:fill="none" fo:padding-top="0.009cm" fo:padding-bottom="0.009cm" fo:padding-left="0.009cm" fo:padding-right="0.009cm"/>
    </style:style>
    <style:style style:name="gr8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42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5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75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592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solid" svg:stroke-width="0.018cm" svg:stroke-color="#cccccc" draw:marker-start-width="0.175cm" draw:marker-end-width="0.175cm" svg:stroke-opacity="80%" draw:stroke-linejoin="miter" svg:stroke-linecap="butt" draw:fill="solid" draw:fill-color="#ffffff" draw:opacity="80%" fo:padding-top="0.009cm" fo:padding-bottom="0.009cm" fo:padding-left="0.009cm" fo:padding-right="0.009cm"/>
    </style:style>
    <style:style style:name="gr94" style:family="graphic" style:parent-style-name="standard">
      <style:graphic-properties draw:stroke="solid" svg:stroke-width="0.018cm" svg:stroke-color="#1f77b4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9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07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solid" svg:stroke-width="0.018cm" svg:stroke-color="#ff7f0e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9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1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solid" svg:stroke-width="0.018cm" svg:stroke-color="#2ca02c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9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5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solid" svg:stroke-width="0.018cm" svg:stroke-color="#d62728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67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solid" svg:stroke-width="0.018cm" svg:stroke-color="#9467bd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3" style:family="graphic" style:parent-style-name="standard">
      <style:graphic-properties draw:stroke="solid" svg:stroke-width="0.018cm" svg:stroke-color="#8c564b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4" style:family="graphic" style:parent-style-name="standard">
      <style:graphic-properties draw:stroke="solid" svg:stroke-width="0.018cm" svg:stroke-color="#e377c2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5" style:family="graphic" style:parent-style-name="standard">
      <style:graphic-properties draw:stroke="solid" svg:stroke-width="0.018cm" svg:stroke-color="#7f7f7f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6" style:family="graphic" style:parent-style-name="standard">
      <style:graphic-properties draw:stroke="solid" svg:stroke-width="0.018cm" svg:stroke-color="#bcbd22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7" style:family="graphic" style:parent-style-name="standard">
      <style:graphic-properties draw:stroke="solid" svg:stroke-width="0.018cm" svg:stroke-color="#17becf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7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solid" svg:stroke-width="0.018cm" svg:stroke-color="#000000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24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42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59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73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58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42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P1" style:family="paragraph">
      <loext:graphic-properties draw:fill="solid" draw:fill-color="#4a98c9"/>
      <style:text-properties style:font-name="Liberation Sans1" fo:font-size="4pt"/>
    </style:style>
    <style:style style:name="P2" style:family="paragraph">
      <loext:graphic-properties draw:fill="solid" draw:fill-color="#000000"/>
      <style:text-properties style:font-name="Liberation Sans1" fo:font-size="4pt"/>
    </style:style>
    <style:style style:name="P3" style:family="paragraph">
      <loext:graphic-properties draw:fill="none"/>
      <style:text-properties style:font-name="Liberation Sans1" fo:font-size="4pt"/>
    </style:style>
    <style:style style:name="P4" style:family="paragraph">
      <style:paragraph-properties fo:text-align="start" style:writing-mode="lr-tb"/>
      <style:text-properties style:font-name="Liberation Sans1" fo:font-size="4pt"/>
    </style:style>
    <style:style style:name="P5" style:family="paragraph">
      <loext:graphic-properties draw:fill="none"/>
      <style:paragraph-properties fo:text-align="start" style:writing-mode="lr-tb"/>
      <style:text-properties style:font-name="Liberation Sans1" fo:font-size="4pt" style:font-size-asian="5pt" style:font-size-complex="5pt"/>
    </style:style>
    <style:style style:name="P6" style:family="paragraph">
      <loext:graphic-properties draw:fill="none"/>
      <style:paragraph-properties fo:text-align="start" style:writing-mode="lr-tb"/>
      <style:text-properties style:font-name="Liberation Sans1" fo:font-size="4pt" style:font-size-asian="10pt" style:font-size-complex="10pt"/>
    </style:style>
    <style:style style:name="P7" style:family="paragraph">
      <style:paragraph-properties fo:text-align="start" style:writing-mode="lr-tb"/>
      <style:text-properties style:font-name="Liberation Sans1" fo:font-size="4pt" style:font-size-asian="4pt" style:font-size-complex="4pt"/>
    </style:style>
    <style:style style:name="P8" style:family="paragraph">
      <loext:graphic-properties draw:fill="none"/>
      <style:paragraph-properties fo:text-align="start" style:writing-mode="lr-tb"/>
      <style:text-properties style:font-name="Liberation Sans1" fo:font-size="4pt" style:font-size-asian="4pt" style:font-size-complex="4pt"/>
    </style:style>
    <style:style style:name="P9" style:family="paragraph">
      <loext:graphic-properties draw:fill="solid" draw:fill-color="#94c4df"/>
      <style:text-properties style:font-name="Liberation Sans1" fo:font-size="4pt"/>
    </style:style>
    <style:style style:name="P10" style:family="paragraph">
      <loext:graphic-properties draw:fill="solid" draw:fill-color="#1864ab"/>
      <style:text-properties style:font-name="Liberation Sans1" fo:font-size="4pt"/>
    </style:style>
    <style:style style:name="P11" style:family="paragraph">
      <loext:graphic-properties draw:fill="none"/>
      <style:paragraph-properties fo:text-align="start" style:writing-mode="lr-tb"/>
      <style:text-properties style:font-name="Liberation Sans1" fo:font-size="4pt" style:font-size-asian="8pt" style:font-size-complex="8pt"/>
    </style:style>
    <style:style style:name="P12" style:family="paragraph">
      <loext:graphic-properties draw:fill="solid" draw:fill-color="#1864ab" draw:opacity="100%"/>
      <style:text-properties style:font-name="Liberation Sans1" fo:font-size="4pt"/>
    </style:style>
    <style:style style:name="P13" style:family="paragraph">
      <loext:graphic-properties draw:fill="solid" draw:fill-color="#d0d0d0" draw:opacity="100%"/>
      <style:text-properties style:font-name="Liberation Sans1" fo:font-size="4pt"/>
    </style:style>
    <style:style style:name="P14" style:family="paragraph">
      <loext:graphic-properties draw:fill="solid" draw:fill-color="#1864ab" draw:opacity="100%" draw:opacity-name="Transparency_20_19"/>
      <style:text-properties style:font-name="Liberation Sans1" fo:font-size="4pt"/>
    </style:style>
    <style:style style:name="P15" style:family="paragraph">
      <loext:graphic-properties draw:fill="solid" draw:fill-color="#94c4df" draw:opacity="100%"/>
      <style:text-properties style:font-name="Liberation Sans1" fo:font-size="4pt"/>
    </style:style>
    <style:style style:name="P16" style:family="paragraph">
      <style:text-properties style:font-name="Liberation Sans1" fo:font-size="4pt"/>
    </style:style>
    <style:style style:name="P17" style:family="paragraph">
      <loext:graphic-properties draw:fill="none" draw:fill-color="#ffffff"/>
      <style:text-properties style:font-name="Liberation Sans1" fo:font-size="4pt"/>
    </style:style>
    <style:style style:name="P18" style:family="paragraph">
      <loext:graphic-properties draw:fill="none"/>
      <style:paragraph-properties fo:text-align="center"/>
      <style:text-properties style:font-name="Liberation Sans1" fo:font-size="4pt"/>
    </style:style>
    <style:style style:name="P19" style:family="paragraph">
      <loext:graphic-properties draw:fill="none"/>
      <style:paragraph-properties fo:text-align="start" style:writing-mode="lr-tb"/>
      <style:text-properties fo:color="#000000" style:font-name="Liberation Sans1" fo:font-size="4pt" fo:text-shadow="1pt 1pt" fo:font-weight="normal" style:font-size-asian="5pt" style:font-weight-asian="normal" style:font-size-complex="5pt" style:font-weight-complex="normal"/>
    </style:style>
    <style:style style:name="P20" style:family="paragraph">
      <loext:graphic-properties draw:fill="solid" draw:fill-color="#1864ab" draw:opacity="100%" draw:opacity-name="Transparency_20_1"/>
      <style:text-properties style:font-name="Liberation Sans1" fo:font-size="4pt"/>
    </style:style>
    <style:style style:name="P21" style:family="paragraph">
      <loext:graphic-properties draw:fill="none"/>
      <style:paragraph-properties fo:text-align="start" style:writing-mode="lr-tb"/>
      <style:text-properties fo:color="#ffffff" style:font-name="Liberation Sans1" fo:font-size="4pt" style:font-size-asian="8pt" style:font-size-complex="8pt"/>
    </style:style>
    <style:style style:name="P22" style:family="paragraph">
      <loext:graphic-properties draw:fill="none"/>
      <style:paragraph-properties fo:text-align="start" style:writing-mode="lr-tb"/>
      <style:text-properties style:font-name="Liberation Sans1" fo:font-size="4pt" fo:text-shadow="1pt 1pt" style:font-size-asian="8pt" style:font-size-complex="8pt"/>
    </style:style>
    <style:style style:name="P23" style:family="paragraph">
      <loext:graphic-properties draw:fill="none"/>
      <style:paragraph-properties fo:text-align="start" style:writing-mode="lr-tb"/>
      <style:text-properties fo:color="#ffffff" style:font-name="Liberation Sans1" fo:font-size="4pt" fo:text-shadow="1pt 1pt" style:font-size-asian="8pt" style:font-size-complex="8pt"/>
    </style:style>
    <style:style style:name="P24" style:family="paragraph">
      <loext:graphic-properties draw:fill="solid" draw:fill-color="#ffffff" draw:opacity="80%"/>
      <style:text-properties style:font-name="Liberation Sans1" fo:font-size="4pt"/>
    </style:style>
    <style:style style:name="P25" style:family="paragraph">
      <loext:graphic-properties draw:fill="none"/>
      <style:paragraph-properties fo:text-align="start" style:writing-mode="lr-tb"/>
      <style:text-properties style:font-name="Liberation Sans1" fo:font-size="4pt" style:font-size-asian="12pt" style:font-size-complex="12pt"/>
    </style:style>
    <style:style style:name="P26" style:family="paragraph">
      <loext:graphic-properties draw:fill="none"/>
      <style:paragraph-properties fo:text-align="start" style:writing-mode="lr-tb"/>
      <style:text-properties style:font-name="Liberation Sans1" fo:font-size="4pt" fo:text-shadow="1pt 1pt" fo:font-weight="bold" style:font-size-asian="12pt" style:font-size-complex="12pt"/>
    </style:style>
    <style:style style:name="P27" style:family="paragraph">
      <style:paragraph-properties fo:text-align="center"/>
    </style:style>
    <style:style style:name="P28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000000" style:font-size-asian="5pt" style:font-name-complex="DejaVuSans" style:font-size-complex="5pt"/>
    </style:style>
    <style:style style:name="T2" style:family="text">
      <style:text-properties fo:color="#000000" style:font-size-asian="10pt" style:font-name-complex="DejaVuSans" style:font-size-complex="10pt"/>
    </style:style>
    <style:style style:name="T3" style:family="text">
      <style:text-properties fo:color="#000000" style:font-name-complex="DejaVuSans"/>
    </style:style>
    <style:style style:name="T4" style:family="text">
      <style:text-properties fo:color="#000000" style:font-size-asian="8pt" style:font-name-complex="Liberation Serif" style:font-size-complex="8pt"/>
    </style:style>
    <style:style style:name="T5" style:family="text">
      <style:text-properties fo:color="#ffffff" style:font-size-asian="8pt" style:font-name-complex="Liberation Serif" style:font-size-complex="8pt"/>
    </style:style>
    <style:style style:name="T6" style:family="text">
      <style:text-properties fo:color="#7f7f7f" style:font-size-asian="8pt" style:font-name-complex="Liberation Serif" style:font-size-complex="8pt"/>
    </style:style>
    <style:style style:name="T7" style:family="text">
      <style:text-properties fo:color="#000000" fo:text-shadow="1pt 1pt" fo:font-weight="normal" style:font-size-asian="5pt" style:font-weight-asian="normal" style:font-name-complex="DejaVuSans" style:font-size-complex="5pt" style:font-weight-complex="normal"/>
    </style:style>
    <style:style style:name="T8" style:family="text">
      <style:text-properties fo:color="#000000" fo:text-shadow="1pt 1pt" style:font-size-asian="8pt" style:font-name-complex="Liberation Serif" style:font-size-complex="8pt"/>
    </style:style>
    <style:style style:name="T9" style:family="text">
      <style:text-properties fo:color="#ffffff" fo:text-shadow="1pt 1pt" style:font-size-asian="8pt" style:font-name-complex="Liberation Serif" style:font-size-complex="8pt"/>
    </style:style>
    <style:style style:name="T10" style:family="text">
      <style:text-properties fo:color="#000000" style:font-size-asian="12pt" style:font-name-complex="DejaVuSans" style:font-size-complex="12pt"/>
    </style:style>
    <style:style style:name="T11" style:family="text">
      <style:text-properties fo:color="#000000" fo:text-shadow="1pt 1pt" fo:font-weight="bold" style:font-size-asian="12pt" style:font-name-complex="DejaVuSans" style:font-size-complex="12pt"/>
    </style:style>
    <style:style style:name="T12" style:family="text">
      <style:text-properties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117cm" svg:height="0.126cm" svg:x="1.317cm" svg:y="2.485cm" svg:viewBox="0 0 118 127" draw:points="0,127 118,127 118,0 0,0">
          <text:p/>
        </draw:polygon>
        <draw:polygon draw:style-name="gr1" draw:text-style-name="P1" draw:layer="layout" svg:width="0.483cm" svg:height="0.126cm" svg:x="1.434cm" svg:y="2.325cm" svg:viewBox="0 0 484 127" draw:points="0,127 484,127 484,0 0,0">
          <text:p/>
        </draw:polygon>
        <draw:polygon draw:style-name="gr1" draw:text-style-name="P1" draw:layer="layout" svg:width="0.362cm" svg:height="0.126cm" svg:x="1.918cm" svg:y="2.166cm" svg:viewBox="0 0 363 127" draw:points="0,127 363,127 363,0 0,0">
          <text:p/>
        </draw:polygon>
        <draw:polygon draw:style-name="gr1" draw:text-style-name="P1" draw:layer="layout" svg:width="2.052cm" svg:height="0.126cm" svg:x="2.282cm" svg:y="2.007cm" svg:viewBox="0 0 2053 127" draw:points="0,127 2053,127 2053,0 0,0">
          <text:p/>
        </draw:polygon>
        <draw:polygon draw:style-name="gr1" draw:text-style-name="P1" draw:layer="layout" svg:width="0.082cm" svg:height="0.126cm" svg:x="4.335cm" svg:y="1.848cm" svg:viewBox="0 0 83 127" draw:points="0,127 83,127 83,0 0,0">
          <text:p/>
        </draw:polygon>
        <draw:polygon draw:style-name="gr1" draw:text-style-name="P1" draw:layer="layout" svg:width="0.307cm" svg:height="0.126cm" svg:x="4.418cm" svg:y="1.689cm" svg:viewBox="0 0 308 127" draw:points="0,127 308,127 308,0 0,0">
          <text:p/>
        </draw:polygon>
        <draw:polygon draw:style-name="gr2" draw:text-style-name="P2" draw:layer="layout" svg:width="-0.001cm" svg:height="0.126cm" svg:x="4.726cm" svg:y="1.529cm" svg:viewBox="0 0 0 127" draw:points="0,127 0,127 0,0 0,0">
          <text:p/>
        </draw:polygon>
        <draw:polygon draw:style-name="gr2" draw:text-style-name="P2" draw:layer="layout" svg:width="0cm" svg:height="0.02cm" svg:x="1.316cm" svg:y="2.707cm" svg:viewBox="0 0 0 21" draw:points="0,0 0,21">
          <text:p/>
        </draw:polygon>
        <draw:line draw:style-name="gr3" draw:text-style-name="P3" draw:layer="layout" svg:x1="1.316cm" svg:y1="2.707cm" svg:x2="1.316cm" svg:y2="2.728cm">
          <text:p/>
        </draw:line>
        <draw:line draw:style-name="gr4" draw:text-style-name="P3" draw:layer="layout" svg:x1="1.814cm" svg:y1="2.707cm" svg:x2="1.814cm" svg:y2="1.468cm">
          <text:p/>
        </draw:line>
        <draw:polygon draw:style-name="gr2" draw:text-style-name="P2" draw:layer="layout" svg:width="0cm" svg:height="0.02cm" svg:x="1.814cm" svg:y="2.707cm" svg:viewBox="0 0 0 21" draw:points="0,0 0,21">
          <text:p/>
        </draw:polygon>
        <draw:line draw:style-name="gr3" draw:text-style-name="P3" draw:layer="layout" svg:x1="1.814cm" svg:y1="2.707cm" svg:x2="1.814cm" svg:y2="2.728cm">
          <text:p/>
        </draw:line>
        <draw:frame draw:style-name="gr5" draw:text-style-name="P5" draw:layer="layout" svg:width="0.222cm" svg:height="0.32cm" svg:x="1.301cm" svg:y="2.744cm">
          <draw:text-box>
            <text:p text:style-name="P4"><text:span text:style-name="T1">0</text:span></text:p>
          </draw:text-box>
        </draw:frame>
        <draw:line draw:style-name="gr4" draw:text-style-name="P3" draw:layer="layout" svg:x1="2.31cm" svg:y1="2.707cm" svg:x2="2.31cm" svg:y2="1.468cm">
          <text:p/>
        </draw:line>
        <draw:polygon draw:style-name="gr2" draw:text-style-name="P2" draw:layer="layout" svg:width="0cm" svg:height="0.02cm" svg:x="2.311cm" svg:y="2.707cm" svg:viewBox="0 0 0 21" draw:points="0,0 0,21">
          <text:p/>
        </draw:polygon>
        <draw:line draw:style-name="gr3" draw:text-style-name="P3" draw:layer="layout" svg:x1="2.31cm" svg:y1="2.707cm" svg:x2="2.31cm" svg:y2="2.728cm">
          <text:p/>
        </draw:line>
        <draw:frame draw:style-name="gr6" draw:text-style-name="P5" draw:layer="layout" svg:width="0.145cm" svg:height="0.32cm" svg:x="1.797cm" svg:y="2.744cm">
          <draw:text-box>
            <text:p text:style-name="P4"><text:span text:style-name="T1">5</text:span></text:p>
          </draw:text-box>
        </draw:frame>
        <draw:line draw:style-name="gr4" draw:text-style-name="P3" draw:layer="layout" svg:x1="2.808cm" svg:y1="2.707cm" svg:x2="2.808cm" svg:y2="1.468cm">
          <text:p/>
        </draw:line>
        <draw:polygon draw:style-name="gr2" draw:text-style-name="P2" draw:layer="layout" svg:width="0cm" svg:height="0.02cm" svg:x="2.808cm" svg:y="2.707cm" svg:viewBox="0 0 0 21" draw:points="0,0 0,21">
          <text:p/>
        </draw:polygon>
        <draw:line draw:style-name="gr3" draw:text-style-name="P3" draw:layer="layout" svg:x1="2.808cm" svg:y1="2.707cm" svg:x2="2.808cm" svg:y2="2.728cm">
          <text:p/>
        </draw:line>
        <draw:frame draw:style-name="gr7" draw:text-style-name="P5" draw:layer="layout" svg:width="0.287cm" svg:height="0.32cm" svg:x="2.278cm" svg:y="2.744cm">
          <draw:text-box>
            <text:p text:style-name="P4"><text:span text:style-name="T1">10</text:span></text:p>
          </draw:text-box>
        </draw:frame>
        <draw:line draw:style-name="gr4" draw:text-style-name="P3" draw:layer="layout" svg:x1="3.305cm" svg:y1="2.707cm" svg:x2="3.305cm" svg:y2="1.468cm">
          <text:p/>
        </draw:line>
        <draw:polygon draw:style-name="gr2" draw:text-style-name="P2" draw:layer="layout" svg:width="0cm" svg:height="0.02cm" svg:x="3.305cm" svg:y="2.707cm" svg:viewBox="0 0 0 21" draw:points="0,0 0,21">
          <text:p/>
        </draw:polygon>
        <draw:line draw:style-name="gr3" draw:text-style-name="P3" draw:layer="layout" svg:x1="3.305cm" svg:y1="2.707cm" svg:x2="3.305cm" svg:y2="2.728cm">
          <text:p/>
        </draw:line>
        <draw:frame draw:style-name="gr7" draw:text-style-name="P5" draw:layer="layout" svg:width="0.287cm" svg:height="0.32cm" svg:x="2.776cm" svg:y="2.744cm">
          <draw:text-box>
            <text:p text:style-name="P4"><text:span text:style-name="T1">1</text:span><text:span text:style-name="T1">5</text:span></text:p>
          </draw:text-box>
        </draw:frame>
        <draw:line draw:style-name="gr4" draw:text-style-name="P3" draw:layer="layout" svg:x1="3.802cm" svg:y1="2.707cm" svg:x2="3.802cm" svg:y2="1.468cm">
          <text:p/>
        </draw:line>
        <draw:polygon draw:style-name="gr2" draw:text-style-name="P2" draw:layer="layout" svg:width="0cm" svg:height="0.02cm" svg:x="3.802cm" svg:y="2.707cm" svg:viewBox="0 0 0 21" draw:points="0,0 0,21">
          <text:p/>
        </draw:polygon>
        <draw:line draw:style-name="gr3" draw:text-style-name="P3" draw:layer="layout" svg:x1="3.802cm" svg:y1="2.707cm" svg:x2="3.802cm" svg:y2="2.728cm">
          <text:p/>
        </draw:line>
        <draw:frame draw:style-name="gr7" draw:text-style-name="P5" draw:layer="layout" svg:width="0.287cm" svg:height="0.32cm" svg:x="3.272cm" svg:y="2.744cm">
          <draw:text-box>
            <text:p text:style-name="P4"><text:span text:style-name="T1">20</text:span></text:p>
          </draw:text-box>
        </draw:frame>
        <draw:line draw:style-name="gr4" draw:text-style-name="P3" draw:layer="layout" svg:x1="4.299cm" svg:y1="2.707cm" svg:x2="4.299cm" svg:y2="1.468cm">
          <text:p/>
        </draw:line>
        <draw:polygon draw:style-name="gr2" draw:text-style-name="P2" draw:layer="layout" svg:width="0cm" svg:height="0.02cm" svg:x="4.299cm" svg:y="2.707cm" svg:viewBox="0 0 0 21" draw:points="0,0 0,21">
          <text:p/>
        </draw:polygon>
        <draw:line draw:style-name="gr3" draw:text-style-name="P3" draw:layer="layout" svg:x1="4.299cm" svg:y1="2.707cm" svg:x2="4.299cm" svg:y2="2.728cm">
          <text:p/>
        </draw:line>
        <draw:frame draw:style-name="gr7" draw:text-style-name="P5" draw:layer="layout" svg:width="0.287cm" svg:height="0.32cm" svg:x="3.77cm" svg:y="2.744cm">
          <draw:text-box>
            <text:p text:style-name="P4"><text:span text:style-name="T1">25</text:span></text:p>
          </draw:text-box>
        </draw:frame>
        <draw:line draw:style-name="gr4" draw:text-style-name="P3" draw:layer="layout" svg:x1="4.796cm" svg:y1="2.707cm" svg:x2="4.796cm" svg:y2="1.468cm">
          <text:p/>
        </draw:line>
        <draw:polygon draw:style-name="gr2" draw:text-style-name="P2" draw:layer="layout" svg:width="0cm" svg:height="0.02cm" svg:x="4.796cm" svg:y="2.707cm" svg:viewBox="0 0 0 21" draw:points="0,0 0,21">
          <text:p/>
        </draw:polygon>
        <draw:line draw:style-name="gr3" draw:text-style-name="P3" draw:layer="layout" svg:x1="4.796cm" svg:y1="2.707cm" svg:x2="4.796cm" svg:y2="2.728cm">
          <text:p/>
        </draw:line>
        <draw:frame draw:style-name="gr7" draw:text-style-name="P5" draw:layer="layout" svg:width="0.287cm" svg:height="0.32cm" svg:x="4.267cm" svg:y="2.744cm">
          <draw:text-box>
            <text:p text:style-name="P4"><text:span text:style-name="T1">30</text:span></text:p>
          </draw:text-box>
        </draw:frame>
        <draw:frame draw:style-name="gr7" draw:text-style-name="P5" draw:layer="layout" svg:width="0.287cm" svg:height="0.32cm" svg:x="4.765cm" svg:y="2.744cm">
          <draw:text-box>
            <text:p text:style-name="P4"><text:span text:style-name="T1">3</text:span><text:span text:style-name="T1">5</text:span></text:p>
          </draw:text-box>
        </draw:frame>
        <draw:polygon draw:style-name="gr2" draw:text-style-name="P2" draw:layer="layout" svg:width="0.012cm" svg:height="0cm" svg:x="1.303cm" svg:y="2.707cm" svg:viewBox="0 0 13 0" draw:points="13,0 0,0">
          <text:p/>
        </draw:polygon>
        <draw:line draw:style-name="gr3" draw:text-style-name="P3" draw:layer="layout" svg:x1="1.316cm" svg:y1="2.707cm" svg:x2="1.303cm" svg:y2="2.707cm">
          <text:p/>
        </draw:line>
        <draw:frame draw:style-name="gr8" draw:text-style-name="P6" draw:layer="layout" svg:width="1.638cm" svg:height="0.321cm" svg:x="2.675cm" svg:y="2.895cm">
          <draw:text-box>
            <text:p text:style-name="P4"><text:span text:style-name="T2">Schedu</text:span><text:span text:style-name="T2">le (ms)</text:span></text:p>
          </draw:text-box>
        </draw:frame>
        <draw:line draw:style-name="gr4" draw:text-style-name="P3" draw:layer="layout" svg:x1="1.316cm" svg:y1="2.548cm" svg:x2="4.897cm" svg:y2="2.548cm">
          <text:p/>
        </draw:line>
        <draw:polygon draw:style-name="gr2" draw:text-style-name="P2" draw:layer="layout" svg:width="0.012cm" svg:height="0cm" svg:x="1.303cm" svg:y="2.548cm" svg:viewBox="0 0 13 0" draw:points="13,0 0,0">
          <text:p/>
        </draw:polygon>
        <draw:line draw:style-name="gr3" draw:text-style-name="P3" draw:layer="layout" svg:x1="1.316cm" svg:y1="2.548cm" svg:x2="1.303cm" svg:y2="2.548cm">
          <text:p/>
        </draw:line>
        <draw:line draw:style-name="gr4" draw:text-style-name="P3" draw:layer="layout" svg:x1="1.316cm" svg:y1="2.389cm" svg:x2="4.897cm" svg:y2="2.389cm">
          <text:p/>
        </draw:line>
        <draw:polygon draw:style-name="gr2" draw:text-style-name="P2" draw:layer="layout" svg:width="0.012cm" svg:height="0cm" svg:x="1.303cm" svg:y="2.389cm" svg:viewBox="0 0 13 0" draw:points="13,0 0,0">
          <text:p/>
        </draw:polygon>
        <draw:line draw:style-name="gr3" draw:text-style-name="P3" draw:layer="layout" svg:x1="1.316cm" svg:y1="2.389cm" svg:x2="1.303cm" svg:y2="2.389cm">
          <text:p/>
        </draw:line>
        <draw:frame draw:style-name="gr9" draw:text-style-name="P8" draw:layer="layout" svg:width="0.573cm" svg:height="0.2cm" svg:x="0.822cm" svg:y="2.469cm">
          <draw:text-box>
            <text:p text:style-name="P7"><text:span text:style-name="T3">H</text:span><text:span text:style-name="T3">X</text:span><text:span text:style-name="T3">_</text:span><text:span text:style-name="T3">I</text:span><text:span text:style-name="T3">N</text:span></text:p>
          </draw:text-box>
        </draw:frame>
        <draw:line draw:style-name="gr4" draw:text-style-name="P3" draw:layer="layout" svg:x1="1.316cm" svg:y1="2.23cm" svg:x2="4.897cm" svg:y2="2.23cm">
          <text:p/>
        </draw:line>
        <draw:polygon draw:style-name="gr2" draw:text-style-name="P2" draw:layer="layout" svg:width="0.012cm" svg:height="0cm" svg:x="1.303cm" svg:y="2.23cm" svg:viewBox="0 0 13 0" draw:points="13,0 0,0">
          <text:p/>
        </draw:polygon>
        <draw:line draw:style-name="gr3" draw:text-style-name="P3" draw:layer="layout" svg:x1="1.316cm" svg:y1="2.23cm" svg:x2="1.303cm" svg:y2="2.23cm">
          <text:p/>
        </draw:line>
        <draw:frame draw:style-name="gr10" draw:text-style-name="P8" draw:layer="layout" svg:width="0.788cm" svg:height="0.2cm" svg:x="0.607cm" svg:y="2.31cm">
          <draw:text-box>
            <text:p text:style-name="P7"><text:span text:style-name="T3">H1_CO</text:span><text:span text:style-name="T3">NV</text:span></text:p>
          </draw:text-box>
        </draw:frame>
        <draw:line draw:style-name="gr4" draw:text-style-name="P3" draw:layer="layout" svg:x1="1.316cm" svg:y1="2.071cm" svg:x2="4.897cm" svg:y2="2.071cm">
          <text:p/>
        </draw:line>
        <draw:polygon draw:style-name="gr2" draw:text-style-name="P2" draw:layer="layout" svg:width="0.012cm" svg:height="0cm" svg:x="1.303cm" svg:y="2.071cm" svg:viewBox="0 0 13 0" draw:points="13,0 0,0">
          <text:p/>
        </draw:polygon>
        <draw:line draw:style-name="gr3" draw:text-style-name="P3" draw:layer="layout" svg:x1="1.316cm" svg:y1="2.071cm" svg:x2="1.303cm" svg:y2="2.071cm">
          <text:p/>
        </draw:line>
        <draw:frame draw:style-name="gr11" draw:text-style-name="P8" draw:layer="layout" svg:width="0.757cm" svg:height="0.206cm" svg:x="0.638cm" svg:y="2.151cm">
          <draw:text-box>
            <text:p text:style-name="P7"><text:span text:style-name="T3">H2_PO</text:span><text:span text:style-name="T3">OL</text:span></text:p>
          </draw:text-box>
        </draw:frame>
        <draw:line draw:style-name="gr4" draw:text-style-name="P3" draw:layer="layout" svg:x1="1.316cm" svg:y1="1.912cm" svg:x2="4.897cm" svg:y2="1.912cm">
          <text:p/>
        </draw:line>
        <draw:polygon draw:style-name="gr2" draw:text-style-name="P2" draw:layer="layout" svg:width="0.012cm" svg:height="0cm" svg:x="1.303cm" svg:y="1.912cm" svg:viewBox="0 0 13 0" draw:points="13,0 0,0">
          <text:p/>
        </draw:polygon>
        <draw:line draw:style-name="gr3" draw:text-style-name="P3" draw:layer="layout" svg:x1="1.316cm" svg:y1="1.912cm" svg:x2="1.303cm" svg:y2="1.912cm">
          <text:p/>
        </draw:line>
        <draw:frame draw:style-name="gr12" draw:text-style-name="P8" draw:layer="layout" svg:width="0.915cm" svg:height="0.235cm" svg:x="0.607cm" svg:y="1.995cm">
          <draw:text-box>
            <text:p text:style-name="P7"><text:span text:style-name="T3">H3_CONV</text:span></text:p>
          </draw:text-box>
        </draw:frame>
        <draw:line draw:style-name="gr4" draw:text-style-name="P3" draw:layer="layout" svg:x1="1.316cm" svg:y1="1.753cm" svg:x2="4.897cm" svg:y2="1.753cm">
          <text:p/>
        </draw:line>
        <draw:polygon draw:style-name="gr2" draw:text-style-name="P2" draw:layer="layout" svg:width="0.012cm" svg:height="0cm" svg:x="1.303cm" svg:y="1.753cm" svg:viewBox="0 0 13 0" draw:points="13,0 0,0">
          <text:p/>
        </draw:polygon>
        <draw:line draw:style-name="gr3" draw:text-style-name="P3" draw:layer="layout" svg:x1="1.316cm" svg:y1="1.753cm" svg:x2="1.303cm" svg:y2="1.753cm">
          <text:p/>
        </draw:line>
        <draw:frame draw:style-name="gr13" draw:text-style-name="P8" draw:layer="layout" svg:width="0.884cm" svg:height="0.2cm" svg:x="0.638cm" svg:y="1.836cm">
          <draw:text-box>
            <text:p text:style-name="P7"><text:span text:style-name="T3">H4_P</text:span><text:span text:style-name="T3">OOL</text:span></text:p>
          </draw:text-box>
        </draw:frame>
        <draw:line draw:style-name="gr4" draw:text-style-name="P3" draw:layer="layout" svg:x1="1.316cm" svg:y1="1.593cm" svg:x2="4.897cm" svg:y2="1.593cm">
          <text:p/>
        </draw:line>
        <draw:polygon draw:style-name="gr2" draw:text-style-name="P2" draw:layer="layout" svg:width="0.012cm" svg:height="0cm" svg:x="1.303cm" svg:y="1.593cm" svg:viewBox="0 0 13 0" draw:points="13,0 0,0">
          <text:p/>
        </draw:polygon>
        <draw:line draw:style-name="gr3" draw:text-style-name="P3" draw:layer="layout" svg:x1="1.316cm" svg:y1="1.593cm" svg:x2="1.303cm" svg:y2="1.593cm">
          <text:p/>
        </draw:line>
        <draw:frame draw:style-name="gr14" draw:text-style-name="P8" draw:layer="layout" svg:width="0.561cm" svg:height="0.2cm" svg:x="0.834cm" svg:y="1.673cm">
          <draw:text-box>
            <text:p text:style-name="P7"><text:span text:style-name="T3">H5_F</text:span><text:span text:style-name="T3">C</text:span></text:p>
          </draw:text-box>
        </draw:frame>
        <draw:frame draw:style-name="gr15" draw:text-style-name="P8" draw:layer="layout" svg:width="0.833cm" svg:height="0.208cm" svg:x="0.689cm" svg:y="1.514cm">
          <draw:text-box>
            <text:p text:style-name="P7"><text:span text:style-name="T3">H</text:span><text:span text:style-name="T3">Y</text:span><text:span text:style-name="T3">_</text:span><text:span text:style-name="T3">O</text:span><text:span text:style-name="T3">U</text:span><text:span text:style-name="T3">T</text:span></text:p>
          </draw:text-box>
        </draw:frame>
        <draw:line draw:style-name="gr16" draw:text-style-name="P3" draw:layer="layout" svg:x1="1.316cm" svg:y1="2.707cm" svg:x2="1.316cm" svg:y2="1.468cm">
          <text:p/>
        </draw:line>
        <draw:line draw:style-name="gr16" draw:text-style-name="P3" draw:layer="layout" svg:x1="4.897cm" svg:y1="2.707cm" svg:x2="4.897cm" svg:y2="1.468cm">
          <text:p/>
        </draw:line>
        <draw:line draw:style-name="gr16" draw:text-style-name="P3" draw:layer="layout" svg:x1="1.316cm" svg:y1="2.707cm" svg:x2="4.897cm" svg:y2="2.707cm">
          <text:p/>
        </draw:line>
        <draw:line draw:style-name="gr16" draw:text-style-name="P3" draw:layer="layout" svg:x1="1.316cm" svg:y1="1.468cm" svg:x2="4.897cm" svg:y2="1.468cm">
          <text:p/>
        </draw:line>
        <draw:polygon draw:style-name="gr17" draw:text-style-name="P9" draw:layer="layout" svg:width="0.039cm" svg:height="0.128cm" svg:x="1.414cm" svg:y="5.195cm" svg:viewBox="0 0 40 129" draw:points="0,129 40,129 40,0 0,0">
          <text:p/>
        </draw:polygon>
        <draw:polygon draw:style-name="gr18" draw:text-style-name="P10" draw:layer="layout" svg:width="0.269cm" svg:height="0.126cm" svg:x="1.452cm" svg:y="5.195cm" svg:viewBox="0 0 270 127" draw:points="0,127 270,127 270,0 0,0">
          <text:p/>
        </draw:polygon>
        <draw:polygon draw:style-name="gr17" draw:text-style-name="P9" draw:layer="layout" svg:width="0.437cm" svg:height="0.126cm" svg:x="1.453cm" svg:y="5.035cm" svg:viewBox="0 0 438 127" draw:points="0,127 438,127 438,0 0,0">
          <text:p/>
        </draw:polygon>
        <draw:polygon draw:style-name="gr18" draw:text-style-name="P10" draw:layer="layout" svg:width="1.462cm" svg:height="0.126cm" svg:x="1.889cm" svg:y="5.035cm" svg:viewBox="0 0 1463 127" draw:points="0,127 1463,127 1463,0 0,0">
          <text:p/>
        </draw:polygon>
        <draw:polygon draw:style-name="gr17" draw:text-style-name="P9" draw:layer="layout" svg:width="0.09cm" svg:height="0.126cm" svg:x="1.893cm" svg:y="4.878cm" svg:viewBox="0 0 91 127" draw:points="0,127 91,127 91,0 0,0">
          <text:p/>
        </draw:polygon>
        <draw:polygon draw:style-name="gr18" draw:text-style-name="P10" draw:layer="layout" svg:width="0.796cm" svg:height="0.126cm" svg:x="1.982cm" svg:y="4.878cm" svg:viewBox="0 0 797 127" draw:points="0,127 797,127 797,0 0,0">
          <text:p/>
        </draw:polygon>
        <draw:polygon draw:style-name="gr17" draw:text-style-name="P9" draw:layer="layout" svg:width="0.09cm" svg:height="0.126cm" svg:x="1.985cm" svg:y="4.718cm" svg:viewBox="0 0 91 127" draw:points="0,127 91,127 91,0 0,0">
          <text:p/>
        </draw:polygon>
        <draw:polygon draw:style-name="gr18" draw:text-style-name="P10" draw:layer="layout" svg:width="0.786cm" svg:height="0.126cm" svg:x="2.073cm" svg:y="4.718cm" svg:viewBox="0 0 787 127" draw:points="0,127 787,127 787,0 0,0">
          <text:p/>
        </draw:polygon>
        <draw:polygon draw:style-name="gr17" draw:text-style-name="P9" draw:layer="layout" svg:width="0.204cm" svg:height="0.128cm" svg:x="2.076cm" svg:y="4.559cm" svg:viewBox="0 0 205 129" draw:points="0,129 205,129 205,0 0,0">
          <text:p/>
        </draw:polygon>
        <draw:polygon draw:style-name="gr18" draw:text-style-name="P10" draw:layer="layout" svg:width="2.323cm" svg:height="0.128cm" svg:x="2.279cm" svg:y="4.559cm" svg:viewBox="0 0 2324 129" draw:points="0,129 2324,129 2324,0 0,0">
          <text:p/>
        </draw:polygon>
        <draw:polygon draw:style-name="gr17" draw:text-style-name="P9" draw:layer="layout" svg:width="0.202cm" svg:height="0.126cm" svg:x="2.284cm" svg:y="4.401cm" svg:viewBox="0 0 203 127" draw:points="0,127 203,127 203,0 0,0">
          <text:p/>
        </draw:polygon>
        <draw:polygon draw:style-name="gr18" draw:text-style-name="P10" draw:layer="layout" svg:width="2.318cm" svg:height="0.126cm" svg:x="2.483cm" svg:y="4.401cm" svg:viewBox="0 0 2319 127" draw:points="0,127 2319,127 2319,0 0,0">
          <text:p/>
        </draw:polygon>
        <draw:polygon draw:style-name="gr17" draw:text-style-name="P9" draw:layer="layout" svg:width="0.027cm" svg:height="0.126cm" svg:x="2.486cm" svg:y="4.242cm" svg:viewBox="0 0 28 127" draw:points="0,127 28,127 28,0 0,0">
          <text:p/>
        </draw:polygon>
        <draw:polygon draw:style-name="gr18" draw:text-style-name="P10" draw:layer="layout" svg:width="0.351cm" svg:height="0.126cm" svg:x="2.512cm" svg:y="4.242cm" svg:viewBox="0 0 352 127" draw:points="0,127 352,127 352,0 0,0">
          <text:p/>
        </draw:polygon>
        <draw:polygon draw:style-name="gr17" draw:text-style-name="P9" draw:layer="layout" svg:width="0.073cm" svg:height="0.126cm" svg:x="2.515cm" svg:y="4.083cm" svg:viewBox="0 0 74 127" draw:points="0,127 74,127 74,0 0,0">
          <text:p/>
        </draw:polygon>
        <draw:polygon draw:style-name="gr18" draw:text-style-name="P10" draw:layer="layout" svg:width="0.815cm" svg:height="0.126cm" svg:x="2.587cm" svg:y="4.083cm" svg:viewBox="0 0 816 127" draw:points="0,127 816,127 816,0 0,0">
          <text:p/>
        </draw:polygon>
        <draw:polygon draw:style-name="gr2" draw:text-style-name="P2" draw:layer="layout" svg:width="0.001cm" svg:height="0.126cm" svg:x="2.591cm" svg:y="3.923cm" svg:viewBox="0 0 2 127" draw:points="0,127 2,127 2,0 0,0">
          <text:p/>
        </draw:polygon>
        <draw:line draw:style-name="gr19" draw:text-style-name="P3" draw:layer="layout" svg:x1="1.412cm" svg:y1="5.416cm" svg:x2="1.412cm" svg:y2="5.466cm">
          <text:p/>
        </draw:line>
        <draw:line draw:style-name="gr20" draw:text-style-name="P3" draw:layer="layout" svg:x1="2.141cm" svg:y1="5.416cm" svg:x2="2.141cm" svg:y2="5.392cm">
          <text:p/>
        </draw:line>
        <draw:line draw:style-name="gr20" draw:text-style-name="P3" draw:layer="layout" svg:x1="2.141cm" svg:y1="5.367cm" svg:x2="2.141cm" svg:y2="5.343cm">
          <text:p/>
        </draw:line>
        <draw:line draw:style-name="gr20" draw:text-style-name="P3" draw:layer="layout" svg:x1="2.141cm" svg:y1="5.317cm" svg:x2="2.141cm" svg:y2="5.293cm">
          <text:p/>
        </draw:line>
        <draw:line draw:style-name="gr20" draw:text-style-name="P3" draw:layer="layout" svg:x1="2.141cm" svg:y1="5.267cm" svg:x2="2.141cm" svg:y2="5.243cm">
          <text:p/>
        </draw:line>
        <draw:line draw:style-name="gr20" draw:text-style-name="P3" draw:layer="layout" svg:x1="2.141cm" svg:y1="5.219cm" svg:x2="2.141cm" svg:y2="5.193cm">
          <text:p/>
        </draw:line>
        <draw:line draw:style-name="gr20" draw:text-style-name="P3" draw:layer="layout" svg:x1="2.141cm" svg:y1="5.169cm" svg:x2="2.141cm" svg:y2="5.144cm">
          <text:p/>
        </draw:line>
        <draw:line draw:style-name="gr20" draw:text-style-name="P3" draw:layer="layout" svg:x1="2.141cm" svg:y1="5.12cm" svg:x2="2.141cm" svg:y2="5.094cm">
          <text:p/>
        </draw:line>
        <draw:line draw:style-name="gr20" draw:text-style-name="P3" draw:layer="layout" svg:x1="2.141cm" svg:y1="5.07cm" svg:x2="2.141cm" svg:y2="5.044cm">
          <text:p/>
        </draw:line>
        <draw:line draw:style-name="gr20" draw:text-style-name="P3" draw:layer="layout" svg:x1="2.141cm" svg:y1="5.02cm" svg:x2="2.141cm" svg:y2="4.994cm">
          <text:p/>
        </draw:line>
        <draw:line draw:style-name="gr20" draw:text-style-name="P3" draw:layer="layout" svg:x1="2.141cm" svg:y1="4.97cm" svg:x2="2.141cm" svg:y2="4.944cm">
          <text:p/>
        </draw:line>
        <draw:line draw:style-name="gr20" draw:text-style-name="P3" draw:layer="layout" svg:x1="2.141cm" svg:y1="4.921cm" svg:x2="2.141cm" svg:y2="4.897cm">
          <text:p/>
        </draw:line>
        <draw:line draw:style-name="gr20" draw:text-style-name="P3" draw:layer="layout" svg:x1="2.141cm" svg:y1="4.871cm" svg:x2="2.141cm" svg:y2="4.847cm">
          <text:p/>
        </draw:line>
        <draw:line draw:style-name="gr20" draw:text-style-name="P3" draw:layer="layout" svg:x1="2.141cm" svg:y1="4.821cm" svg:x2="2.141cm" svg:y2="4.797cm">
          <text:p/>
        </draw:line>
        <draw:line draw:style-name="gr20" draw:text-style-name="P3" draw:layer="layout" svg:x1="2.141cm" svg:y1="4.771cm" svg:x2="2.141cm" svg:y2="4.747cm">
          <text:p/>
        </draw:line>
        <draw:line draw:style-name="gr20" draw:text-style-name="P3" draw:layer="layout" svg:x1="2.141cm" svg:y1="4.721cm" svg:x2="2.141cm" svg:y2="4.697cm">
          <text:p/>
        </draw:line>
        <draw:line draw:style-name="gr20" draw:text-style-name="P3" draw:layer="layout" svg:x1="2.141cm" svg:y1="4.672cm" svg:x2="2.141cm" svg:y2="4.648cm">
          <text:p/>
        </draw:line>
        <draw:line draw:style-name="gr20" draw:text-style-name="P3" draw:layer="layout" svg:x1="2.141cm" svg:y1="4.624cm" svg:x2="2.141cm" svg:y2="4.598cm">
          <text:p/>
        </draw:line>
        <draw:line draw:style-name="gr20" draw:text-style-name="P3" draw:layer="layout" svg:x1="2.141cm" svg:y1="4.574cm" svg:x2="2.141cm" svg:y2="4.548cm">
          <text:p/>
        </draw:line>
        <draw:line draw:style-name="gr20" draw:text-style-name="P3" draw:layer="layout" svg:x1="2.141cm" svg:y1="4.524cm" svg:x2="2.141cm" svg:y2="4.498cm">
          <text:p/>
        </draw:line>
        <draw:line draw:style-name="gr20" draw:text-style-name="P3" draw:layer="layout" svg:x1="2.141cm" svg:y1="4.475cm" svg:x2="2.141cm" svg:y2="4.449cm">
          <text:p/>
        </draw:line>
        <draw:line draw:style-name="gr20" draw:text-style-name="P3" draw:layer="layout" svg:x1="2.141cm" svg:y1="4.425cm" svg:x2="2.141cm" svg:y2="4.399cm">
          <text:p/>
        </draw:line>
        <draw:line draw:style-name="gr20" draw:text-style-name="P3" draw:layer="layout" svg:x1="2.141cm" svg:y1="4.375cm" svg:x2="2.141cm" svg:y2="4.351cm">
          <text:p/>
        </draw:line>
        <draw:line draw:style-name="gr20" draw:text-style-name="P3" draw:layer="layout" svg:x1="2.141cm" svg:y1="4.325cm" svg:x2="2.141cm" svg:y2="4.301cm">
          <text:p/>
        </draw:line>
        <draw:line draw:style-name="gr20" draw:text-style-name="P3" draw:layer="layout" svg:x1="2.141cm" svg:y1="4.275cm" svg:x2="2.141cm" svg:y2="4.251cm">
          <text:p/>
        </draw:line>
        <draw:line draw:style-name="gr20" draw:text-style-name="P3" draw:layer="layout" svg:x1="2.141cm" svg:y1="4.226cm" svg:x2="2.141cm" svg:y2="4.202cm">
          <text:p/>
        </draw:line>
        <draw:line draw:style-name="gr20" draw:text-style-name="P3" draw:layer="layout" svg:x1="2.141cm" svg:y1="4.175cm" svg:x2="2.141cm" svg:y2="4.151cm">
          <text:p/>
        </draw:line>
        <draw:line draw:style-name="gr20" draw:text-style-name="P3" draw:layer="layout" svg:x1="2.141cm" svg:y1="4.126cm" svg:x2="2.141cm" svg:y2="4.102cm">
          <text:p/>
        </draw:line>
        <draw:line draw:style-name="gr20" draw:text-style-name="P3" draw:layer="layout" svg:x1="2.141cm" svg:y1="4.078cm" svg:x2="2.141cm" svg:y2="4.052cm">
          <text:p/>
        </draw:line>
        <draw:line draw:style-name="gr20" draw:text-style-name="P3" draw:layer="layout" svg:x1="2.141cm" svg:y1="4.028cm" svg:x2="2.141cm" svg:y2="4.003cm">
          <text:p/>
        </draw:line>
        <draw:line draw:style-name="gr20" draw:text-style-name="P3" draw:layer="layout" svg:x1="2.141cm" svg:y1="3.979cm" svg:x2="2.141cm" svg:y2="3.953cm">
          <text:p/>
        </draw:line>
        <draw:line draw:style-name="gr20" draw:text-style-name="P3" draw:layer="layout" svg:x1="2.141cm" svg:y1="3.929cm" svg:x2="2.141cm" svg:y2="3.903cm">
          <text:p/>
        </draw:line>
        <draw:line draw:style-name="gr20" draw:text-style-name="P3" draw:layer="layout" svg:x1="2.141cm" svg:y1="3.879cm" svg:x2="2.141cm" svg:y2="3.853cm">
          <text:p/>
        </draw:line>
        <draw:line draw:style-name="gr20" draw:text-style-name="P3" draw:layer="layout" svg:x1="2.141cm" svg:y1="3.829cm" svg:x2="2.141cm" svg:y2="3.826cm">
          <text:p/>
        </draw:line>
        <draw:line draw:style-name="gr19" draw:text-style-name="P3" draw:layer="layout" svg:x1="2.141cm" svg:y1="5.416cm" svg:x2="2.141cm" svg:y2="5.466cm">
          <text:p/>
        </draw:line>
        <draw:line draw:style-name="gr20" draw:text-style-name="P3" draw:layer="layout" svg:x1="2.871cm" svg:y1="5.416cm" svg:x2="2.871cm" svg:y2="5.392cm">
          <text:p/>
        </draw:line>
        <draw:line draw:style-name="gr20" draw:text-style-name="P3" draw:layer="layout" svg:x1="2.871cm" svg:y1="5.367cm" svg:x2="2.871cm" svg:y2="5.343cm">
          <text:p/>
        </draw:line>
        <draw:line draw:style-name="gr20" draw:text-style-name="P3" draw:layer="layout" svg:x1="2.871cm" svg:y1="5.317cm" svg:x2="2.871cm" svg:y2="5.293cm">
          <text:p/>
        </draw:line>
        <draw:line draw:style-name="gr20" draw:text-style-name="P3" draw:layer="layout" svg:x1="2.871cm" svg:y1="5.267cm" svg:x2="2.871cm" svg:y2="5.243cm">
          <text:p/>
        </draw:line>
        <draw:line draw:style-name="gr20" draw:text-style-name="P3" draw:layer="layout" svg:x1="2.871cm" svg:y1="5.219cm" svg:x2="2.871cm" svg:y2="5.193cm">
          <text:p/>
        </draw:line>
        <draw:line draw:style-name="gr20" draw:text-style-name="P3" draw:layer="layout" svg:x1="2.871cm" svg:y1="5.169cm" svg:x2="2.871cm" svg:y2="5.144cm">
          <text:p/>
        </draw:line>
        <draw:line draw:style-name="gr20" draw:text-style-name="P3" draw:layer="layout" svg:x1="2.871cm" svg:y1="5.12cm" svg:x2="2.871cm" svg:y2="5.094cm">
          <text:p/>
        </draw:line>
        <draw:line draw:style-name="gr20" draw:text-style-name="P3" draw:layer="layout" svg:x1="2.871cm" svg:y1="5.07cm" svg:x2="2.871cm" svg:y2="5.044cm">
          <text:p/>
        </draw:line>
        <draw:line draw:style-name="gr20" draw:text-style-name="P3" draw:layer="layout" svg:x1="2.871cm" svg:y1="5.02cm" svg:x2="2.871cm" svg:y2="4.994cm">
          <text:p/>
        </draw:line>
        <draw:line draw:style-name="gr20" draw:text-style-name="P3" draw:layer="layout" svg:x1="2.871cm" svg:y1="4.97cm" svg:x2="2.871cm" svg:y2="4.944cm">
          <text:p/>
        </draw:line>
        <draw:line draw:style-name="gr20" draw:text-style-name="P3" draw:layer="layout" svg:x1="2.871cm" svg:y1="4.921cm" svg:x2="2.871cm" svg:y2="4.897cm">
          <text:p/>
        </draw:line>
        <draw:line draw:style-name="gr20" draw:text-style-name="P3" draw:layer="layout" svg:x1="2.871cm" svg:y1="4.871cm" svg:x2="2.871cm" svg:y2="4.847cm">
          <text:p/>
        </draw:line>
        <draw:line draw:style-name="gr20" draw:text-style-name="P3" draw:layer="layout" svg:x1="2.871cm" svg:y1="4.821cm" svg:x2="2.871cm" svg:y2="4.797cm">
          <text:p/>
        </draw:line>
        <draw:line draw:style-name="gr20" draw:text-style-name="P3" draw:layer="layout" svg:x1="2.871cm" svg:y1="4.771cm" svg:x2="2.871cm" svg:y2="4.747cm">
          <text:p/>
        </draw:line>
        <draw:line draw:style-name="gr20" draw:text-style-name="P3" draw:layer="layout" svg:x1="2.871cm" svg:y1="4.721cm" svg:x2="2.871cm" svg:y2="4.697cm">
          <text:p/>
        </draw:line>
        <draw:line draw:style-name="gr20" draw:text-style-name="P3" draw:layer="layout" svg:x1="2.871cm" svg:y1="4.672cm" svg:x2="2.871cm" svg:y2="4.648cm">
          <text:p/>
        </draw:line>
        <draw:line draw:style-name="gr20" draw:text-style-name="P3" draw:layer="layout" svg:x1="2.871cm" svg:y1="4.624cm" svg:x2="2.871cm" svg:y2="4.598cm">
          <text:p/>
        </draw:line>
        <draw:line draw:style-name="gr20" draw:text-style-name="P3" draw:layer="layout" svg:x1="2.871cm" svg:y1="4.574cm" svg:x2="2.871cm" svg:y2="4.548cm">
          <text:p/>
        </draw:line>
        <draw:line draw:style-name="gr20" draw:text-style-name="P3" draw:layer="layout" svg:x1="2.871cm" svg:y1="4.524cm" svg:x2="2.871cm" svg:y2="4.498cm">
          <text:p/>
        </draw:line>
        <draw:line draw:style-name="gr20" draw:text-style-name="P3" draw:layer="layout" svg:x1="2.871cm" svg:y1="4.475cm" svg:x2="2.871cm" svg:y2="4.449cm">
          <text:p/>
        </draw:line>
        <draw:line draw:style-name="gr20" draw:text-style-name="P3" draw:layer="layout" svg:x1="2.871cm" svg:y1="4.425cm" svg:x2="2.871cm" svg:y2="4.399cm">
          <text:p/>
        </draw:line>
        <draw:line draw:style-name="gr20" draw:text-style-name="P3" draw:layer="layout" svg:x1="2.871cm" svg:y1="4.375cm" svg:x2="2.871cm" svg:y2="4.351cm">
          <text:p/>
        </draw:line>
        <draw:line draw:style-name="gr20" draw:text-style-name="P3" draw:layer="layout" svg:x1="2.871cm" svg:y1="4.325cm" svg:x2="2.871cm" svg:y2="4.301cm">
          <text:p/>
        </draw:line>
        <draw:line draw:style-name="gr20" draw:text-style-name="P3" draw:layer="layout" svg:x1="2.871cm" svg:y1="4.275cm" svg:x2="2.871cm" svg:y2="4.251cm">
          <text:p/>
        </draw:line>
        <draw:line draw:style-name="gr20" draw:text-style-name="P3" draw:layer="layout" svg:x1="2.871cm" svg:y1="4.226cm" svg:x2="2.871cm" svg:y2="4.202cm">
          <text:p/>
        </draw:line>
        <draw:line draw:style-name="gr20" draw:text-style-name="P3" draw:layer="layout" svg:x1="2.871cm" svg:y1="4.175cm" svg:x2="2.871cm" svg:y2="4.151cm">
          <text:p/>
        </draw:line>
        <draw:line draw:style-name="gr20" draw:text-style-name="P3" draw:layer="layout" svg:x1="2.871cm" svg:y1="4.126cm" svg:x2="2.871cm" svg:y2="4.102cm">
          <text:p/>
        </draw:line>
        <draw:line draw:style-name="gr20" draw:text-style-name="P3" draw:layer="layout" svg:x1="2.871cm" svg:y1="4.078cm" svg:x2="2.871cm" svg:y2="4.052cm">
          <text:p/>
        </draw:line>
        <draw:line draw:style-name="gr20" draw:text-style-name="P3" draw:layer="layout" svg:x1="2.871cm" svg:y1="4.028cm" svg:x2="2.871cm" svg:y2="4.003cm">
          <text:p/>
        </draw:line>
        <draw:line draw:style-name="gr20" draw:text-style-name="P3" draw:layer="layout" svg:x1="2.871cm" svg:y1="3.979cm" svg:x2="2.871cm" svg:y2="3.953cm">
          <text:p/>
        </draw:line>
        <draw:line draw:style-name="gr20" draw:text-style-name="P3" draw:layer="layout" svg:x1="2.871cm" svg:y1="3.929cm" svg:x2="2.871cm" svg:y2="3.903cm">
          <text:p/>
        </draw:line>
        <draw:line draw:style-name="gr20" draw:text-style-name="P3" draw:layer="layout" svg:x1="2.871cm" svg:y1="3.879cm" svg:x2="2.871cm" svg:y2="3.853cm">
          <text:p/>
        </draw:line>
        <draw:line draw:style-name="gr20" draw:text-style-name="P3" draw:layer="layout" svg:x1="2.871cm" svg:y1="3.829cm" svg:x2="2.871cm" svg:y2="3.826cm">
          <text:p/>
        </draw:line>
        <draw:line draw:style-name="gr19" draw:text-style-name="P3" draw:layer="layout" svg:x1="2.871cm" svg:y1="5.416cm" svg:x2="2.871cm" svg:y2="5.466cm">
          <text:p/>
        </draw:line>
        <draw:frame draw:style-name="gr21" draw:text-style-name="P11" draw:layer="layout" svg:width="0.145cm" svg:height="0.321cm" svg:x="1.382cm" svg:y="5.457cm">
          <draw:text-box>
            <text:p text:style-name="P4"><text:span text:style-name="T4">0</text:span></text:p>
          </draw:text-box>
        </draw:frame>
        <draw:line draw:style-name="gr20" draw:text-style-name="P3" draw:layer="layout" svg:x1="3.602cm" svg:y1="5.416cm" svg:x2="3.602cm" svg:y2="5.392cm">
          <text:p/>
        </draw:line>
        <draw:line draw:style-name="gr20" draw:text-style-name="P3" draw:layer="layout" svg:x1="3.602cm" svg:y1="5.367cm" svg:x2="3.602cm" svg:y2="5.343cm">
          <text:p/>
        </draw:line>
        <draw:line draw:style-name="gr20" draw:text-style-name="P3" draw:layer="layout" svg:x1="3.602cm" svg:y1="5.317cm" svg:x2="3.602cm" svg:y2="5.293cm">
          <text:p/>
        </draw:line>
        <draw:line draw:style-name="gr20" draw:text-style-name="P3" draw:layer="layout" svg:x1="3.602cm" svg:y1="5.267cm" svg:x2="3.602cm" svg:y2="5.243cm">
          <text:p/>
        </draw:line>
        <draw:line draw:style-name="gr20" draw:text-style-name="P3" draw:layer="layout" svg:x1="3.602cm" svg:y1="5.219cm" svg:x2="3.602cm" svg:y2="5.193cm">
          <text:p/>
        </draw:line>
        <draw:line draw:style-name="gr20" draw:text-style-name="P3" draw:layer="layout" svg:x1="3.602cm" svg:y1="5.169cm" svg:x2="3.602cm" svg:y2="5.144cm">
          <text:p/>
        </draw:line>
        <draw:line draw:style-name="gr20" draw:text-style-name="P3" draw:layer="layout" svg:x1="3.602cm" svg:y1="5.12cm" svg:x2="3.602cm" svg:y2="5.094cm">
          <text:p/>
        </draw:line>
        <draw:line draw:style-name="gr20" draw:text-style-name="P3" draw:layer="layout" svg:x1="3.602cm" svg:y1="5.07cm" svg:x2="3.602cm" svg:y2="5.044cm">
          <text:p/>
        </draw:line>
        <draw:line draw:style-name="gr20" draw:text-style-name="P3" draw:layer="layout" svg:x1="3.602cm" svg:y1="5.02cm" svg:x2="3.602cm" svg:y2="4.994cm">
          <text:p/>
        </draw:line>
        <draw:line draw:style-name="gr20" draw:text-style-name="P3" draw:layer="layout" svg:x1="3.602cm" svg:y1="4.97cm" svg:x2="3.602cm" svg:y2="4.944cm">
          <text:p/>
        </draw:line>
        <draw:line draw:style-name="gr20" draw:text-style-name="P3" draw:layer="layout" svg:x1="3.602cm" svg:y1="4.921cm" svg:x2="3.602cm" svg:y2="4.897cm">
          <text:p/>
        </draw:line>
        <draw:line draw:style-name="gr20" draw:text-style-name="P3" draw:layer="layout" svg:x1="3.602cm" svg:y1="4.871cm" svg:x2="3.602cm" svg:y2="4.847cm">
          <text:p/>
        </draw:line>
        <draw:line draw:style-name="gr20" draw:text-style-name="P3" draw:layer="layout" svg:x1="3.602cm" svg:y1="4.821cm" svg:x2="3.602cm" svg:y2="4.797cm">
          <text:p/>
        </draw:line>
        <draw:line draw:style-name="gr20" draw:text-style-name="P3" draw:layer="layout" svg:x1="3.602cm" svg:y1="4.771cm" svg:x2="3.602cm" svg:y2="4.747cm">
          <text:p/>
        </draw:line>
        <draw:line draw:style-name="gr20" draw:text-style-name="P3" draw:layer="layout" svg:x1="3.602cm" svg:y1="4.721cm" svg:x2="3.602cm" svg:y2="4.697cm">
          <text:p/>
        </draw:line>
        <draw:line draw:style-name="gr20" draw:text-style-name="P3" draw:layer="layout" svg:x1="3.602cm" svg:y1="4.672cm" svg:x2="3.602cm" svg:y2="4.648cm">
          <text:p/>
        </draw:line>
        <draw:line draw:style-name="gr20" draw:text-style-name="P3" draw:layer="layout" svg:x1="3.602cm" svg:y1="4.624cm" svg:x2="3.602cm" svg:y2="4.598cm">
          <text:p/>
        </draw:line>
        <draw:line draw:style-name="gr20" draw:text-style-name="P3" draw:layer="layout" svg:x1="3.602cm" svg:y1="4.574cm" svg:x2="3.602cm" svg:y2="4.548cm">
          <text:p/>
        </draw:line>
        <draw:line draw:style-name="gr20" draw:text-style-name="P3" draw:layer="layout" svg:x1="3.602cm" svg:y1="4.524cm" svg:x2="3.602cm" svg:y2="4.498cm">
          <text:p/>
        </draw:line>
        <draw:line draw:style-name="gr20" draw:text-style-name="P3" draw:layer="layout" svg:x1="3.602cm" svg:y1="4.475cm" svg:x2="3.602cm" svg:y2="4.449cm">
          <text:p/>
        </draw:line>
        <draw:line draw:style-name="gr20" draw:text-style-name="P3" draw:layer="layout" svg:x1="3.602cm" svg:y1="4.425cm" svg:x2="3.602cm" svg:y2="4.399cm">
          <text:p/>
        </draw:line>
        <draw:line draw:style-name="gr20" draw:text-style-name="P3" draw:layer="layout" svg:x1="3.602cm" svg:y1="4.375cm" svg:x2="3.602cm" svg:y2="4.351cm">
          <text:p/>
        </draw:line>
        <draw:line draw:style-name="gr20" draw:text-style-name="P3" draw:layer="layout" svg:x1="3.602cm" svg:y1="4.325cm" svg:x2="3.602cm" svg:y2="4.301cm">
          <text:p/>
        </draw:line>
        <draw:line draw:style-name="gr20" draw:text-style-name="P3" draw:layer="layout" svg:x1="3.602cm" svg:y1="4.275cm" svg:x2="3.602cm" svg:y2="4.251cm">
          <text:p/>
        </draw:line>
        <draw:line draw:style-name="gr20" draw:text-style-name="P3" draw:layer="layout" svg:x1="3.602cm" svg:y1="4.226cm" svg:x2="3.602cm" svg:y2="4.202cm">
          <text:p/>
        </draw:line>
        <draw:line draw:style-name="gr20" draw:text-style-name="P3" draw:layer="layout" svg:x1="3.602cm" svg:y1="4.175cm" svg:x2="3.602cm" svg:y2="4.151cm">
          <text:p/>
        </draw:line>
        <draw:line draw:style-name="gr20" draw:text-style-name="P3" draw:layer="layout" svg:x1="3.602cm" svg:y1="4.126cm" svg:x2="3.602cm" svg:y2="4.102cm">
          <text:p/>
        </draw:line>
        <draw:line draw:style-name="gr20" draw:text-style-name="P3" draw:layer="layout" svg:x1="3.602cm" svg:y1="4.078cm" svg:x2="3.602cm" svg:y2="4.052cm">
          <text:p/>
        </draw:line>
        <draw:line draw:style-name="gr20" draw:text-style-name="P3" draw:layer="layout" svg:x1="3.602cm" svg:y1="4.028cm" svg:x2="3.602cm" svg:y2="4.003cm">
          <text:p/>
        </draw:line>
        <draw:line draw:style-name="gr20" draw:text-style-name="P3" draw:layer="layout" svg:x1="3.602cm" svg:y1="3.979cm" svg:x2="3.602cm" svg:y2="3.953cm">
          <text:p/>
        </draw:line>
        <draw:line draw:style-name="gr20" draw:text-style-name="P3" draw:layer="layout" svg:x1="3.602cm" svg:y1="3.929cm" svg:x2="3.602cm" svg:y2="3.903cm">
          <text:p/>
        </draw:line>
        <draw:line draw:style-name="gr20" draw:text-style-name="P3" draw:layer="layout" svg:x1="3.602cm" svg:y1="3.879cm" svg:x2="3.602cm" svg:y2="3.853cm">
          <text:p/>
        </draw:line>
        <draw:line draw:style-name="gr20" draw:text-style-name="P3" draw:layer="layout" svg:x1="3.602cm" svg:y1="3.829cm" svg:x2="3.602cm" svg:y2="3.826cm">
          <text:p/>
        </draw:line>
        <draw:line draw:style-name="gr19" draw:text-style-name="P3" draw:layer="layout" svg:x1="3.602cm" svg:y1="5.416cm" svg:x2="3.602cm" svg:y2="5.466cm">
          <text:p/>
        </draw:line>
        <draw:frame draw:style-name="gr21" draw:text-style-name="P11" draw:layer="layout" svg:width="0.145cm" svg:height="0.321cm" svg:x="2.106cm" svg:y="5.457cm">
          <draw:text-box>
            <text:p text:style-name="P4"><text:span text:style-name="T4">1</text:span></text:p>
          </draw:text-box>
        </draw:frame>
        <draw:line draw:style-name="gr20" draw:text-style-name="P3" draw:layer="layout" svg:x1="4.331cm" svg:y1="5.416cm" svg:x2="4.331cm" svg:y2="5.392cm">
          <text:p/>
        </draw:line>
        <draw:line draw:style-name="gr20" draw:text-style-name="P3" draw:layer="layout" svg:x1="4.331cm" svg:y1="5.367cm" svg:x2="4.331cm" svg:y2="5.343cm">
          <text:p/>
        </draw:line>
        <draw:line draw:style-name="gr20" draw:text-style-name="P3" draw:layer="layout" svg:x1="4.331cm" svg:y1="5.317cm" svg:x2="4.331cm" svg:y2="5.293cm">
          <text:p/>
        </draw:line>
        <draw:line draw:style-name="gr20" draw:text-style-name="P3" draw:layer="layout" svg:x1="4.331cm" svg:y1="5.267cm" svg:x2="4.331cm" svg:y2="5.243cm">
          <text:p/>
        </draw:line>
        <draw:line draw:style-name="gr20" draw:text-style-name="P3" draw:layer="layout" svg:x1="4.331cm" svg:y1="5.219cm" svg:x2="4.331cm" svg:y2="5.193cm">
          <text:p/>
        </draw:line>
        <draw:line draw:style-name="gr20" draw:text-style-name="P3" draw:layer="layout" svg:x1="4.331cm" svg:y1="5.169cm" svg:x2="4.331cm" svg:y2="5.144cm">
          <text:p/>
        </draw:line>
        <draw:line draw:style-name="gr20" draw:text-style-name="P3" draw:layer="layout" svg:x1="4.331cm" svg:y1="5.12cm" svg:x2="4.331cm" svg:y2="5.094cm">
          <text:p/>
        </draw:line>
        <draw:line draw:style-name="gr20" draw:text-style-name="P3" draw:layer="layout" svg:x1="4.331cm" svg:y1="5.07cm" svg:x2="4.331cm" svg:y2="5.044cm">
          <text:p/>
        </draw:line>
        <draw:line draw:style-name="gr20" draw:text-style-name="P3" draw:layer="layout" svg:x1="4.331cm" svg:y1="5.02cm" svg:x2="4.331cm" svg:y2="4.994cm">
          <text:p/>
        </draw:line>
        <draw:line draw:style-name="gr20" draw:text-style-name="P3" draw:layer="layout" svg:x1="4.331cm" svg:y1="4.97cm" svg:x2="4.331cm" svg:y2="4.944cm">
          <text:p/>
        </draw:line>
        <draw:line draw:style-name="gr20" draw:text-style-name="P3" draw:layer="layout" svg:x1="4.331cm" svg:y1="4.921cm" svg:x2="4.331cm" svg:y2="4.897cm">
          <text:p/>
        </draw:line>
        <draw:line draw:style-name="gr20" draw:text-style-name="P3" draw:layer="layout" svg:x1="4.331cm" svg:y1="4.871cm" svg:x2="4.331cm" svg:y2="4.847cm">
          <text:p/>
        </draw:line>
        <draw:line draw:style-name="gr20" draw:text-style-name="P3" draw:layer="layout" svg:x1="4.331cm" svg:y1="4.821cm" svg:x2="4.331cm" svg:y2="4.797cm">
          <text:p/>
        </draw:line>
        <draw:line draw:style-name="gr20" draw:text-style-name="P3" draw:layer="layout" svg:x1="4.331cm" svg:y1="4.771cm" svg:x2="4.331cm" svg:y2="4.747cm">
          <text:p/>
        </draw:line>
        <draw:line draw:style-name="gr20" draw:text-style-name="P3" draw:layer="layout" svg:x1="4.331cm" svg:y1="4.721cm" svg:x2="4.331cm" svg:y2="4.697cm">
          <text:p/>
        </draw:line>
        <draw:line draw:style-name="gr20" draw:text-style-name="P3" draw:layer="layout" svg:x1="4.331cm" svg:y1="4.672cm" svg:x2="4.331cm" svg:y2="4.648cm">
          <text:p/>
        </draw:line>
        <draw:line draw:style-name="gr20" draw:text-style-name="P3" draw:layer="layout" svg:x1="4.331cm" svg:y1="4.624cm" svg:x2="4.331cm" svg:y2="4.598cm">
          <text:p/>
        </draw:line>
        <draw:line draw:style-name="gr20" draw:text-style-name="P3" draw:layer="layout" svg:x1="4.331cm" svg:y1="4.574cm" svg:x2="4.331cm" svg:y2="4.548cm">
          <text:p/>
        </draw:line>
        <draw:line draw:style-name="gr20" draw:text-style-name="P3" draw:layer="layout" svg:x1="4.331cm" svg:y1="4.524cm" svg:x2="4.331cm" svg:y2="4.498cm">
          <text:p/>
        </draw:line>
        <draw:line draw:style-name="gr20" draw:text-style-name="P3" draw:layer="layout" svg:x1="4.331cm" svg:y1="4.475cm" svg:x2="4.331cm" svg:y2="4.449cm">
          <text:p/>
        </draw:line>
        <draw:line draw:style-name="gr20" draw:text-style-name="P3" draw:layer="layout" svg:x1="4.331cm" svg:y1="4.425cm" svg:x2="4.331cm" svg:y2="4.399cm">
          <text:p/>
        </draw:line>
        <draw:line draw:style-name="gr20" draw:text-style-name="P3" draw:layer="layout" svg:x1="4.331cm" svg:y1="4.375cm" svg:x2="4.331cm" svg:y2="4.351cm">
          <text:p/>
        </draw:line>
        <draw:line draw:style-name="gr20" draw:text-style-name="P3" draw:layer="layout" svg:x1="4.331cm" svg:y1="4.325cm" svg:x2="4.331cm" svg:y2="4.301cm">
          <text:p/>
        </draw:line>
        <draw:line draw:style-name="gr20" draw:text-style-name="P3" draw:layer="layout" svg:x1="4.331cm" svg:y1="4.275cm" svg:x2="4.331cm" svg:y2="4.251cm">
          <text:p/>
        </draw:line>
        <draw:line draw:style-name="gr20" draw:text-style-name="P3" draw:layer="layout" svg:x1="4.331cm" svg:y1="4.226cm" svg:x2="4.331cm" svg:y2="4.202cm">
          <text:p/>
        </draw:line>
        <draw:line draw:style-name="gr20" draw:text-style-name="P3" draw:layer="layout" svg:x1="4.331cm" svg:y1="4.175cm" svg:x2="4.331cm" svg:y2="4.151cm">
          <text:p/>
        </draw:line>
        <draw:line draw:style-name="gr20" draw:text-style-name="P3" draw:layer="layout" svg:x1="4.331cm" svg:y1="4.126cm" svg:x2="4.331cm" svg:y2="4.102cm">
          <text:p/>
        </draw:line>
        <draw:line draw:style-name="gr20" draw:text-style-name="P3" draw:layer="layout" svg:x1="4.331cm" svg:y1="4.078cm" svg:x2="4.331cm" svg:y2="4.052cm">
          <text:p/>
        </draw:line>
        <draw:line draw:style-name="gr20" draw:text-style-name="P3" draw:layer="layout" svg:x1="4.331cm" svg:y1="4.028cm" svg:x2="4.331cm" svg:y2="4.003cm">
          <text:p/>
        </draw:line>
        <draw:line draw:style-name="gr20" draw:text-style-name="P3" draw:layer="layout" svg:x1="4.331cm" svg:y1="3.979cm" svg:x2="4.331cm" svg:y2="3.953cm">
          <text:p/>
        </draw:line>
        <draw:line draw:style-name="gr20" draw:text-style-name="P3" draw:layer="layout" svg:x1="4.331cm" svg:y1="3.929cm" svg:x2="4.331cm" svg:y2="3.903cm">
          <text:p/>
        </draw:line>
        <draw:line draw:style-name="gr20" draw:text-style-name="P3" draw:layer="layout" svg:x1="4.331cm" svg:y1="3.879cm" svg:x2="4.331cm" svg:y2="3.853cm">
          <text:p/>
        </draw:line>
        <draw:line draw:style-name="gr20" draw:text-style-name="P3" draw:layer="layout" svg:x1="4.331cm" svg:y1="3.829cm" svg:x2="4.331cm" svg:y2="3.826cm">
          <text:p/>
        </draw:line>
        <draw:line draw:style-name="gr19" draw:text-style-name="P3" draw:layer="layout" svg:x1="4.331cm" svg:y1="5.416cm" svg:x2="4.331cm" svg:y2="5.466cm">
          <text:p/>
        </draw:line>
        <draw:frame draw:style-name="gr21" draw:text-style-name="P11" draw:layer="layout" svg:width="0.145cm" svg:height="0.321cm" svg:x="2.831cm" svg:y="5.457cm">
          <draw:text-box>
            <text:p text:style-name="P4"><text:span text:style-name="T4">2</text:span></text:p>
          </draw:text-box>
        </draw:frame>
        <draw:frame draw:style-name="gr21" draw:text-style-name="P11" draw:layer="layout" svg:width="0.145cm" svg:height="0.321cm" svg:x="3.556cm" svg:y="5.457cm">
          <draw:text-box>
            <text:p text:style-name="P4"><text:span text:style-name="T4">3</text:span></text:p>
          </draw:text-box>
        </draw:frame>
        <draw:line draw:style-name="gr19" draw:text-style-name="P3" draw:layer="layout" svg:x1="1.413cm" svg:y1="5.418cm" svg:x2="1.399cm" svg:y2="5.418cm">
          <text:p/>
        </draw:line>
        <draw:frame draw:style-name="gr21" draw:text-style-name="P11" draw:layer="layout" svg:width="0.145cm" svg:height="0.321cm" svg:x="4.28cm" svg:y="5.457cm">
          <draw:text-box>
            <text:p text:style-name="P4"><text:span text:style-name="T4">4</text:span></text:p>
          </draw:text-box>
        </draw:frame>
        <draw:line draw:style-name="gr19" draw:text-style-name="P3" draw:layer="layout" svg:x1="1.413cm" svg:y1="5.259cm" svg:x2="1.399cm" svg:y2="5.259cm">
          <text:p/>
        </draw:line>
        <draw:line draw:style-name="gr19" draw:text-style-name="P3" draw:layer="layout" svg:x1="1.413cm" svg:y1="5.101cm" svg:x2="1.399cm" svg:y2="5.101cm">
          <text:p/>
        </draw:line>
        <draw:frame draw:style-name="gr22" draw:text-style-name="P11" draw:layer="layout" svg:width="1.638cm" svg:height="0.32cm" svg:x="2.763cm" svg:y="5.605cm">
          <draw:text-box>
            <text:p text:style-name="P4"><text:span text:style-name="T4">Schedu</text:span><text:span text:style-name="T4">le (ms)</text:span></text:p>
          </draw:text-box>
        </draw:frame>
        <draw:line draw:style-name="gr19" draw:text-style-name="P3" draw:layer="layout" svg:x1="1.413cm" svg:y1="4.941cm" svg:x2="1.399cm" svg:y2="4.941cm">
          <text:p/>
        </draw:line>
        <draw:line draw:style-name="gr20" draw:text-style-name="P3" draw:layer="layout" svg:x1="1.412cm" svg:y1="4.781cm" svg:x2="1.436cm" svg:y2="4.781cm">
          <text:p/>
        </draw:line>
        <draw:line draw:style-name="gr20" draw:text-style-name="P3" draw:layer="layout" svg:x1="1.462cm" svg:y1="4.781cm" svg:x2="1.486cm" svg:y2="4.781cm">
          <text:p/>
        </draw:line>
        <draw:line draw:style-name="gr20" draw:text-style-name="P3" draw:layer="layout" svg:x1="1.51cm" svg:y1="4.781cm" svg:x2="1.536cm" svg:y2="4.781cm">
          <text:p/>
        </draw:line>
        <draw:line draw:style-name="gr20" draw:text-style-name="P3" draw:layer="layout" svg:x1="1.56cm" svg:y1="4.781cm" svg:x2="1.586cm" svg:y2="4.781cm">
          <text:p/>
        </draw:line>
        <draw:line draw:style-name="gr20" draw:text-style-name="P3" draw:layer="layout" svg:x1="1.609cm" svg:y1="4.781cm" svg:x2="1.635cm" svg:y2="4.781cm">
          <text:p/>
        </draw:line>
        <draw:line draw:style-name="gr20" draw:text-style-name="P3" draw:layer="layout" svg:x1="1.659cm" svg:y1="4.781cm" svg:x2="1.685cm" svg:y2="4.781cm">
          <text:p/>
        </draw:line>
        <draw:line draw:style-name="gr20" draw:text-style-name="P3" draw:layer="layout" svg:x1="1.709cm" svg:y1="4.781cm" svg:x2="1.735cm" svg:y2="4.781cm">
          <text:p/>
        </draw:line>
        <draw:line draw:style-name="gr20" draw:text-style-name="P3" draw:layer="layout" svg:x1="1.759cm" svg:y1="4.781cm" svg:x2="1.785cm" svg:y2="4.781cm">
          <text:p/>
        </draw:line>
        <draw:line draw:style-name="gr20" draw:text-style-name="P3" draw:layer="layout" svg:x1="1.809cm" svg:y1="4.781cm" svg:x2="1.833cm" svg:y2="4.781cm">
          <text:p/>
        </draw:line>
        <draw:line draw:style-name="gr20" draw:text-style-name="P3" draw:layer="layout" svg:x1="1.858cm" svg:y1="4.781cm" svg:x2="1.882cm" svg:y2="4.781cm">
          <text:p/>
        </draw:line>
        <draw:line draw:style-name="gr20" draw:text-style-name="P3" draw:layer="layout" svg:x1="1.908cm" svg:y1="4.781cm" svg:x2="1.932cm" svg:y2="4.781cm">
          <text:p/>
        </draw:line>
        <draw:line draw:style-name="gr20" draw:text-style-name="P3" draw:layer="layout" svg:x1="1.958cm" svg:y1="4.781cm" svg:x2="1.982cm" svg:y2="4.781cm">
          <text:p/>
        </draw:line>
        <draw:line draw:style-name="gr20" draw:text-style-name="P3" draw:layer="layout" svg:x1="2.008cm" svg:y1="4.781cm" svg:x2="2.032cm" svg:y2="4.781cm">
          <text:p/>
        </draw:line>
        <draw:line draw:style-name="gr20" draw:text-style-name="P3" draw:layer="layout" svg:x1="2.057cm" svg:y1="4.781cm" svg:x2="2.081cm" svg:y2="4.781cm">
          <text:p/>
        </draw:line>
        <draw:line draw:style-name="gr20" draw:text-style-name="P3" draw:layer="layout" svg:x1="2.105cm" svg:y1="4.781cm" svg:x2="2.131cm" svg:y2="4.781cm">
          <text:p/>
        </draw:line>
        <draw:line draw:style-name="gr20" draw:text-style-name="P3" draw:layer="layout" svg:x1="2.155cm" svg:y1="4.781cm" svg:x2="2.181cm" svg:y2="4.781cm">
          <text:p/>
        </draw:line>
        <draw:line draw:style-name="gr20" draw:text-style-name="P3" draw:layer="layout" svg:x1="2.205cm" svg:y1="4.781cm" svg:x2="2.23cm" svg:y2="4.781cm">
          <text:p/>
        </draw:line>
        <draw:line draw:style-name="gr20" draw:text-style-name="P3" draw:layer="layout" svg:x1="2.255cm" svg:y1="4.781cm" svg:x2="2.281cm" svg:y2="4.781cm">
          <text:p/>
        </draw:line>
        <draw:line draw:style-name="gr20" draw:text-style-name="P3" draw:layer="layout" svg:x1="2.304cm" svg:y1="4.781cm" svg:x2="2.33cm" svg:y2="4.781cm">
          <text:p/>
        </draw:line>
        <draw:line draw:style-name="gr20" draw:text-style-name="P3" draw:layer="layout" svg:x1="2.354cm" svg:y1="4.781cm" svg:x2="2.378cm" svg:y2="4.781cm">
          <text:p/>
        </draw:line>
        <draw:line draw:style-name="gr20" draw:text-style-name="P3" draw:layer="layout" svg:x1="2.404cm" svg:y1="4.781cm" svg:x2="2.428cm" svg:y2="4.781cm">
          <text:p/>
        </draw:line>
        <draw:line draw:style-name="gr20" draw:text-style-name="P3" draw:layer="layout" svg:x1="2.454cm" svg:y1="4.781cm" svg:x2="2.478cm" svg:y2="4.781cm">
          <text:p/>
        </draw:line>
        <draw:line draw:style-name="gr20" draw:text-style-name="P3" draw:layer="layout" svg:x1="2.503cm" svg:y1="4.781cm" svg:x2="2.527cm" svg:y2="4.781cm">
          <text:p/>
        </draw:line>
        <draw:line draw:style-name="gr20" draw:text-style-name="P3" draw:layer="layout" svg:x1="2.553cm" svg:y1="4.781cm" svg:x2="2.577cm" svg:y2="4.781cm">
          <text:p/>
        </draw:line>
        <draw:line draw:style-name="gr20" draw:text-style-name="P3" draw:layer="layout" svg:x1="2.603cm" svg:y1="4.781cm" svg:x2="2.627cm" svg:y2="4.781cm">
          <text:p/>
        </draw:line>
        <draw:line draw:style-name="gr20" draw:text-style-name="P3" draw:layer="layout" svg:x1="2.651cm" svg:y1="4.781cm" svg:x2="2.677cm" svg:y2="4.781cm">
          <text:p/>
        </draw:line>
        <draw:line draw:style-name="gr20" draw:text-style-name="P3" draw:layer="layout" svg:x1="2.701cm" svg:y1="4.781cm" svg:x2="2.727cm" svg:y2="4.781cm">
          <text:p/>
        </draw:line>
        <draw:line draw:style-name="gr20" draw:text-style-name="P3" draw:layer="layout" svg:x1="2.75cm" svg:y1="4.781cm" svg:x2="2.776cm" svg:y2="4.781cm">
          <text:p/>
        </draw:line>
        <draw:line draw:style-name="gr20" draw:text-style-name="P3" draw:layer="layout" svg:x1="2.8cm" svg:y1="4.781cm" svg:x2="2.826cm" svg:y2="4.781cm">
          <text:p/>
        </draw:line>
        <draw:line draw:style-name="gr20" draw:text-style-name="P3" draw:layer="layout" svg:x1="2.85cm" svg:y1="4.781cm" svg:x2="2.876cm" svg:y2="4.781cm">
          <text:p/>
        </draw:line>
        <draw:line draw:style-name="gr20" draw:text-style-name="P3" draw:layer="layout" svg:x1="2.9cm" svg:y1="4.781cm" svg:x2="2.926cm" svg:y2="4.781cm">
          <text:p/>
        </draw:line>
        <draw:line draw:style-name="gr20" draw:text-style-name="P3" draw:layer="layout" svg:x1="2.95cm" svg:y1="4.781cm" svg:x2="2.974cm" svg:y2="4.781cm">
          <text:p/>
        </draw:line>
        <draw:line draw:style-name="gr20" draw:text-style-name="P3" draw:layer="layout" svg:x1="2.999cm" svg:y1="4.781cm" svg:x2="3.023cm" svg:y2="4.781cm">
          <text:p/>
        </draw:line>
        <draw:line draw:style-name="gr20" draw:text-style-name="P3" draw:layer="layout" svg:x1="3.049cm" svg:y1="4.781cm" svg:x2="3.073cm" svg:y2="4.781cm">
          <text:p/>
        </draw:line>
        <draw:line draw:style-name="gr20" draw:text-style-name="P3" draw:layer="layout" svg:x1="3.099cm" svg:y1="4.781cm" svg:x2="3.123cm" svg:y2="4.781cm">
          <text:p/>
        </draw:line>
        <draw:line draw:style-name="gr20" draw:text-style-name="P3" draw:layer="layout" svg:x1="3.149cm" svg:y1="4.781cm" svg:x2="3.173cm" svg:y2="4.781cm">
          <text:p/>
        </draw:line>
        <draw:line draw:style-name="gr20" draw:text-style-name="P3" draw:layer="layout" svg:x1="3.198cm" svg:y1="4.781cm" svg:x2="3.222cm" svg:y2="4.781cm">
          <text:p/>
        </draw:line>
        <draw:line draw:style-name="gr20" draw:text-style-name="P3" draw:layer="layout" svg:x1="3.247cm" svg:y1="4.781cm" svg:x2="3.273cm" svg:y2="4.781cm">
          <text:p/>
        </draw:line>
        <draw:line draw:style-name="gr20" draw:text-style-name="P3" draw:layer="layout" svg:x1="3.296cm" svg:y1="4.781cm" svg:x2="3.322cm" svg:y2="4.781cm">
          <text:p/>
        </draw:line>
        <draw:line draw:style-name="gr20" draw:text-style-name="P3" draw:layer="layout" svg:x1="3.346cm" svg:y1="4.781cm" svg:x2="3.371cm" svg:y2="4.781cm">
          <text:p/>
        </draw:line>
        <draw:line draw:style-name="gr20" draw:text-style-name="P3" draw:layer="layout" svg:x1="3.396cm" svg:y1="4.781cm" svg:x2="3.422cm" svg:y2="4.781cm">
          <text:p/>
        </draw:line>
        <draw:line draw:style-name="gr20" draw:text-style-name="P3" draw:layer="layout" svg:x1="3.445cm" svg:y1="4.781cm" svg:x2="3.471cm" svg:y2="4.781cm">
          <text:p/>
        </draw:line>
        <draw:line draw:style-name="gr20" draw:text-style-name="P3" draw:layer="layout" svg:x1="3.495cm" svg:y1="4.781cm" svg:x2="3.519cm" svg:y2="4.781cm">
          <text:p/>
        </draw:line>
        <draw:line draw:style-name="gr20" draw:text-style-name="P3" draw:layer="layout" svg:x1="3.545cm" svg:y1="4.781cm" svg:x2="3.569cm" svg:y2="4.781cm">
          <text:p/>
        </draw:line>
        <draw:line draw:style-name="gr20" draw:text-style-name="P3" draw:layer="layout" svg:x1="3.595cm" svg:y1="4.781cm" svg:x2="3.619cm" svg:y2="4.781cm">
          <text:p/>
        </draw:line>
        <draw:line draw:style-name="gr20" draw:text-style-name="P3" draw:layer="layout" svg:x1="3.644cm" svg:y1="4.781cm" svg:x2="3.668cm" svg:y2="4.781cm">
          <text:p/>
        </draw:line>
        <draw:line draw:style-name="gr20" draw:text-style-name="P3" draw:layer="layout" svg:x1="3.695cm" svg:y1="4.781cm" svg:x2="3.719cm" svg:y2="4.781cm">
          <text:p/>
        </draw:line>
        <draw:line draw:style-name="gr20" draw:text-style-name="P3" draw:layer="layout" svg:x1="3.744cm" svg:y1="4.781cm" svg:x2="3.768cm" svg:y2="4.781cm">
          <text:p/>
        </draw:line>
        <draw:line draw:style-name="gr20" draw:text-style-name="P3" draw:layer="layout" svg:x1="3.792cm" svg:y1="4.781cm" svg:x2="3.818cm" svg:y2="4.781cm">
          <text:p/>
        </draw:line>
        <draw:line draw:style-name="gr20" draw:text-style-name="P3" draw:layer="layout" svg:x1="3.842cm" svg:y1="4.781cm" svg:x2="3.868cm" svg:y2="4.781cm">
          <text:p/>
        </draw:line>
        <draw:line draw:style-name="gr20" draw:text-style-name="P3" draw:layer="layout" svg:x1="3.892cm" svg:y1="4.781cm" svg:x2="3.918cm" svg:y2="4.781cm">
          <text:p/>
        </draw:line>
        <draw:line draw:style-name="gr20" draw:text-style-name="P3" draw:layer="layout" svg:x1="3.942cm" svg:y1="4.781cm" svg:x2="3.968cm" svg:y2="4.781cm">
          <text:p/>
        </draw:line>
        <draw:line draw:style-name="gr20" draw:text-style-name="P3" draw:layer="layout" svg:x1="3.991cm" svg:y1="4.781cm" svg:x2="4.017cm" svg:y2="4.781cm">
          <text:p/>
        </draw:line>
        <draw:line draw:style-name="gr20" draw:text-style-name="P3" draw:layer="layout" svg:x1="4.041cm" svg:y1="4.781cm" svg:x2="4.067cm" svg:y2="4.781cm">
          <text:p/>
        </draw:line>
        <draw:line draw:style-name="gr20" draw:text-style-name="P3" draw:layer="layout" svg:x1="4.091cm" svg:y1="4.781cm" svg:x2="4.115cm" svg:y2="4.781cm">
          <text:p/>
        </draw:line>
        <draw:line draw:style-name="gr20" draw:text-style-name="P3" draw:layer="layout" svg:x1="4.141cm" svg:y1="4.781cm" svg:x2="4.165cm" svg:y2="4.781cm">
          <text:p/>
        </draw:line>
        <draw:line draw:style-name="gr20" draw:text-style-name="P3" draw:layer="layout" svg:x1="4.19cm" svg:y1="4.781cm" svg:x2="4.214cm" svg:y2="4.781cm">
          <text:p/>
        </draw:line>
        <draw:line draw:style-name="gr20" draw:text-style-name="P3" draw:layer="layout" svg:x1="4.24cm" svg:y1="4.781cm" svg:x2="4.264cm" svg:y2="4.781cm">
          <text:p/>
        </draw:line>
        <draw:line draw:style-name="gr20" draw:text-style-name="P3" draw:layer="layout" svg:x1="4.29cm" svg:y1="4.781cm" svg:x2="4.314cm" svg:y2="4.781cm">
          <text:p/>
        </draw:line>
        <draw:line draw:style-name="gr20" draw:text-style-name="P3" draw:layer="layout" svg:x1="4.34cm" svg:y1="4.781cm" svg:x2="4.364cm" svg:y2="4.781cm">
          <text:p/>
        </draw:line>
        <draw:line draw:style-name="gr20" draw:text-style-name="P3" draw:layer="layout" svg:x1="4.388cm" svg:y1="4.781cm" svg:x2="4.414cm" svg:y2="4.781cm">
          <text:p/>
        </draw:line>
        <draw:line draw:style-name="gr20" draw:text-style-name="P3" draw:layer="layout" svg:x1="4.437cm" svg:y1="4.781cm" svg:x2="4.463cm" svg:y2="4.781cm">
          <text:p/>
        </draw:line>
        <draw:line draw:style-name="gr20" draw:text-style-name="P3" draw:layer="layout" svg:x1="4.487cm" svg:y1="4.781cm" svg:x2="4.512cm" svg:y2="4.781cm">
          <text:p/>
        </draw:line>
        <draw:line draw:style-name="gr20" draw:text-style-name="P3" draw:layer="layout" svg:x1="4.537cm" svg:y1="4.781cm" svg:x2="4.563cm" svg:y2="4.781cm">
          <text:p/>
        </draw:line>
        <draw:line draw:style-name="gr20" draw:text-style-name="P3" draw:layer="layout" svg:x1="4.587cm" svg:y1="4.781cm" svg:x2="4.613cm" svg:y2="4.781cm">
          <text:p/>
        </draw:line>
        <draw:line draw:style-name="gr20" draw:text-style-name="P3" draw:layer="layout" svg:x1="4.636cm" svg:y1="4.781cm" svg:x2="4.66cm" svg:y2="4.781cm">
          <text:p/>
        </draw:line>
        <draw:line draw:style-name="gr20" draw:text-style-name="P3" draw:layer="layout" svg:x1="4.686cm" svg:y1="4.781cm" svg:x2="4.71cm" svg:y2="4.781cm">
          <text:p/>
        </draw:line>
        <draw:line draw:style-name="gr20" draw:text-style-name="P3" draw:layer="layout" svg:x1="4.736cm" svg:y1="4.781cm" svg:x2="4.76cm" svg:y2="4.781cm">
          <text:p/>
        </draw:line>
        <draw:line draw:style-name="gr20" draw:text-style-name="P3" draw:layer="layout" svg:x1="4.786cm" svg:y1="4.781cm" svg:x2="4.81cm" svg:y2="4.781cm">
          <text:p/>
        </draw:line>
        <draw:line draw:style-name="gr20" draw:text-style-name="P3" draw:layer="layout" svg:x1="4.836cm" svg:y1="4.781cm" svg:x2="4.86cm" svg:y2="4.781cm">
          <text:p/>
        </draw:line>
        <draw:line draw:style-name="gr20" draw:text-style-name="P3" draw:layer="layout" svg:x1="4.885cm" svg:y1="4.781cm" svg:x2="4.909cm" svg:y2="4.781cm">
          <text:p/>
        </draw:line>
        <draw:line draw:style-name="gr20" draw:text-style-name="P3" draw:layer="layout" svg:x1="4.935cm" svg:y1="4.781cm" svg:x2="4.959cm" svg:y2="4.781cm">
          <text:p/>
        </draw:line>
        <draw:line draw:style-name="gr19" draw:text-style-name="P3" draw:layer="layout" svg:x1="1.413cm" svg:y1="4.781cm" svg:x2="1.399cm" svg:y2="4.781cm">
          <text:p/>
        </draw:line>
        <draw:line draw:style-name="gr20" draw:text-style-name="P3" draw:layer="layout" svg:x1="1.412cm" svg:y1="4.624cm" svg:x2="1.436cm" svg:y2="4.624cm">
          <text:p/>
        </draw:line>
        <draw:line draw:style-name="gr20" draw:text-style-name="P3" draw:layer="layout" svg:x1="1.462cm" svg:y1="4.624cm" svg:x2="1.486cm" svg:y2="4.624cm">
          <text:p/>
        </draw:line>
        <draw:line draw:style-name="gr20" draw:text-style-name="P3" draw:layer="layout" svg:x1="1.51cm" svg:y1="4.624cm" svg:x2="1.536cm" svg:y2="4.624cm">
          <text:p/>
        </draw:line>
        <draw:line draw:style-name="gr20" draw:text-style-name="P3" draw:layer="layout" svg:x1="1.56cm" svg:y1="4.624cm" svg:x2="1.586cm" svg:y2="4.624cm">
          <text:p/>
        </draw:line>
        <draw:line draw:style-name="gr20" draw:text-style-name="P3" draw:layer="layout" svg:x1="1.609cm" svg:y1="4.624cm" svg:x2="1.635cm" svg:y2="4.624cm">
          <text:p/>
        </draw:line>
        <draw:line draw:style-name="gr20" draw:text-style-name="P3" draw:layer="layout" svg:x1="1.659cm" svg:y1="4.624cm" svg:x2="1.685cm" svg:y2="4.624cm">
          <text:p/>
        </draw:line>
        <draw:line draw:style-name="gr20" draw:text-style-name="P3" draw:layer="layout" svg:x1="1.709cm" svg:y1="4.624cm" svg:x2="1.735cm" svg:y2="4.624cm">
          <text:p/>
        </draw:line>
        <draw:line draw:style-name="gr20" draw:text-style-name="P3" draw:layer="layout" svg:x1="1.759cm" svg:y1="4.624cm" svg:x2="1.785cm" svg:y2="4.624cm">
          <text:p/>
        </draw:line>
        <draw:line draw:style-name="gr20" draw:text-style-name="P3" draw:layer="layout" svg:x1="1.809cm" svg:y1="4.624cm" svg:x2="1.833cm" svg:y2="4.624cm">
          <text:p/>
        </draw:line>
        <draw:line draw:style-name="gr20" draw:text-style-name="P3" draw:layer="layout" svg:x1="1.858cm" svg:y1="4.624cm" svg:x2="1.882cm" svg:y2="4.624cm">
          <text:p/>
        </draw:line>
        <draw:line draw:style-name="gr20" draw:text-style-name="P3" draw:layer="layout" svg:x1="1.908cm" svg:y1="4.624cm" svg:x2="1.932cm" svg:y2="4.624cm">
          <text:p/>
        </draw:line>
        <draw:line draw:style-name="gr20" draw:text-style-name="P3" draw:layer="layout" svg:x1="1.958cm" svg:y1="4.624cm" svg:x2="1.982cm" svg:y2="4.624cm">
          <text:p/>
        </draw:line>
        <draw:line draw:style-name="gr20" draw:text-style-name="P3" draw:layer="layout" svg:x1="2.008cm" svg:y1="4.624cm" svg:x2="2.032cm" svg:y2="4.624cm">
          <text:p/>
        </draw:line>
        <draw:line draw:style-name="gr20" draw:text-style-name="P3" draw:layer="layout" svg:x1="2.057cm" svg:y1="4.624cm" svg:x2="2.081cm" svg:y2="4.624cm">
          <text:p/>
        </draw:line>
        <draw:line draw:style-name="gr20" draw:text-style-name="P3" draw:layer="layout" svg:x1="2.105cm" svg:y1="4.624cm" svg:x2="2.131cm" svg:y2="4.624cm">
          <text:p/>
        </draw:line>
        <draw:line draw:style-name="gr20" draw:text-style-name="P3" draw:layer="layout" svg:x1="2.155cm" svg:y1="4.624cm" svg:x2="2.181cm" svg:y2="4.624cm">
          <text:p/>
        </draw:line>
        <draw:line draw:style-name="gr20" draw:text-style-name="P3" draw:layer="layout" svg:x1="2.205cm" svg:y1="4.624cm" svg:x2="2.23cm" svg:y2="4.624cm">
          <text:p/>
        </draw:line>
        <draw:line draw:style-name="gr20" draw:text-style-name="P3" draw:layer="layout" svg:x1="2.255cm" svg:y1="4.624cm" svg:x2="2.281cm" svg:y2="4.624cm">
          <text:p/>
        </draw:line>
        <draw:line draw:style-name="gr20" draw:text-style-name="P3" draw:layer="layout" svg:x1="2.304cm" svg:y1="4.624cm" svg:x2="2.33cm" svg:y2="4.624cm">
          <text:p/>
        </draw:line>
        <draw:line draw:style-name="gr20" draw:text-style-name="P3" draw:layer="layout" svg:x1="2.354cm" svg:y1="4.624cm" svg:x2="2.378cm" svg:y2="4.624cm">
          <text:p/>
        </draw:line>
        <draw:line draw:style-name="gr20" draw:text-style-name="P3" draw:layer="layout" svg:x1="2.404cm" svg:y1="4.624cm" svg:x2="2.428cm" svg:y2="4.624cm">
          <text:p/>
        </draw:line>
        <draw:line draw:style-name="gr20" draw:text-style-name="P3" draw:layer="layout" svg:x1="2.454cm" svg:y1="4.624cm" svg:x2="2.478cm" svg:y2="4.624cm">
          <text:p/>
        </draw:line>
        <draw:line draw:style-name="gr20" draw:text-style-name="P3" draw:layer="layout" svg:x1="2.503cm" svg:y1="4.624cm" svg:x2="2.527cm" svg:y2="4.624cm">
          <text:p/>
        </draw:line>
        <draw:line draw:style-name="gr20" draw:text-style-name="P3" draw:layer="layout" svg:x1="2.553cm" svg:y1="4.624cm" svg:x2="2.577cm" svg:y2="4.624cm">
          <text:p/>
        </draw:line>
        <draw:line draw:style-name="gr20" draw:text-style-name="P3" draw:layer="layout" svg:x1="2.603cm" svg:y1="4.624cm" svg:x2="2.627cm" svg:y2="4.624cm">
          <text:p/>
        </draw:line>
        <draw:line draw:style-name="gr20" draw:text-style-name="P3" draw:layer="layout" svg:x1="2.651cm" svg:y1="4.624cm" svg:x2="2.677cm" svg:y2="4.624cm">
          <text:p/>
        </draw:line>
        <draw:line draw:style-name="gr20" draw:text-style-name="P3" draw:layer="layout" svg:x1="2.701cm" svg:y1="4.624cm" svg:x2="2.727cm" svg:y2="4.624cm">
          <text:p/>
        </draw:line>
        <draw:line draw:style-name="gr20" draw:text-style-name="P3" draw:layer="layout" svg:x1="2.75cm" svg:y1="4.624cm" svg:x2="2.776cm" svg:y2="4.624cm">
          <text:p/>
        </draw:line>
        <draw:line draw:style-name="gr20" draw:text-style-name="P3" draw:layer="layout" svg:x1="2.8cm" svg:y1="4.624cm" svg:x2="2.826cm" svg:y2="4.624cm">
          <text:p/>
        </draw:line>
        <draw:line draw:style-name="gr20" draw:text-style-name="P3" draw:layer="layout" svg:x1="2.85cm" svg:y1="4.624cm" svg:x2="2.876cm" svg:y2="4.624cm">
          <text:p/>
        </draw:line>
        <draw:line draw:style-name="gr20" draw:text-style-name="P3" draw:layer="layout" svg:x1="2.9cm" svg:y1="4.624cm" svg:x2="2.926cm" svg:y2="4.624cm">
          <text:p/>
        </draw:line>
        <draw:line draw:style-name="gr20" draw:text-style-name="P3" draw:layer="layout" svg:x1="2.95cm" svg:y1="4.624cm" svg:x2="2.974cm" svg:y2="4.624cm">
          <text:p/>
        </draw:line>
        <draw:line draw:style-name="gr20" draw:text-style-name="P3" draw:layer="layout" svg:x1="2.999cm" svg:y1="4.624cm" svg:x2="3.023cm" svg:y2="4.624cm">
          <text:p/>
        </draw:line>
        <draw:line draw:style-name="gr20" draw:text-style-name="P3" draw:layer="layout" svg:x1="3.049cm" svg:y1="4.624cm" svg:x2="3.073cm" svg:y2="4.624cm">
          <text:p/>
        </draw:line>
        <draw:line draw:style-name="gr20" draw:text-style-name="P3" draw:layer="layout" svg:x1="3.099cm" svg:y1="4.624cm" svg:x2="3.123cm" svg:y2="4.624cm">
          <text:p/>
        </draw:line>
        <draw:line draw:style-name="gr20" draw:text-style-name="P3" draw:layer="layout" svg:x1="3.149cm" svg:y1="4.624cm" svg:x2="3.173cm" svg:y2="4.624cm">
          <text:p/>
        </draw:line>
        <draw:line draw:style-name="gr20" draw:text-style-name="P3" draw:layer="layout" svg:x1="3.198cm" svg:y1="4.624cm" svg:x2="3.222cm" svg:y2="4.624cm">
          <text:p/>
        </draw:line>
        <draw:line draw:style-name="gr20" draw:text-style-name="P3" draw:layer="layout" svg:x1="3.247cm" svg:y1="4.624cm" svg:x2="3.273cm" svg:y2="4.624cm">
          <text:p/>
        </draw:line>
        <draw:line draw:style-name="gr20" draw:text-style-name="P3" draw:layer="layout" svg:x1="3.296cm" svg:y1="4.624cm" svg:x2="3.322cm" svg:y2="4.624cm">
          <text:p/>
        </draw:line>
        <draw:line draw:style-name="gr20" draw:text-style-name="P3" draw:layer="layout" svg:x1="3.346cm" svg:y1="4.624cm" svg:x2="3.371cm" svg:y2="4.624cm">
          <text:p/>
        </draw:line>
        <draw:line draw:style-name="gr20" draw:text-style-name="P3" draw:layer="layout" svg:x1="3.396cm" svg:y1="4.624cm" svg:x2="3.422cm" svg:y2="4.624cm">
          <text:p/>
        </draw:line>
        <draw:line draw:style-name="gr20" draw:text-style-name="P3" draw:layer="layout" svg:x1="3.445cm" svg:y1="4.624cm" svg:x2="3.471cm" svg:y2="4.624cm">
          <text:p/>
        </draw:line>
        <draw:line draw:style-name="gr20" draw:text-style-name="P3" draw:layer="layout" svg:x1="3.495cm" svg:y1="4.624cm" svg:x2="3.519cm" svg:y2="4.624cm">
          <text:p/>
        </draw:line>
        <draw:line draw:style-name="gr20" draw:text-style-name="P3" draw:layer="layout" svg:x1="3.545cm" svg:y1="4.624cm" svg:x2="3.569cm" svg:y2="4.624cm">
          <text:p/>
        </draw:line>
        <draw:line draw:style-name="gr20" draw:text-style-name="P3" draw:layer="layout" svg:x1="3.595cm" svg:y1="4.624cm" svg:x2="3.619cm" svg:y2="4.624cm">
          <text:p/>
        </draw:line>
        <draw:line draw:style-name="gr20" draw:text-style-name="P3" draw:layer="layout" svg:x1="3.644cm" svg:y1="4.624cm" svg:x2="3.668cm" svg:y2="4.624cm">
          <text:p/>
        </draw:line>
        <draw:line draw:style-name="gr20" draw:text-style-name="P3" draw:layer="layout" svg:x1="3.695cm" svg:y1="4.624cm" svg:x2="3.719cm" svg:y2="4.624cm">
          <text:p/>
        </draw:line>
        <draw:line draw:style-name="gr20" draw:text-style-name="P3" draw:layer="layout" svg:x1="3.744cm" svg:y1="4.624cm" svg:x2="3.768cm" svg:y2="4.624cm">
          <text:p/>
        </draw:line>
        <draw:line draw:style-name="gr20" draw:text-style-name="P3" draw:layer="layout" svg:x1="3.792cm" svg:y1="4.624cm" svg:x2="3.818cm" svg:y2="4.624cm">
          <text:p/>
        </draw:line>
        <draw:line draw:style-name="gr20" draw:text-style-name="P3" draw:layer="layout" svg:x1="3.842cm" svg:y1="4.624cm" svg:x2="3.868cm" svg:y2="4.624cm">
          <text:p/>
        </draw:line>
        <draw:line draw:style-name="gr20" draw:text-style-name="P3" draw:layer="layout" svg:x1="3.892cm" svg:y1="4.624cm" svg:x2="3.918cm" svg:y2="4.624cm">
          <text:p/>
        </draw:line>
        <draw:line draw:style-name="gr20" draw:text-style-name="P3" draw:layer="layout" svg:x1="3.942cm" svg:y1="4.624cm" svg:x2="3.968cm" svg:y2="4.624cm">
          <text:p/>
        </draw:line>
        <draw:line draw:style-name="gr20" draw:text-style-name="P3" draw:layer="layout" svg:x1="3.991cm" svg:y1="4.624cm" svg:x2="4.017cm" svg:y2="4.624cm">
          <text:p/>
        </draw:line>
        <draw:line draw:style-name="gr20" draw:text-style-name="P3" draw:layer="layout" svg:x1="4.041cm" svg:y1="4.624cm" svg:x2="4.067cm" svg:y2="4.624cm">
          <text:p/>
        </draw:line>
        <draw:line draw:style-name="gr20" draw:text-style-name="P3" draw:layer="layout" svg:x1="4.091cm" svg:y1="4.624cm" svg:x2="4.115cm" svg:y2="4.624cm">
          <text:p/>
        </draw:line>
        <draw:line draw:style-name="gr20" draw:text-style-name="P3" draw:layer="layout" svg:x1="4.141cm" svg:y1="4.624cm" svg:x2="4.165cm" svg:y2="4.624cm">
          <text:p/>
        </draw:line>
        <draw:line draw:style-name="gr20" draw:text-style-name="P3" draw:layer="layout" svg:x1="4.19cm" svg:y1="4.624cm" svg:x2="4.214cm" svg:y2="4.624cm">
          <text:p/>
        </draw:line>
        <draw:line draw:style-name="gr20" draw:text-style-name="P3" draw:layer="layout" svg:x1="4.24cm" svg:y1="4.624cm" svg:x2="4.264cm" svg:y2="4.624cm">
          <text:p/>
        </draw:line>
        <draw:line draw:style-name="gr20" draw:text-style-name="P3" draw:layer="layout" svg:x1="4.29cm" svg:y1="4.624cm" svg:x2="4.314cm" svg:y2="4.624cm">
          <text:p/>
        </draw:line>
        <draw:line draw:style-name="gr20" draw:text-style-name="P3" draw:layer="layout" svg:x1="4.34cm" svg:y1="4.624cm" svg:x2="4.364cm" svg:y2="4.624cm">
          <text:p/>
        </draw:line>
        <draw:line draw:style-name="gr20" draw:text-style-name="P3" draw:layer="layout" svg:x1="4.388cm" svg:y1="4.624cm" svg:x2="4.414cm" svg:y2="4.624cm">
          <text:p/>
        </draw:line>
        <draw:line draw:style-name="gr20" draw:text-style-name="P3" draw:layer="layout" svg:x1="4.437cm" svg:y1="4.624cm" svg:x2="4.463cm" svg:y2="4.624cm">
          <text:p/>
        </draw:line>
        <draw:line draw:style-name="gr20" draw:text-style-name="P3" draw:layer="layout" svg:x1="4.487cm" svg:y1="4.624cm" svg:x2="4.512cm" svg:y2="4.624cm">
          <text:p/>
        </draw:line>
        <draw:line draw:style-name="gr20" draw:text-style-name="P3" draw:layer="layout" svg:x1="4.537cm" svg:y1="4.624cm" svg:x2="4.563cm" svg:y2="4.624cm">
          <text:p/>
        </draw:line>
        <draw:line draw:style-name="gr20" draw:text-style-name="P3" draw:layer="layout" svg:x1="4.587cm" svg:y1="4.624cm" svg:x2="4.613cm" svg:y2="4.624cm">
          <text:p/>
        </draw:line>
        <draw:line draw:style-name="gr20" draw:text-style-name="P3" draw:layer="layout" svg:x1="4.636cm" svg:y1="4.624cm" svg:x2="4.66cm" svg:y2="4.624cm">
          <text:p/>
        </draw:line>
        <draw:line draw:style-name="gr20" draw:text-style-name="P3" draw:layer="layout" svg:x1="4.686cm" svg:y1="4.624cm" svg:x2="4.71cm" svg:y2="4.624cm">
          <text:p/>
        </draw:line>
        <draw:line draw:style-name="gr20" draw:text-style-name="P3" draw:layer="layout" svg:x1="4.736cm" svg:y1="4.624cm" svg:x2="4.76cm" svg:y2="4.624cm">
          <text:p/>
        </draw:line>
        <draw:line draw:style-name="gr20" draw:text-style-name="P3" draw:layer="layout" svg:x1="4.786cm" svg:y1="4.624cm" svg:x2="4.81cm" svg:y2="4.624cm">
          <text:p/>
        </draw:line>
        <draw:line draw:style-name="gr20" draw:text-style-name="P3" draw:layer="layout" svg:x1="4.836cm" svg:y1="4.624cm" svg:x2="4.86cm" svg:y2="4.624cm">
          <text:p/>
        </draw:line>
        <draw:line draw:style-name="gr20" draw:text-style-name="P3" draw:layer="layout" svg:x1="4.885cm" svg:y1="4.624cm" svg:x2="4.909cm" svg:y2="4.624cm">
          <text:p/>
        </draw:line>
        <draw:line draw:style-name="gr20" draw:text-style-name="P3" draw:layer="layout" svg:x1="4.935cm" svg:y1="4.624cm" svg:x2="4.959cm" svg:y2="4.624cm">
          <text:p/>
        </draw:line>
        <draw:line draw:style-name="gr19" draw:text-style-name="P3" draw:layer="layout" svg:x1="1.413cm" svg:y1="4.624cm" svg:x2="1.399cm" svg:y2="4.624cm">
          <text:p/>
        </draw:line>
        <draw:frame draw:style-name="gr23" draw:text-style-name="P11" draw:layer="layout" svg:width="0.854cm" svg:height="0.321cm" svg:x="0.947cm" svg:y="5.182cm">
          <draw:text-box>
            <text:p text:style-name="P4"><text:span text:style-name="T4">H</text:span><text:span text:style-name="T4">X</text:span><text:span text:style-name="T4">_</text:span><text:span text:style-name="T4">I</text:span><text:span text:style-name="T4">N</text:span></text:p>
          </draw:text-box>
        </draw:frame>
        <draw:line draw:style-name="gr20" draw:text-style-name="P3" draw:layer="layout" svg:x1="1.412cm" svg:y1="4.464cm" svg:x2="1.436cm" svg:y2="4.464cm">
          <text:p/>
        </draw:line>
        <draw:line draw:style-name="gr20" draw:text-style-name="P3" draw:layer="layout" svg:x1="1.462cm" svg:y1="4.464cm" svg:x2="1.486cm" svg:y2="4.464cm">
          <text:p/>
        </draw:line>
        <draw:line draw:style-name="gr20" draw:text-style-name="P3" draw:layer="layout" svg:x1="1.51cm" svg:y1="4.464cm" svg:x2="1.536cm" svg:y2="4.464cm">
          <text:p/>
        </draw:line>
        <draw:line draw:style-name="gr20" draw:text-style-name="P3" draw:layer="layout" svg:x1="1.56cm" svg:y1="4.464cm" svg:x2="1.586cm" svg:y2="4.464cm">
          <text:p/>
        </draw:line>
        <draw:line draw:style-name="gr20" draw:text-style-name="P3" draw:layer="layout" svg:x1="1.609cm" svg:y1="4.464cm" svg:x2="1.635cm" svg:y2="4.464cm">
          <text:p/>
        </draw:line>
        <draw:line draw:style-name="gr20" draw:text-style-name="P3" draw:layer="layout" svg:x1="1.659cm" svg:y1="4.464cm" svg:x2="1.685cm" svg:y2="4.464cm">
          <text:p/>
        </draw:line>
        <draw:line draw:style-name="gr20" draw:text-style-name="P3" draw:layer="layout" svg:x1="1.709cm" svg:y1="4.464cm" svg:x2="1.735cm" svg:y2="4.464cm">
          <text:p/>
        </draw:line>
        <draw:line draw:style-name="gr20" draw:text-style-name="P3" draw:layer="layout" svg:x1="1.759cm" svg:y1="4.464cm" svg:x2="1.785cm" svg:y2="4.464cm">
          <text:p/>
        </draw:line>
        <draw:line draw:style-name="gr20" draw:text-style-name="P3" draw:layer="layout" svg:x1="1.809cm" svg:y1="4.464cm" svg:x2="1.833cm" svg:y2="4.464cm">
          <text:p/>
        </draw:line>
        <draw:line draw:style-name="gr20" draw:text-style-name="P3" draw:layer="layout" svg:x1="1.858cm" svg:y1="4.464cm" svg:x2="1.882cm" svg:y2="4.464cm">
          <text:p/>
        </draw:line>
        <draw:line draw:style-name="gr20" draw:text-style-name="P3" draw:layer="layout" svg:x1="1.908cm" svg:y1="4.464cm" svg:x2="1.932cm" svg:y2="4.464cm">
          <text:p/>
        </draw:line>
        <draw:line draw:style-name="gr20" draw:text-style-name="P3" draw:layer="layout" svg:x1="1.958cm" svg:y1="4.464cm" svg:x2="1.982cm" svg:y2="4.464cm">
          <text:p/>
        </draw:line>
        <draw:line draw:style-name="gr20" draw:text-style-name="P3" draw:layer="layout" svg:x1="2.008cm" svg:y1="4.464cm" svg:x2="2.032cm" svg:y2="4.464cm">
          <text:p/>
        </draw:line>
        <draw:line draw:style-name="gr20" draw:text-style-name="P3" draw:layer="layout" svg:x1="2.057cm" svg:y1="4.464cm" svg:x2="2.081cm" svg:y2="4.464cm">
          <text:p/>
        </draw:line>
        <draw:line draw:style-name="gr20" draw:text-style-name="P3" draw:layer="layout" svg:x1="2.105cm" svg:y1="4.464cm" svg:x2="2.131cm" svg:y2="4.464cm">
          <text:p/>
        </draw:line>
        <draw:line draw:style-name="gr20" draw:text-style-name="P3" draw:layer="layout" svg:x1="2.155cm" svg:y1="4.464cm" svg:x2="2.181cm" svg:y2="4.464cm">
          <text:p/>
        </draw:line>
        <draw:line draw:style-name="gr20" draw:text-style-name="P3" draw:layer="layout" svg:x1="2.205cm" svg:y1="4.464cm" svg:x2="2.23cm" svg:y2="4.464cm">
          <text:p/>
        </draw:line>
        <draw:line draw:style-name="gr20" draw:text-style-name="P3" draw:layer="layout" svg:x1="2.255cm" svg:y1="4.464cm" svg:x2="2.281cm" svg:y2="4.464cm">
          <text:p/>
        </draw:line>
        <draw:line draw:style-name="gr20" draw:text-style-name="P3" draw:layer="layout" svg:x1="2.304cm" svg:y1="4.464cm" svg:x2="2.33cm" svg:y2="4.464cm">
          <text:p/>
        </draw:line>
        <draw:line draw:style-name="gr20" draw:text-style-name="P3" draw:layer="layout" svg:x1="2.354cm" svg:y1="4.464cm" svg:x2="2.378cm" svg:y2="4.464cm">
          <text:p/>
        </draw:line>
        <draw:line draw:style-name="gr20" draw:text-style-name="P3" draw:layer="layout" svg:x1="2.404cm" svg:y1="4.464cm" svg:x2="2.428cm" svg:y2="4.464cm">
          <text:p/>
        </draw:line>
        <draw:line draw:style-name="gr20" draw:text-style-name="P3" draw:layer="layout" svg:x1="2.454cm" svg:y1="4.464cm" svg:x2="2.478cm" svg:y2="4.464cm">
          <text:p/>
        </draw:line>
        <draw:line draw:style-name="gr20" draw:text-style-name="P3" draw:layer="layout" svg:x1="2.503cm" svg:y1="4.464cm" svg:x2="2.527cm" svg:y2="4.464cm">
          <text:p/>
        </draw:line>
        <draw:line draw:style-name="gr20" draw:text-style-name="P3" draw:layer="layout" svg:x1="2.553cm" svg:y1="4.464cm" svg:x2="2.577cm" svg:y2="4.464cm">
          <text:p/>
        </draw:line>
        <draw:line draw:style-name="gr20" draw:text-style-name="P3" draw:layer="layout" svg:x1="2.603cm" svg:y1="4.464cm" svg:x2="2.627cm" svg:y2="4.464cm">
          <text:p/>
        </draw:line>
        <draw:line draw:style-name="gr20" draw:text-style-name="P3" draw:layer="layout" svg:x1="2.651cm" svg:y1="4.464cm" svg:x2="2.677cm" svg:y2="4.464cm">
          <text:p/>
        </draw:line>
        <draw:line draw:style-name="gr20" draw:text-style-name="P3" draw:layer="layout" svg:x1="2.701cm" svg:y1="4.464cm" svg:x2="2.727cm" svg:y2="4.464cm">
          <text:p/>
        </draw:line>
        <draw:line draw:style-name="gr20" draw:text-style-name="P3" draw:layer="layout" svg:x1="2.75cm" svg:y1="4.464cm" svg:x2="2.776cm" svg:y2="4.464cm">
          <text:p/>
        </draw:line>
        <draw:line draw:style-name="gr20" draw:text-style-name="P3" draw:layer="layout" svg:x1="2.8cm" svg:y1="4.464cm" svg:x2="2.826cm" svg:y2="4.464cm">
          <text:p/>
        </draw:line>
        <draw:line draw:style-name="gr20" draw:text-style-name="P3" draw:layer="layout" svg:x1="2.85cm" svg:y1="4.464cm" svg:x2="2.876cm" svg:y2="4.464cm">
          <text:p/>
        </draw:line>
        <draw:line draw:style-name="gr20" draw:text-style-name="P3" draw:layer="layout" svg:x1="2.9cm" svg:y1="4.464cm" svg:x2="2.926cm" svg:y2="4.464cm">
          <text:p/>
        </draw:line>
        <draw:line draw:style-name="gr20" draw:text-style-name="P3" draw:layer="layout" svg:x1="2.95cm" svg:y1="4.464cm" svg:x2="2.974cm" svg:y2="4.464cm">
          <text:p/>
        </draw:line>
        <draw:line draw:style-name="gr20" draw:text-style-name="P3" draw:layer="layout" svg:x1="2.999cm" svg:y1="4.464cm" svg:x2="3.023cm" svg:y2="4.464cm">
          <text:p/>
        </draw:line>
        <draw:line draw:style-name="gr20" draw:text-style-name="P3" draw:layer="layout" svg:x1="3.049cm" svg:y1="4.464cm" svg:x2="3.073cm" svg:y2="4.464cm">
          <text:p/>
        </draw:line>
        <draw:line draw:style-name="gr20" draw:text-style-name="P3" draw:layer="layout" svg:x1="3.099cm" svg:y1="4.464cm" svg:x2="3.123cm" svg:y2="4.464cm">
          <text:p/>
        </draw:line>
        <draw:line draw:style-name="gr20" draw:text-style-name="P3" draw:layer="layout" svg:x1="3.149cm" svg:y1="4.464cm" svg:x2="3.173cm" svg:y2="4.464cm">
          <text:p/>
        </draw:line>
        <draw:line draw:style-name="gr20" draw:text-style-name="P3" draw:layer="layout" svg:x1="3.198cm" svg:y1="4.464cm" svg:x2="3.222cm" svg:y2="4.464cm">
          <text:p/>
        </draw:line>
        <draw:line draw:style-name="gr20" draw:text-style-name="P3" draw:layer="layout" svg:x1="3.247cm" svg:y1="4.464cm" svg:x2="3.273cm" svg:y2="4.464cm">
          <text:p/>
        </draw:line>
        <draw:line draw:style-name="gr20" draw:text-style-name="P3" draw:layer="layout" svg:x1="3.296cm" svg:y1="4.464cm" svg:x2="3.322cm" svg:y2="4.464cm">
          <text:p/>
        </draw:line>
        <draw:line draw:style-name="gr20" draw:text-style-name="P3" draw:layer="layout" svg:x1="3.346cm" svg:y1="4.464cm" svg:x2="3.371cm" svg:y2="4.464cm">
          <text:p/>
        </draw:line>
        <draw:line draw:style-name="gr20" draw:text-style-name="P3" draw:layer="layout" svg:x1="3.396cm" svg:y1="4.464cm" svg:x2="3.422cm" svg:y2="4.464cm">
          <text:p/>
        </draw:line>
        <draw:line draw:style-name="gr20" draw:text-style-name="P3" draw:layer="layout" svg:x1="3.445cm" svg:y1="4.464cm" svg:x2="3.471cm" svg:y2="4.464cm">
          <text:p/>
        </draw:line>
        <draw:line draw:style-name="gr20" draw:text-style-name="P3" draw:layer="layout" svg:x1="3.495cm" svg:y1="4.464cm" svg:x2="3.519cm" svg:y2="4.464cm">
          <text:p/>
        </draw:line>
        <draw:line draw:style-name="gr20" draw:text-style-name="P3" draw:layer="layout" svg:x1="3.545cm" svg:y1="4.464cm" svg:x2="3.569cm" svg:y2="4.464cm">
          <text:p/>
        </draw:line>
        <draw:line draw:style-name="gr20" draw:text-style-name="P3" draw:layer="layout" svg:x1="3.595cm" svg:y1="4.464cm" svg:x2="3.619cm" svg:y2="4.464cm">
          <text:p/>
        </draw:line>
        <draw:line draw:style-name="gr20" draw:text-style-name="P3" draw:layer="layout" svg:x1="3.644cm" svg:y1="4.464cm" svg:x2="3.668cm" svg:y2="4.464cm">
          <text:p/>
        </draw:line>
        <draw:line draw:style-name="gr20" draw:text-style-name="P3" draw:layer="layout" svg:x1="3.695cm" svg:y1="4.464cm" svg:x2="3.719cm" svg:y2="4.464cm">
          <text:p/>
        </draw:line>
        <draw:line draw:style-name="gr20" draw:text-style-name="P3" draw:layer="layout" svg:x1="3.744cm" svg:y1="4.464cm" svg:x2="3.768cm" svg:y2="4.464cm">
          <text:p/>
        </draw:line>
        <draw:line draw:style-name="gr20" draw:text-style-name="P3" draw:layer="layout" svg:x1="3.792cm" svg:y1="4.464cm" svg:x2="3.818cm" svg:y2="4.464cm">
          <text:p/>
        </draw:line>
        <draw:line draw:style-name="gr20" draw:text-style-name="P3" draw:layer="layout" svg:x1="3.842cm" svg:y1="4.464cm" svg:x2="3.868cm" svg:y2="4.464cm">
          <text:p/>
        </draw:line>
        <draw:line draw:style-name="gr20" draw:text-style-name="P3" draw:layer="layout" svg:x1="3.892cm" svg:y1="4.464cm" svg:x2="3.918cm" svg:y2="4.464cm">
          <text:p/>
        </draw:line>
        <draw:line draw:style-name="gr20" draw:text-style-name="P3" draw:layer="layout" svg:x1="3.942cm" svg:y1="4.464cm" svg:x2="3.968cm" svg:y2="4.464cm">
          <text:p/>
        </draw:line>
        <draw:line draw:style-name="gr20" draw:text-style-name="P3" draw:layer="layout" svg:x1="3.991cm" svg:y1="4.464cm" svg:x2="4.017cm" svg:y2="4.464cm">
          <text:p/>
        </draw:line>
        <draw:line draw:style-name="gr20" draw:text-style-name="P3" draw:layer="layout" svg:x1="4.041cm" svg:y1="4.464cm" svg:x2="4.067cm" svg:y2="4.464cm">
          <text:p/>
        </draw:line>
        <draw:line draw:style-name="gr20" draw:text-style-name="P3" draw:layer="layout" svg:x1="4.091cm" svg:y1="4.464cm" svg:x2="4.115cm" svg:y2="4.464cm">
          <text:p/>
        </draw:line>
        <draw:line draw:style-name="gr20" draw:text-style-name="P3" draw:layer="layout" svg:x1="4.141cm" svg:y1="4.464cm" svg:x2="4.165cm" svg:y2="4.464cm">
          <text:p/>
        </draw:line>
        <draw:line draw:style-name="gr20" draw:text-style-name="P3" draw:layer="layout" svg:x1="4.19cm" svg:y1="4.464cm" svg:x2="4.214cm" svg:y2="4.464cm">
          <text:p/>
        </draw:line>
        <draw:line draw:style-name="gr20" draw:text-style-name="P3" draw:layer="layout" svg:x1="4.24cm" svg:y1="4.464cm" svg:x2="4.264cm" svg:y2="4.464cm">
          <text:p/>
        </draw:line>
        <draw:line draw:style-name="gr20" draw:text-style-name="P3" draw:layer="layout" svg:x1="4.29cm" svg:y1="4.464cm" svg:x2="4.314cm" svg:y2="4.464cm">
          <text:p/>
        </draw:line>
        <draw:line draw:style-name="gr20" draw:text-style-name="P3" draw:layer="layout" svg:x1="4.34cm" svg:y1="4.464cm" svg:x2="4.364cm" svg:y2="4.464cm">
          <text:p/>
        </draw:line>
        <draw:line draw:style-name="gr20" draw:text-style-name="P3" draw:layer="layout" svg:x1="4.388cm" svg:y1="4.464cm" svg:x2="4.414cm" svg:y2="4.464cm">
          <text:p/>
        </draw:line>
        <draw:line draw:style-name="gr20" draw:text-style-name="P3" draw:layer="layout" svg:x1="4.437cm" svg:y1="4.464cm" svg:x2="4.463cm" svg:y2="4.464cm">
          <text:p/>
        </draw:line>
        <draw:line draw:style-name="gr20" draw:text-style-name="P3" draw:layer="layout" svg:x1="4.487cm" svg:y1="4.464cm" svg:x2="4.512cm" svg:y2="4.464cm">
          <text:p/>
        </draw:line>
        <draw:line draw:style-name="gr20" draw:text-style-name="P3" draw:layer="layout" svg:x1="4.537cm" svg:y1="4.464cm" svg:x2="4.563cm" svg:y2="4.464cm">
          <text:p/>
        </draw:line>
        <draw:line draw:style-name="gr20" draw:text-style-name="P3" draw:layer="layout" svg:x1="4.587cm" svg:y1="4.464cm" svg:x2="4.613cm" svg:y2="4.464cm">
          <text:p/>
        </draw:line>
        <draw:line draw:style-name="gr20" draw:text-style-name="P3" draw:layer="layout" svg:x1="4.636cm" svg:y1="4.464cm" svg:x2="4.66cm" svg:y2="4.464cm">
          <text:p/>
        </draw:line>
        <draw:line draw:style-name="gr20" draw:text-style-name="P3" draw:layer="layout" svg:x1="4.686cm" svg:y1="4.464cm" svg:x2="4.71cm" svg:y2="4.464cm">
          <text:p/>
        </draw:line>
        <draw:line draw:style-name="gr20" draw:text-style-name="P3" draw:layer="layout" svg:x1="4.736cm" svg:y1="4.464cm" svg:x2="4.76cm" svg:y2="4.464cm">
          <text:p/>
        </draw:line>
        <draw:line draw:style-name="gr20" draw:text-style-name="P3" draw:layer="layout" svg:x1="4.786cm" svg:y1="4.464cm" svg:x2="4.81cm" svg:y2="4.464cm">
          <text:p/>
        </draw:line>
        <draw:line draw:style-name="gr20" draw:text-style-name="P3" draw:layer="layout" svg:x1="4.836cm" svg:y1="4.464cm" svg:x2="4.86cm" svg:y2="4.464cm">
          <text:p/>
        </draw:line>
        <draw:line draw:style-name="gr20" draw:text-style-name="P3" draw:layer="layout" svg:x1="4.885cm" svg:y1="4.464cm" svg:x2="4.909cm" svg:y2="4.464cm">
          <text:p/>
        </draw:line>
        <draw:line draw:style-name="gr20" draw:text-style-name="P3" draw:layer="layout" svg:x1="4.935cm" svg:y1="4.464cm" svg:x2="4.959cm" svg:y2="4.464cm">
          <text:p/>
        </draw:line>
        <draw:line draw:style-name="gr19" draw:text-style-name="P3" draw:layer="layout" svg:x1="1.413cm" svg:y1="4.464cm" svg:x2="1.399cm" svg:y2="4.464cm">
          <text:p/>
        </draw:line>
        <draw:line draw:style-name="gr20" draw:text-style-name="P3" draw:layer="layout" svg:x1="1.412cm" svg:y1="4.304cm" svg:x2="1.436cm" svg:y2="4.304cm">
          <text:p/>
        </draw:line>
        <draw:line draw:style-name="gr20" draw:text-style-name="P3" draw:layer="layout" svg:x1="1.462cm" svg:y1="4.304cm" svg:x2="1.486cm" svg:y2="4.304cm">
          <text:p/>
        </draw:line>
        <draw:line draw:style-name="gr20" draw:text-style-name="P3" draw:layer="layout" svg:x1="1.51cm" svg:y1="4.304cm" svg:x2="1.536cm" svg:y2="4.304cm">
          <text:p/>
        </draw:line>
        <draw:line draw:style-name="gr20" draw:text-style-name="P3" draw:layer="layout" svg:x1="1.56cm" svg:y1="4.304cm" svg:x2="1.586cm" svg:y2="4.304cm">
          <text:p/>
        </draw:line>
        <draw:line draw:style-name="gr20" draw:text-style-name="P3" draw:layer="layout" svg:x1="1.609cm" svg:y1="4.304cm" svg:x2="1.635cm" svg:y2="4.304cm">
          <text:p/>
        </draw:line>
        <draw:line draw:style-name="gr20" draw:text-style-name="P3" draw:layer="layout" svg:x1="1.659cm" svg:y1="4.304cm" svg:x2="1.685cm" svg:y2="4.304cm">
          <text:p/>
        </draw:line>
        <draw:line draw:style-name="gr20" draw:text-style-name="P3" draw:layer="layout" svg:x1="1.709cm" svg:y1="4.304cm" svg:x2="1.735cm" svg:y2="4.304cm">
          <text:p/>
        </draw:line>
        <draw:line draw:style-name="gr20" draw:text-style-name="P3" draw:layer="layout" svg:x1="1.759cm" svg:y1="4.304cm" svg:x2="1.785cm" svg:y2="4.304cm">
          <text:p/>
        </draw:line>
        <draw:line draw:style-name="gr20" draw:text-style-name="P3" draw:layer="layout" svg:x1="1.809cm" svg:y1="4.304cm" svg:x2="1.833cm" svg:y2="4.304cm">
          <text:p/>
        </draw:line>
        <draw:line draw:style-name="gr20" draw:text-style-name="P3" draw:layer="layout" svg:x1="1.858cm" svg:y1="4.304cm" svg:x2="1.882cm" svg:y2="4.304cm">
          <text:p/>
        </draw:line>
        <draw:line draw:style-name="gr20" draw:text-style-name="P3" draw:layer="layout" svg:x1="1.908cm" svg:y1="4.304cm" svg:x2="1.932cm" svg:y2="4.304cm">
          <text:p/>
        </draw:line>
        <draw:line draw:style-name="gr20" draw:text-style-name="P3" draw:layer="layout" svg:x1="1.958cm" svg:y1="4.304cm" svg:x2="1.982cm" svg:y2="4.304cm">
          <text:p/>
        </draw:line>
        <draw:line draw:style-name="gr20" draw:text-style-name="P3" draw:layer="layout" svg:x1="2.008cm" svg:y1="4.304cm" svg:x2="2.032cm" svg:y2="4.304cm">
          <text:p/>
        </draw:line>
        <draw:line draw:style-name="gr20" draw:text-style-name="P3" draw:layer="layout" svg:x1="2.057cm" svg:y1="4.304cm" svg:x2="2.081cm" svg:y2="4.304cm">
          <text:p/>
        </draw:line>
        <draw:line draw:style-name="gr20" draw:text-style-name="P3" draw:layer="layout" svg:x1="2.105cm" svg:y1="4.304cm" svg:x2="2.131cm" svg:y2="4.304cm">
          <text:p/>
        </draw:line>
        <draw:line draw:style-name="gr20" draw:text-style-name="P3" draw:layer="layout" svg:x1="2.155cm" svg:y1="4.304cm" svg:x2="2.181cm" svg:y2="4.304cm">
          <text:p/>
        </draw:line>
        <draw:line draw:style-name="gr20" draw:text-style-name="P3" draw:layer="layout" svg:x1="2.205cm" svg:y1="4.304cm" svg:x2="2.23cm" svg:y2="4.304cm">
          <text:p/>
        </draw:line>
        <draw:line draw:style-name="gr20" draw:text-style-name="P3" draw:layer="layout" svg:x1="2.255cm" svg:y1="4.304cm" svg:x2="2.281cm" svg:y2="4.304cm">
          <text:p/>
        </draw:line>
        <draw:line draw:style-name="gr20" draw:text-style-name="P3" draw:layer="layout" svg:x1="2.304cm" svg:y1="4.304cm" svg:x2="2.33cm" svg:y2="4.304cm">
          <text:p/>
        </draw:line>
        <draw:line draw:style-name="gr20" draw:text-style-name="P3" draw:layer="layout" svg:x1="2.354cm" svg:y1="4.304cm" svg:x2="2.378cm" svg:y2="4.304cm">
          <text:p/>
        </draw:line>
        <draw:line draw:style-name="gr20" draw:text-style-name="P3" draw:layer="layout" svg:x1="2.404cm" svg:y1="4.304cm" svg:x2="2.428cm" svg:y2="4.304cm">
          <text:p/>
        </draw:line>
        <draw:line draw:style-name="gr20" draw:text-style-name="P3" draw:layer="layout" svg:x1="2.454cm" svg:y1="4.304cm" svg:x2="2.478cm" svg:y2="4.304cm">
          <text:p/>
        </draw:line>
        <draw:line draw:style-name="gr20" draw:text-style-name="P3" draw:layer="layout" svg:x1="2.503cm" svg:y1="4.304cm" svg:x2="2.527cm" svg:y2="4.304cm">
          <text:p/>
        </draw:line>
        <draw:line draw:style-name="gr20" draw:text-style-name="P3" draw:layer="layout" svg:x1="2.553cm" svg:y1="4.304cm" svg:x2="2.577cm" svg:y2="4.304cm">
          <text:p/>
        </draw:line>
        <draw:line draw:style-name="gr20" draw:text-style-name="P3" draw:layer="layout" svg:x1="2.603cm" svg:y1="4.304cm" svg:x2="2.627cm" svg:y2="4.304cm">
          <text:p/>
        </draw:line>
        <draw:line draw:style-name="gr20" draw:text-style-name="P3" draw:layer="layout" svg:x1="2.651cm" svg:y1="4.304cm" svg:x2="2.677cm" svg:y2="4.304cm">
          <text:p/>
        </draw:line>
        <draw:line draw:style-name="gr20" draw:text-style-name="P3" draw:layer="layout" svg:x1="2.701cm" svg:y1="4.304cm" svg:x2="2.727cm" svg:y2="4.304cm">
          <text:p/>
        </draw:line>
        <draw:line draw:style-name="gr20" draw:text-style-name="P3" draw:layer="layout" svg:x1="2.75cm" svg:y1="4.304cm" svg:x2="2.776cm" svg:y2="4.304cm">
          <text:p/>
        </draw:line>
        <draw:line draw:style-name="gr20" draw:text-style-name="P3" draw:layer="layout" svg:x1="2.8cm" svg:y1="4.304cm" svg:x2="2.826cm" svg:y2="4.304cm">
          <text:p/>
        </draw:line>
        <draw:line draw:style-name="gr20" draw:text-style-name="P3" draw:layer="layout" svg:x1="2.85cm" svg:y1="4.304cm" svg:x2="2.876cm" svg:y2="4.304cm">
          <text:p/>
        </draw:line>
        <draw:line draw:style-name="gr20" draw:text-style-name="P3" draw:layer="layout" svg:x1="2.9cm" svg:y1="4.304cm" svg:x2="2.926cm" svg:y2="4.304cm">
          <text:p/>
        </draw:line>
        <draw:line draw:style-name="gr20" draw:text-style-name="P3" draw:layer="layout" svg:x1="2.95cm" svg:y1="4.304cm" svg:x2="2.974cm" svg:y2="4.304cm">
          <text:p/>
        </draw:line>
        <draw:line draw:style-name="gr20" draw:text-style-name="P3" draw:layer="layout" svg:x1="2.999cm" svg:y1="4.304cm" svg:x2="3.023cm" svg:y2="4.304cm">
          <text:p/>
        </draw:line>
        <draw:line draw:style-name="gr20" draw:text-style-name="P3" draw:layer="layout" svg:x1="3.049cm" svg:y1="4.304cm" svg:x2="3.073cm" svg:y2="4.304cm">
          <text:p/>
        </draw:line>
        <draw:line draw:style-name="gr20" draw:text-style-name="P3" draw:layer="layout" svg:x1="3.099cm" svg:y1="4.304cm" svg:x2="3.123cm" svg:y2="4.304cm">
          <text:p/>
        </draw:line>
        <draw:line draw:style-name="gr20" draw:text-style-name="P3" draw:layer="layout" svg:x1="3.149cm" svg:y1="4.304cm" svg:x2="3.173cm" svg:y2="4.304cm">
          <text:p/>
        </draw:line>
        <draw:line draw:style-name="gr20" draw:text-style-name="P3" draw:layer="layout" svg:x1="3.198cm" svg:y1="4.304cm" svg:x2="3.222cm" svg:y2="4.304cm">
          <text:p/>
        </draw:line>
        <draw:line draw:style-name="gr20" draw:text-style-name="P3" draw:layer="layout" svg:x1="3.247cm" svg:y1="4.304cm" svg:x2="3.273cm" svg:y2="4.304cm">
          <text:p/>
        </draw:line>
        <draw:line draw:style-name="gr20" draw:text-style-name="P3" draw:layer="layout" svg:x1="3.296cm" svg:y1="4.304cm" svg:x2="3.322cm" svg:y2="4.304cm">
          <text:p/>
        </draw:line>
        <draw:line draw:style-name="gr20" draw:text-style-name="P3" draw:layer="layout" svg:x1="3.346cm" svg:y1="4.304cm" svg:x2="3.371cm" svg:y2="4.304cm">
          <text:p/>
        </draw:line>
        <draw:line draw:style-name="gr20" draw:text-style-name="P3" draw:layer="layout" svg:x1="3.396cm" svg:y1="4.304cm" svg:x2="3.422cm" svg:y2="4.304cm">
          <text:p/>
        </draw:line>
        <draw:line draw:style-name="gr20" draw:text-style-name="P3" draw:layer="layout" svg:x1="3.445cm" svg:y1="4.304cm" svg:x2="3.471cm" svg:y2="4.304cm">
          <text:p/>
        </draw:line>
        <draw:line draw:style-name="gr20" draw:text-style-name="P3" draw:layer="layout" svg:x1="3.495cm" svg:y1="4.304cm" svg:x2="3.519cm" svg:y2="4.304cm">
          <text:p/>
        </draw:line>
        <draw:line draw:style-name="gr20" draw:text-style-name="P3" draw:layer="layout" svg:x1="3.545cm" svg:y1="4.304cm" svg:x2="3.569cm" svg:y2="4.304cm">
          <text:p/>
        </draw:line>
        <draw:line draw:style-name="gr20" draw:text-style-name="P3" draw:layer="layout" svg:x1="3.595cm" svg:y1="4.304cm" svg:x2="3.619cm" svg:y2="4.304cm">
          <text:p/>
        </draw:line>
        <draw:line draw:style-name="gr20" draw:text-style-name="P3" draw:layer="layout" svg:x1="3.644cm" svg:y1="4.304cm" svg:x2="3.668cm" svg:y2="4.304cm">
          <text:p/>
        </draw:line>
        <draw:line draw:style-name="gr20" draw:text-style-name="P3" draw:layer="layout" svg:x1="3.695cm" svg:y1="4.304cm" svg:x2="3.719cm" svg:y2="4.304cm">
          <text:p/>
        </draw:line>
        <draw:line draw:style-name="gr20" draw:text-style-name="P3" draw:layer="layout" svg:x1="3.744cm" svg:y1="4.304cm" svg:x2="3.768cm" svg:y2="4.304cm">
          <text:p/>
        </draw:line>
        <draw:line draw:style-name="gr20" draw:text-style-name="P3" draw:layer="layout" svg:x1="3.792cm" svg:y1="4.304cm" svg:x2="3.818cm" svg:y2="4.304cm">
          <text:p/>
        </draw:line>
        <draw:line draw:style-name="gr20" draw:text-style-name="P3" draw:layer="layout" svg:x1="3.842cm" svg:y1="4.304cm" svg:x2="3.868cm" svg:y2="4.304cm">
          <text:p/>
        </draw:line>
        <draw:line draw:style-name="gr20" draw:text-style-name="P3" draw:layer="layout" svg:x1="3.892cm" svg:y1="4.304cm" svg:x2="3.918cm" svg:y2="4.304cm">
          <text:p/>
        </draw:line>
        <draw:line draw:style-name="gr20" draw:text-style-name="P3" draw:layer="layout" svg:x1="3.942cm" svg:y1="4.304cm" svg:x2="3.968cm" svg:y2="4.304cm">
          <text:p/>
        </draw:line>
        <draw:line draw:style-name="gr20" draw:text-style-name="P3" draw:layer="layout" svg:x1="3.991cm" svg:y1="4.304cm" svg:x2="4.017cm" svg:y2="4.304cm">
          <text:p/>
        </draw:line>
        <draw:line draw:style-name="gr20" draw:text-style-name="P3" draw:layer="layout" svg:x1="4.041cm" svg:y1="4.304cm" svg:x2="4.067cm" svg:y2="4.304cm">
          <text:p/>
        </draw:line>
        <draw:line draw:style-name="gr20" draw:text-style-name="P3" draw:layer="layout" svg:x1="4.091cm" svg:y1="4.304cm" svg:x2="4.115cm" svg:y2="4.304cm">
          <text:p/>
        </draw:line>
        <draw:line draw:style-name="gr20" draw:text-style-name="P3" draw:layer="layout" svg:x1="4.141cm" svg:y1="4.304cm" svg:x2="4.165cm" svg:y2="4.304cm">
          <text:p/>
        </draw:line>
        <draw:line draw:style-name="gr20" draw:text-style-name="P3" draw:layer="layout" svg:x1="4.19cm" svg:y1="4.304cm" svg:x2="4.214cm" svg:y2="4.304cm">
          <text:p/>
        </draw:line>
        <draw:line draw:style-name="gr20" draw:text-style-name="P3" draw:layer="layout" svg:x1="4.24cm" svg:y1="4.304cm" svg:x2="4.264cm" svg:y2="4.304cm">
          <text:p/>
        </draw:line>
        <draw:line draw:style-name="gr20" draw:text-style-name="P3" draw:layer="layout" svg:x1="4.29cm" svg:y1="4.304cm" svg:x2="4.314cm" svg:y2="4.304cm">
          <text:p/>
        </draw:line>
        <draw:line draw:style-name="gr20" draw:text-style-name="P3" draw:layer="layout" svg:x1="4.34cm" svg:y1="4.304cm" svg:x2="4.364cm" svg:y2="4.304cm">
          <text:p/>
        </draw:line>
        <draw:line draw:style-name="gr20" draw:text-style-name="P3" draw:layer="layout" svg:x1="4.388cm" svg:y1="4.304cm" svg:x2="4.414cm" svg:y2="4.304cm">
          <text:p/>
        </draw:line>
        <draw:line draw:style-name="gr20" draw:text-style-name="P3" draw:layer="layout" svg:x1="4.437cm" svg:y1="4.304cm" svg:x2="4.463cm" svg:y2="4.304cm">
          <text:p/>
        </draw:line>
        <draw:line draw:style-name="gr20" draw:text-style-name="P3" draw:layer="layout" svg:x1="4.487cm" svg:y1="4.304cm" svg:x2="4.512cm" svg:y2="4.304cm">
          <text:p/>
        </draw:line>
        <draw:line draw:style-name="gr20" draw:text-style-name="P3" draw:layer="layout" svg:x1="4.537cm" svg:y1="4.304cm" svg:x2="4.563cm" svg:y2="4.304cm">
          <text:p/>
        </draw:line>
        <draw:line draw:style-name="gr20" draw:text-style-name="P3" draw:layer="layout" svg:x1="4.587cm" svg:y1="4.304cm" svg:x2="4.613cm" svg:y2="4.304cm">
          <text:p/>
        </draw:line>
        <draw:line draw:style-name="gr20" draw:text-style-name="P3" draw:layer="layout" svg:x1="4.636cm" svg:y1="4.304cm" svg:x2="4.66cm" svg:y2="4.304cm">
          <text:p/>
        </draw:line>
        <draw:line draw:style-name="gr20" draw:text-style-name="P3" draw:layer="layout" svg:x1="4.686cm" svg:y1="4.304cm" svg:x2="4.71cm" svg:y2="4.304cm">
          <text:p/>
        </draw:line>
        <draw:line draw:style-name="gr20" draw:text-style-name="P3" draw:layer="layout" svg:x1="4.736cm" svg:y1="4.304cm" svg:x2="4.76cm" svg:y2="4.304cm">
          <text:p/>
        </draw:line>
        <draw:line draw:style-name="gr20" draw:text-style-name="P3" draw:layer="layout" svg:x1="4.786cm" svg:y1="4.304cm" svg:x2="4.81cm" svg:y2="4.304cm">
          <text:p/>
        </draw:line>
        <draw:line draw:style-name="gr20" draw:text-style-name="P3" draw:layer="layout" svg:x1="4.836cm" svg:y1="4.304cm" svg:x2="4.86cm" svg:y2="4.304cm">
          <text:p/>
        </draw:line>
        <draw:line draw:style-name="gr20" draw:text-style-name="P3" draw:layer="layout" svg:x1="4.885cm" svg:y1="4.304cm" svg:x2="4.909cm" svg:y2="4.304cm">
          <text:p/>
        </draw:line>
        <draw:line draw:style-name="gr20" draw:text-style-name="P3" draw:layer="layout" svg:x1="4.935cm" svg:y1="4.304cm" svg:x2="4.959cm" svg:y2="4.304cm">
          <text:p/>
        </draw:line>
        <draw:line draw:style-name="gr19" draw:text-style-name="P3" draw:layer="layout" svg:x1="1.413cm" svg:y1="4.304cm" svg:x2="1.399cm" svg:y2="4.304cm">
          <text:p/>
        </draw:line>
        <draw:line draw:style-name="gr20" draw:text-style-name="P3" draw:layer="layout" svg:x1="1.412cm" svg:y1="4.147cm" svg:x2="1.436cm" svg:y2="4.147cm">
          <text:p/>
        </draw:line>
        <draw:line draw:style-name="gr20" draw:text-style-name="P3" draw:layer="layout" svg:x1="1.462cm" svg:y1="4.147cm" svg:x2="1.486cm" svg:y2="4.147cm">
          <text:p/>
        </draw:line>
        <draw:line draw:style-name="gr20" draw:text-style-name="P3" draw:layer="layout" svg:x1="1.51cm" svg:y1="4.147cm" svg:x2="1.536cm" svg:y2="4.147cm">
          <text:p/>
        </draw:line>
        <draw:line draw:style-name="gr20" draw:text-style-name="P3" draw:layer="layout" svg:x1="1.56cm" svg:y1="4.147cm" svg:x2="1.586cm" svg:y2="4.147cm">
          <text:p/>
        </draw:line>
        <draw:line draw:style-name="gr20" draw:text-style-name="P3" draw:layer="layout" svg:x1="1.609cm" svg:y1="4.147cm" svg:x2="1.635cm" svg:y2="4.147cm">
          <text:p/>
        </draw:line>
        <draw:line draw:style-name="gr20" draw:text-style-name="P3" draw:layer="layout" svg:x1="1.659cm" svg:y1="4.147cm" svg:x2="1.685cm" svg:y2="4.147cm">
          <text:p/>
        </draw:line>
        <draw:line draw:style-name="gr20" draw:text-style-name="P3" draw:layer="layout" svg:x1="1.709cm" svg:y1="4.147cm" svg:x2="1.735cm" svg:y2="4.147cm">
          <text:p/>
        </draw:line>
        <draw:line draw:style-name="gr20" draw:text-style-name="P3" draw:layer="layout" svg:x1="1.759cm" svg:y1="4.147cm" svg:x2="1.785cm" svg:y2="4.147cm">
          <text:p/>
        </draw:line>
        <draw:line draw:style-name="gr20" draw:text-style-name="P3" draw:layer="layout" svg:x1="1.809cm" svg:y1="4.147cm" svg:x2="1.833cm" svg:y2="4.147cm">
          <text:p/>
        </draw:line>
        <draw:line draw:style-name="gr20" draw:text-style-name="P3" draw:layer="layout" svg:x1="1.858cm" svg:y1="4.147cm" svg:x2="1.882cm" svg:y2="4.147cm">
          <text:p/>
        </draw:line>
        <draw:line draw:style-name="gr20" draw:text-style-name="P3" draw:layer="layout" svg:x1="1.908cm" svg:y1="4.147cm" svg:x2="1.932cm" svg:y2="4.147cm">
          <text:p/>
        </draw:line>
        <draw:line draw:style-name="gr20" draw:text-style-name="P3" draw:layer="layout" svg:x1="1.958cm" svg:y1="4.147cm" svg:x2="1.982cm" svg:y2="4.147cm">
          <text:p/>
        </draw:line>
        <draw:line draw:style-name="gr20" draw:text-style-name="P3" draw:layer="layout" svg:x1="2.008cm" svg:y1="4.147cm" svg:x2="2.032cm" svg:y2="4.147cm">
          <text:p/>
        </draw:line>
        <draw:line draw:style-name="gr20" draw:text-style-name="P3" draw:layer="layout" svg:x1="2.057cm" svg:y1="4.147cm" svg:x2="2.081cm" svg:y2="4.147cm">
          <text:p/>
        </draw:line>
        <draw:line draw:style-name="gr20" draw:text-style-name="P3" draw:layer="layout" svg:x1="2.105cm" svg:y1="4.147cm" svg:x2="2.131cm" svg:y2="4.147cm">
          <text:p/>
        </draw:line>
        <draw:line draw:style-name="gr20" draw:text-style-name="P3" draw:layer="layout" svg:x1="2.155cm" svg:y1="4.147cm" svg:x2="2.181cm" svg:y2="4.147cm">
          <text:p/>
        </draw:line>
        <draw:line draw:style-name="gr20" draw:text-style-name="P3" draw:layer="layout" svg:x1="2.205cm" svg:y1="4.147cm" svg:x2="2.23cm" svg:y2="4.147cm">
          <text:p/>
        </draw:line>
        <draw:line draw:style-name="gr20" draw:text-style-name="P3" draw:layer="layout" svg:x1="2.255cm" svg:y1="4.147cm" svg:x2="2.281cm" svg:y2="4.147cm">
          <text:p/>
        </draw:line>
        <draw:line draw:style-name="gr20" draw:text-style-name="P3" draw:layer="layout" svg:x1="2.304cm" svg:y1="4.147cm" svg:x2="2.33cm" svg:y2="4.147cm">
          <text:p/>
        </draw:line>
        <draw:line draw:style-name="gr20" draw:text-style-name="P3" draw:layer="layout" svg:x1="2.354cm" svg:y1="4.147cm" svg:x2="2.378cm" svg:y2="4.147cm">
          <text:p/>
        </draw:line>
        <draw:line draw:style-name="gr20" draw:text-style-name="P3" draw:layer="layout" svg:x1="2.404cm" svg:y1="4.147cm" svg:x2="2.428cm" svg:y2="4.147cm">
          <text:p/>
        </draw:line>
        <draw:line draw:style-name="gr20" draw:text-style-name="P3" draw:layer="layout" svg:x1="2.454cm" svg:y1="4.147cm" svg:x2="2.478cm" svg:y2="4.147cm">
          <text:p/>
        </draw:line>
        <draw:line draw:style-name="gr20" draw:text-style-name="P3" draw:layer="layout" svg:x1="2.503cm" svg:y1="4.147cm" svg:x2="2.527cm" svg:y2="4.147cm">
          <text:p/>
        </draw:line>
        <draw:line draw:style-name="gr20" draw:text-style-name="P3" draw:layer="layout" svg:x1="2.553cm" svg:y1="4.147cm" svg:x2="2.577cm" svg:y2="4.147cm">
          <text:p/>
        </draw:line>
        <draw:line draw:style-name="gr20" draw:text-style-name="P3" draw:layer="layout" svg:x1="2.603cm" svg:y1="4.147cm" svg:x2="2.627cm" svg:y2="4.147cm">
          <text:p/>
        </draw:line>
        <draw:line draw:style-name="gr20" draw:text-style-name="P3" draw:layer="layout" svg:x1="2.651cm" svg:y1="4.147cm" svg:x2="2.677cm" svg:y2="4.147cm">
          <text:p/>
        </draw:line>
        <draw:line draw:style-name="gr20" draw:text-style-name="P3" draw:layer="layout" svg:x1="2.701cm" svg:y1="4.147cm" svg:x2="2.727cm" svg:y2="4.147cm">
          <text:p/>
        </draw:line>
        <draw:line draw:style-name="gr20" draw:text-style-name="P3" draw:layer="layout" svg:x1="2.75cm" svg:y1="4.147cm" svg:x2="2.776cm" svg:y2="4.147cm">
          <text:p/>
        </draw:line>
        <draw:line draw:style-name="gr20" draw:text-style-name="P3" draw:layer="layout" svg:x1="2.8cm" svg:y1="4.147cm" svg:x2="2.826cm" svg:y2="4.147cm">
          <text:p/>
        </draw:line>
        <draw:line draw:style-name="gr20" draw:text-style-name="P3" draw:layer="layout" svg:x1="2.85cm" svg:y1="4.147cm" svg:x2="2.876cm" svg:y2="4.147cm">
          <text:p/>
        </draw:line>
        <draw:line draw:style-name="gr20" draw:text-style-name="P3" draw:layer="layout" svg:x1="2.9cm" svg:y1="4.147cm" svg:x2="2.926cm" svg:y2="4.147cm">
          <text:p/>
        </draw:line>
        <draw:line draw:style-name="gr20" draw:text-style-name="P3" draw:layer="layout" svg:x1="2.95cm" svg:y1="4.147cm" svg:x2="2.974cm" svg:y2="4.147cm">
          <text:p/>
        </draw:line>
        <draw:line draw:style-name="gr20" draw:text-style-name="P3" draw:layer="layout" svg:x1="2.999cm" svg:y1="4.147cm" svg:x2="3.023cm" svg:y2="4.147cm">
          <text:p/>
        </draw:line>
        <draw:line draw:style-name="gr20" draw:text-style-name="P3" draw:layer="layout" svg:x1="3.049cm" svg:y1="4.147cm" svg:x2="3.073cm" svg:y2="4.147cm">
          <text:p/>
        </draw:line>
        <draw:line draw:style-name="gr20" draw:text-style-name="P3" draw:layer="layout" svg:x1="3.099cm" svg:y1="4.147cm" svg:x2="3.123cm" svg:y2="4.147cm">
          <text:p/>
        </draw:line>
        <draw:line draw:style-name="gr20" draw:text-style-name="P3" draw:layer="layout" svg:x1="3.149cm" svg:y1="4.147cm" svg:x2="3.173cm" svg:y2="4.147cm">
          <text:p/>
        </draw:line>
        <draw:line draw:style-name="gr20" draw:text-style-name="P3" draw:layer="layout" svg:x1="3.198cm" svg:y1="4.147cm" svg:x2="3.222cm" svg:y2="4.147cm">
          <text:p/>
        </draw:line>
        <draw:line draw:style-name="gr20" draw:text-style-name="P3" draw:layer="layout" svg:x1="3.247cm" svg:y1="4.147cm" svg:x2="3.273cm" svg:y2="4.147cm">
          <text:p/>
        </draw:line>
        <draw:line draw:style-name="gr20" draw:text-style-name="P3" draw:layer="layout" svg:x1="3.296cm" svg:y1="4.147cm" svg:x2="3.322cm" svg:y2="4.147cm">
          <text:p/>
        </draw:line>
        <draw:line draw:style-name="gr20" draw:text-style-name="P3" draw:layer="layout" svg:x1="3.346cm" svg:y1="4.147cm" svg:x2="3.371cm" svg:y2="4.147cm">
          <text:p/>
        </draw:line>
        <draw:line draw:style-name="gr20" draw:text-style-name="P3" draw:layer="layout" svg:x1="3.396cm" svg:y1="4.147cm" svg:x2="3.422cm" svg:y2="4.147cm">
          <text:p/>
        </draw:line>
        <draw:line draw:style-name="gr20" draw:text-style-name="P3" draw:layer="layout" svg:x1="3.445cm" svg:y1="4.147cm" svg:x2="3.471cm" svg:y2="4.147cm">
          <text:p/>
        </draw:line>
        <draw:line draw:style-name="gr20" draw:text-style-name="P3" draw:layer="layout" svg:x1="3.495cm" svg:y1="4.147cm" svg:x2="3.519cm" svg:y2="4.147cm">
          <text:p/>
        </draw:line>
        <draw:line draw:style-name="gr20" draw:text-style-name="P3" draw:layer="layout" svg:x1="3.545cm" svg:y1="4.147cm" svg:x2="3.569cm" svg:y2="4.147cm">
          <text:p/>
        </draw:line>
        <draw:line draw:style-name="gr20" draw:text-style-name="P3" draw:layer="layout" svg:x1="3.595cm" svg:y1="4.147cm" svg:x2="3.619cm" svg:y2="4.147cm">
          <text:p/>
        </draw:line>
        <draw:line draw:style-name="gr20" draw:text-style-name="P3" draw:layer="layout" svg:x1="3.644cm" svg:y1="4.147cm" svg:x2="3.668cm" svg:y2="4.147cm">
          <text:p/>
        </draw:line>
        <draw:line draw:style-name="gr20" draw:text-style-name="P3" draw:layer="layout" svg:x1="3.695cm" svg:y1="4.147cm" svg:x2="3.719cm" svg:y2="4.147cm">
          <text:p/>
        </draw:line>
        <draw:line draw:style-name="gr20" draw:text-style-name="P3" draw:layer="layout" svg:x1="3.744cm" svg:y1="4.147cm" svg:x2="3.768cm" svg:y2="4.147cm">
          <text:p/>
        </draw:line>
        <draw:line draw:style-name="gr20" draw:text-style-name="P3" draw:layer="layout" svg:x1="3.792cm" svg:y1="4.147cm" svg:x2="3.818cm" svg:y2="4.147cm">
          <text:p/>
        </draw:line>
        <draw:line draw:style-name="gr20" draw:text-style-name="P3" draw:layer="layout" svg:x1="3.842cm" svg:y1="4.147cm" svg:x2="3.868cm" svg:y2="4.147cm">
          <text:p/>
        </draw:line>
        <draw:line draw:style-name="gr20" draw:text-style-name="P3" draw:layer="layout" svg:x1="3.892cm" svg:y1="4.147cm" svg:x2="3.918cm" svg:y2="4.147cm">
          <text:p/>
        </draw:line>
        <draw:line draw:style-name="gr20" draw:text-style-name="P3" draw:layer="layout" svg:x1="3.942cm" svg:y1="4.147cm" svg:x2="3.968cm" svg:y2="4.147cm">
          <text:p/>
        </draw:line>
        <draw:line draw:style-name="gr20" draw:text-style-name="P3" draw:layer="layout" svg:x1="3.991cm" svg:y1="4.147cm" svg:x2="4.017cm" svg:y2="4.147cm">
          <text:p/>
        </draw:line>
        <draw:line draw:style-name="gr20" draw:text-style-name="P3" draw:layer="layout" svg:x1="4.041cm" svg:y1="4.147cm" svg:x2="4.067cm" svg:y2="4.147cm">
          <text:p/>
        </draw:line>
        <draw:line draw:style-name="gr20" draw:text-style-name="P3" draw:layer="layout" svg:x1="4.091cm" svg:y1="4.147cm" svg:x2="4.115cm" svg:y2="4.147cm">
          <text:p/>
        </draw:line>
        <draw:line draw:style-name="gr20" draw:text-style-name="P3" draw:layer="layout" svg:x1="4.141cm" svg:y1="4.147cm" svg:x2="4.165cm" svg:y2="4.147cm">
          <text:p/>
        </draw:line>
        <draw:line draw:style-name="gr20" draw:text-style-name="P3" draw:layer="layout" svg:x1="4.19cm" svg:y1="4.147cm" svg:x2="4.214cm" svg:y2="4.147cm">
          <text:p/>
        </draw:line>
        <draw:line draw:style-name="gr20" draw:text-style-name="P3" draw:layer="layout" svg:x1="4.24cm" svg:y1="4.147cm" svg:x2="4.264cm" svg:y2="4.147cm">
          <text:p/>
        </draw:line>
        <draw:line draw:style-name="gr20" draw:text-style-name="P3" draw:layer="layout" svg:x1="4.29cm" svg:y1="4.147cm" svg:x2="4.314cm" svg:y2="4.147cm">
          <text:p/>
        </draw:line>
        <draw:line draw:style-name="gr20" draw:text-style-name="P3" draw:layer="layout" svg:x1="4.34cm" svg:y1="4.147cm" svg:x2="4.364cm" svg:y2="4.147cm">
          <text:p/>
        </draw:line>
        <draw:line draw:style-name="gr20" draw:text-style-name="P3" draw:layer="layout" svg:x1="4.388cm" svg:y1="4.147cm" svg:x2="4.414cm" svg:y2="4.147cm">
          <text:p/>
        </draw:line>
        <draw:line draw:style-name="gr20" draw:text-style-name="P3" draw:layer="layout" svg:x1="4.437cm" svg:y1="4.147cm" svg:x2="4.463cm" svg:y2="4.147cm">
          <text:p/>
        </draw:line>
        <draw:line draw:style-name="gr20" draw:text-style-name="P3" draw:layer="layout" svg:x1="4.487cm" svg:y1="4.147cm" svg:x2="4.512cm" svg:y2="4.147cm">
          <text:p/>
        </draw:line>
        <draw:line draw:style-name="gr20" draw:text-style-name="P3" draw:layer="layout" svg:x1="4.537cm" svg:y1="4.147cm" svg:x2="4.563cm" svg:y2="4.147cm">
          <text:p/>
        </draw:line>
        <draw:line draw:style-name="gr20" draw:text-style-name="P3" draw:layer="layout" svg:x1="4.587cm" svg:y1="4.147cm" svg:x2="4.613cm" svg:y2="4.147cm">
          <text:p/>
        </draw:line>
        <draw:line draw:style-name="gr20" draw:text-style-name="P3" draw:layer="layout" svg:x1="4.636cm" svg:y1="4.147cm" svg:x2="4.66cm" svg:y2="4.147cm">
          <text:p/>
        </draw:line>
        <draw:line draw:style-name="gr20" draw:text-style-name="P3" draw:layer="layout" svg:x1="4.686cm" svg:y1="4.147cm" svg:x2="4.71cm" svg:y2="4.147cm">
          <text:p/>
        </draw:line>
        <draw:line draw:style-name="gr20" draw:text-style-name="P3" draw:layer="layout" svg:x1="4.736cm" svg:y1="4.147cm" svg:x2="4.76cm" svg:y2="4.147cm">
          <text:p/>
        </draw:line>
        <draw:line draw:style-name="gr20" draw:text-style-name="P3" draw:layer="layout" svg:x1="4.786cm" svg:y1="4.147cm" svg:x2="4.81cm" svg:y2="4.147cm">
          <text:p/>
        </draw:line>
        <draw:line draw:style-name="gr20" draw:text-style-name="P3" draw:layer="layout" svg:x1="4.836cm" svg:y1="4.147cm" svg:x2="4.86cm" svg:y2="4.147cm">
          <text:p/>
        </draw:line>
        <draw:line draw:style-name="gr20" draw:text-style-name="P3" draw:layer="layout" svg:x1="4.885cm" svg:y1="4.147cm" svg:x2="4.909cm" svg:y2="4.147cm">
          <text:p/>
        </draw:line>
        <draw:line draw:style-name="gr20" draw:text-style-name="P3" draw:layer="layout" svg:x1="4.935cm" svg:y1="4.147cm" svg:x2="4.959cm" svg:y2="4.147cm">
          <text:p/>
        </draw:line>
        <draw:line draw:style-name="gr19" draw:text-style-name="P3" draw:layer="layout" svg:x1="1.413cm" svg:y1="4.147cm" svg:x2="1.399cm" svg:y2="4.147cm">
          <text:p/>
        </draw:line>
        <draw:line draw:style-name="gr20" draw:text-style-name="P3" draw:layer="layout" svg:x1="1.412cm" svg:y1="3.987cm" svg:x2="1.436cm" svg:y2="3.987cm">
          <text:p/>
        </draw:line>
        <draw:line draw:style-name="gr20" draw:text-style-name="P3" draw:layer="layout" svg:x1="1.462cm" svg:y1="3.987cm" svg:x2="1.486cm" svg:y2="3.987cm">
          <text:p/>
        </draw:line>
        <draw:line draw:style-name="gr20" draw:text-style-name="P3" draw:layer="layout" svg:x1="1.51cm" svg:y1="3.987cm" svg:x2="1.536cm" svg:y2="3.987cm">
          <text:p/>
        </draw:line>
        <draw:line draw:style-name="gr20" draw:text-style-name="P3" draw:layer="layout" svg:x1="1.56cm" svg:y1="3.987cm" svg:x2="1.586cm" svg:y2="3.987cm">
          <text:p/>
        </draw:line>
        <draw:line draw:style-name="gr20" draw:text-style-name="P3" draw:layer="layout" svg:x1="1.609cm" svg:y1="3.987cm" svg:x2="1.635cm" svg:y2="3.987cm">
          <text:p/>
        </draw:line>
        <draw:line draw:style-name="gr20" draw:text-style-name="P3" draw:layer="layout" svg:x1="1.659cm" svg:y1="3.987cm" svg:x2="1.685cm" svg:y2="3.987cm">
          <text:p/>
        </draw:line>
        <draw:line draw:style-name="gr20" draw:text-style-name="P3" draw:layer="layout" svg:x1="1.709cm" svg:y1="3.987cm" svg:x2="1.735cm" svg:y2="3.987cm">
          <text:p/>
        </draw:line>
        <draw:line draw:style-name="gr20" draw:text-style-name="P3" draw:layer="layout" svg:x1="1.759cm" svg:y1="3.987cm" svg:x2="1.785cm" svg:y2="3.987cm">
          <text:p/>
        </draw:line>
        <draw:line draw:style-name="gr20" draw:text-style-name="P3" draw:layer="layout" svg:x1="1.809cm" svg:y1="3.987cm" svg:x2="1.833cm" svg:y2="3.987cm">
          <text:p/>
        </draw:line>
        <draw:line draw:style-name="gr20" draw:text-style-name="P3" draw:layer="layout" svg:x1="1.858cm" svg:y1="3.987cm" svg:x2="1.882cm" svg:y2="3.987cm">
          <text:p/>
        </draw:line>
        <draw:line draw:style-name="gr20" draw:text-style-name="P3" draw:layer="layout" svg:x1="1.908cm" svg:y1="3.987cm" svg:x2="1.932cm" svg:y2="3.987cm">
          <text:p/>
        </draw:line>
        <draw:line draw:style-name="gr20" draw:text-style-name="P3" draw:layer="layout" svg:x1="1.958cm" svg:y1="3.987cm" svg:x2="1.982cm" svg:y2="3.987cm">
          <text:p/>
        </draw:line>
        <draw:line draw:style-name="gr20" draw:text-style-name="P3" draw:layer="layout" svg:x1="2.008cm" svg:y1="3.987cm" svg:x2="2.032cm" svg:y2="3.987cm">
          <text:p/>
        </draw:line>
        <draw:line draw:style-name="gr20" draw:text-style-name="P3" draw:layer="layout" svg:x1="2.057cm" svg:y1="3.987cm" svg:x2="2.081cm" svg:y2="3.987cm">
          <text:p/>
        </draw:line>
        <draw:line draw:style-name="gr20" draw:text-style-name="P3" draw:layer="layout" svg:x1="2.105cm" svg:y1="3.987cm" svg:x2="2.131cm" svg:y2="3.987cm">
          <text:p/>
        </draw:line>
        <draw:line draw:style-name="gr20" draw:text-style-name="P3" draw:layer="layout" svg:x1="2.155cm" svg:y1="3.987cm" svg:x2="2.181cm" svg:y2="3.987cm">
          <text:p/>
        </draw:line>
        <draw:line draw:style-name="gr20" draw:text-style-name="P3" draw:layer="layout" svg:x1="2.205cm" svg:y1="3.987cm" svg:x2="2.23cm" svg:y2="3.987cm">
          <text:p/>
        </draw:line>
        <draw:line draw:style-name="gr20" draw:text-style-name="P3" draw:layer="layout" svg:x1="2.255cm" svg:y1="3.987cm" svg:x2="2.281cm" svg:y2="3.987cm">
          <text:p/>
        </draw:line>
        <draw:line draw:style-name="gr20" draw:text-style-name="P3" draw:layer="layout" svg:x1="2.304cm" svg:y1="3.987cm" svg:x2="2.33cm" svg:y2="3.987cm">
          <text:p/>
        </draw:line>
        <draw:line draw:style-name="gr20" draw:text-style-name="P3" draw:layer="layout" svg:x1="2.354cm" svg:y1="3.987cm" svg:x2="2.378cm" svg:y2="3.987cm">
          <text:p/>
        </draw:line>
        <draw:line draw:style-name="gr20" draw:text-style-name="P3" draw:layer="layout" svg:x1="2.404cm" svg:y1="3.987cm" svg:x2="2.428cm" svg:y2="3.987cm">
          <text:p/>
        </draw:line>
        <draw:line draw:style-name="gr20" draw:text-style-name="P3" draw:layer="layout" svg:x1="2.454cm" svg:y1="3.987cm" svg:x2="2.478cm" svg:y2="3.987cm">
          <text:p/>
        </draw:line>
        <draw:line draw:style-name="gr20" draw:text-style-name="P3" draw:layer="layout" svg:x1="2.503cm" svg:y1="3.987cm" svg:x2="2.527cm" svg:y2="3.987cm">
          <text:p/>
        </draw:line>
        <draw:line draw:style-name="gr20" draw:text-style-name="P3" draw:layer="layout" svg:x1="2.553cm" svg:y1="3.987cm" svg:x2="2.577cm" svg:y2="3.987cm">
          <text:p/>
        </draw:line>
        <draw:line draw:style-name="gr20" draw:text-style-name="P3" draw:layer="layout" svg:x1="2.603cm" svg:y1="3.987cm" svg:x2="2.627cm" svg:y2="3.987cm">
          <text:p/>
        </draw:line>
        <draw:line draw:style-name="gr20" draw:text-style-name="P3" draw:layer="layout" svg:x1="2.651cm" svg:y1="3.987cm" svg:x2="2.677cm" svg:y2="3.987cm">
          <text:p/>
        </draw:line>
        <draw:line draw:style-name="gr20" draw:text-style-name="P3" draw:layer="layout" svg:x1="2.701cm" svg:y1="3.987cm" svg:x2="2.727cm" svg:y2="3.987cm">
          <text:p/>
        </draw:line>
        <draw:line draw:style-name="gr20" draw:text-style-name="P3" draw:layer="layout" svg:x1="2.75cm" svg:y1="3.987cm" svg:x2="2.776cm" svg:y2="3.987cm">
          <text:p/>
        </draw:line>
        <draw:line draw:style-name="gr20" draw:text-style-name="P3" draw:layer="layout" svg:x1="2.8cm" svg:y1="3.987cm" svg:x2="2.826cm" svg:y2="3.987cm">
          <text:p/>
        </draw:line>
        <draw:line draw:style-name="gr20" draw:text-style-name="P3" draw:layer="layout" svg:x1="2.85cm" svg:y1="3.987cm" svg:x2="2.876cm" svg:y2="3.987cm">
          <text:p/>
        </draw:line>
        <draw:line draw:style-name="gr20" draw:text-style-name="P3" draw:layer="layout" svg:x1="2.9cm" svg:y1="3.987cm" svg:x2="2.926cm" svg:y2="3.987cm">
          <text:p/>
        </draw:line>
        <draw:line draw:style-name="gr20" draw:text-style-name="P3" draw:layer="layout" svg:x1="2.95cm" svg:y1="3.987cm" svg:x2="2.974cm" svg:y2="3.987cm">
          <text:p/>
        </draw:line>
        <draw:line draw:style-name="gr20" draw:text-style-name="P3" draw:layer="layout" svg:x1="2.999cm" svg:y1="3.987cm" svg:x2="3.023cm" svg:y2="3.987cm">
          <text:p/>
        </draw:line>
        <draw:line draw:style-name="gr20" draw:text-style-name="P3" draw:layer="layout" svg:x1="3.049cm" svg:y1="3.987cm" svg:x2="3.073cm" svg:y2="3.987cm">
          <text:p/>
        </draw:line>
        <draw:line draw:style-name="gr20" draw:text-style-name="P3" draw:layer="layout" svg:x1="3.099cm" svg:y1="3.987cm" svg:x2="3.123cm" svg:y2="3.987cm">
          <text:p/>
        </draw:line>
        <draw:line draw:style-name="gr20" draw:text-style-name="P3" draw:layer="layout" svg:x1="3.149cm" svg:y1="3.987cm" svg:x2="3.173cm" svg:y2="3.987cm">
          <text:p/>
        </draw:line>
        <draw:line draw:style-name="gr20" draw:text-style-name="P3" draw:layer="layout" svg:x1="3.198cm" svg:y1="3.987cm" svg:x2="3.222cm" svg:y2="3.987cm">
          <text:p/>
        </draw:line>
        <draw:line draw:style-name="gr20" draw:text-style-name="P3" draw:layer="layout" svg:x1="3.247cm" svg:y1="3.987cm" svg:x2="3.273cm" svg:y2="3.987cm">
          <text:p/>
        </draw:line>
        <draw:line draw:style-name="gr20" draw:text-style-name="P3" draw:layer="layout" svg:x1="3.296cm" svg:y1="3.987cm" svg:x2="3.322cm" svg:y2="3.987cm">
          <text:p/>
        </draw:line>
        <draw:line draw:style-name="gr20" draw:text-style-name="P3" draw:layer="layout" svg:x1="3.346cm" svg:y1="3.987cm" svg:x2="3.371cm" svg:y2="3.987cm">
          <text:p/>
        </draw:line>
        <draw:line draw:style-name="gr20" draw:text-style-name="P3" draw:layer="layout" svg:x1="3.396cm" svg:y1="3.987cm" svg:x2="3.422cm" svg:y2="3.987cm">
          <text:p/>
        </draw:line>
        <draw:line draw:style-name="gr20" draw:text-style-name="P3" draw:layer="layout" svg:x1="3.445cm" svg:y1="3.987cm" svg:x2="3.471cm" svg:y2="3.987cm">
          <text:p/>
        </draw:line>
        <draw:line draw:style-name="gr20" draw:text-style-name="P3" draw:layer="layout" svg:x1="3.495cm" svg:y1="3.987cm" svg:x2="3.519cm" svg:y2="3.987cm">
          <text:p/>
        </draw:line>
        <draw:line draw:style-name="gr20" draw:text-style-name="P3" draw:layer="layout" svg:x1="3.545cm" svg:y1="3.987cm" svg:x2="3.569cm" svg:y2="3.987cm">
          <text:p/>
        </draw:line>
        <draw:line draw:style-name="gr20" draw:text-style-name="P3" draw:layer="layout" svg:x1="3.595cm" svg:y1="3.987cm" svg:x2="3.619cm" svg:y2="3.987cm">
          <text:p/>
        </draw:line>
        <draw:line draw:style-name="gr20" draw:text-style-name="P3" draw:layer="layout" svg:x1="3.644cm" svg:y1="3.987cm" svg:x2="3.668cm" svg:y2="3.987cm">
          <text:p/>
        </draw:line>
        <draw:line draw:style-name="gr20" draw:text-style-name="P3" draw:layer="layout" svg:x1="3.695cm" svg:y1="3.987cm" svg:x2="3.719cm" svg:y2="3.987cm">
          <text:p/>
        </draw:line>
        <draw:line draw:style-name="gr20" draw:text-style-name="P3" draw:layer="layout" svg:x1="3.744cm" svg:y1="3.987cm" svg:x2="3.768cm" svg:y2="3.987cm">
          <text:p/>
        </draw:line>
        <draw:line draw:style-name="gr20" draw:text-style-name="P3" draw:layer="layout" svg:x1="3.792cm" svg:y1="3.987cm" svg:x2="3.818cm" svg:y2="3.987cm">
          <text:p/>
        </draw:line>
        <draw:line draw:style-name="gr20" draw:text-style-name="P3" draw:layer="layout" svg:x1="3.842cm" svg:y1="3.987cm" svg:x2="3.868cm" svg:y2="3.987cm">
          <text:p/>
        </draw:line>
        <draw:line draw:style-name="gr20" draw:text-style-name="P3" draw:layer="layout" svg:x1="3.892cm" svg:y1="3.987cm" svg:x2="3.918cm" svg:y2="3.987cm">
          <text:p/>
        </draw:line>
        <draw:line draw:style-name="gr20" draw:text-style-name="P3" draw:layer="layout" svg:x1="3.942cm" svg:y1="3.987cm" svg:x2="3.968cm" svg:y2="3.987cm">
          <text:p/>
        </draw:line>
        <draw:line draw:style-name="gr20" draw:text-style-name="P3" draw:layer="layout" svg:x1="3.991cm" svg:y1="3.987cm" svg:x2="4.017cm" svg:y2="3.987cm">
          <text:p/>
        </draw:line>
        <draw:line draw:style-name="gr20" draw:text-style-name="P3" draw:layer="layout" svg:x1="4.041cm" svg:y1="3.987cm" svg:x2="4.067cm" svg:y2="3.987cm">
          <text:p/>
        </draw:line>
        <draw:line draw:style-name="gr20" draw:text-style-name="P3" draw:layer="layout" svg:x1="4.091cm" svg:y1="3.987cm" svg:x2="4.115cm" svg:y2="3.987cm">
          <text:p/>
        </draw:line>
        <draw:line draw:style-name="gr20" draw:text-style-name="P3" draw:layer="layout" svg:x1="4.141cm" svg:y1="3.987cm" svg:x2="4.165cm" svg:y2="3.987cm">
          <text:p/>
        </draw:line>
        <draw:line draw:style-name="gr20" draw:text-style-name="P3" draw:layer="layout" svg:x1="4.19cm" svg:y1="3.987cm" svg:x2="4.214cm" svg:y2="3.987cm">
          <text:p/>
        </draw:line>
        <draw:line draw:style-name="gr20" draw:text-style-name="P3" draw:layer="layout" svg:x1="4.24cm" svg:y1="3.987cm" svg:x2="4.264cm" svg:y2="3.987cm">
          <text:p/>
        </draw:line>
        <draw:line draw:style-name="gr20" draw:text-style-name="P3" draw:layer="layout" svg:x1="4.29cm" svg:y1="3.987cm" svg:x2="4.314cm" svg:y2="3.987cm">
          <text:p/>
        </draw:line>
        <draw:line draw:style-name="gr20" draw:text-style-name="P3" draw:layer="layout" svg:x1="4.34cm" svg:y1="3.987cm" svg:x2="4.364cm" svg:y2="3.987cm">
          <text:p/>
        </draw:line>
        <draw:line draw:style-name="gr20" draw:text-style-name="P3" draw:layer="layout" svg:x1="4.388cm" svg:y1="3.987cm" svg:x2="4.414cm" svg:y2="3.987cm">
          <text:p/>
        </draw:line>
        <draw:line draw:style-name="gr20" draw:text-style-name="P3" draw:layer="layout" svg:x1="4.437cm" svg:y1="3.987cm" svg:x2="4.463cm" svg:y2="3.987cm">
          <text:p/>
        </draw:line>
        <draw:line draw:style-name="gr20" draw:text-style-name="P3" draw:layer="layout" svg:x1="4.487cm" svg:y1="3.987cm" svg:x2="4.512cm" svg:y2="3.987cm">
          <text:p/>
        </draw:line>
        <draw:line draw:style-name="gr20" draw:text-style-name="P3" draw:layer="layout" svg:x1="4.537cm" svg:y1="3.987cm" svg:x2="4.563cm" svg:y2="3.987cm">
          <text:p/>
        </draw:line>
        <draw:line draw:style-name="gr20" draw:text-style-name="P3" draw:layer="layout" svg:x1="4.587cm" svg:y1="3.987cm" svg:x2="4.613cm" svg:y2="3.987cm">
          <text:p/>
        </draw:line>
        <draw:line draw:style-name="gr20" draw:text-style-name="P3" draw:layer="layout" svg:x1="4.636cm" svg:y1="3.987cm" svg:x2="4.66cm" svg:y2="3.987cm">
          <text:p/>
        </draw:line>
        <draw:line draw:style-name="gr20" draw:text-style-name="P3" draw:layer="layout" svg:x1="4.686cm" svg:y1="3.987cm" svg:x2="4.71cm" svg:y2="3.987cm">
          <text:p/>
        </draw:line>
        <draw:line draw:style-name="gr20" draw:text-style-name="P3" draw:layer="layout" svg:x1="4.736cm" svg:y1="3.987cm" svg:x2="4.76cm" svg:y2="3.987cm">
          <text:p/>
        </draw:line>
        <draw:line draw:style-name="gr20" draw:text-style-name="P3" draw:layer="layout" svg:x1="4.786cm" svg:y1="3.987cm" svg:x2="4.81cm" svg:y2="3.987cm">
          <text:p/>
        </draw:line>
        <draw:line draw:style-name="gr20" draw:text-style-name="P3" draw:layer="layout" svg:x1="4.836cm" svg:y1="3.987cm" svg:x2="4.86cm" svg:y2="3.987cm">
          <text:p/>
        </draw:line>
        <draw:line draw:style-name="gr20" draw:text-style-name="P3" draw:layer="layout" svg:x1="4.885cm" svg:y1="3.987cm" svg:x2="4.909cm" svg:y2="3.987cm">
          <text:p/>
        </draw:line>
        <draw:line draw:style-name="gr20" draw:text-style-name="P3" draw:layer="layout" svg:x1="4.935cm" svg:y1="3.987cm" svg:x2="4.959cm" svg:y2="3.987cm">
          <text:p/>
        </draw:line>
        <draw:line draw:style-name="gr19" draw:text-style-name="P3" draw:layer="layout" svg:x1="1.413cm" svg:y1="3.987cm" svg:x2="1.399cm" svg:y2="3.987cm">
          <text:p/>
        </draw:line>
        <draw:frame draw:style-name="gr24" draw:text-style-name="P11" draw:layer="layout" svg:width="1.292cm" svg:height="0.321cm" svg:x="0.712cm" svg:y="5.025cm">
          <draw:text-box>
            <text:p text:style-name="P4"><text:span text:style-name="T4">H</text:span><text:span text:style-name="T4">1</text:span><text:span text:style-name="T4">_</text:span><text:span text:style-name="T4">C</text:span><text:span text:style-name="T4">O</text:span><text:span text:style-name="T4">N</text:span><text:span text:style-name="T4">V</text:span></text:p>
          </draw:text-box>
        </draw:frame>
        <draw:line draw:style-name="gr20" draw:text-style-name="P3" draw:layer="layout" svg:x1="1.412cm" svg:y1="3.828cm" svg:x2="1.436cm" svg:y2="3.828cm">
          <text:p/>
        </draw:line>
        <draw:line draw:style-name="gr20" draw:text-style-name="P3" draw:layer="layout" svg:x1="1.462cm" svg:y1="3.828cm" svg:x2="1.486cm" svg:y2="3.828cm">
          <text:p/>
        </draw:line>
        <draw:line draw:style-name="gr20" draw:text-style-name="P3" draw:layer="layout" svg:x1="1.51cm" svg:y1="3.828cm" svg:x2="1.536cm" svg:y2="3.828cm">
          <text:p/>
        </draw:line>
        <draw:line draw:style-name="gr20" draw:text-style-name="P3" draw:layer="layout" svg:x1="1.56cm" svg:y1="3.828cm" svg:x2="1.586cm" svg:y2="3.828cm">
          <text:p/>
        </draw:line>
        <draw:line draw:style-name="gr20" draw:text-style-name="P3" draw:layer="layout" svg:x1="1.609cm" svg:y1="3.828cm" svg:x2="1.635cm" svg:y2="3.828cm">
          <text:p/>
        </draw:line>
        <draw:line draw:style-name="gr20" draw:text-style-name="P3" draw:layer="layout" svg:x1="1.659cm" svg:y1="3.828cm" svg:x2="1.685cm" svg:y2="3.828cm">
          <text:p/>
        </draw:line>
        <draw:line draw:style-name="gr20" draw:text-style-name="P3" draw:layer="layout" svg:x1="1.709cm" svg:y1="3.828cm" svg:x2="1.735cm" svg:y2="3.828cm">
          <text:p/>
        </draw:line>
        <draw:line draw:style-name="gr20" draw:text-style-name="P3" draw:layer="layout" svg:x1="1.759cm" svg:y1="3.828cm" svg:x2="1.785cm" svg:y2="3.828cm">
          <text:p/>
        </draw:line>
        <draw:line draw:style-name="gr20" draw:text-style-name="P3" draw:layer="layout" svg:x1="1.809cm" svg:y1="3.828cm" svg:x2="1.833cm" svg:y2="3.828cm">
          <text:p/>
        </draw:line>
        <draw:line draw:style-name="gr20" draw:text-style-name="P3" draw:layer="layout" svg:x1="1.858cm" svg:y1="3.828cm" svg:x2="1.882cm" svg:y2="3.828cm">
          <text:p/>
        </draw:line>
        <draw:line draw:style-name="gr20" draw:text-style-name="P3" draw:layer="layout" svg:x1="1.908cm" svg:y1="3.828cm" svg:x2="1.932cm" svg:y2="3.828cm">
          <text:p/>
        </draw:line>
        <draw:line draw:style-name="gr20" draw:text-style-name="P3" draw:layer="layout" svg:x1="1.958cm" svg:y1="3.828cm" svg:x2="1.982cm" svg:y2="3.828cm">
          <text:p/>
        </draw:line>
        <draw:line draw:style-name="gr20" draw:text-style-name="P3" draw:layer="layout" svg:x1="2.008cm" svg:y1="3.828cm" svg:x2="2.032cm" svg:y2="3.828cm">
          <text:p/>
        </draw:line>
        <draw:line draw:style-name="gr20" draw:text-style-name="P3" draw:layer="layout" svg:x1="2.057cm" svg:y1="3.828cm" svg:x2="2.081cm" svg:y2="3.828cm">
          <text:p/>
        </draw:line>
        <draw:line draw:style-name="gr20" draw:text-style-name="P3" draw:layer="layout" svg:x1="2.105cm" svg:y1="3.828cm" svg:x2="2.131cm" svg:y2="3.828cm">
          <text:p/>
        </draw:line>
        <draw:line draw:style-name="gr20" draw:text-style-name="P3" draw:layer="layout" svg:x1="2.155cm" svg:y1="3.828cm" svg:x2="2.181cm" svg:y2="3.828cm">
          <text:p/>
        </draw:line>
        <draw:line draw:style-name="gr20" draw:text-style-name="P3" draw:layer="layout" svg:x1="2.205cm" svg:y1="3.828cm" svg:x2="2.23cm" svg:y2="3.828cm">
          <text:p/>
        </draw:line>
        <draw:line draw:style-name="gr20" draw:text-style-name="P3" draw:layer="layout" svg:x1="2.255cm" svg:y1="3.828cm" svg:x2="2.281cm" svg:y2="3.828cm">
          <text:p/>
        </draw:line>
        <draw:line draw:style-name="gr20" draw:text-style-name="P3" draw:layer="layout" svg:x1="2.304cm" svg:y1="3.828cm" svg:x2="2.33cm" svg:y2="3.828cm">
          <text:p/>
        </draw:line>
        <draw:line draw:style-name="gr20" draw:text-style-name="P3" draw:layer="layout" svg:x1="2.354cm" svg:y1="3.828cm" svg:x2="2.378cm" svg:y2="3.828cm">
          <text:p/>
        </draw:line>
        <draw:line draw:style-name="gr20" draw:text-style-name="P3" draw:layer="layout" svg:x1="2.404cm" svg:y1="3.828cm" svg:x2="2.428cm" svg:y2="3.828cm">
          <text:p/>
        </draw:line>
        <draw:line draw:style-name="gr20" draw:text-style-name="P3" draw:layer="layout" svg:x1="2.454cm" svg:y1="3.828cm" svg:x2="2.478cm" svg:y2="3.828cm">
          <text:p/>
        </draw:line>
        <draw:line draw:style-name="gr20" draw:text-style-name="P3" draw:layer="layout" svg:x1="2.503cm" svg:y1="3.828cm" svg:x2="2.527cm" svg:y2="3.828cm">
          <text:p/>
        </draw:line>
        <draw:line draw:style-name="gr20" draw:text-style-name="P3" draw:layer="layout" svg:x1="2.553cm" svg:y1="3.828cm" svg:x2="2.577cm" svg:y2="3.828cm">
          <text:p/>
        </draw:line>
        <draw:line draw:style-name="gr20" draw:text-style-name="P3" draw:layer="layout" svg:x1="2.603cm" svg:y1="3.828cm" svg:x2="2.627cm" svg:y2="3.828cm">
          <text:p/>
        </draw:line>
        <draw:line draw:style-name="gr20" draw:text-style-name="P3" draw:layer="layout" svg:x1="2.651cm" svg:y1="3.828cm" svg:x2="2.677cm" svg:y2="3.828cm">
          <text:p/>
        </draw:line>
        <draw:line draw:style-name="gr20" draw:text-style-name="P3" draw:layer="layout" svg:x1="2.701cm" svg:y1="3.828cm" svg:x2="2.727cm" svg:y2="3.828cm">
          <text:p/>
        </draw:line>
        <draw:line draw:style-name="gr20" draw:text-style-name="P3" draw:layer="layout" svg:x1="2.75cm" svg:y1="3.828cm" svg:x2="2.776cm" svg:y2="3.828cm">
          <text:p/>
        </draw:line>
        <draw:line draw:style-name="gr20" draw:text-style-name="P3" draw:layer="layout" svg:x1="2.8cm" svg:y1="3.828cm" svg:x2="2.826cm" svg:y2="3.828cm">
          <text:p/>
        </draw:line>
        <draw:line draw:style-name="gr20" draw:text-style-name="P3" draw:layer="layout" svg:x1="2.85cm" svg:y1="3.828cm" svg:x2="2.876cm" svg:y2="3.828cm">
          <text:p/>
        </draw:line>
        <draw:line draw:style-name="gr20" draw:text-style-name="P3" draw:layer="layout" svg:x1="2.9cm" svg:y1="3.828cm" svg:x2="2.926cm" svg:y2="3.828cm">
          <text:p/>
        </draw:line>
        <draw:line draw:style-name="gr20" draw:text-style-name="P3" draw:layer="layout" svg:x1="2.95cm" svg:y1="3.828cm" svg:x2="2.974cm" svg:y2="3.828cm">
          <text:p/>
        </draw:line>
        <draw:line draw:style-name="gr20" draw:text-style-name="P3" draw:layer="layout" svg:x1="2.999cm" svg:y1="3.828cm" svg:x2="3.023cm" svg:y2="3.828cm">
          <text:p/>
        </draw:line>
        <draw:line draw:style-name="gr20" draw:text-style-name="P3" draw:layer="layout" svg:x1="3.049cm" svg:y1="3.828cm" svg:x2="3.073cm" svg:y2="3.828cm">
          <text:p/>
        </draw:line>
        <draw:line draw:style-name="gr20" draw:text-style-name="P3" draw:layer="layout" svg:x1="3.099cm" svg:y1="3.828cm" svg:x2="3.123cm" svg:y2="3.828cm">
          <text:p/>
        </draw:line>
        <draw:line draw:style-name="gr20" draw:text-style-name="P3" draw:layer="layout" svg:x1="3.149cm" svg:y1="3.828cm" svg:x2="3.173cm" svg:y2="3.828cm">
          <text:p/>
        </draw:line>
        <draw:line draw:style-name="gr20" draw:text-style-name="P3" draw:layer="layout" svg:x1="3.198cm" svg:y1="3.828cm" svg:x2="3.222cm" svg:y2="3.828cm">
          <text:p/>
        </draw:line>
        <draw:line draw:style-name="gr20" draw:text-style-name="P3" draw:layer="layout" svg:x1="3.247cm" svg:y1="3.828cm" svg:x2="3.273cm" svg:y2="3.828cm">
          <text:p/>
        </draw:line>
        <draw:line draw:style-name="gr20" draw:text-style-name="P3" draw:layer="layout" svg:x1="3.296cm" svg:y1="3.828cm" svg:x2="3.322cm" svg:y2="3.828cm">
          <text:p/>
        </draw:line>
        <draw:line draw:style-name="gr20" draw:text-style-name="P3" draw:layer="layout" svg:x1="3.346cm" svg:y1="3.828cm" svg:x2="3.371cm" svg:y2="3.828cm">
          <text:p/>
        </draw:line>
        <draw:line draw:style-name="gr20" draw:text-style-name="P3" draw:layer="layout" svg:x1="3.396cm" svg:y1="3.828cm" svg:x2="3.422cm" svg:y2="3.828cm">
          <text:p/>
        </draw:line>
        <draw:line draw:style-name="gr20" draw:text-style-name="P3" draw:layer="layout" svg:x1="3.445cm" svg:y1="3.828cm" svg:x2="3.471cm" svg:y2="3.828cm">
          <text:p/>
        </draw:line>
        <draw:line draw:style-name="gr20" draw:text-style-name="P3" draw:layer="layout" svg:x1="3.495cm" svg:y1="3.828cm" svg:x2="3.519cm" svg:y2="3.828cm">
          <text:p/>
        </draw:line>
        <draw:line draw:style-name="gr20" draw:text-style-name="P3" draw:layer="layout" svg:x1="3.545cm" svg:y1="3.828cm" svg:x2="3.569cm" svg:y2="3.828cm">
          <text:p/>
        </draw:line>
        <draw:line draw:style-name="gr20" draw:text-style-name="P3" draw:layer="layout" svg:x1="3.595cm" svg:y1="3.828cm" svg:x2="3.619cm" svg:y2="3.828cm">
          <text:p/>
        </draw:line>
        <draw:line draw:style-name="gr20" draw:text-style-name="P3" draw:layer="layout" svg:x1="3.644cm" svg:y1="3.828cm" svg:x2="3.668cm" svg:y2="3.828cm">
          <text:p/>
        </draw:line>
        <draw:line draw:style-name="gr20" draw:text-style-name="P3" draw:layer="layout" svg:x1="3.695cm" svg:y1="3.828cm" svg:x2="3.719cm" svg:y2="3.828cm">
          <text:p/>
        </draw:line>
        <draw:line draw:style-name="gr20" draw:text-style-name="P3" draw:layer="layout" svg:x1="3.744cm" svg:y1="3.828cm" svg:x2="3.768cm" svg:y2="3.828cm">
          <text:p/>
        </draw:line>
        <draw:line draw:style-name="gr20" draw:text-style-name="P3" draw:layer="layout" svg:x1="3.792cm" svg:y1="3.828cm" svg:x2="3.818cm" svg:y2="3.828cm">
          <text:p/>
        </draw:line>
        <draw:line draw:style-name="gr20" draw:text-style-name="P3" draw:layer="layout" svg:x1="3.842cm" svg:y1="3.828cm" svg:x2="3.868cm" svg:y2="3.828cm">
          <text:p/>
        </draw:line>
        <draw:line draw:style-name="gr20" draw:text-style-name="P3" draw:layer="layout" svg:x1="3.892cm" svg:y1="3.828cm" svg:x2="3.918cm" svg:y2="3.828cm">
          <text:p/>
        </draw:line>
        <draw:line draw:style-name="gr20" draw:text-style-name="P3" draw:layer="layout" svg:x1="3.942cm" svg:y1="3.828cm" svg:x2="3.968cm" svg:y2="3.828cm">
          <text:p/>
        </draw:line>
        <draw:line draw:style-name="gr20" draw:text-style-name="P3" draw:layer="layout" svg:x1="3.991cm" svg:y1="3.828cm" svg:x2="4.017cm" svg:y2="3.828cm">
          <text:p/>
        </draw:line>
        <draw:line draw:style-name="gr20" draw:text-style-name="P3" draw:layer="layout" svg:x1="4.041cm" svg:y1="3.828cm" svg:x2="4.067cm" svg:y2="3.828cm">
          <text:p/>
        </draw:line>
        <draw:line draw:style-name="gr20" draw:text-style-name="P3" draw:layer="layout" svg:x1="4.091cm" svg:y1="3.828cm" svg:x2="4.115cm" svg:y2="3.828cm">
          <text:p/>
        </draw:line>
        <draw:line draw:style-name="gr20" draw:text-style-name="P3" draw:layer="layout" svg:x1="4.141cm" svg:y1="3.828cm" svg:x2="4.165cm" svg:y2="3.828cm">
          <text:p/>
        </draw:line>
        <draw:line draw:style-name="gr20" draw:text-style-name="P3" draw:layer="layout" svg:x1="4.19cm" svg:y1="3.828cm" svg:x2="4.214cm" svg:y2="3.828cm">
          <text:p/>
        </draw:line>
        <draw:line draw:style-name="gr20" draw:text-style-name="P3" draw:layer="layout" svg:x1="4.24cm" svg:y1="3.828cm" svg:x2="4.264cm" svg:y2="3.828cm">
          <text:p/>
        </draw:line>
        <draw:line draw:style-name="gr20" draw:text-style-name="P3" draw:layer="layout" svg:x1="4.29cm" svg:y1="3.828cm" svg:x2="4.314cm" svg:y2="3.828cm">
          <text:p/>
        </draw:line>
        <draw:line draw:style-name="gr20" draw:text-style-name="P3" draw:layer="layout" svg:x1="4.34cm" svg:y1="3.828cm" svg:x2="4.364cm" svg:y2="3.828cm">
          <text:p/>
        </draw:line>
        <draw:line draw:style-name="gr20" draw:text-style-name="P3" draw:layer="layout" svg:x1="4.388cm" svg:y1="3.828cm" svg:x2="4.414cm" svg:y2="3.828cm">
          <text:p/>
        </draw:line>
        <draw:line draw:style-name="gr20" draw:text-style-name="P3" draw:layer="layout" svg:x1="4.437cm" svg:y1="3.828cm" svg:x2="4.463cm" svg:y2="3.828cm">
          <text:p/>
        </draw:line>
        <draw:line draw:style-name="gr20" draw:text-style-name="P3" draw:layer="layout" svg:x1="4.487cm" svg:y1="3.828cm" svg:x2="4.512cm" svg:y2="3.828cm">
          <text:p/>
        </draw:line>
        <draw:line draw:style-name="gr20" draw:text-style-name="P3" draw:layer="layout" svg:x1="4.537cm" svg:y1="3.828cm" svg:x2="4.563cm" svg:y2="3.828cm">
          <text:p/>
        </draw:line>
        <draw:line draw:style-name="gr20" draw:text-style-name="P3" draw:layer="layout" svg:x1="4.587cm" svg:y1="3.828cm" svg:x2="4.613cm" svg:y2="3.828cm">
          <text:p/>
        </draw:line>
        <draw:line draw:style-name="gr20" draw:text-style-name="P3" draw:layer="layout" svg:x1="4.636cm" svg:y1="3.828cm" svg:x2="4.66cm" svg:y2="3.828cm">
          <text:p/>
        </draw:line>
        <draw:line draw:style-name="gr20" draw:text-style-name="P3" draw:layer="layout" svg:x1="4.686cm" svg:y1="3.828cm" svg:x2="4.71cm" svg:y2="3.828cm">
          <text:p/>
        </draw:line>
        <draw:line draw:style-name="gr20" draw:text-style-name="P3" draw:layer="layout" svg:x1="4.736cm" svg:y1="3.828cm" svg:x2="4.76cm" svg:y2="3.828cm">
          <text:p/>
        </draw:line>
        <draw:line draw:style-name="gr20" draw:text-style-name="P3" draw:layer="layout" svg:x1="4.786cm" svg:y1="3.828cm" svg:x2="4.81cm" svg:y2="3.828cm">
          <text:p/>
        </draw:line>
        <draw:line draw:style-name="gr20" draw:text-style-name="P3" draw:layer="layout" svg:x1="4.836cm" svg:y1="3.828cm" svg:x2="4.86cm" svg:y2="3.828cm">
          <text:p/>
        </draw:line>
        <draw:line draw:style-name="gr20" draw:text-style-name="P3" draw:layer="layout" svg:x1="4.885cm" svg:y1="3.828cm" svg:x2="4.909cm" svg:y2="3.828cm">
          <text:p/>
        </draw:line>
        <draw:line draw:style-name="gr20" draw:text-style-name="P3" draw:layer="layout" svg:x1="4.935cm" svg:y1="3.828cm" svg:x2="4.959cm" svg:y2="3.828cm">
          <text:p/>
        </draw:line>
        <draw:line draw:style-name="gr19" draw:text-style-name="P3" draw:layer="layout" svg:x1="1.413cm" svg:y1="3.828cm" svg:x2="1.399cm" svg:y2="3.828cm">
          <text:p/>
        </draw:line>
        <draw:frame draw:style-name="gr25" draw:text-style-name="P11" draw:layer="layout" svg:width="1.235cm" svg:height="0.321cm" svg:x="0.683cm" svg:y="4.786cm">
          <draw:text-box>
            <text:p text:style-name="P4"><text:span text:style-name="T4">H</text:span><text:span text:style-name="T4">2</text:span><text:span text:style-name="T4">_</text:span><text:span text:style-name="T4">P</text:span><text:span text:style-name="T4">O</text:span><text:span text:style-name="T4">O</text:span><text:span text:style-name="T4">L</text:span></text:p>
          </draw:text-box>
        </draw:frame>
        <draw:frame draw:style-name="gr24" draw:text-style-name="P11" draw:layer="layout" svg:width="1.292cm" svg:height="0.321cm" svg:x="0.657cm" svg:y="4.47cm">
          <draw:text-box>
            <text:p text:style-name="P4"><text:span text:style-name="T4">H</text:span><text:span text:style-name="T4">3</text:span><text:span text:style-name="T4">_</text:span><text:span text:style-name="T4">C</text:span><text:span text:style-name="T4">O</text:span><text:span text:style-name="T4">N</text:span><text:span text:style-name="T4">V</text:span></text:p>
          </draw:text-box>
        </draw:frame>
        <draw:frame draw:style-name="gr26" draw:text-style-name="P11" draw:layer="layout" svg:width="1.235cm" svg:height="0.32cm" svg:x="0.758cm" svg:y="4.23cm">
          <draw:text-box>
            <text:p text:style-name="P4"><text:span text:style-name="T4">H</text:span><text:span text:style-name="T4">4</text:span><text:span text:style-name="T4">_</text:span><text:span text:style-name="T4">P</text:span><text:span text:style-name="T4">O</text:span><text:span text:style-name="T4">O</text:span><text:span text:style-name="T4">L</text:span></text:p>
          </draw:text-box>
        </draw:frame>
        <draw:line draw:style-name="gr27" draw:text-style-name="P3" draw:layer="layout" svg:x1="1.412cm" svg:y1="5.416cm" svg:x2="1.412cm" svg:y2="3.831cm">
          <text:p/>
        </draw:line>
        <draw:line draw:style-name="gr27" draw:text-style-name="P3" draw:layer="layout" svg:x1="4.971cm" svg:y1="5.417cm" svg:x2="4.971cm" svg:y2="3.826cm">
          <text:p/>
        </draw:line>
        <draw:line draw:style-name="gr27" draw:text-style-name="P3" draw:layer="layout" svg:x1="1.412cm" svg:y1="5.416cm" svg:x2="4.971cm" svg:y2="5.416cm">
          <text:p/>
        </draw:line>
        <draw:line draw:style-name="gr27" draw:text-style-name="P3" draw:layer="layout" svg:x1="1.412cm" svg:y1="3.826cm" svg:x2="4.971cm" svg:y2="3.826cm">
          <text:p/>
        </draw:line>
        <draw:frame draw:style-name="gr28" draw:text-style-name="P11" draw:layer="layout" svg:width="1.138cm" svg:height="0.321cm" svg:x="0.804cm" svg:y="3.913cm">
          <draw:text-box>
            <text:p text:style-name="P4"><text:span text:style-name="T4">H</text:span><text:span text:style-name="T4">Y</text:span><text:span text:style-name="T4">_</text:span><text:span text:style-name="T4">O</text:span><text:span text:style-name="T4">U</text:span><text:span text:style-name="T4">T</text:span></text:p>
          </draw:text-box>
        </draw:frame>
        <draw:line draw:style-name="gr20" draw:text-style-name="P3" draw:layer="layout" svg:x1="1.412cm" svg:y1="5.099cm" svg:x2="1.436cm" svg:y2="5.099cm">
          <text:p/>
        </draw:line>
        <draw:line draw:style-name="gr20" draw:text-style-name="P3" draw:layer="layout" svg:x1="1.462cm" svg:y1="5.099cm" svg:x2="1.486cm" svg:y2="5.099cm">
          <text:p/>
        </draw:line>
        <draw:line draw:style-name="gr20" draw:text-style-name="P3" draw:layer="layout" svg:x1="1.51cm" svg:y1="5.099cm" svg:x2="1.536cm" svg:y2="5.099cm">
          <text:p/>
        </draw:line>
        <draw:line draw:style-name="gr20" draw:text-style-name="P3" draw:layer="layout" svg:x1="1.56cm" svg:y1="5.099cm" svg:x2="1.586cm" svg:y2="5.099cm">
          <text:p/>
        </draw:line>
        <draw:line draw:style-name="gr20" draw:text-style-name="P3" draw:layer="layout" svg:x1="1.609cm" svg:y1="5.099cm" svg:x2="1.635cm" svg:y2="5.099cm">
          <text:p/>
        </draw:line>
        <draw:line draw:style-name="gr20" draw:text-style-name="P3" draw:layer="layout" svg:x1="1.659cm" svg:y1="5.099cm" svg:x2="1.685cm" svg:y2="5.099cm">
          <text:p/>
        </draw:line>
        <draw:line draw:style-name="gr20" draw:text-style-name="P3" draw:layer="layout" svg:x1="1.709cm" svg:y1="5.099cm" svg:x2="1.735cm" svg:y2="5.099cm">
          <text:p/>
        </draw:line>
        <draw:line draw:style-name="gr20" draw:text-style-name="P3" draw:layer="layout" svg:x1="1.759cm" svg:y1="5.099cm" svg:x2="1.785cm" svg:y2="5.099cm">
          <text:p/>
        </draw:line>
        <draw:line draw:style-name="gr20" draw:text-style-name="P3" draw:layer="layout" svg:x1="1.809cm" svg:y1="5.099cm" svg:x2="1.833cm" svg:y2="5.099cm">
          <text:p/>
        </draw:line>
        <draw:line draw:style-name="gr20" draw:text-style-name="P3" draw:layer="layout" svg:x1="1.858cm" svg:y1="5.099cm" svg:x2="1.882cm" svg:y2="5.099cm">
          <text:p/>
        </draw:line>
        <draw:line draw:style-name="gr20" draw:text-style-name="P3" draw:layer="layout" svg:x1="1.908cm" svg:y1="5.099cm" svg:x2="1.932cm" svg:y2="5.099cm">
          <text:p/>
        </draw:line>
        <draw:line draw:style-name="gr20" draw:text-style-name="P3" draw:layer="layout" svg:x1="1.958cm" svg:y1="5.099cm" svg:x2="1.982cm" svg:y2="5.099cm">
          <text:p/>
        </draw:line>
        <draw:line draw:style-name="gr20" draw:text-style-name="P3" draw:layer="layout" svg:x1="2.008cm" svg:y1="5.099cm" svg:x2="2.032cm" svg:y2="5.099cm">
          <text:p/>
        </draw:line>
        <draw:line draw:style-name="gr20" draw:text-style-name="P3" draw:layer="layout" svg:x1="2.057cm" svg:y1="5.099cm" svg:x2="2.081cm" svg:y2="5.099cm">
          <text:p/>
        </draw:line>
        <draw:line draw:style-name="gr20" draw:text-style-name="P3" draw:layer="layout" svg:x1="2.105cm" svg:y1="5.099cm" svg:x2="2.131cm" svg:y2="5.099cm">
          <text:p/>
        </draw:line>
        <draw:line draw:style-name="gr20" draw:text-style-name="P3" draw:layer="layout" svg:x1="2.155cm" svg:y1="5.099cm" svg:x2="2.181cm" svg:y2="5.099cm">
          <text:p/>
        </draw:line>
        <draw:line draw:style-name="gr20" draw:text-style-name="P3" draw:layer="layout" svg:x1="2.205cm" svg:y1="5.099cm" svg:x2="2.23cm" svg:y2="5.099cm">
          <text:p/>
        </draw:line>
        <draw:line draw:style-name="gr20" draw:text-style-name="P3" draw:layer="layout" svg:x1="2.255cm" svg:y1="5.099cm" svg:x2="2.281cm" svg:y2="5.099cm">
          <text:p/>
        </draw:line>
        <draw:line draw:style-name="gr20" draw:text-style-name="P3" draw:layer="layout" svg:x1="2.304cm" svg:y1="5.099cm" svg:x2="2.33cm" svg:y2="5.099cm">
          <text:p/>
        </draw:line>
        <draw:line draw:style-name="gr20" draw:text-style-name="P3" draw:layer="layout" svg:x1="2.354cm" svg:y1="5.099cm" svg:x2="2.378cm" svg:y2="5.099cm">
          <text:p/>
        </draw:line>
        <draw:line draw:style-name="gr20" draw:text-style-name="P3" draw:layer="layout" svg:x1="2.404cm" svg:y1="5.099cm" svg:x2="2.428cm" svg:y2="5.099cm">
          <text:p/>
        </draw:line>
        <draw:line draw:style-name="gr20" draw:text-style-name="P3" draw:layer="layout" svg:x1="2.454cm" svg:y1="5.099cm" svg:x2="2.478cm" svg:y2="5.099cm">
          <text:p/>
        </draw:line>
        <draw:line draw:style-name="gr20" draw:text-style-name="P3" draw:layer="layout" svg:x1="2.503cm" svg:y1="5.099cm" svg:x2="2.527cm" svg:y2="5.099cm">
          <text:p/>
        </draw:line>
        <draw:line draw:style-name="gr20" draw:text-style-name="P3" draw:layer="layout" svg:x1="2.553cm" svg:y1="5.099cm" svg:x2="2.577cm" svg:y2="5.099cm">
          <text:p/>
        </draw:line>
        <draw:line draw:style-name="gr20" draw:text-style-name="P3" draw:layer="layout" svg:x1="2.603cm" svg:y1="5.099cm" svg:x2="2.627cm" svg:y2="5.099cm">
          <text:p/>
        </draw:line>
        <draw:line draw:style-name="gr20" draw:text-style-name="P3" draw:layer="layout" svg:x1="2.651cm" svg:y1="5.099cm" svg:x2="2.677cm" svg:y2="5.099cm">
          <text:p/>
        </draw:line>
        <draw:line draw:style-name="gr20" draw:text-style-name="P3" draw:layer="layout" svg:x1="2.701cm" svg:y1="5.099cm" svg:x2="2.727cm" svg:y2="5.099cm">
          <text:p/>
        </draw:line>
        <draw:line draw:style-name="gr20" draw:text-style-name="P3" draw:layer="layout" svg:x1="2.75cm" svg:y1="5.099cm" svg:x2="2.776cm" svg:y2="5.099cm">
          <text:p/>
        </draw:line>
        <draw:line draw:style-name="gr20" draw:text-style-name="P3" draw:layer="layout" svg:x1="2.8cm" svg:y1="5.099cm" svg:x2="2.826cm" svg:y2="5.099cm">
          <text:p/>
        </draw:line>
        <draw:line draw:style-name="gr20" draw:text-style-name="P3" draw:layer="layout" svg:x1="2.85cm" svg:y1="5.099cm" svg:x2="2.876cm" svg:y2="5.099cm">
          <text:p/>
        </draw:line>
        <draw:line draw:style-name="gr20" draw:text-style-name="P3" draw:layer="layout" svg:x1="2.9cm" svg:y1="5.099cm" svg:x2="2.926cm" svg:y2="5.099cm">
          <text:p/>
        </draw:line>
        <draw:line draw:style-name="gr20" draw:text-style-name="P3" draw:layer="layout" svg:x1="2.95cm" svg:y1="5.099cm" svg:x2="2.974cm" svg:y2="5.099cm">
          <text:p/>
        </draw:line>
        <draw:line draw:style-name="gr20" draw:text-style-name="P3" draw:layer="layout" svg:x1="2.999cm" svg:y1="5.099cm" svg:x2="3.023cm" svg:y2="5.099cm">
          <text:p/>
        </draw:line>
        <draw:line draw:style-name="gr20" draw:text-style-name="P3" draw:layer="layout" svg:x1="3.049cm" svg:y1="5.099cm" svg:x2="3.073cm" svg:y2="5.099cm">
          <text:p/>
        </draw:line>
        <draw:line draw:style-name="gr20" draw:text-style-name="P3" draw:layer="layout" svg:x1="3.099cm" svg:y1="5.099cm" svg:x2="3.123cm" svg:y2="5.099cm">
          <text:p/>
        </draw:line>
        <draw:line draw:style-name="gr20" draw:text-style-name="P3" draw:layer="layout" svg:x1="3.149cm" svg:y1="5.099cm" svg:x2="3.173cm" svg:y2="5.099cm">
          <text:p/>
        </draw:line>
        <draw:line draw:style-name="gr20" draw:text-style-name="P3" draw:layer="layout" svg:x1="3.198cm" svg:y1="5.099cm" svg:x2="3.222cm" svg:y2="5.099cm">
          <text:p/>
        </draw:line>
        <draw:line draw:style-name="gr20" draw:text-style-name="P3" draw:layer="layout" svg:x1="3.247cm" svg:y1="5.099cm" svg:x2="3.273cm" svg:y2="5.099cm">
          <text:p/>
        </draw:line>
        <draw:line draw:style-name="gr20" draw:text-style-name="P3" draw:layer="layout" svg:x1="3.296cm" svg:y1="5.099cm" svg:x2="3.322cm" svg:y2="5.099cm">
          <text:p/>
        </draw:line>
        <draw:line draw:style-name="gr20" draw:text-style-name="P3" draw:layer="layout" svg:x1="3.346cm" svg:y1="5.099cm" svg:x2="3.371cm" svg:y2="5.099cm">
          <text:p/>
        </draw:line>
        <draw:line draw:style-name="gr20" draw:text-style-name="P3" draw:layer="layout" svg:x1="3.396cm" svg:y1="5.099cm" svg:x2="3.422cm" svg:y2="5.099cm">
          <text:p/>
        </draw:line>
        <draw:line draw:style-name="gr20" draw:text-style-name="P3" draw:layer="layout" svg:x1="3.445cm" svg:y1="5.099cm" svg:x2="3.471cm" svg:y2="5.099cm">
          <text:p/>
        </draw:line>
        <draw:line draw:style-name="gr20" draw:text-style-name="P3" draw:layer="layout" svg:x1="3.495cm" svg:y1="5.099cm" svg:x2="3.519cm" svg:y2="5.099cm">
          <text:p/>
        </draw:line>
        <draw:line draw:style-name="gr20" draw:text-style-name="P3" draw:layer="layout" svg:x1="3.545cm" svg:y1="5.099cm" svg:x2="3.569cm" svg:y2="5.099cm">
          <text:p/>
        </draw:line>
        <draw:line draw:style-name="gr20" draw:text-style-name="P3" draw:layer="layout" svg:x1="3.595cm" svg:y1="5.099cm" svg:x2="3.619cm" svg:y2="5.099cm">
          <text:p/>
        </draw:line>
        <draw:line draw:style-name="gr20" draw:text-style-name="P3" draw:layer="layout" svg:x1="3.644cm" svg:y1="5.099cm" svg:x2="3.668cm" svg:y2="5.099cm">
          <text:p/>
        </draw:line>
        <draw:line draw:style-name="gr20" draw:text-style-name="P3" draw:layer="layout" svg:x1="3.695cm" svg:y1="5.099cm" svg:x2="3.719cm" svg:y2="5.099cm">
          <text:p/>
        </draw:line>
        <draw:line draw:style-name="gr20" draw:text-style-name="P3" draw:layer="layout" svg:x1="3.744cm" svg:y1="5.099cm" svg:x2="3.768cm" svg:y2="5.099cm">
          <text:p/>
        </draw:line>
        <draw:line draw:style-name="gr20" draw:text-style-name="P3" draw:layer="layout" svg:x1="3.792cm" svg:y1="5.099cm" svg:x2="3.818cm" svg:y2="5.099cm">
          <text:p/>
        </draw:line>
        <draw:line draw:style-name="gr20" draw:text-style-name="P3" draw:layer="layout" svg:x1="3.842cm" svg:y1="5.099cm" svg:x2="3.868cm" svg:y2="5.099cm">
          <text:p/>
        </draw:line>
        <draw:line draw:style-name="gr20" draw:text-style-name="P3" draw:layer="layout" svg:x1="3.892cm" svg:y1="5.099cm" svg:x2="3.918cm" svg:y2="5.099cm">
          <text:p/>
        </draw:line>
        <draw:line draw:style-name="gr20" draw:text-style-name="P3" draw:layer="layout" svg:x1="3.942cm" svg:y1="5.099cm" svg:x2="3.968cm" svg:y2="5.099cm">
          <text:p/>
        </draw:line>
        <draw:line draw:style-name="gr20" draw:text-style-name="P3" draw:layer="layout" svg:x1="3.991cm" svg:y1="5.099cm" svg:x2="4.017cm" svg:y2="5.099cm">
          <text:p/>
        </draw:line>
        <draw:line draw:style-name="gr20" draw:text-style-name="P3" draw:layer="layout" svg:x1="4.041cm" svg:y1="5.099cm" svg:x2="4.067cm" svg:y2="5.099cm">
          <text:p/>
        </draw:line>
        <draw:line draw:style-name="gr20" draw:text-style-name="P3" draw:layer="layout" svg:x1="4.091cm" svg:y1="5.099cm" svg:x2="4.115cm" svg:y2="5.099cm">
          <text:p/>
        </draw:line>
        <draw:line draw:style-name="gr20" draw:text-style-name="P3" draw:layer="layout" svg:x1="4.141cm" svg:y1="5.099cm" svg:x2="4.165cm" svg:y2="5.099cm">
          <text:p/>
        </draw:line>
        <draw:line draw:style-name="gr20" draw:text-style-name="P3" draw:layer="layout" svg:x1="4.19cm" svg:y1="5.099cm" svg:x2="4.214cm" svg:y2="5.099cm">
          <text:p/>
        </draw:line>
        <draw:line draw:style-name="gr20" draw:text-style-name="P3" draw:layer="layout" svg:x1="4.24cm" svg:y1="5.099cm" svg:x2="4.264cm" svg:y2="5.099cm">
          <text:p/>
        </draw:line>
        <draw:line draw:style-name="gr20" draw:text-style-name="P3" draw:layer="layout" svg:x1="4.29cm" svg:y1="5.099cm" svg:x2="4.314cm" svg:y2="5.099cm">
          <text:p/>
        </draw:line>
        <draw:line draw:style-name="gr20" draw:text-style-name="P3" draw:layer="layout" svg:x1="4.34cm" svg:y1="5.099cm" svg:x2="4.364cm" svg:y2="5.099cm">
          <text:p/>
        </draw:line>
        <draw:line draw:style-name="gr20" draw:text-style-name="P3" draw:layer="layout" svg:x1="4.388cm" svg:y1="5.099cm" svg:x2="4.414cm" svg:y2="5.099cm">
          <text:p/>
        </draw:line>
        <draw:line draw:style-name="gr20" draw:text-style-name="P3" draw:layer="layout" svg:x1="4.437cm" svg:y1="5.099cm" svg:x2="4.463cm" svg:y2="5.099cm">
          <text:p/>
        </draw:line>
        <draw:line draw:style-name="gr20" draw:text-style-name="P3" draw:layer="layout" svg:x1="4.487cm" svg:y1="5.099cm" svg:x2="4.512cm" svg:y2="5.099cm">
          <text:p/>
        </draw:line>
        <draw:line draw:style-name="gr20" draw:text-style-name="P3" draw:layer="layout" svg:x1="4.537cm" svg:y1="5.099cm" svg:x2="4.563cm" svg:y2="5.099cm">
          <text:p/>
        </draw:line>
        <draw:line draw:style-name="gr20" draw:text-style-name="P3" draw:layer="layout" svg:x1="4.587cm" svg:y1="5.099cm" svg:x2="4.613cm" svg:y2="5.099cm">
          <text:p/>
        </draw:line>
        <draw:line draw:style-name="gr20" draw:text-style-name="P3" draw:layer="layout" svg:x1="4.636cm" svg:y1="5.099cm" svg:x2="4.66cm" svg:y2="5.099cm">
          <text:p/>
        </draw:line>
        <draw:line draw:style-name="gr20" draw:text-style-name="P3" draw:layer="layout" svg:x1="4.686cm" svg:y1="5.099cm" svg:x2="4.71cm" svg:y2="5.099cm">
          <text:p/>
        </draw:line>
        <draw:line draw:style-name="gr20" draw:text-style-name="P3" draw:layer="layout" svg:x1="4.736cm" svg:y1="5.099cm" svg:x2="4.76cm" svg:y2="5.099cm">
          <text:p/>
        </draw:line>
        <draw:line draw:style-name="gr20" draw:text-style-name="P3" draw:layer="layout" svg:x1="4.786cm" svg:y1="5.099cm" svg:x2="4.81cm" svg:y2="5.099cm">
          <text:p/>
        </draw:line>
        <draw:line draw:style-name="gr20" draw:text-style-name="P3" draw:layer="layout" svg:x1="4.836cm" svg:y1="5.099cm" svg:x2="4.86cm" svg:y2="5.099cm">
          <text:p/>
        </draw:line>
        <draw:line draw:style-name="gr20" draw:text-style-name="P3" draw:layer="layout" svg:x1="4.885cm" svg:y1="5.099cm" svg:x2="4.909cm" svg:y2="5.099cm">
          <text:p/>
        </draw:line>
        <draw:line draw:style-name="gr20" draw:text-style-name="P3" draw:layer="layout" svg:x1="4.935cm" svg:y1="5.099cm" svg:x2="4.959cm" svg:y2="5.099cm">
          <text:p/>
        </draw:line>
        <draw:frame draw:style-name="gr29" draw:text-style-name="P11" draw:layer="layout" svg:width="0.837cm" svg:height="0.321cm" svg:x="0.946cm" svg:y="4.07cm">
          <draw:text-box>
            <text:p text:style-name="P4"><text:span text:style-name="T4">H5_FC</text:span></text:p>
          </draw:text-box>
        </draw:frame>
        <draw:frame draw:style-name="gr30" draw:text-style-name="P11" draw:layer="layout" svg:width="0.757cm" svg:height="0.32cm" svg:x="2.396cm" svg:y="5.031cm">
          <draw:text-box>
            <text:p text:style-name="P4"><text:span text:style-name="T4">C</text:span><text:span text:style-name="T4">o</text:span><text:span text:style-name="T4">n</text:span><text:span text:style-name="T4">v</text:span><text:span text:style-name="T4">1</text:span></text:p>
          </draw:text-box>
        </draw:frame>
        <draw:frame draw:style-name="gr31" draw:text-style-name="P11" draw:layer="layout" svg:width="0.758cm" svg:height="0.321cm" svg:x="2.39cm" svg:y="5.025cm">
          <draw:text-box>
            <text:p text:style-name="P4"><text:span text:style-name="T5">Conv1</text:span></text:p>
          </draw:text-box>
        </draw:frame>
        <draw:frame draw:style-name="gr32" draw:text-style-name="P11" draw:layer="layout" svg:width="0.666cm" svg:height="0.321cm" svg:x="2.396cm" svg:y="4.711cm">
          <draw:text-box>
            <text:p text:style-name="P4"><text:span text:style-name="T4">P</text:span><text:span text:style-name="T4">o</text:span><text:span text:style-name="T4">o</text:span><text:span text:style-name="T4">l</text:span><text:span text:style-name="T4">2</text:span></text:p>
          </draw:text-box>
        </draw:frame>
        <draw:frame draw:style-name="gr33" draw:text-style-name="P11" draw:layer="layout" svg:width="0.667cm" svg:height="0.321cm" svg:x="2.39cm" svg:y="4.706cm">
          <draw:text-box>
            <text:p text:style-name="P4"><text:span text:style-name="T5">Po</text:span><text:span text:style-name="T5">ol2</text:span></text:p>
          </draw:text-box>
        </draw:frame>
        <draw:frame draw:style-name="gr31" draw:text-style-name="P11" draw:layer="layout" svg:width="0.758cm" svg:height="0.321cm" svg:x="2.888cm" svg:y="4.553cm">
          <draw:text-box>
            <text:p text:style-name="P4"><text:span text:style-name="T4">C</text:span><text:span text:style-name="T4">o</text:span><text:span text:style-name="T4">n</text:span><text:span text:style-name="T4">v</text:span><text:span text:style-name="T4">2</text:span></text:p>
          </draw:text-box>
        </draw:frame>
        <draw:frame draw:style-name="gr30" draw:text-style-name="P11" draw:layer="layout" svg:width="0.757cm" svg:height="0.32cm" svg:x="2.884cm" svg:y="4.548cm">
          <draw:text-box>
            <text:p text:style-name="P4"><text:span text:style-name="T5">Conv2</text:span></text:p>
          </draw:text-box>
        </draw:frame>
        <draw:frame draw:style-name="gr34" draw:text-style-name="P11" draw:layer="layout" svg:width="0.758cm" svg:height="0.32cm" svg:x="2.886cm" svg:y="4.394cm">
          <draw:text-box>
            <text:p text:style-name="P4"><text:span text:style-name="T4">Co</text:span><text:span text:style-name="T4">nv</text:span><text:span text:style-name="T4">3</text:span></text:p>
          </draw:text-box>
        </draw:frame>
        <draw:frame draw:style-name="gr31" draw:text-style-name="P11" draw:layer="layout" svg:width="0.758cm" svg:height="0.321cm" svg:x="2.881cm" svg:y="4.388cm">
          <draw:text-box>
            <text:p text:style-name="P4"><text:span text:style-name="T5">C</text:span><text:span text:style-name="T5">o</text:span><text:span text:style-name="T5">n</text:span><text:span text:style-name="T5">v</text:span><text:span text:style-name="T5">3</text:span></text:p>
          </draw:text-box>
        </draw:frame>
        <draw:frame draw:style-name="gr32" draw:text-style-name="P11" draw:layer="layout" svg:width="0.666cm" svg:height="0.321cm" svg:x="2.884cm" svg:y="4.235cm">
          <draw:text-box>
            <text:p text:style-name="P4"><text:span text:style-name="T4">Pool3</text:span></text:p>
          </draw:text-box>
        </draw:frame>
        <draw:frame draw:style-name="gr35" draw:text-style-name="P11" draw:layer="layout" svg:width="0.667cm" svg:height="0.32cm" svg:x="2.878cm" svg:y="4.23cm">
          <draw:text-box>
            <text:p text:style-name="P4"><text:span text:style-name="T6">P</text:span><text:span text:style-name="T6">o</text:span><text:span text:style-name="T6">o</text:span><text:span text:style-name="T6">l</text:span><text:span text:style-name="T6">3</text:span></text:p>
          </draw:text-box>
        </draw:frame>
        <draw:frame draw:style-name="gr36" draw:text-style-name="P11" draw:layer="layout" svg:width="0.349cm" svg:height="0.32cm" svg:x="2.881cm" svg:y="4.076cm">
          <draw:text-box>
            <text:p text:style-name="P4"><text:span text:style-name="T4">F</text:span><text:span text:style-name="T4">C</text:span></text:p>
          </draw:text-box>
        </draw:frame>
        <draw:frame draw:style-name="gr37" draw:text-style-name="P11" draw:layer="layout" svg:width="0.348cm" svg:height="0.321cm" svg:x="2.876cm" svg:y="4.07cm">
          <draw:text-box>
            <text:p text:style-name="P4"><text:span text:style-name="T5">F</text:span><text:span text:style-name="T5">C</text:span></text:p>
          </draw:text-box>
        </draw:frame>
        <draw:frame draw:style-name="gr38" draw:text-style-name="P11" draw:layer="layout" svg:width="0.554cm" svg:height="0.321cm" svg:x="2.609cm" svg:y="3.917cm">
          <draw:text-box>
            <text:p text:style-name="P4"><text:span text:style-name="T4">C</text:span><text:span text:style-name="T4">P</text:span><text:span text:style-name="T4">U</text:span></text:p>
          </draw:text-box>
        </draw:frame>
        <draw:line draw:style-name="gr20" draw:text-style-name="P3" draw:layer="layout" svg:x1="1.412cm" svg:y1="4.941cm" svg:x2="1.436cm" svg:y2="4.941cm">
          <text:p/>
        </draw:line>
        <draw:line draw:style-name="gr20" draw:text-style-name="P3" draw:layer="layout" svg:x1="1.462cm" svg:y1="4.941cm" svg:x2="1.486cm" svg:y2="4.941cm">
          <text:p/>
        </draw:line>
        <draw:line draw:style-name="gr20" draw:text-style-name="P3" draw:layer="layout" svg:x1="1.51cm" svg:y1="4.941cm" svg:x2="1.536cm" svg:y2="4.941cm">
          <text:p/>
        </draw:line>
        <draw:line draw:style-name="gr20" draw:text-style-name="P3" draw:layer="layout" svg:x1="1.56cm" svg:y1="4.941cm" svg:x2="1.586cm" svg:y2="4.941cm">
          <text:p/>
        </draw:line>
        <draw:line draw:style-name="gr20" draw:text-style-name="P3" draw:layer="layout" svg:x1="1.609cm" svg:y1="4.941cm" svg:x2="1.635cm" svg:y2="4.941cm">
          <text:p/>
        </draw:line>
        <draw:line draw:style-name="gr20" draw:text-style-name="P3" draw:layer="layout" svg:x1="1.659cm" svg:y1="4.941cm" svg:x2="1.685cm" svg:y2="4.941cm">
          <text:p/>
        </draw:line>
        <draw:line draw:style-name="gr20" draw:text-style-name="P3" draw:layer="layout" svg:x1="1.709cm" svg:y1="4.941cm" svg:x2="1.735cm" svg:y2="4.941cm">
          <text:p/>
        </draw:line>
        <draw:line draw:style-name="gr20" draw:text-style-name="P3" draw:layer="layout" svg:x1="1.759cm" svg:y1="4.941cm" svg:x2="1.785cm" svg:y2="4.941cm">
          <text:p/>
        </draw:line>
        <draw:line draw:style-name="gr20" draw:text-style-name="P3" draw:layer="layout" svg:x1="1.809cm" svg:y1="4.941cm" svg:x2="1.833cm" svg:y2="4.941cm">
          <text:p/>
        </draw:line>
        <draw:line draw:style-name="gr20" draw:text-style-name="P3" draw:layer="layout" svg:x1="1.858cm" svg:y1="4.941cm" svg:x2="1.882cm" svg:y2="4.941cm">
          <text:p/>
        </draw:line>
        <draw:line draw:style-name="gr20" draw:text-style-name="P3" draw:layer="layout" svg:x1="1.908cm" svg:y1="4.941cm" svg:x2="1.932cm" svg:y2="4.941cm">
          <text:p/>
        </draw:line>
        <draw:line draw:style-name="gr20" draw:text-style-name="P3" draw:layer="layout" svg:x1="1.958cm" svg:y1="4.941cm" svg:x2="1.982cm" svg:y2="4.941cm">
          <text:p/>
        </draw:line>
        <draw:line draw:style-name="gr20" draw:text-style-name="P3" draw:layer="layout" svg:x1="2.008cm" svg:y1="4.941cm" svg:x2="2.032cm" svg:y2="4.941cm">
          <text:p/>
        </draw:line>
        <draw:line draw:style-name="gr20" draw:text-style-name="P3" draw:layer="layout" svg:x1="2.057cm" svg:y1="4.941cm" svg:x2="2.081cm" svg:y2="4.941cm">
          <text:p/>
        </draw:line>
        <draw:line draw:style-name="gr20" draw:text-style-name="P3" draw:layer="layout" svg:x1="2.105cm" svg:y1="4.941cm" svg:x2="2.131cm" svg:y2="4.941cm">
          <text:p/>
        </draw:line>
        <draw:line draw:style-name="gr20" draw:text-style-name="P3" draw:layer="layout" svg:x1="2.155cm" svg:y1="4.941cm" svg:x2="2.181cm" svg:y2="4.941cm">
          <text:p/>
        </draw:line>
        <draw:line draw:style-name="gr20" draw:text-style-name="P3" draw:layer="layout" svg:x1="2.205cm" svg:y1="4.941cm" svg:x2="2.23cm" svg:y2="4.941cm">
          <text:p/>
        </draw:line>
        <draw:line draw:style-name="gr20" draw:text-style-name="P3" draw:layer="layout" svg:x1="2.255cm" svg:y1="4.941cm" svg:x2="2.281cm" svg:y2="4.941cm">
          <text:p/>
        </draw:line>
        <draw:line draw:style-name="gr20" draw:text-style-name="P3" draw:layer="layout" svg:x1="2.304cm" svg:y1="4.941cm" svg:x2="2.33cm" svg:y2="4.941cm">
          <text:p/>
        </draw:line>
        <draw:line draw:style-name="gr20" draw:text-style-name="P3" draw:layer="layout" svg:x1="2.354cm" svg:y1="4.941cm" svg:x2="2.378cm" svg:y2="4.941cm">
          <text:p/>
        </draw:line>
        <draw:line draw:style-name="gr20" draw:text-style-name="P3" draw:layer="layout" svg:x1="2.404cm" svg:y1="4.941cm" svg:x2="2.428cm" svg:y2="4.941cm">
          <text:p/>
        </draw:line>
        <draw:line draw:style-name="gr20" draw:text-style-name="P3" draw:layer="layout" svg:x1="2.454cm" svg:y1="4.941cm" svg:x2="2.478cm" svg:y2="4.941cm">
          <text:p/>
        </draw:line>
        <draw:line draw:style-name="gr20" draw:text-style-name="P3" draw:layer="layout" svg:x1="2.503cm" svg:y1="4.941cm" svg:x2="2.527cm" svg:y2="4.941cm">
          <text:p/>
        </draw:line>
        <draw:line draw:style-name="gr20" draw:text-style-name="P3" draw:layer="layout" svg:x1="2.553cm" svg:y1="4.941cm" svg:x2="2.577cm" svg:y2="4.941cm">
          <text:p/>
        </draw:line>
        <draw:line draw:style-name="gr20" draw:text-style-name="P3" draw:layer="layout" svg:x1="2.603cm" svg:y1="4.941cm" svg:x2="2.627cm" svg:y2="4.941cm">
          <text:p/>
        </draw:line>
        <draw:line draw:style-name="gr20" draw:text-style-name="P3" draw:layer="layout" svg:x1="2.651cm" svg:y1="4.941cm" svg:x2="2.677cm" svg:y2="4.941cm">
          <text:p/>
        </draw:line>
        <draw:line draw:style-name="gr20" draw:text-style-name="P3" draw:layer="layout" svg:x1="2.701cm" svg:y1="4.941cm" svg:x2="2.727cm" svg:y2="4.941cm">
          <text:p/>
        </draw:line>
        <draw:line draw:style-name="gr20" draw:text-style-name="P3" draw:layer="layout" svg:x1="2.75cm" svg:y1="4.941cm" svg:x2="2.776cm" svg:y2="4.941cm">
          <text:p/>
        </draw:line>
        <draw:line draw:style-name="gr20" draw:text-style-name="P3" draw:layer="layout" svg:x1="2.8cm" svg:y1="4.941cm" svg:x2="2.826cm" svg:y2="4.941cm">
          <text:p/>
        </draw:line>
        <draw:line draw:style-name="gr20" draw:text-style-name="P3" draw:layer="layout" svg:x1="2.85cm" svg:y1="4.941cm" svg:x2="2.876cm" svg:y2="4.941cm">
          <text:p/>
        </draw:line>
        <draw:line draw:style-name="gr20" draw:text-style-name="P3" draw:layer="layout" svg:x1="2.9cm" svg:y1="4.941cm" svg:x2="2.926cm" svg:y2="4.941cm">
          <text:p/>
        </draw:line>
        <draw:line draw:style-name="gr20" draw:text-style-name="P3" draw:layer="layout" svg:x1="2.95cm" svg:y1="4.941cm" svg:x2="2.974cm" svg:y2="4.941cm">
          <text:p/>
        </draw:line>
        <draw:line draw:style-name="gr20" draw:text-style-name="P3" draw:layer="layout" svg:x1="2.999cm" svg:y1="4.941cm" svg:x2="3.023cm" svg:y2="4.941cm">
          <text:p/>
        </draw:line>
        <draw:line draw:style-name="gr20" draw:text-style-name="P3" draw:layer="layout" svg:x1="3.049cm" svg:y1="4.941cm" svg:x2="3.073cm" svg:y2="4.941cm">
          <text:p/>
        </draw:line>
        <draw:line draw:style-name="gr20" draw:text-style-name="P3" draw:layer="layout" svg:x1="3.099cm" svg:y1="4.941cm" svg:x2="3.123cm" svg:y2="4.941cm">
          <text:p/>
        </draw:line>
        <draw:line draw:style-name="gr20" draw:text-style-name="P3" draw:layer="layout" svg:x1="3.149cm" svg:y1="4.941cm" svg:x2="3.173cm" svg:y2="4.941cm">
          <text:p/>
        </draw:line>
        <draw:line draw:style-name="gr20" draw:text-style-name="P3" draw:layer="layout" svg:x1="3.198cm" svg:y1="4.941cm" svg:x2="3.222cm" svg:y2="4.941cm">
          <text:p/>
        </draw:line>
        <draw:line draw:style-name="gr20" draw:text-style-name="P3" draw:layer="layout" svg:x1="3.247cm" svg:y1="4.941cm" svg:x2="3.273cm" svg:y2="4.941cm">
          <text:p/>
        </draw:line>
        <draw:line draw:style-name="gr20" draw:text-style-name="P3" draw:layer="layout" svg:x1="3.296cm" svg:y1="4.941cm" svg:x2="3.322cm" svg:y2="4.941cm">
          <text:p/>
        </draw:line>
        <draw:line draw:style-name="gr20" draw:text-style-name="P3" draw:layer="layout" svg:x1="3.346cm" svg:y1="4.941cm" svg:x2="3.371cm" svg:y2="4.941cm">
          <text:p/>
        </draw:line>
        <draw:line draw:style-name="gr20" draw:text-style-name="P3" draw:layer="layout" svg:x1="3.396cm" svg:y1="4.941cm" svg:x2="3.422cm" svg:y2="4.941cm">
          <text:p/>
        </draw:line>
        <draw:line draw:style-name="gr20" draw:text-style-name="P3" draw:layer="layout" svg:x1="3.445cm" svg:y1="4.941cm" svg:x2="3.471cm" svg:y2="4.941cm">
          <text:p/>
        </draw:line>
        <draw:line draw:style-name="gr20" draw:text-style-name="P3" draw:layer="layout" svg:x1="3.495cm" svg:y1="4.941cm" svg:x2="3.519cm" svg:y2="4.941cm">
          <text:p/>
        </draw:line>
        <draw:line draw:style-name="gr20" draw:text-style-name="P3" draw:layer="layout" svg:x1="3.545cm" svg:y1="4.941cm" svg:x2="3.569cm" svg:y2="4.941cm">
          <text:p/>
        </draw:line>
        <draw:line draw:style-name="gr20" draw:text-style-name="P3" draw:layer="layout" svg:x1="3.595cm" svg:y1="4.941cm" svg:x2="3.619cm" svg:y2="4.941cm">
          <text:p/>
        </draw:line>
        <draw:line draw:style-name="gr20" draw:text-style-name="P3" draw:layer="layout" svg:x1="3.644cm" svg:y1="4.941cm" svg:x2="3.668cm" svg:y2="4.941cm">
          <text:p/>
        </draw:line>
        <draw:line draw:style-name="gr20" draw:text-style-name="P3" draw:layer="layout" svg:x1="3.695cm" svg:y1="4.941cm" svg:x2="3.719cm" svg:y2="4.941cm">
          <text:p/>
        </draw:line>
        <draw:line draw:style-name="gr20" draw:text-style-name="P3" draw:layer="layout" svg:x1="3.744cm" svg:y1="4.941cm" svg:x2="3.768cm" svg:y2="4.941cm">
          <text:p/>
        </draw:line>
        <draw:line draw:style-name="gr20" draw:text-style-name="P3" draw:layer="layout" svg:x1="3.792cm" svg:y1="4.941cm" svg:x2="3.818cm" svg:y2="4.941cm">
          <text:p/>
        </draw:line>
        <draw:line draw:style-name="gr20" draw:text-style-name="P3" draw:layer="layout" svg:x1="3.842cm" svg:y1="4.941cm" svg:x2="3.868cm" svg:y2="4.941cm">
          <text:p/>
        </draw:line>
        <draw:line draw:style-name="gr20" draw:text-style-name="P3" draw:layer="layout" svg:x1="3.892cm" svg:y1="4.941cm" svg:x2="3.918cm" svg:y2="4.941cm">
          <text:p/>
        </draw:line>
        <draw:line draw:style-name="gr20" draw:text-style-name="P3" draw:layer="layout" svg:x1="3.942cm" svg:y1="4.941cm" svg:x2="3.968cm" svg:y2="4.941cm">
          <text:p/>
        </draw:line>
        <draw:line draw:style-name="gr20" draw:text-style-name="P3" draw:layer="layout" svg:x1="3.991cm" svg:y1="4.941cm" svg:x2="4.017cm" svg:y2="4.941cm">
          <text:p/>
        </draw:line>
        <draw:line draw:style-name="gr20" draw:text-style-name="P3" draw:layer="layout" svg:x1="4.041cm" svg:y1="4.941cm" svg:x2="4.067cm" svg:y2="4.941cm">
          <text:p/>
        </draw:line>
        <draw:line draw:style-name="gr20" draw:text-style-name="P3" draw:layer="layout" svg:x1="4.091cm" svg:y1="4.941cm" svg:x2="4.115cm" svg:y2="4.941cm">
          <text:p/>
        </draw:line>
        <draw:line draw:style-name="gr20" draw:text-style-name="P3" draw:layer="layout" svg:x1="4.141cm" svg:y1="4.941cm" svg:x2="4.165cm" svg:y2="4.941cm">
          <text:p/>
        </draw:line>
        <draw:line draw:style-name="gr20" draw:text-style-name="P3" draw:layer="layout" svg:x1="4.19cm" svg:y1="4.941cm" svg:x2="4.214cm" svg:y2="4.941cm">
          <text:p/>
        </draw:line>
        <draw:line draw:style-name="gr20" draw:text-style-name="P3" draw:layer="layout" svg:x1="4.24cm" svg:y1="4.941cm" svg:x2="4.264cm" svg:y2="4.941cm">
          <text:p/>
        </draw:line>
        <draw:line draw:style-name="gr20" draw:text-style-name="P3" draw:layer="layout" svg:x1="4.29cm" svg:y1="4.941cm" svg:x2="4.314cm" svg:y2="4.941cm">
          <text:p/>
        </draw:line>
        <draw:line draw:style-name="gr20" draw:text-style-name="P3" draw:layer="layout" svg:x1="4.34cm" svg:y1="4.941cm" svg:x2="4.364cm" svg:y2="4.941cm">
          <text:p/>
        </draw:line>
        <draw:line draw:style-name="gr20" draw:text-style-name="P3" draw:layer="layout" svg:x1="4.388cm" svg:y1="4.941cm" svg:x2="4.414cm" svg:y2="4.941cm">
          <text:p/>
        </draw:line>
        <draw:line draw:style-name="gr20" draw:text-style-name="P3" draw:layer="layout" svg:x1="4.437cm" svg:y1="4.941cm" svg:x2="4.463cm" svg:y2="4.941cm">
          <text:p/>
        </draw:line>
        <draw:line draw:style-name="gr20" draw:text-style-name="P3" draw:layer="layout" svg:x1="4.487cm" svg:y1="4.941cm" svg:x2="4.512cm" svg:y2="4.941cm">
          <text:p/>
        </draw:line>
        <draw:line draw:style-name="gr20" draw:text-style-name="P3" draw:layer="layout" svg:x1="4.537cm" svg:y1="4.941cm" svg:x2="4.563cm" svg:y2="4.941cm">
          <text:p/>
        </draw:line>
        <draw:line draw:style-name="gr20" draw:text-style-name="P3" draw:layer="layout" svg:x1="4.587cm" svg:y1="4.941cm" svg:x2="4.613cm" svg:y2="4.941cm">
          <text:p/>
        </draw:line>
        <draw:line draw:style-name="gr20" draw:text-style-name="P3" draw:layer="layout" svg:x1="4.636cm" svg:y1="4.941cm" svg:x2="4.66cm" svg:y2="4.941cm">
          <text:p/>
        </draw:line>
        <draw:line draw:style-name="gr20" draw:text-style-name="P3" draw:layer="layout" svg:x1="4.686cm" svg:y1="4.941cm" svg:x2="4.71cm" svg:y2="4.941cm">
          <text:p/>
        </draw:line>
        <draw:line draw:style-name="gr20" draw:text-style-name="P3" draw:layer="layout" svg:x1="4.736cm" svg:y1="4.941cm" svg:x2="4.76cm" svg:y2="4.941cm">
          <text:p/>
        </draw:line>
        <draw:line draw:style-name="gr20" draw:text-style-name="P3" draw:layer="layout" svg:x1="4.786cm" svg:y1="4.941cm" svg:x2="4.81cm" svg:y2="4.941cm">
          <text:p/>
        </draw:line>
        <draw:line draw:style-name="gr20" draw:text-style-name="P3" draw:layer="layout" svg:x1="4.836cm" svg:y1="4.941cm" svg:x2="4.86cm" svg:y2="4.941cm">
          <text:p/>
        </draw:line>
        <draw:line draw:style-name="gr20" draw:text-style-name="P3" draw:layer="layout" svg:x1="4.885cm" svg:y1="4.941cm" svg:x2="4.909cm" svg:y2="4.941cm">
          <text:p/>
        </draw:line>
        <draw:line draw:style-name="gr20" draw:text-style-name="P3" draw:layer="layout" svg:x1="4.935cm" svg:y1="4.941cm" svg:x2="4.959cm" svg:y2="4.941cm">
          <text:p/>
        </draw:line>
        <draw:line draw:style-name="gr20" draw:text-style-name="P3" draw:layer="layout" svg:x1="1.412cm" svg:y1="5.259cm" svg:x2="1.436cm" svg:y2="5.259cm">
          <text:p/>
        </draw:line>
        <draw:line draw:style-name="gr20" draw:text-style-name="P3" draw:layer="layout" svg:x1="1.462cm" svg:y1="5.259cm" svg:x2="1.486cm" svg:y2="5.259cm">
          <text:p/>
        </draw:line>
        <draw:line draw:style-name="gr20" draw:text-style-name="P3" draw:layer="layout" svg:x1="1.51cm" svg:y1="5.259cm" svg:x2="1.536cm" svg:y2="5.259cm">
          <text:p/>
        </draw:line>
        <draw:line draw:style-name="gr20" draw:text-style-name="P3" draw:layer="layout" svg:x1="1.56cm" svg:y1="5.259cm" svg:x2="1.586cm" svg:y2="5.259cm">
          <text:p/>
        </draw:line>
        <draw:line draw:style-name="gr20" draw:text-style-name="P3" draw:layer="layout" svg:x1="1.609cm" svg:y1="5.259cm" svg:x2="1.635cm" svg:y2="5.259cm">
          <text:p/>
        </draw:line>
        <draw:line draw:style-name="gr20" draw:text-style-name="P3" draw:layer="layout" svg:x1="1.659cm" svg:y1="5.259cm" svg:x2="1.685cm" svg:y2="5.259cm">
          <text:p/>
        </draw:line>
        <draw:line draw:style-name="gr20" draw:text-style-name="P3" draw:layer="layout" svg:x1="1.709cm" svg:y1="5.259cm" svg:x2="1.735cm" svg:y2="5.259cm">
          <text:p/>
        </draw:line>
        <draw:line draw:style-name="gr20" draw:text-style-name="P3" draw:layer="layout" svg:x1="1.759cm" svg:y1="5.259cm" svg:x2="1.785cm" svg:y2="5.259cm">
          <text:p/>
        </draw:line>
        <draw:line draw:style-name="gr20" draw:text-style-name="P3" draw:layer="layout" svg:x1="1.809cm" svg:y1="5.259cm" svg:x2="1.833cm" svg:y2="5.259cm">
          <text:p/>
        </draw:line>
        <draw:line draw:style-name="gr20" draw:text-style-name="P3" draw:layer="layout" svg:x1="1.858cm" svg:y1="5.259cm" svg:x2="1.882cm" svg:y2="5.259cm">
          <text:p/>
        </draw:line>
        <draw:line draw:style-name="gr20" draw:text-style-name="P3" draw:layer="layout" svg:x1="1.908cm" svg:y1="5.259cm" svg:x2="1.932cm" svg:y2="5.259cm">
          <text:p/>
        </draw:line>
        <draw:line draw:style-name="gr20" draw:text-style-name="P3" draw:layer="layout" svg:x1="1.958cm" svg:y1="5.259cm" svg:x2="1.982cm" svg:y2="5.259cm">
          <text:p/>
        </draw:line>
        <draw:line draw:style-name="gr20" draw:text-style-name="P3" draw:layer="layout" svg:x1="2.008cm" svg:y1="5.259cm" svg:x2="2.032cm" svg:y2="5.259cm">
          <text:p/>
        </draw:line>
        <draw:line draw:style-name="gr20" draw:text-style-name="P3" draw:layer="layout" svg:x1="2.057cm" svg:y1="5.259cm" svg:x2="2.081cm" svg:y2="5.259cm">
          <text:p/>
        </draw:line>
        <draw:line draw:style-name="gr20" draw:text-style-name="P3" draw:layer="layout" svg:x1="2.105cm" svg:y1="5.259cm" svg:x2="2.131cm" svg:y2="5.259cm">
          <text:p/>
        </draw:line>
        <draw:line draw:style-name="gr20" draw:text-style-name="P3" draw:layer="layout" svg:x1="2.155cm" svg:y1="5.259cm" svg:x2="2.181cm" svg:y2="5.259cm">
          <text:p/>
        </draw:line>
        <draw:line draw:style-name="gr20" draw:text-style-name="P3" draw:layer="layout" svg:x1="2.205cm" svg:y1="5.259cm" svg:x2="2.23cm" svg:y2="5.259cm">
          <text:p/>
        </draw:line>
        <draw:line draw:style-name="gr20" draw:text-style-name="P3" draw:layer="layout" svg:x1="2.255cm" svg:y1="5.259cm" svg:x2="2.281cm" svg:y2="5.259cm">
          <text:p/>
        </draw:line>
        <draw:line draw:style-name="gr20" draw:text-style-name="P3" draw:layer="layout" svg:x1="2.304cm" svg:y1="5.259cm" svg:x2="2.33cm" svg:y2="5.259cm">
          <text:p/>
        </draw:line>
        <draw:line draw:style-name="gr20" draw:text-style-name="P3" draw:layer="layout" svg:x1="2.354cm" svg:y1="5.259cm" svg:x2="2.378cm" svg:y2="5.259cm">
          <text:p/>
        </draw:line>
        <draw:line draw:style-name="gr20" draw:text-style-name="P3" draw:layer="layout" svg:x1="2.404cm" svg:y1="5.259cm" svg:x2="2.428cm" svg:y2="5.259cm">
          <text:p/>
        </draw:line>
        <draw:line draw:style-name="gr20" draw:text-style-name="P3" draw:layer="layout" svg:x1="2.454cm" svg:y1="5.259cm" svg:x2="2.478cm" svg:y2="5.259cm">
          <text:p/>
        </draw:line>
        <draw:line draw:style-name="gr20" draw:text-style-name="P3" draw:layer="layout" svg:x1="2.503cm" svg:y1="5.259cm" svg:x2="2.527cm" svg:y2="5.259cm">
          <text:p/>
        </draw:line>
        <draw:line draw:style-name="gr20" draw:text-style-name="P3" draw:layer="layout" svg:x1="2.553cm" svg:y1="5.259cm" svg:x2="2.577cm" svg:y2="5.259cm">
          <text:p/>
        </draw:line>
        <draw:line draw:style-name="gr20" draw:text-style-name="P3" draw:layer="layout" svg:x1="2.603cm" svg:y1="5.259cm" svg:x2="2.627cm" svg:y2="5.259cm">
          <text:p/>
        </draw:line>
        <draw:line draw:style-name="gr20" draw:text-style-name="P3" draw:layer="layout" svg:x1="2.651cm" svg:y1="5.259cm" svg:x2="2.677cm" svg:y2="5.259cm">
          <text:p/>
        </draw:line>
        <draw:line draw:style-name="gr20" draw:text-style-name="P3" draw:layer="layout" svg:x1="2.701cm" svg:y1="5.259cm" svg:x2="2.727cm" svg:y2="5.259cm">
          <text:p/>
        </draw:line>
        <draw:line draw:style-name="gr20" draw:text-style-name="P3" draw:layer="layout" svg:x1="2.75cm" svg:y1="5.259cm" svg:x2="2.776cm" svg:y2="5.259cm">
          <text:p/>
        </draw:line>
        <draw:line draw:style-name="gr20" draw:text-style-name="P3" draw:layer="layout" svg:x1="2.8cm" svg:y1="5.259cm" svg:x2="2.826cm" svg:y2="5.259cm">
          <text:p/>
        </draw:line>
        <draw:line draw:style-name="gr20" draw:text-style-name="P3" draw:layer="layout" svg:x1="2.85cm" svg:y1="5.259cm" svg:x2="2.876cm" svg:y2="5.259cm">
          <text:p/>
        </draw:line>
        <draw:line draw:style-name="gr20" draw:text-style-name="P3" draw:layer="layout" svg:x1="2.9cm" svg:y1="5.259cm" svg:x2="2.926cm" svg:y2="5.259cm">
          <text:p/>
        </draw:line>
        <draw:line draw:style-name="gr20" draw:text-style-name="P3" draw:layer="layout" svg:x1="2.95cm" svg:y1="5.259cm" svg:x2="2.974cm" svg:y2="5.259cm">
          <text:p/>
        </draw:line>
        <draw:line draw:style-name="gr20" draw:text-style-name="P3" draw:layer="layout" svg:x1="2.999cm" svg:y1="5.259cm" svg:x2="3.023cm" svg:y2="5.259cm">
          <text:p/>
        </draw:line>
        <draw:line draw:style-name="gr20" draw:text-style-name="P3" draw:layer="layout" svg:x1="3.049cm" svg:y1="5.259cm" svg:x2="3.073cm" svg:y2="5.259cm">
          <text:p/>
        </draw:line>
        <draw:line draw:style-name="gr20" draw:text-style-name="P3" draw:layer="layout" svg:x1="3.099cm" svg:y1="5.259cm" svg:x2="3.123cm" svg:y2="5.259cm">
          <text:p/>
        </draw:line>
        <draw:line draw:style-name="gr20" draw:text-style-name="P3" draw:layer="layout" svg:x1="3.149cm" svg:y1="5.259cm" svg:x2="3.173cm" svg:y2="5.259cm">
          <text:p/>
        </draw:line>
        <draw:line draw:style-name="gr20" draw:text-style-name="P3" draw:layer="layout" svg:x1="3.198cm" svg:y1="5.259cm" svg:x2="3.222cm" svg:y2="5.259cm">
          <text:p/>
        </draw:line>
        <draw:line draw:style-name="gr20" draw:text-style-name="P3" draw:layer="layout" svg:x1="3.247cm" svg:y1="5.259cm" svg:x2="3.273cm" svg:y2="5.259cm">
          <text:p/>
        </draw:line>
        <draw:line draw:style-name="gr20" draw:text-style-name="P3" draw:layer="layout" svg:x1="3.296cm" svg:y1="5.259cm" svg:x2="3.322cm" svg:y2="5.259cm">
          <text:p/>
        </draw:line>
        <draw:line draw:style-name="gr20" draw:text-style-name="P3" draw:layer="layout" svg:x1="3.346cm" svg:y1="5.259cm" svg:x2="3.371cm" svg:y2="5.259cm">
          <text:p/>
        </draw:line>
        <draw:line draw:style-name="gr20" draw:text-style-name="P3" draw:layer="layout" svg:x1="3.396cm" svg:y1="5.259cm" svg:x2="3.422cm" svg:y2="5.259cm">
          <text:p/>
        </draw:line>
        <draw:line draw:style-name="gr20" draw:text-style-name="P3" draw:layer="layout" svg:x1="3.445cm" svg:y1="5.259cm" svg:x2="3.471cm" svg:y2="5.259cm">
          <text:p/>
        </draw:line>
        <draw:line draw:style-name="gr20" draw:text-style-name="P3" draw:layer="layout" svg:x1="3.495cm" svg:y1="5.259cm" svg:x2="3.519cm" svg:y2="5.259cm">
          <text:p/>
        </draw:line>
        <draw:line draw:style-name="gr20" draw:text-style-name="P3" draw:layer="layout" svg:x1="3.545cm" svg:y1="5.259cm" svg:x2="3.569cm" svg:y2="5.259cm">
          <text:p/>
        </draw:line>
        <draw:line draw:style-name="gr20" draw:text-style-name="P3" draw:layer="layout" svg:x1="3.595cm" svg:y1="5.259cm" svg:x2="3.619cm" svg:y2="5.259cm">
          <text:p/>
        </draw:line>
        <draw:line draw:style-name="gr20" draw:text-style-name="P3" draw:layer="layout" svg:x1="3.644cm" svg:y1="5.259cm" svg:x2="3.668cm" svg:y2="5.259cm">
          <text:p/>
        </draw:line>
        <draw:line draw:style-name="gr20" draw:text-style-name="P3" draw:layer="layout" svg:x1="3.695cm" svg:y1="5.259cm" svg:x2="3.719cm" svg:y2="5.259cm">
          <text:p/>
        </draw:line>
        <draw:line draw:style-name="gr20" draw:text-style-name="P3" draw:layer="layout" svg:x1="3.744cm" svg:y1="5.259cm" svg:x2="3.768cm" svg:y2="5.259cm">
          <text:p/>
        </draw:line>
        <draw:line draw:style-name="gr20" draw:text-style-name="P3" draw:layer="layout" svg:x1="3.792cm" svg:y1="5.259cm" svg:x2="3.818cm" svg:y2="5.259cm">
          <text:p/>
        </draw:line>
        <draw:line draw:style-name="gr20" draw:text-style-name="P3" draw:layer="layout" svg:x1="3.842cm" svg:y1="5.259cm" svg:x2="3.868cm" svg:y2="5.259cm">
          <text:p/>
        </draw:line>
        <draw:line draw:style-name="gr20" draw:text-style-name="P3" draw:layer="layout" svg:x1="3.892cm" svg:y1="5.259cm" svg:x2="3.918cm" svg:y2="5.259cm">
          <text:p/>
        </draw:line>
        <draw:line draw:style-name="gr20" draw:text-style-name="P3" draw:layer="layout" svg:x1="3.942cm" svg:y1="5.259cm" svg:x2="3.968cm" svg:y2="5.259cm">
          <text:p/>
        </draw:line>
        <draw:line draw:style-name="gr20" draw:text-style-name="P3" draw:layer="layout" svg:x1="3.991cm" svg:y1="5.259cm" svg:x2="4.017cm" svg:y2="5.259cm">
          <text:p/>
        </draw:line>
        <draw:line draw:style-name="gr20" draw:text-style-name="P3" draw:layer="layout" svg:x1="4.041cm" svg:y1="5.259cm" svg:x2="4.067cm" svg:y2="5.259cm">
          <text:p/>
        </draw:line>
        <draw:line draw:style-name="gr20" draw:text-style-name="P3" draw:layer="layout" svg:x1="4.091cm" svg:y1="5.259cm" svg:x2="4.115cm" svg:y2="5.259cm">
          <text:p/>
        </draw:line>
        <draw:line draw:style-name="gr20" draw:text-style-name="P3" draw:layer="layout" svg:x1="4.141cm" svg:y1="5.259cm" svg:x2="4.165cm" svg:y2="5.259cm">
          <text:p/>
        </draw:line>
        <draw:line draw:style-name="gr20" draw:text-style-name="P3" draw:layer="layout" svg:x1="4.19cm" svg:y1="5.259cm" svg:x2="4.214cm" svg:y2="5.259cm">
          <text:p/>
        </draw:line>
        <draw:line draw:style-name="gr20" draw:text-style-name="P3" draw:layer="layout" svg:x1="4.24cm" svg:y1="5.259cm" svg:x2="4.264cm" svg:y2="5.259cm">
          <text:p/>
        </draw:line>
        <draw:line draw:style-name="gr20" draw:text-style-name="P3" draw:layer="layout" svg:x1="4.29cm" svg:y1="5.259cm" svg:x2="4.314cm" svg:y2="5.259cm">
          <text:p/>
        </draw:line>
        <draw:line draw:style-name="gr20" draw:text-style-name="P3" draw:layer="layout" svg:x1="4.34cm" svg:y1="5.259cm" svg:x2="4.364cm" svg:y2="5.259cm">
          <text:p/>
        </draw:line>
        <draw:line draw:style-name="gr20" draw:text-style-name="P3" draw:layer="layout" svg:x1="4.388cm" svg:y1="5.259cm" svg:x2="4.414cm" svg:y2="5.259cm">
          <text:p/>
        </draw:line>
        <draw:line draw:style-name="gr20" draw:text-style-name="P3" draw:layer="layout" svg:x1="4.437cm" svg:y1="5.259cm" svg:x2="4.463cm" svg:y2="5.259cm">
          <text:p/>
        </draw:line>
        <draw:line draw:style-name="gr20" draw:text-style-name="P3" draw:layer="layout" svg:x1="4.487cm" svg:y1="5.259cm" svg:x2="4.512cm" svg:y2="5.259cm">
          <text:p/>
        </draw:line>
        <draw:line draw:style-name="gr20" draw:text-style-name="P3" draw:layer="layout" svg:x1="4.537cm" svg:y1="5.259cm" svg:x2="4.563cm" svg:y2="5.259cm">
          <text:p/>
        </draw:line>
        <draw:line draw:style-name="gr20" draw:text-style-name="P3" draw:layer="layout" svg:x1="4.587cm" svg:y1="5.259cm" svg:x2="4.613cm" svg:y2="5.259cm">
          <text:p/>
        </draw:line>
        <draw:line draw:style-name="gr20" draw:text-style-name="P3" draw:layer="layout" svg:x1="4.636cm" svg:y1="5.259cm" svg:x2="4.66cm" svg:y2="5.259cm">
          <text:p/>
        </draw:line>
        <draw:line draw:style-name="gr20" draw:text-style-name="P3" draw:layer="layout" svg:x1="4.686cm" svg:y1="5.259cm" svg:x2="4.71cm" svg:y2="5.259cm">
          <text:p/>
        </draw:line>
        <draw:line draw:style-name="gr20" draw:text-style-name="P3" draw:layer="layout" svg:x1="4.736cm" svg:y1="5.259cm" svg:x2="4.76cm" svg:y2="5.259cm">
          <text:p/>
        </draw:line>
        <draw:line draw:style-name="gr20" draw:text-style-name="P3" draw:layer="layout" svg:x1="4.786cm" svg:y1="5.259cm" svg:x2="4.81cm" svg:y2="5.259cm">
          <text:p/>
        </draw:line>
        <draw:line draw:style-name="gr20" draw:text-style-name="P3" draw:layer="layout" svg:x1="4.836cm" svg:y1="5.259cm" svg:x2="4.86cm" svg:y2="5.259cm">
          <text:p/>
        </draw:line>
        <draw:line draw:style-name="gr20" draw:text-style-name="P3" draw:layer="layout" svg:x1="4.885cm" svg:y1="5.259cm" svg:x2="4.909cm" svg:y2="5.259cm">
          <text:p/>
        </draw:line>
        <draw:line draw:style-name="gr20" draw:text-style-name="P3" draw:layer="layout" svg:x1="4.935cm" svg:y1="5.259cm" svg:x2="4.959cm" svg:y2="5.259cm">
          <text:p/>
        </draw:line>
        <draw:frame draw:style-name="gr38" draw:text-style-name="P11" draw:layer="layout" svg:width="0.554cm" svg:height="0.321cm" svg:x="2.603cm" svg:y="3.913cm">
          <draw:text-box>
            <text:p text:style-name="P4"><text:span text:style-name="T6">CPU</text:span></text:p>
          </draw:text-box>
        </draw:frame>
        <draw:frame draw:style-name="gr39" draw:text-style-name="P11" draw:layer="layout" svg:width="0.65cm" svg:height="0.321cm" svg:x="1.771cm" svg:y="5.187cm">
          <draw:text-box>
            <text:p text:style-name="P4"><text:span text:style-name="T4">S</text:span><text:span text:style-name="T4">p</text:span><text:span text:style-name="T4">i</text:span><text:span text:style-name="T4">k</text:span><text:span text:style-name="T4">e</text:span></text:p>
          </draw:text-box>
        </draw:frame>
        <draw:frame draw:style-name="gr40" draw:text-style-name="P11" draw:layer="layout" svg:width="0.651cm" svg:height="0.321cm" svg:x="1.765cm" svg:y="5.182cm">
          <draw:text-box>
            <text:p text:style-name="P4"><text:span text:style-name="T6">Spike</text:span></text:p>
          </draw:text-box>
        </draw:frame>
        <draw:frame draw:style-name="gr32" draw:text-style-name="P11" draw:layer="layout" svg:width="0.666cm" svg:height="0.321cm" svg:x="2.396cm" svg:y="4.871cm">
          <draw:text-box>
            <text:p text:style-name="P4"><text:span text:style-name="T4">Pool1</text:span></text:p>
          </draw:text-box>
        </draw:frame>
        <draw:path draw:style-name="gr41" draw:text-style-name="P3" draw:layer="layout" svg:width="0.065cm" svg:height="0.286cm" svg:x="1.326cm" svg:y="4.718cm" svg:viewBox="0 0 66 287" svg:d="M66 0c-17 0-33 12-33 24v97c0 11-17 22-33 22 16 0 33 12 33 24v96c0 12 16 24 33 24">
          <text:p/>
        </draw:path>
        <draw:polygon draw:style-name="gr41" draw:text-style-name="P3" draw:layer="layout" svg:width="0cm" svg:height="0cm" svg:x="1.326cm" svg:y="4.718cm" svg:viewBox="0 0 0 0" draw:points="0,0">
          <text:p/>
        </draw:polygon>
        <draw:polygon draw:style-name="gr41" draw:text-style-name="P3" draw:layer="layout" svg:width="0cm" svg:height="0cm" svg:x="1.391cm" svg:y="5.005cm" svg:viewBox="0 0 0 0" draw:points="0,0">
          <text:p/>
        </draw:polygon>
        <draw:path draw:style-name="gr41" draw:text-style-name="P3" draw:layer="layout" svg:width="0.065cm" svg:height="0.274cm" svg:x="1.326cm" svg:y="4.406cm" svg:viewBox="0 0 66 275" svg:d="M66 0c-17 0-33 12-33 22v93c0 11-17 23-33 23 16 0 33 11 33 22v91c0 12 16 24 33 24">
          <text:p/>
        </draw:path>
        <draw:polygon draw:style-name="gr41" draw:text-style-name="P3" draw:layer="layout" svg:width="0cm" svg:height="0cm" svg:x="1.326cm" svg:y="4.406cm" svg:viewBox="0 0 0 0" draw:points="0,0">
          <text:p/>
        </draw:polygon>
        <draw:polygon draw:style-name="gr41" draw:text-style-name="P3" draw:layer="layout" svg:width="0cm" svg:height="0cm" svg:x="1.391cm" svg:y="4.68cm" svg:viewBox="0 0 0 0" draw:points="0,0">
          <text:p/>
        </draw:polygon>
        <draw:frame draw:style-name="gr35" draw:text-style-name="P11" draw:layer="layout" svg:width="0.667cm" svg:height="0.32cm" svg:x="2.39cm" svg:y="4.866cm">
          <draw:text-box>
            <text:p text:style-name="P4"><text:span text:style-name="T5">P</text:span><text:span text:style-name="T5">o</text:span><text:span text:style-name="T5">o</text:span><text:span text:style-name="T5">l</text:span><text:span text:style-name="T5">1</text:span></text:p>
          </draw:text-box>
        </draw:frame>
        <draw:polygon draw:style-name="gr42" draw:text-style-name="P12" draw:layer="layout" svg:width="0.133cm" svg:height="0.126cm" svg:x="4.016cm" svg:y="6.769cm" svg:viewBox="0 0 134 127" draw:points="0,127 134,127 134,0 0,0">
          <text:p/>
        </draw:polygon>
        <draw:polygon draw:style-name="gr17" draw:text-style-name="P9" draw:layer="layout" svg:width="0.009cm" svg:height="0.126cm" svg:x="4.006cm" svg:y="6.769cm" svg:viewBox="0 0 10 127" draw:points="0,127 10,127 10,0 0,0">
          <text:p/>
        </draw:polygon>
        <draw:polygon draw:style-name="gr17" draw:text-style-name="P9" draw:layer="layout" svg:width="0.023cm" svg:height="0.127cm" svg:x="4.017cm" svg:y="6.61cm" svg:viewBox="0 0 24 128" draw:points="0,128 24,128 24,0 0,0">
          <text:p/>
        </draw:polygon>
        <draw:polygon draw:style-name="gr42" draw:text-style-name="P12" draw:layer="layout" svg:width="0.293cm" svg:height="0.126cm" svg:x="4.041cm" svg:y="6.61cm" svg:viewBox="0 0 294 127" draw:points="0,127 294,127 294,0 0,0">
          <text:p/>
        </draw:polygon>
        <draw:polygon draw:style-name="gr17" draw:text-style-name="P9" draw:layer="layout" svg:width="0.034cm" svg:height="0.126cm" svg:x="3.378cm" svg:y="7.245cm" svg:viewBox="0 0 35 127" draw:points="0,127 35,127 35,0 0,0">
          <text:p/>
        </draw:polygon>
        <draw:polygon draw:style-name="gr42" draw:text-style-name="P12" draw:layer="layout" svg:width="0.304cm" svg:height="0.126cm" svg:x="3.412cm" svg:y="7.245cm" svg:viewBox="0 0 305 127" draw:points="0,127 305,127 305,0 0,0">
          <text:p/>
        </draw:polygon>
        <draw:polygon draw:style-name="gr17" draw:text-style-name="P9" draw:layer="layout" svg:width="0.034cm" svg:height="0.126cm" svg:x="3.343cm" svg:y="7.404cm" svg:viewBox="0 0 35 127" draw:points="0,127 35,127 35,0 0,0">
          <text:p/>
        </draw:polygon>
        <draw:polygon draw:style-name="gr42" draw:text-style-name="P12" draw:layer="layout" svg:width="0.304cm" svg:height="0.126cm" svg:x="3.377cm" svg:y="7.404cm" svg:viewBox="0 0 305 127" draw:points="0,127 305,127 305,0 0,0">
          <text:p/>
        </draw:polygon>
        <draw:polygon draw:style-name="gr17" draw:text-style-name="P9" draw:layer="layout" svg:width="0.166cm" svg:height="0.126cm" svg:x="3.175cm" svg:y="7.562cm" svg:viewBox="0 0 167 127" draw:points="0,127 167,127 167,0 0,0">
          <text:p/>
        </draw:polygon>
        <draw:polygon draw:style-name="gr42" draw:text-style-name="P12" draw:layer="layout" svg:width="0.551cm" svg:height="0.127cm" svg:x="3.342cm" svg:y="7.562cm" svg:viewBox="0 0 552 128" draw:points="0,128 552,128 552,0 0,0">
          <text:p/>
        </draw:polygon>
        <draw:polygon draw:style-name="gr43" draw:text-style-name="P13" draw:layer="layout" svg:width="0.513cm" svg:height="0.126cm" svg:x="3.413cm" svg:y="7.086cm" svg:viewBox="0 0 514 127" draw:points="0,127 514,127 514,0 0,0">
          <text:p/>
        </draw:polygon>
        <draw:polygon draw:style-name="gr44" draw:text-style-name="P14" draw:layer="layout" svg:width="0.881cm" svg:height="0.126cm" svg:x="3.929cm" svg:y="7.087cm" svg:viewBox="0 0 882 127" draw:points="0,127 882,127 882,0 0,0">
          <text:p/>
        </draw:polygon>
        <draw:polygon draw:style-name="gr44" draw:text-style-name="P14" draw:layer="layout" svg:width="0.881cm" svg:height="0.126cm" svg:x="4.006cm" svg:y="6.928cm" svg:viewBox="0 0 882 127" draw:points="0,127 882,127 882,0 0,0">
          <text:p/>
        </draw:polygon>
        <draw:polygon draw:style-name="gr45" draw:text-style-name="P15" draw:layer="layout" svg:width="0.078cm" svg:height="0.126cm" svg:x="3.927cm" svg:y="6.928cm" svg:viewBox="0 0 79 127" draw:points="0,127 79,127 79,0 0,0">
          <text:p/>
        </draw:polygon>
        <draw:polygon draw:style-name="gr44" draw:text-style-name="P14" draw:layer="layout" svg:width="0.881cm" svg:height="0.126cm" svg:x="3.125cm" svg:y="6.928cm" svg:viewBox="0 0 882 127" draw:points="0,127 882,127 882,0 0,0">
          <text:p/>
        </draw:polygon>
        <draw:polygon draw:style-name="gr17" draw:text-style-name="P9" draw:layer="layout" svg:width="0.015cm" svg:height="0.127cm" svg:x="2.278cm" svg:y="7.722cm" svg:viewBox="0 0 16 128" draw:points="0,128 16,128 16,0 0,0">
          <text:p/>
        </draw:polygon>
        <draw:polygon draw:style-name="gr42" draw:text-style-name="P12" draw:layer="layout" svg:width="0.102cm" svg:height="0.126cm" svg:x="2.293cm" svg:y="7.723cm" svg:viewBox="0 0 103 127" draw:points="0,127 103,127 103,0 0,0">
          <text:p/>
        </draw:polygon>
        <draw:polygon draw:style-name="gr17" draw:text-style-name="P9" draw:layer="layout" svg:width="0.166cm" svg:height="0.126cm" svg:x="2.294cm" svg:y="7.563cm" svg:viewBox="0 0 167 127" draw:points="0,127 167,127 167,0 0,0">
          <text:p/>
        </draw:polygon>
        <draw:polygon draw:style-name="gr42" draw:text-style-name="P12" draw:layer="layout" svg:width="0.551cm" svg:height="0.127cm" svg:x="2.461cm" svg:y="7.563cm" svg:viewBox="0 0 552 128" draw:points="0,128 552,128 552,0 0,0">
          <text:p/>
        </draw:polygon>
        <draw:polygon draw:style-name="gr17" draw:text-style-name="P9" draw:layer="layout" svg:width="0.034cm" svg:height="0.126cm" svg:x="2.462cm" svg:y="7.405cm" svg:viewBox="0 0 35 127" draw:points="0,127 35,127 35,0 0,0">
          <text:p/>
        </draw:polygon>
        <draw:polygon draw:style-name="gr42" draw:text-style-name="P12" draw:layer="layout" svg:width="0.304cm" svg:height="0.126cm" svg:x="2.496cm" svg:y="7.405cm" svg:viewBox="0 0 305 127" draw:points="0,127 305,127 305,0 0,0">
          <text:p/>
        </draw:polygon>
        <draw:polygon draw:style-name="gr17" draw:text-style-name="P9" draw:layer="layout" svg:width="0.034cm" svg:height="0.126cm" svg:x="2.497cm" svg:y="7.246cm" svg:viewBox="0 0 35 127" draw:points="0,127 35,127 35,0 0,0">
          <text:p/>
        </draw:polygon>
        <draw:polygon draw:style-name="gr42" draw:text-style-name="P12" draw:layer="layout" svg:width="0.304cm" svg:height="0.126cm" svg:x="2.531cm" svg:y="7.246cm" svg:viewBox="0 0 305 127" draw:points="0,127 305,127 305,0 0,0">
          <text:p/>
        </draw:polygon>
        <draw:polygon draw:style-name="gr43" draw:text-style-name="P13" draw:layer="layout" svg:width="0.513cm" svg:height="0.126cm" svg:x="2.532cm" svg:y="7.087cm" svg:viewBox="0 0 514 127" draw:points="0,127 514,127 514,0 0,0">
          <text:p/>
        </draw:polygon>
        <draw:polygon draw:style-name="gr45" draw:text-style-name="P15" draw:layer="layout" svg:width="0.078cm" svg:height="0.126cm" svg:x="3.046cm" svg:y="6.929cm" svg:viewBox="0 0 79 127" draw:points="0,127 79,127 79,0 0,0">
          <text:p/>
        </draw:polygon>
        <draw:polygon draw:style-name="gr17" draw:text-style-name="P9" draw:layer="layout" svg:width="0.009cm" svg:height="0.126cm" svg:x="3.126cm" svg:y="6.77cm" svg:viewBox="0 0 10 127" draw:points="0,127 10,127 10,0 0,0">
          <text:p/>
        </draw:polygon>
        <draw:polygon draw:style-name="gr42" draw:text-style-name="P12" draw:layer="layout" svg:width="0.133cm" svg:height="0.126cm" svg:x="3.135cm" svg:y="6.77cm" svg:viewBox="0 0 134 127" draw:points="0,127 134,127 134,0 0,0">
          <text:p/>
        </draw:polygon>
        <draw:polygon draw:style-name="gr17" draw:text-style-name="P9" draw:layer="layout" svg:width="0.023cm" svg:height="0.127cm" svg:x="3.136cm" svg:y="6.611cm" svg:viewBox="0 0 24 128" draw:points="0,128 24,128 24,0 0,0">
          <text:p/>
        </draw:polygon>
        <draw:polygon draw:style-name="gr42" draw:text-style-name="P12" draw:layer="layout" svg:width="0.293cm" svg:height="0.126cm" svg:x="3.16cm" svg:y="6.611cm" svg:viewBox="0 0 294 127" draw:points="0,127 294,127 294,0 0,0">
          <text:p/>
        </draw:polygon>
        <draw:polygon draw:style-name="gr2" draw:text-style-name="P2" draw:layer="layout" svg:width="0cm" svg:height="0.126cm" svg:x="3.161cm" svg:y="6.452cm" svg:viewBox="0 0 1 127" draw:points="0,127 1,127 1,0 0,0">
          <text:p/>
        </draw:polygon>
        <draw:polygon draw:style-name="gr2" draw:text-style-name="P2" draw:layer="layout" svg:width="0cm" svg:height="0.049cm" svg:x="2.278cm" svg:y="7.945cm" svg:viewBox="0 0 0 50" draw:points="0,0 0,50">
          <text:p/>
        </draw:polygon>
        <draw:line draw:style-name="gr46" draw:text-style-name="P3" draw:layer="layout" svg:x1="2.278cm" svg:y1="7.945cm" svg:x2="2.278cm" svg:y2="7.995cm">
          <text:p/>
        </draw:line>
        <draw:polygon draw:style-name="gr2" draw:text-style-name="P2" draw:layer="layout" svg:width="0cm" svg:height="0.049cm" svg:x="2.556cm" svg:y="7.945cm" svg:viewBox="0 0 0 50" draw:points="0,0 0,50">
          <text:p/>
        </draw:polygon>
        <draw:polygon draw:style-name="gr2" draw:text-style-name="P2" draw:layer="layout" svg:width="0cm" svg:height="0.049cm" svg:x="2.835cm" svg:y="7.945cm" svg:viewBox="0 0 0 50" draw:points="0,0 0,50">
          <text:p/>
        </draw:polygon>
        <draw:polygon draw:style-name="gr2" draw:text-style-name="P2" draw:layer="layout" svg:width="0cm" svg:height="0.049cm" svg:x="3.113cm" svg:y="7.945cm" svg:viewBox="0 0 0 50" draw:points="0,0 0,50">
          <text:p/>
        </draw:polygon>
        <draw:polygon draw:style-name="gr2" draw:text-style-name="P2" draw:layer="layout" svg:width="0cm" svg:height="0.049cm" svg:x="3.391cm" svg:y="7.945cm" svg:viewBox="0 0 0 50" draw:points="0,0 0,50">
          <text:p/>
        </draw:polygon>
        <draw:line draw:style-name="gr3" draw:text-style-name="P3" draw:layer="layout" svg:x1="3.345cm" svg:y1="7.945cm" svg:x2="3.345cm" svg:y2="7.995cm">
          <text:p/>
        </draw:line>
        <draw:polygon draw:style-name="gr2" draw:text-style-name="P2" draw:layer="layout" svg:width="0cm" svg:height="0.049cm" svg:x="3.669cm" svg:y="7.945cm" svg:viewBox="0 0 0 50" draw:points="0,0 0,50">
          <text:p/>
        </draw:polygon>
        <draw:line draw:style-name="gr3" draw:text-style-name="P3" draw:layer="layout" svg:x1="3.623cm" svg:y1="7.945cm" svg:x2="3.623cm" svg:y2="7.995cm">
          <text:p/>
        </draw:line>
        <draw:polygon draw:style-name="gr2" draw:text-style-name="P2" draw:layer="layout" svg:width="0cm" svg:height="0.049cm" svg:x="3.948cm" svg:y="7.945cm" svg:viewBox="0 0 0 50" draw:points="0,0 0,50">
          <text:p/>
        </draw:polygon>
        <draw:line draw:style-name="gr3" draw:text-style-name="P3" draw:layer="layout" svg:x1="3.901cm" svg:y1="7.945cm" svg:x2="3.901cm" svg:y2="7.995cm">
          <text:p/>
        </draw:line>
        <draw:polygon draw:style-name="gr2" draw:text-style-name="P2" draw:layer="layout" svg:width="0.006cm" svg:height="0cm" svg:x="2.271cm" svg:y="7.945cm" svg:viewBox="0 0 7 0" draw:points="7,0 0,0">
          <text:p/>
        </draw:polygon>
        <draw:line draw:style-name="gr3" draw:text-style-name="P3" draw:layer="layout" svg:x1="2.278cm" svg:y1="7.945cm" svg:x2="2.271cm" svg:y2="7.945cm">
          <text:p/>
        </draw:line>
        <draw:frame draw:style-name="gr8" draw:text-style-name="P6" draw:layer="layout" svg:width="1.638cm" svg:height="0.321cm" svg:x="2.805cm" svg:y="8.144cm">
          <draw:text-box>
            <text:p text:style-name="P4"><text:span text:style-name="T2">Schedu</text:span><text:span text:style-name="T2">le (ms)</text:span></text:p>
          </draw:text-box>
        </draw:frame>
        <draw:polygon draw:style-name="gr2" draw:text-style-name="P2" draw:layer="layout" svg:width="0.006cm" svg:height="0cm" svg:x="2.271cm" svg:y="7.786cm" svg:viewBox="0 0 7 0" draw:points="7,0 0,0">
          <text:p/>
        </draw:polygon>
        <draw:line draw:style-name="gr3" draw:text-style-name="P3" draw:layer="layout" svg:x1="2.278cm" svg:y1="7.786cm" svg:x2="2.271cm" svg:y2="7.786cm">
          <text:p/>
        </draw:line>
        <draw:polygon draw:style-name="gr2" draw:text-style-name="P2" draw:layer="layout" svg:width="0.006cm" svg:height="0cm" svg:x="2.271cm" svg:y="7.627cm" svg:viewBox="0 0 7 0" draw:points="7,0 0,0">
          <text:p/>
        </draw:polygon>
        <draw:line draw:style-name="gr3" draw:text-style-name="P3" draw:layer="layout" svg:x1="2.278cm" svg:y1="7.627cm" svg:x2="2.271cm" svg:y2="7.627cm">
          <text:p/>
        </draw:line>
        <draw:polygon draw:style-name="gr2" draw:text-style-name="P2" draw:layer="layout" svg:width="0.006cm" svg:height="0cm" svg:x="2.271cm" svg:y="7.469cm" svg:viewBox="0 0 7 0" draw:points="7,0 0,0">
          <text:p/>
        </draw:polygon>
        <draw:line draw:style-name="gr3" draw:text-style-name="P3" draw:layer="layout" svg:x1="2.278cm" svg:y1="7.469cm" svg:x2="2.271cm" svg:y2="7.469cm">
          <text:p/>
        </draw:line>
        <draw:polygon draw:style-name="gr2" draw:text-style-name="P2" draw:layer="layout" svg:width="0.006cm" svg:height="0cm" svg:x="2.271cm" svg:y="7.31cm" svg:viewBox="0 0 7 0" draw:points="7,0 0,0">
          <text:p/>
        </draw:polygon>
        <draw:line draw:style-name="gr3" draw:text-style-name="P3" draw:layer="layout" svg:x1="2.278cm" svg:y1="7.31cm" svg:x2="2.271cm" svg:y2="7.31cm">
          <text:p/>
        </draw:line>
        <draw:polygon draw:style-name="gr2" draw:text-style-name="P2" draw:layer="layout" svg:width="0.006cm" svg:height="0cm" svg:x="2.271cm" svg:y="7.15cm" svg:viewBox="0 0 7 0" draw:points="7,0 0,0">
          <text:p/>
        </draw:polygon>
        <draw:line draw:style-name="gr3" draw:text-style-name="P3" draw:layer="layout" svg:x1="2.278cm" svg:y1="7.15cm" svg:x2="2.271cm" svg:y2="7.15cm">
          <text:p/>
        </draw:line>
        <draw:polygon draw:style-name="gr2" draw:text-style-name="P2" draw:layer="layout" svg:width="0.006cm" svg:height="0cm" svg:x="2.271cm" svg:y="6.992cm" svg:viewBox="0 0 7 0" draw:points="7,0 0,0">
          <text:p/>
        </draw:polygon>
        <draw:line draw:style-name="gr3" draw:text-style-name="P3" draw:layer="layout" svg:x1="2.278cm" svg:y1="6.992cm" svg:x2="2.271cm" svg:y2="6.992cm">
          <text:p/>
        </draw:line>
        <draw:polygon draw:style-name="gr2" draw:text-style-name="P2" draw:layer="layout" svg:width="0.006cm" svg:height="0cm" svg:x="2.271cm" svg:y="6.833cm" svg:viewBox="0 0 7 0" draw:points="7,0 0,0">
          <text:p/>
        </draw:polygon>
        <draw:line draw:style-name="gr3" draw:text-style-name="P3" draw:layer="layout" svg:x1="2.278cm" svg:y1="6.833cm" svg:x2="2.271cm" svg:y2="6.833cm">
          <text:p/>
        </draw:line>
        <draw:polygon draw:style-name="gr2" draw:text-style-name="P2" draw:layer="layout" svg:width="0.006cm" svg:height="0cm" svg:x="2.271cm" svg:y="6.674cm" svg:viewBox="0 0 7 0" draw:points="7,0 0,0">
          <text:p/>
        </draw:polygon>
        <draw:line draw:style-name="gr3" draw:text-style-name="P3" draw:layer="layout" svg:x1="2.278cm" svg:y1="6.674cm" svg:x2="2.271cm" svg:y2="6.674cm">
          <text:p/>
        </draw:line>
        <draw:polygon draw:style-name="gr2" draw:text-style-name="P2" draw:layer="layout" svg:width="0.006cm" svg:height="0cm" svg:x="2.271cm" svg:y="6.516cm" svg:viewBox="0 0 7 0" draw:points="7,0 0,0">
          <text:p/>
        </draw:polygon>
        <draw:line draw:style-name="gr3" draw:text-style-name="P3" draw:layer="layout" svg:x1="2.278cm" svg:y1="6.516cm" svg:x2="2.271cm" svg:y2="6.516cm">
          <text:p/>
        </draw:line>
        <draw:polygon draw:style-name="gr2" draw:text-style-name="P2" draw:layer="layout" svg:width="0.006cm" svg:height="0cm" svg:x="2.271cm" svg:y="6.357cm" svg:viewBox="0 0 7 0" draw:points="7,0 0,0">
          <text:p/>
        </draw:polygon>
        <draw:line draw:style-name="gr3" draw:text-style-name="P3" draw:layer="layout" svg:x1="2.278cm" svg:y1="6.357cm" svg:x2="2.271cm" svg:y2="6.357cm">
          <text:p/>
        </draw:line>
        <draw:line draw:style-name="gr16" draw:text-style-name="P3" draw:layer="layout" svg:x1="2.278cm" svg:y1="6.356cm" svg:x2="4.092cm" svg:y2="6.356cm">
          <text:p/>
        </draw:line>
        <draw:polygon draw:style-name="gr17" draw:text-style-name="P9" draw:layer="layout" svg:width="0.015cm" svg:height="0.127cm" svg:x="1.398cm" svg:y="7.722cm" svg:viewBox="0 0 16 128" draw:points="0,128 16,128 16,0 0,0">
          <text:p/>
        </draw:polygon>
        <draw:polygon draw:style-name="gr42" draw:text-style-name="P12" draw:layer="layout" svg:width="0.102cm" svg:height="0.126cm" svg:x="1.412cm" svg:y="7.723cm" svg:viewBox="0 0 103 127" draw:points="0,127 103,127 103,0 0,0">
          <text:p/>
        </draw:polygon>
        <draw:polygon draw:style-name="gr17" draw:text-style-name="P9" draw:layer="layout" svg:width="0.166cm" svg:height="0.126cm" svg:x="1.414cm" svg:y="7.563cm" svg:viewBox="0 0 167 127" draw:points="0,127 167,127 167,0 0,0">
          <text:p/>
        </draw:polygon>
        <draw:polygon draw:style-name="gr42" draw:text-style-name="P12" draw:layer="layout" svg:width="0.551cm" svg:height="0.127cm" svg:x="1.58cm" svg:y="7.563cm" svg:viewBox="0 0 552 128" draw:points="0,128 552,128 552,0 0,0">
          <text:p/>
        </draw:polygon>
        <draw:polygon draw:style-name="gr17" draw:text-style-name="P9" draw:layer="layout" svg:width="0.034cm" svg:height="0.126cm" svg:x="1.582cm" svg:y="7.405cm" svg:viewBox="0 0 35 127" draw:points="0,127 35,127 35,0 0,0">
          <text:p/>
        </draw:polygon>
        <draw:polygon draw:style-name="gr42" draw:text-style-name="P12" draw:layer="layout" svg:width="0.304cm" svg:height="0.126cm" svg:x="1.615cm" svg:y="7.405cm" svg:viewBox="0 0 305 127" draw:points="0,127 305,127 305,0 0,0">
          <text:p/>
        </draw:polygon>
        <draw:polygon draw:style-name="gr17" draw:text-style-name="P9" draw:layer="layout" svg:width="0.034cm" svg:height="0.126cm" svg:x="1.616cm" svg:y="7.246cm" svg:viewBox="0 0 35 127" draw:points="0,127 35,127 35,0 0,0">
          <text:p/>
        </draw:polygon>
        <draw:polygon draw:style-name="gr42" draw:text-style-name="P12" draw:layer="layout" svg:width="0.304cm" svg:height="0.126cm" svg:x="1.65cm" svg:y="7.246cm" svg:viewBox="0 0 305 127" draw:points="0,127 305,127 305,0 0,0">
          <text:p/>
        </draw:polygon>
        <draw:polygon draw:style-name="gr43" draw:text-style-name="P13" draw:layer="layout" svg:width="0.513cm" svg:height="0.126cm" svg:x="1.652cm" svg:y="7.087cm" svg:viewBox="0 0 514 127" draw:points="0,127 514,127 514,0 0,0">
          <text:p/>
        </draw:polygon>
        <draw:polygon draw:style-name="gr45" draw:text-style-name="P15" draw:layer="layout" svg:width="0.078cm" svg:height="0.126cm" svg:x="2.166cm" svg:y="6.929cm" svg:viewBox="0 0 79 127" draw:points="0,127 79,127 79,0 0,0">
          <text:p/>
        </draw:polygon>
        <draw:polygon draw:style-name="gr44" draw:text-style-name="P14" draw:layer="layout" svg:width="0.881cm" svg:height="0.126cm" svg:x="2.244cm" svg:y="6.929cm" svg:viewBox="0 0 882 127" draw:points="0,127 882,127 882,0 0,0">
          <text:p/>
        </draw:polygon>
        <draw:polygon draw:style-name="gr17" draw:text-style-name="P9" draw:layer="layout" svg:width="0.009cm" svg:height="0.126cm" svg:x="2.245cm" svg:y="6.77cm" svg:viewBox="0 0 10 127" draw:points="0,127 10,127 10,0 0,0">
          <text:p/>
        </draw:polygon>
        <draw:polygon draw:style-name="gr42" draw:text-style-name="P12" draw:layer="layout" svg:width="0.133cm" svg:height="0.126cm" svg:x="2.255cm" svg:y="6.77cm" svg:viewBox="0 0 134 127" draw:points="0,127 134,127 134,0 0,0">
          <text:p/>
        </draw:polygon>
        <draw:polygon draw:style-name="gr17" draw:text-style-name="P9" draw:layer="layout" svg:width="0.023cm" svg:height="0.127cm" svg:x="2.256cm" svg:y="6.611cm" svg:viewBox="0 0 24 128" draw:points="0,128 24,128 24,0 0,0">
          <text:p/>
        </draw:polygon>
        <draw:polygon draw:style-name="gr42" draw:text-style-name="P12" draw:layer="layout" svg:width="0.293cm" svg:height="0.126cm" svg:x="2.279cm" svg:y="6.611cm" svg:viewBox="0 0 294 127" draw:points="0,127 294,127 294,0 0,0">
          <text:p/>
        </draw:polygon>
        <draw:polygon draw:style-name="gr2" draw:text-style-name="P2" draw:layer="layout" svg:width="0cm" svg:height="0.049cm" svg:x="1.398cm" svg:y="7.945cm" svg:viewBox="0 0 0 50" draw:points="0,0 0,50">
          <text:p/>
        </draw:polygon>
        <draw:line draw:style-name="gr3" draw:text-style-name="P3" draw:layer="layout" svg:x1="1.398cm" svg:y1="7.945cm" svg:x2="1.398cm" svg:y2="7.995cm">
          <text:p/>
        </draw:line>
        <draw:line draw:style-name="gr47" draw:text-style-name="P3" draw:layer="layout" svg:x1="1.676cm" svg:y1="7.945cm" svg:x2="1.676cm" svg:y2="6.356cm">
          <text:p/>
        </draw:line>
        <draw:polygon draw:style-name="gr2" draw:text-style-name="P2" draw:layer="layout" svg:width="0cm" svg:height="0.049cm" svg:x="1.676cm" svg:y="7.945cm" svg:viewBox="0 0 0 50" draw:points="0,0 0,50">
          <text:p/>
        </draw:polygon>
        <draw:line draw:style-name="gr3" draw:text-style-name="P3" draw:layer="layout" svg:x1="1.676cm" svg:y1="7.945cm" svg:x2="1.676cm" svg:y2="7.995cm">
          <text:p/>
        </draw:line>
        <draw:frame draw:style-name="gr21" draw:text-style-name="P5" draw:layer="layout" svg:width="0.145cm" svg:height="0.321cm" svg:x="1.366cm" svg:y="7.984cm">
          <draw:text-box>
            <text:p text:style-name="P4"><text:span text:style-name="T1">0</text:span></text:p>
          </draw:text-box>
        </draw:frame>
        <draw:line draw:style-name="gr47" draw:text-style-name="P3" draw:layer="layout" svg:x1="1.954cm" svg:y1="7.945cm" svg:x2="1.954cm" svg:y2="6.356cm">
          <text:p/>
        </draw:line>
        <draw:polygon draw:style-name="gr2" draw:text-style-name="P2" draw:layer="layout" svg:width="0cm" svg:height="0.049cm" svg:x="1.954cm" svg:y="7.945cm" svg:viewBox="0 0 0 50" draw:points="0,0 0,50">
          <text:p/>
        </draw:polygon>
        <draw:line draw:style-name="gr3" draw:text-style-name="P3" draw:layer="layout" svg:x1="1.954cm" svg:y1="7.945cm" svg:x2="1.954cm" svg:y2="7.995cm">
          <text:p/>
        </draw:line>
        <draw:frame draw:style-name="gr21" draw:text-style-name="P5" draw:layer="layout" svg:width="0.145cm" svg:height="0.321cm" svg:x="1.644cm" svg:y="7.984cm">
          <draw:text-box>
            <text:p text:style-name="P4"><text:span text:style-name="T1">1</text:span></text:p>
          </draw:text-box>
        </draw:frame>
        <draw:line draw:style-name="gr47" draw:text-style-name="P3" draw:layer="layout" svg:x1="2.232cm" svg:y1="7.945cm" svg:x2="2.232cm" svg:y2="6.356cm">
          <text:p/>
        </draw:line>
        <draw:polygon draw:style-name="gr2" draw:text-style-name="P2" draw:layer="layout" svg:width="0cm" svg:height="0.049cm" svg:x="2.232cm" svg:y="7.945cm" svg:viewBox="0 0 0 50" draw:points="0,0 0,50">
          <text:p/>
        </draw:polygon>
        <draw:line draw:style-name="gr3" draw:text-style-name="P3" draw:layer="layout" svg:x1="2.232cm" svg:y1="7.945cm" svg:x2="2.232cm" svg:y2="7.995cm">
          <text:p/>
        </draw:line>
        <draw:frame draw:style-name="gr21" draw:text-style-name="P5" draw:layer="layout" svg:width="0.145cm" svg:height="0.321cm" svg:x="1.921cm" svg:y="7.984cm">
          <draw:text-box>
            <text:p text:style-name="P4"><text:span text:style-name="T1">2</text:span></text:p>
          </draw:text-box>
        </draw:frame>
        <draw:line draw:style-name="gr47" draw:text-style-name="P3" draw:layer="layout" svg:x1="2.511cm" svg:y1="7.945cm" svg:x2="2.511cm" svg:y2="6.356cm">
          <text:p/>
        </draw:line>
        <draw:polygon draw:style-name="gr2" draw:text-style-name="P2" draw:layer="layout" svg:width="0cm" svg:height="0.049cm" svg:x="2.511cm" svg:y="7.945cm" svg:viewBox="0 0 0 50" draw:points="0,0 0,50">
          <text:p/>
        </draw:polygon>
        <draw:line draw:style-name="gr3" draw:text-style-name="P3" draw:layer="layout" svg:x1="2.511cm" svg:y1="7.945cm" svg:x2="2.511cm" svg:y2="7.995cm">
          <text:p/>
        </draw:line>
        <draw:frame draw:style-name="gr21" draw:text-style-name="P5" draw:layer="layout" svg:width="0.145cm" svg:height="0.321cm" svg:x="2.2cm" svg:y="7.984cm">
          <draw:text-box>
            <text:p text:style-name="P4"><text:span text:style-name="T1">3</text:span></text:p>
          </draw:text-box>
        </draw:frame>
        <draw:line draw:style-name="gr47" draw:text-style-name="P3" draw:layer="layout" svg:x1="2.789cm" svg:y1="7.945cm" svg:x2="2.789cm" svg:y2="6.356cm">
          <text:p/>
        </draw:line>
        <draw:polygon draw:style-name="gr2" draw:text-style-name="P2" draw:layer="layout" svg:width="0cm" svg:height="0.049cm" svg:x="2.789cm" svg:y="7.945cm" svg:viewBox="0 0 0 50" draw:points="0,0 0,50">
          <text:p/>
        </draw:polygon>
        <draw:line draw:style-name="gr3" draw:text-style-name="P3" draw:layer="layout" svg:x1="2.789cm" svg:y1="7.945cm" svg:x2="2.789cm" svg:y2="7.995cm">
          <text:p/>
        </draw:line>
        <draw:frame draw:style-name="gr21" draw:text-style-name="P5" draw:layer="layout" svg:width="0.145cm" svg:height="0.321cm" svg:x="2.478cm" svg:y="7.984cm">
          <draw:text-box>
            <text:p text:style-name="P4"><text:span text:style-name="T1">4</text:span></text:p>
          </draw:text-box>
        </draw:frame>
        <draw:line draw:style-name="gr47" draw:text-style-name="P3" draw:layer="layout" svg:x1="3.067cm" svg:y1="7.945cm" svg:x2="3.067cm" svg:y2="6.356cm">
          <text:p/>
        </draw:line>
        <draw:polygon draw:style-name="gr2" draw:text-style-name="P2" draw:layer="layout" svg:width="0cm" svg:height="0.049cm" svg:x="3.067cm" svg:y="7.945cm" svg:viewBox="0 0 0 50" draw:points="0,0 0,50">
          <text:p/>
        </draw:polygon>
        <draw:line draw:style-name="gr3" draw:text-style-name="P3" draw:layer="layout" svg:x1="3.067cm" svg:y1="7.945cm" svg:x2="3.067cm" svg:y2="7.995cm">
          <text:p/>
        </draw:line>
        <draw:frame draw:style-name="gr21" draw:text-style-name="P5" draw:layer="layout" svg:width="0.145cm" svg:height="0.321cm" svg:x="2.757cm" svg:y="7.984cm">
          <draw:text-box>
            <text:p text:style-name="P4"><text:span text:style-name="T1">5</text:span></text:p>
          </draw:text-box>
        </draw:frame>
        <draw:frame draw:style-name="gr48" draw:text-style-name="P5" draw:layer="layout" svg:width="0.144cm" svg:height="0.321cm" svg:x="3.035cm" svg:y="7.984cm">
          <draw:text-box>
            <text:p text:style-name="P4"><text:span text:style-name="T1">6</text:span></text:p>
          </draw:text-box>
        </draw:frame>
        <draw:polygon draw:style-name="gr2" draw:text-style-name="P2" draw:layer="layout" svg:width="0.006cm" svg:height="0cm" svg:x="1.384cm" svg:y="7.945cm" svg:viewBox="0 0 7 0" draw:points="7,0 0,0">
          <text:p/>
        </draw:polygon>
        <draw:line draw:style-name="gr3" draw:text-style-name="P3" draw:layer="layout" svg:x1="1.391cm" svg:y1="7.945cm" svg:x2="1.384cm" svg:y2="7.945cm">
          <text:p/>
        </draw:line>
        <draw:line draw:style-name="gr47" draw:text-style-name="P3" draw:layer="layout" svg:x1="1.398cm" svg:y1="7.786cm" svg:x2="4.974cm" svg:y2="7.786cm">
          <text:p/>
        </draw:line>
        <draw:polygon draw:style-name="gr2" draw:text-style-name="P2" draw:layer="layout" svg:width="0.006cm" svg:height="0cm" svg:x="1.384cm" svg:y="7.786cm" svg:viewBox="0 0 7 0" draw:points="7,0 0,0">
          <text:p/>
        </draw:polygon>
        <draw:line draw:style-name="gr3" draw:text-style-name="P3" draw:layer="layout" svg:x1="1.391cm" svg:y1="7.786cm" svg:x2="1.384cm" svg:y2="7.786cm">
          <text:p/>
        </draw:line>
        <draw:line draw:style-name="gr47" draw:text-style-name="P3" draw:layer="layout" svg:x1="1.398cm" svg:y1="7.627cm" svg:x2="4.974cm" svg:y2="7.627cm">
          <text:p/>
        </draw:line>
        <draw:polygon draw:style-name="gr2" draw:text-style-name="P2" draw:layer="layout" svg:width="0.006cm" svg:height="0cm" svg:x="1.384cm" svg:y="7.627cm" svg:viewBox="0 0 7 0" draw:points="7,0 0,0">
          <text:p/>
        </draw:polygon>
        <draw:line draw:style-name="gr3" draw:text-style-name="P3" draw:layer="layout" svg:x1="1.391cm" svg:y1="7.627cm" svg:x2="1.384cm" svg:y2="7.627cm">
          <text:p/>
        </draw:line>
        <draw:line draw:style-name="gr47" draw:text-style-name="P3" draw:layer="layout" svg:x1="1.398cm" svg:y1="7.468cm" svg:x2="4.974cm" svg:y2="7.468cm">
          <text:p/>
        </draw:line>
        <draw:polygon draw:style-name="gr2" draw:text-style-name="P2" draw:layer="layout" svg:width="0.006cm" svg:height="0cm" svg:x="1.384cm" svg:y="7.469cm" svg:viewBox="0 0 7 0" draw:points="7,0 0,0">
          <text:p/>
        </draw:polygon>
        <draw:line draw:style-name="gr3" draw:text-style-name="P3" draw:layer="layout" svg:x1="1.391cm" svg:y1="7.469cm" svg:x2="1.384cm" svg:y2="7.469cm">
          <text:p/>
        </draw:line>
        <draw:line draw:style-name="gr47" draw:text-style-name="P3" draw:layer="layout" svg:x1="1.398cm" svg:y1="7.31cm" svg:x2="4.974cm" svg:y2="7.31cm">
          <text:p/>
        </draw:line>
        <draw:polygon draw:style-name="gr2" draw:text-style-name="P2" draw:layer="layout" svg:width="0.006cm" svg:height="0cm" svg:x="1.384cm" svg:y="7.31cm" svg:viewBox="0 0 7 0" draw:points="7,0 0,0">
          <text:p/>
        </draw:polygon>
        <draw:line draw:style-name="gr3" draw:text-style-name="P3" draw:layer="layout" svg:x1="1.391cm" svg:y1="7.31cm" svg:x2="1.384cm" svg:y2="7.31cm">
          <text:p/>
        </draw:line>
        <draw:polygon draw:style-name="gr45" draw:text-style-name="P15" draw:layer="layout" svg:width="0.078cm" svg:height="0.126cm" svg:x="1.652cm" svg:y="7.087cm" svg:viewBox="0 0 79 127" draw:points="0,127 79,127 79,0 0,0">
          <text:p/>
        </draw:polygon>
        <draw:polygon draw:style-name="gr2" draw:text-style-name="P2" draw:layer="layout" svg:width="0.006cm" svg:height="0cm" svg:x="1.384cm" svg:y="7.15cm" svg:viewBox="0 0 7 0" draw:points="7,0 0,0">
          <text:p/>
        </draw:polygon>
        <draw:line draw:style-name="gr3" draw:text-style-name="P3" draw:layer="layout" svg:x1="1.391cm" svg:y1="7.15cm" svg:x2="1.384cm" svg:y2="7.15cm">
          <text:p/>
        </draw:line>
        <draw:line draw:style-name="gr47" draw:text-style-name="P3" draw:layer="layout" svg:x1="1.398cm" svg:y1="6.992cm" svg:x2="4.974cm" svg:y2="6.992cm">
          <text:p/>
        </draw:line>
        <draw:polygon draw:style-name="gr2" draw:text-style-name="P2" draw:layer="layout" svg:width="0.006cm" svg:height="0cm" svg:x="1.384cm" svg:y="6.992cm" svg:viewBox="0 0 7 0" draw:points="7,0 0,0">
          <text:p/>
        </draw:polygon>
        <draw:line draw:style-name="gr3" draw:text-style-name="P3" draw:layer="layout" svg:x1="1.391cm" svg:y1="6.992cm" svg:x2="1.384cm" svg:y2="6.992cm">
          <text:p/>
        </draw:line>
        <draw:line draw:style-name="gr47" draw:text-style-name="P3" draw:layer="layout" svg:x1="1.398cm" svg:y1="6.833cm" svg:x2="4.974cm" svg:y2="6.833cm">
          <text:p/>
        </draw:line>
        <draw:polygon draw:style-name="gr2" draw:text-style-name="P2" draw:layer="layout" svg:width="0.006cm" svg:height="0cm" svg:x="1.384cm" svg:y="6.833cm" svg:viewBox="0 0 7 0" draw:points="7,0 0,0">
          <text:p/>
        </draw:polygon>
        <draw:line draw:style-name="gr3" draw:text-style-name="P3" draw:layer="layout" svg:x1="1.391cm" svg:y1="6.833cm" svg:x2="1.384cm" svg:y2="6.833cm">
          <text:p/>
        </draw:line>
        <draw:line draw:style-name="gr47" draw:text-style-name="P3" draw:layer="layout" svg:x1="1.398cm" svg:y1="6.674cm" svg:x2="4.964cm" svg:y2="6.674cm">
          <text:p/>
        </draw:line>
        <draw:polygon draw:style-name="gr2" draw:text-style-name="P2" draw:layer="layout" svg:width="0.006cm" svg:height="0cm" svg:x="1.384cm" svg:y="6.674cm" svg:viewBox="0 0 7 0" draw:points="7,0 0,0">
          <text:p/>
        </draw:polygon>
        <draw:line draw:style-name="gr3" draw:text-style-name="P3" draw:layer="layout" svg:x1="1.391cm" svg:y1="6.674cm" svg:x2="1.384cm" svg:y2="6.674cm">
          <text:p/>
        </draw:line>
        <draw:line draw:style-name="gr47" draw:text-style-name="P3" draw:layer="layout" svg:x1="1.398cm" svg:y1="6.516cm" svg:x2="4.974cm" svg:y2="6.516cm">
          <text:p/>
        </draw:line>
        <draw:polygon draw:style-name="gr2" draw:text-style-name="P2" draw:layer="layout" svg:width="0.006cm" svg:height="0cm" svg:x="1.384cm" svg:y="6.516cm" svg:viewBox="0 0 7 0" draw:points="7,0 0,0">
          <text:p/>
        </draw:polygon>
        <draw:line draw:style-name="gr3" draw:text-style-name="P3" draw:layer="layout" svg:x1="1.391cm" svg:y1="6.516cm" svg:x2="1.384cm" svg:y2="6.516cm">
          <text:p/>
        </draw:line>
        <draw:polygon draw:style-name="gr2" draw:text-style-name="P2" draw:layer="layout" svg:width="0.006cm" svg:height="0cm" svg:x="1.384cm" svg:y="6.357cm" svg:viewBox="0 0 7 0" draw:points="7,0 0,0">
          <text:p/>
        </draw:polygon>
        <draw:line draw:style-name="gr3" draw:text-style-name="P3" draw:layer="layout" svg:x1="1.391cm" svg:y1="6.357cm" svg:x2="1.384cm" svg:y2="6.357cm">
          <text:p/>
        </draw:line>
        <draw:line draw:style-name="gr16" draw:text-style-name="P3" draw:layer="layout" svg:x1="1.398cm" svg:y1="7.945cm" svg:x2="1.398cm" svg:y2="6.356cm">
          <text:p/>
        </draw:line>
        <draw:line draw:style-name="gr16" draw:text-style-name="P3" draw:layer="layout" svg:x1="1.398cm" svg:y1="6.356cm" svg:x2="3.212cm" svg:y2="6.356cm">
          <text:p/>
        </draw:line>
        <draw:polygon draw:style-name="gr17" draw:text-style-name="P9" draw:layer="layout" svg:width="0.015cm" svg:height="0.127cm" svg:x="3.16cm" svg:y="7.722cm" svg:viewBox="0 0 16 128" draw:points="0,128 16,128 16,0 0,0">
          <text:p/>
        </draw:polygon>
        <draw:polygon draw:style-name="gr42" draw:text-style-name="P12" draw:layer="layout" svg:width="0.102cm" svg:height="0.126cm" svg:x="3.174cm" svg:y="7.722cm" svg:viewBox="0 0 103 127" draw:points="0,127 103,127 103,0 0,0">
          <text:p/>
        </draw:polygon>
        <draw:polygon draw:style-name="gr2" draw:text-style-name="P2" draw:layer="layout" svg:width="0cm" svg:height="0.126cm" svg:x="4.042cm" svg:y="6.451cm" svg:viewBox="0 0 1 127" draw:points="0,127 1,127 1,0 0,0">
          <text:p/>
        </draw:polygon>
        <draw:polygon draw:style-name="gr2" draw:text-style-name="P2" draw:layer="layout" svg:width="0cm" svg:height="0.049cm" svg:x="3.16cm" svg:y="7.944cm" svg:viewBox="0 0 0 50" draw:points="0,0 0,50">
          <text:p/>
        </draw:polygon>
        <draw:line draw:style-name="gr46" draw:text-style-name="P3" draw:layer="layout" svg:x1="4.049cm" svg:y1="7.944cm" svg:x2="4.049cm" svg:y2="7.994cm">
          <text:p/>
        </draw:line>
        <draw:polygon draw:style-name="gr2" draw:text-style-name="P2" draw:layer="layout" svg:width="0cm" svg:height="0.049cm" svg:x="3.437cm" svg:y="7.944cm" svg:viewBox="0 0 0 50" draw:points="0,0 0,50">
          <text:p/>
        </draw:polygon>
        <draw:polygon draw:style-name="gr2" draw:text-style-name="P2" draw:layer="layout" svg:width="0cm" svg:height="0.049cm" svg:x="3.716cm" svg:y="7.944cm" svg:viewBox="0 0 0 50" draw:points="0,0 0,50">
          <text:p/>
        </draw:polygon>
        <draw:polygon draw:style-name="gr2" draw:text-style-name="P2" draw:layer="layout" svg:width="0cm" svg:height="0.049cm" svg:x="3.994cm" svg:y="7.944cm" svg:viewBox="0 0 0 50" draw:points="0,0 0,50">
          <text:p/>
        </draw:polygon>
        <draw:polygon draw:style-name="gr2" draw:text-style-name="P2" draw:layer="layout" svg:width="0cm" svg:height="0.049cm" svg:x="4.273cm" svg:y="7.944cm" svg:viewBox="0 0 0 50" draw:points="0,0 0,50">
          <text:p/>
        </draw:polygon>
        <draw:polygon draw:style-name="gr2" draw:text-style-name="P2" draw:layer="layout" svg:width="0cm" svg:height="0.049cm" svg:x="4.55cm" svg:y="7.944cm" svg:viewBox="0 0 0 50" draw:points="0,0 0,50">
          <text:p/>
        </draw:polygon>
        <draw:polygon draw:style-name="gr2" draw:text-style-name="P2" draw:layer="layout" svg:width="0cm" svg:height="0.049cm" svg:x="4.829cm" svg:y="7.944cm" svg:viewBox="0 0 0 50" draw:points="0,0 0,50">
          <text:p/>
        </draw:polygon>
        <draw:polygon draw:style-name="gr2" draw:text-style-name="P2" draw:layer="layout" svg:width="0.006cm" svg:height="0cm" svg:x="3.153cm" svg:y="7.944cm" svg:viewBox="0 0 7 0" draw:points="7,0 0,0">
          <text:p/>
        </draw:polygon>
        <draw:line draw:style-name="gr3" draw:text-style-name="P3" draw:layer="layout" svg:x1="3.16cm" svg:y1="7.944cm" svg:x2="3.153cm" svg:y2="7.944cm">
          <text:p/>
        </draw:line>
        <draw:polygon draw:style-name="gr2" draw:text-style-name="P2" draw:layer="layout" svg:width="0.006cm" svg:height="0cm" svg:x="3.153cm" svg:y="7.785cm" svg:viewBox="0 0 7 0" draw:points="7,0 0,0">
          <text:p/>
        </draw:polygon>
        <draw:line draw:style-name="gr3" draw:text-style-name="P3" draw:layer="layout" svg:x1="3.16cm" svg:y1="7.785cm" svg:x2="3.153cm" svg:y2="7.785cm">
          <text:p/>
        </draw:line>
        <draw:polygon draw:style-name="gr2" draw:text-style-name="P2" draw:layer="layout" svg:width="0.006cm" svg:height="0cm" svg:x="3.153cm" svg:y="7.626cm" svg:viewBox="0 0 7 0" draw:points="7,0 0,0">
          <text:p/>
        </draw:polygon>
        <draw:line draw:style-name="gr3" draw:text-style-name="P3" draw:layer="layout" svg:x1="3.16cm" svg:y1="7.626cm" svg:x2="3.153cm" svg:y2="7.626cm">
          <text:p/>
        </draw:line>
        <draw:polygon draw:style-name="gr2" draw:text-style-name="P2" draw:layer="layout" svg:width="0.006cm" svg:height="0cm" svg:x="3.153cm" svg:y="7.468cm" svg:viewBox="0 0 7 0" draw:points="7,0 0,0">
          <text:p/>
        </draw:polygon>
        <draw:line draw:style-name="gr3" draw:text-style-name="P3" draw:layer="layout" svg:x1="3.16cm" svg:y1="7.468cm" svg:x2="3.153cm" svg:y2="7.468cm">
          <text:p/>
        </draw:line>
        <draw:polygon draw:style-name="gr2" draw:text-style-name="P2" draw:layer="layout" svg:width="0.006cm" svg:height="0cm" svg:x="3.153cm" svg:y="7.309cm" svg:viewBox="0 0 7 0" draw:points="7,0 0,0">
          <text:p/>
        </draw:polygon>
        <draw:line draw:style-name="gr3" draw:text-style-name="P3" draw:layer="layout" svg:x1="3.16cm" svg:y1="7.309cm" svg:x2="3.153cm" svg:y2="7.309cm">
          <text:p/>
        </draw:line>
        <draw:polygon draw:style-name="gr2" draw:text-style-name="P2" draw:layer="layout" svg:width="0.006cm" svg:height="0cm" svg:x="3.153cm" svg:y="7.149cm" svg:viewBox="0 0 7 0" draw:points="7,0 0,0">
          <text:p/>
        </draw:polygon>
        <draw:line draw:style-name="gr3" draw:text-style-name="P3" draw:layer="layout" svg:x1="3.16cm" svg:y1="7.149cm" svg:x2="3.153cm" svg:y2="7.149cm">
          <text:p/>
        </draw:line>
        <draw:polygon draw:style-name="gr2" draw:text-style-name="P2" draw:layer="layout" svg:width="0.006cm" svg:height="0cm" svg:x="3.153cm" svg:y="6.991cm" svg:viewBox="0 0 7 0" draw:points="7,0 0,0">
          <text:p/>
        </draw:polygon>
        <draw:line draw:style-name="gr3" draw:text-style-name="P3" draw:layer="layout" svg:x1="3.16cm" svg:y1="6.991cm" svg:x2="3.153cm" svg:y2="6.991cm">
          <text:p/>
        </draw:line>
        <draw:polygon draw:style-name="gr2" draw:text-style-name="P2" draw:layer="layout" svg:width="0.006cm" svg:height="0cm" svg:x="3.153cm" svg:y="6.832cm" svg:viewBox="0 0 7 0" draw:points="7,0 0,0">
          <text:p/>
        </draw:polygon>
        <draw:line draw:style-name="gr3" draw:text-style-name="P3" draw:layer="layout" svg:x1="3.16cm" svg:y1="6.832cm" svg:x2="3.153cm" svg:y2="6.832cm">
          <text:p/>
        </draw:line>
        <draw:polygon draw:style-name="gr2" draw:text-style-name="P2" draw:layer="layout" svg:width="0.006cm" svg:height="0cm" svg:x="3.153cm" svg:y="6.673cm" svg:viewBox="0 0 7 0" draw:points="7,0 0,0">
          <text:p/>
        </draw:polygon>
        <draw:line draw:style-name="gr3" draw:text-style-name="P3" draw:layer="layout" svg:x1="3.16cm" svg:y1="6.673cm" svg:x2="3.153cm" svg:y2="6.673cm">
          <text:p/>
        </draw:line>
        <draw:polygon draw:style-name="gr2" draw:text-style-name="P2" draw:layer="layout" svg:width="0.006cm" svg:height="0cm" svg:x="3.153cm" svg:y="6.515cm" svg:viewBox="0 0 7 0" draw:points="7,0 0,0">
          <text:p/>
        </draw:polygon>
        <draw:line draw:style-name="gr3" draw:text-style-name="P3" draw:layer="layout" svg:x1="3.16cm" svg:y1="6.515cm" svg:x2="3.153cm" svg:y2="6.515cm">
          <text:p/>
        </draw:line>
        <draw:polygon draw:style-name="gr2" draw:text-style-name="P2" draw:layer="layout" svg:width="0.006cm" svg:height="0cm" svg:x="3.153cm" svg:y="6.356cm" svg:viewBox="0 0 7 0" draw:points="7,0 0,0">
          <text:p/>
        </draw:polygon>
        <draw:line draw:style-name="gr3" draw:text-style-name="P3" draw:layer="layout" svg:x1="3.16cm" svg:y1="6.356cm" svg:x2="3.153cm" svg:y2="6.356cm">
          <text:p/>
        </draw:line>
        <draw:line draw:style-name="gr16" draw:text-style-name="P3" draw:layer="layout" svg:x1="4.973cm" svg:y1="7.944cm" svg:x2="4.973cm" svg:y2="6.355cm">
          <text:p/>
        </draw:line>
        <draw:line draw:style-name="gr16" draw:text-style-name="P3" draw:layer="layout" svg:x1="3.16cm" svg:y1="6.355cm" svg:x2="4.974cm" svg:y2="6.355cm">
          <text:p/>
        </draw:line>
        <draw:line draw:style-name="gr3" draw:text-style-name="P3" draw:layer="layout" svg:x1="2.233cm" svg:y1="7.945cm" svg:x2="2.233cm" svg:y2="7.995cm">
          <text:p/>
        </draw:line>
        <draw:line draw:style-name="gr47" draw:text-style-name="P3" draw:layer="layout" svg:x1="3.345cm" svg:y1="7.945cm" svg:x2="3.345cm" svg:y2="6.356cm">
          <text:p/>
        </draw:line>
        <draw:line draw:style-name="gr47" draw:text-style-name="P3" draw:layer="layout" svg:x1="3.623cm" svg:y1="7.945cm" svg:x2="3.623cm" svg:y2="6.356cm">
          <text:p/>
        </draw:line>
        <draw:line draw:style-name="gr47" draw:text-style-name="P3" draw:layer="layout" svg:x1="3.899cm" svg:y1="7.945cm" svg:x2="3.899cm" svg:y2="6.356cm">
          <text:p/>
        </draw:line>
        <draw:polygon draw:style-name="gr45" draw:text-style-name="P15" draw:layer="layout" svg:width="0.078cm" svg:height="0.126cm" svg:x="2.532cm" svg:y="7.087cm" svg:viewBox="0 0 79 127" draw:points="0,127 79,127 79,0 0,0">
          <text:p/>
        </draw:polygon>
        <draw:polygon draw:style-name="gr2" draw:text-style-name="P2" draw:layer="layout" svg:width="0cm" svg:height="0.049cm" svg:x="3.947cm" svg:y="7.945cm" svg:viewBox="0 0 0 50" draw:points="0,0 0,50">
          <text:p/>
        </draw:polygon>
        <draw:line draw:style-name="gr3" draw:text-style-name="P3" draw:layer="layout" svg:x1="4.178cm" svg:y1="7.945cm" svg:x2="4.178cm" svg:y2="7.995cm">
          <text:p/>
        </draw:line>
        <draw:polygon draw:style-name="gr2" draw:text-style-name="P2" draw:layer="layout" svg:width="0cm" svg:height="0.049cm" svg:x="3.993cm" svg:y="7.944cm" svg:viewBox="0 0 0 50" draw:points="0,0 0,50">
          <text:p/>
        </draw:polygon>
        <draw:line draw:style-name="gr47" draw:text-style-name="P3" draw:layer="layout" svg:x1="4.177cm" svg:y1="7.945cm" svg:x2="4.177cm" svg:y2="6.356cm">
          <text:p/>
        </draw:line>
        <draw:polygon draw:style-name="gr2" draw:text-style-name="P2" draw:layer="layout" svg:width="0cm" svg:height="0.049cm" svg:x="4.223cm" svg:y="7.945cm" svg:viewBox="0 0 0 50" draw:points="0,0 0,50">
          <text:p/>
        </draw:polygon>
        <draw:line draw:style-name="gr3" draw:text-style-name="P3" draw:layer="layout" svg:x1="4.455cm" svg:y1="7.945cm" svg:x2="4.455cm" svg:y2="7.995cm">
          <text:p/>
        </draw:line>
        <draw:line draw:style-name="gr47" draw:text-style-name="P3" draw:layer="layout" svg:x1="4.453cm" svg:y1="7.945cm" svg:x2="4.453cm" svg:y2="6.356cm">
          <text:p/>
        </draw:line>
        <draw:polygon draw:style-name="gr2" draw:text-style-name="P2" draw:layer="layout" svg:width="0cm" svg:height="0.049cm" svg:x="4.501cm" svg:y="7.945cm" svg:viewBox="0 0 0 50" draw:points="0,0 0,50">
          <text:p/>
        </draw:polygon>
        <draw:line draw:style-name="gr3" draw:text-style-name="P3" draw:layer="layout" svg:x1="4.732cm" svg:y1="7.945cm" svg:x2="4.732cm" svg:y2="7.995cm">
          <text:p/>
        </draw:line>
        <draw:polygon draw:style-name="gr2" draw:text-style-name="P2" draw:layer="layout" svg:width="0cm" svg:height="0.049cm" svg:x="4.547cm" svg:y="7.944cm" svg:viewBox="0 0 0 50" draw:points="0,0 0,50">
          <text:p/>
        </draw:polygon>
        <draw:line draw:style-name="gr47" draw:text-style-name="P3" draw:layer="layout" svg:x1="4.731cm" svg:y1="7.945cm" svg:x2="4.731cm" svg:y2="6.356cm">
          <text:p/>
        </draw:line>
        <draw:line draw:style-name="gr46" draw:text-style-name="P3" draw:layer="layout" svg:x1="3.16cm" svg:y1="7.944cm" svg:x2="3.16cm" svg:y2="7.994cm">
          <text:p/>
        </draw:line>
        <draw:frame draw:style-name="gr49" draw:text-style-name="P5" draw:layer="layout" svg:width="0.854cm" svg:height="0.32cm" svg:x="0.944cm" svg:y="7.722cm">
          <draw:text-box>
            <text:p text:style-name="P4"><text:span text:style-name="T1">H</text:span><text:span text:style-name="T1">X</text:span><text:span text:style-name="T1">_</text:span><text:span text:style-name="T1">I</text:span><text:span text:style-name="T1">N</text:span></text:p>
          </draw:text-box>
        </draw:frame>
        <draw:frame draw:style-name="gr24" draw:text-style-name="P5" draw:layer="layout" svg:width="1.292cm" svg:height="0.321cm" svg:x="0.718cm" svg:y="7.563cm">
          <draw:text-box>
            <text:p text:style-name="P4"><text:span text:style-name="T1">H1_CO</text:span><text:span text:style-name="T1">NV</text:span></text:p>
          </draw:text-box>
        </draw:frame>
        <draw:frame draw:style-name="gr26" draw:text-style-name="P5" draw:layer="layout" svg:width="1.235cm" svg:height="0.32cm" svg:x="0.662cm" svg:y="7.325cm">
          <draw:text-box>
            <text:p text:style-name="P4"><text:span text:style-name="T1">H</text:span><text:span text:style-name="T1">2</text:span><text:span text:style-name="T1">_</text:span><text:span text:style-name="T1">P</text:span><text:span text:style-name="T1">O</text:span><text:span text:style-name="T1">O</text:span><text:span text:style-name="T1">L</text:span></text:p>
          </draw:text-box>
        </draw:frame>
        <draw:frame draw:style-name="gr50" draw:text-style-name="P5" draw:layer="layout" svg:width="1.291cm" svg:height="0.321cm" svg:x="0.638cm" svg:y="7.009cm">
          <draw:text-box>
            <text:p text:style-name="P4"><text:span text:style-name="T1">H3_CO</text:span><text:span text:style-name="T1">NV</text:span></text:p>
          </draw:text-box>
        </draw:frame>
        <draw:frame draw:style-name="gr51" draw:text-style-name="P5" draw:layer="layout" svg:width="1.139cm" svg:height="0.321cm" svg:x="0.804cm" svg:y="6.45cm">
          <draw:text-box>
            <text:p text:style-name="P4"><text:span text:style-name="T1">H</text:span><text:span text:style-name="T1">Y</text:span><text:span text:style-name="T1">_</text:span><text:span text:style-name="T1">O</text:span><text:span text:style-name="T1">U</text:span><text:span text:style-name="T1">T</text:span></text:p>
          </draw:text-box>
        </draw:frame>
        <draw:frame draw:style-name="gr52" draw:text-style-name="P17" draw:layer="layout" svg:width="1.078cm" svg:height="0.408cm" svg:x="0.673cm" svg:y="6.469cm">
          <draw:text-box>
            <text:p text:style-name="P16"><text:span text:style-name="T1">H5_FC</text:span></text:p>
          </draw:text-box>
        </draw:frame>
        <draw:custom-shape draw:style-name="gr53" draw:text-style-name="P18" draw:layer="layout" svg:width="0.062cm" svg:height="0.285cm" svg:x="1.307cm" svg:y="7.258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4" draw:text-style-name="P18" draw:layer="layout" svg:width="0.062cm" svg:height="0.273cm" svg:x="1.307cm" svg:y="6.946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5" draw:layer="layout" svg:width="0.145cm" svg:height="0.321cm" svg:x="3.312cm" svg:y="7.984cm">
          <draw:text-box>
            <text:p text:style-name="P4"><text:span text:style-name="T1">7</text:span></text:p>
          </draw:text-box>
        </draw:frame>
        <draw:frame draw:style-name="gr21" draw:text-style-name="P5" draw:layer="layout" svg:width="0.145cm" svg:height="0.321cm" svg:x="3.59cm" svg:y="7.984cm">
          <draw:text-box>
            <text:p text:style-name="P4"><text:span text:style-name="T1">8</text:span></text:p>
          </draw:text-box>
        </draw:frame>
        <draw:frame draw:style-name="gr21" draw:text-style-name="P5" draw:layer="layout" svg:width="0.145cm" svg:height="0.321cm" svg:x="3.867cm" svg:y="7.984cm">
          <draw:text-box>
            <text:p text:style-name="P4"><text:span text:style-name="T1">9</text:span></text:p>
          </draw:text-box>
        </draw:frame>
        <draw:frame draw:style-name="gr55" draw:text-style-name="P5" draw:layer="layout" svg:width="0.287cm" svg:height="0.321cm" svg:x="4.146cm" svg:y="7.984cm">
          <draw:text-box>
            <text:p text:style-name="P4"><text:span text:style-name="T1">10</text:span></text:p>
          </draw:text-box>
        </draw:frame>
        <draw:frame draw:style-name="gr55" draw:text-style-name="P5" draw:layer="layout" svg:width="0.287cm" svg:height="0.321cm" svg:x="4.425cm" svg:y="7.984cm">
          <draw:text-box>
            <text:p text:style-name="P4"><text:span text:style-name="T1">1</text:span><text:span text:style-name="T1">1</text:span></text:p>
          </draw:text-box>
        </draw:frame>
        <draw:frame draw:style-name="gr55" draw:text-style-name="P5" draw:layer="layout" svg:width="0.287cm" svg:height="0.321cm" svg:x="4.703cm" svg:y="7.984cm">
          <draw:text-box>
            <text:p text:style-name="P4"><text:span text:style-name="T1">12</text:span></text:p>
          </draw:text-box>
        </draw:frame>
        <draw:line draw:style-name="gr56" draw:text-style-name="P3" draw:layer="layout" svg:x1="3.16cm" svg:y1="7.944cm" svg:x2="3.16cm" svg:y2="6.355cm">
          <text:p/>
        </draw:line>
        <draw:line draw:style-name="gr56" draw:text-style-name="P3" draw:layer="layout" svg:x1="4.049cm" svg:y1="7.945cm" svg:x2="4.049cm" svg:y2="6.355cm">
          <text:p/>
        </draw:line>
        <draw:polygon draw:style-name="gr44" draw:text-style-name="P14" draw:layer="layout" svg:width="0.881cm" svg:height="0.126cm" svg:x="2.165cm" svg:y="7.087cm" svg:viewBox="0 0 882 127" draw:points="0,127 882,127 882,0 0,0">
          <text:p/>
        </draw:polygon>
        <draw:polygon draw:style-name="gr45" draw:text-style-name="P15" draw:layer="layout" svg:width="0.078cm" svg:height="0.126cm" svg:x="3.413cm" svg:y="7.087cm" svg:viewBox="0 0 79 127" draw:points="0,127 79,127 79,0 0,0">
          <text:p/>
        </draw:polygon>
        <draw:polygon draw:style-name="gr44" draw:text-style-name="P14" draw:layer="layout" svg:width="0.881cm" svg:height="0.126cm" svg:x="3.047cm" svg:y="7.087cm" svg:viewBox="0 0 882 127" draw:points="0,127 882,127 882,0 0,0">
          <text:p/>
        </draw:polygon>
        <draw:line draw:style-name="gr47" draw:text-style-name="P3" draw:layer="layout" svg:x1="1.398cm" svg:y1="7.151cm" svg:x2="4.974cm" svg:y2="7.151cm">
          <text:p/>
        </draw:line>
        <draw:polygon draw:style-name="gr17" draw:text-style-name="P9" draw:layer="layout" svg:width="0.009cm" svg:height="0.126cm" svg:x="2.273cm" svg:y="6.452cm" svg:viewBox="0 0 10 127" draw:points="0,127 10,127 10,0 0,0">
          <text:p/>
        </draw:polygon>
        <draw:polygon draw:style-name="gr17" draw:text-style-name="P9" draw:layer="layout" svg:width="0.009cm" svg:height="0.126cm" svg:x="3.155cm" svg:y="6.451cm" svg:viewBox="0 0 10 127" draw:points="0,127 10,127 10,0 0,0">
          <text:p/>
        </draw:polygon>
        <draw:polygon draw:style-name="gr17" draw:text-style-name="P9" draw:layer="layout" svg:width="0.009cm" svg:height="0.126cm" svg:x="4.043cm" svg:y="6.451cm" svg:viewBox="0 0 10 127" draw:points="0,127 10,127 10,0 0,0">
          <text:p/>
        </draw:polygon>
        <draw:polygon draw:style-name="gr44" draw:text-style-name="P14" draw:layer="layout" svg:width="0.764cm" svg:height="0.126cm" svg:x="1.402cm" svg:y="7.087cm" svg:viewBox="0 0 765 127" draw:points="0,127 765,127 765,0 0,0">
          <text:p/>
        </draw:polygon>
        <draw:polygon draw:style-name="gr44" draw:text-style-name="P14" draw:layer="layout" svg:width="0.841cm" svg:height="0.126cm" svg:x="1.402cm" svg:y="6.93cm" svg:viewBox="0 0 842 127" draw:points="0,127 842,127 842,0 0,0">
          <text:p/>
        </draw:polygon>
        <draw:frame draw:style-name="gr34" draw:text-style-name="P19" draw:layer="layout" svg:width="0.758cm" svg:height="0.32cm" svg:x="1.543cm" svg:y="7.074cm">
          <draw:text-box>
            <text:p text:style-name="P4"><text:span text:style-name="T7">C</text:span><text:span text:style-name="T7">o</text:span><text:span text:style-name="T7">n</text:span><text:span text:style-name="T7">v</text:span><text:span text:style-name="T7">2</text:span></text:p>
          </draw:text-box>
        </draw:frame>
        <draw:frame draw:style-name="gr34" draw:text-style-name="P19" draw:layer="layout" svg:width="0.758cm" svg:height="0.32cm" svg:x="1.543cm" svg:y="6.916cm">
          <draw:text-box>
            <text:p text:style-name="P4"><text:span text:style-name="T7">Conv3</text:span></text:p>
          </draw:text-box>
        </draw:frame>
        <draw:custom-shape draw:style-name="gr57" draw:text-style-name="P18" draw:layer="layout" svg:width="0.882cm" svg:height="0.128cm" svg:x="2.165cm" svg:y="7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3" draw:layer="layout" svg:x1="2.278cm" svg:y1="7.945cm" svg:x2="2.278cm" svg:y2="6.356cm">
          <text:p/>
        </draw:line>
        <draw:frame draw:style-name="gr26" draw:text-style-name="P11" draw:layer="layout" svg:width="1.235cm" svg:height="0.32cm" svg:x="0.761cm" svg:y="6.756cm">
          <draw:text-box>
            <text:p text:style-name="P4"><text:span text:style-name="T4">H4_PO</text:span><text:span text:style-name="T4">OL</text:span></text:p>
          </draw:text-box>
        </draw:frame>
        <draw:line draw:style-name="gr16" draw:text-style-name="P3" draw:layer="layout" svg:x1="1.398cm" svg:y1="7.945cm" svg:x2="4.974cm" svg:y2="7.945cm">
          <text:p/>
        </draw:line>
        <draw:polygon draw:style-name="gr17" draw:text-style-name="P9" draw:layer="layout" svg:width="0.031cm" svg:height="0.127cm" svg:x="7.077cm" svg:y="7.731cm" svg:viewBox="0 0 32 128" draw:points="0,128 32,128 32,0 0,0">
          <text:p/>
        </draw:polygon>
        <draw:polygon draw:style-name="gr18" draw:text-style-name="P10" draw:layer="layout" svg:width="0.15cm" svg:height="0.126cm" svg:x="7.107cm" svg:y="7.731cm" svg:viewBox="0 0 151 127" draw:points="0,127 151,127 151,0 0,0">
          <text:p/>
        </draw:polygon>
        <draw:polygon draw:style-name="gr17" draw:text-style-name="P9" draw:layer="layout" svg:width="0.375cm" svg:height="0.126cm" svg:x="7.109cm" svg:y="7.571cm" svg:viewBox="0 0 376 127" draw:points="0,127 376,127 376,0 0,0">
          <text:p/>
        </draw:polygon>
        <draw:polygon draw:style-name="gr17" draw:text-style-name="P9" draw:layer="layout" svg:width="0.375cm" svg:height="0.126cm" svg:x="8.074cm" svg:y="7.571cm" svg:viewBox="0 0 376 127" draw:points="0,127 376,127 376,0 0,0">
          <text:p/>
        </draw:polygon>
        <draw:polygon draw:style-name="gr58" draw:text-style-name="P20" draw:layer="layout" svg:width="0.728cm" svg:height="0.127cm" svg:x="7.484cm" svg:y="7.571cm" svg:viewBox="0 0 729 128" draw:points="0,128 729,128 729,0 0,0">
          <text:p/>
        </draw:polygon>
        <draw:polygon draw:style-name="gr17" draw:text-style-name="P9" draw:layer="layout" svg:width="0.073cm" svg:height="0.126cm" svg:x="7.486cm" svg:y="7.416cm" svg:viewBox="0 0 74 127" draw:points="0,127 74,127 74,0 0,0">
          <text:p/>
        </draw:polygon>
        <draw:polygon draw:style-name="gr18" draw:text-style-name="P10" draw:layer="layout" svg:width="0.615cm" svg:height="0.126cm" svg:x="7.56cm" svg:y="7.416cm" svg:viewBox="0 0 616 127" draw:points="0,127 616,127 616,0 0,0">
          <text:p/>
        </draw:polygon>
        <draw:polygon draw:style-name="gr17" draw:text-style-name="P9" draw:layer="layout" svg:width="0.071cm" svg:height="0.126cm" svg:x="7.561cm" svg:y="7.254cm" svg:viewBox="0 0 72 127" draw:points="0,127 72,127 72,0 0,0">
          <text:p/>
        </draw:polygon>
        <draw:polygon draw:style-name="gr18" draw:text-style-name="P10" draw:layer="layout" svg:width="0.633cm" svg:height="0.126cm" svg:x="7.632cm" svg:y="7.254cm" svg:viewBox="0 0 634 127" draw:points="0,127 634,127 634,0 0,0">
          <text:p/>
        </draw:polygon>
        <draw:polygon draw:style-name="gr17" draw:text-style-name="P9" draw:layer="layout" svg:width="0.162cm" svg:height="0.126cm" svg:x="7.635cm" svg:y="7.095cm" svg:viewBox="0 0 163 127" draw:points="0,127 163,127 163,0 0,0">
          <text:p/>
        </draw:polygon>
        <draw:polygon draw:style-name="gr18" draw:text-style-name="P10" draw:layer="layout" svg:width="0.675cm" svg:height="0.126cm" svg:x="7.797cm" svg:y="7.095cm" svg:viewBox="0 0 676 127" draw:points="0,127 676,127 676,0 0,0">
          <text:p/>
        </draw:polygon>
        <draw:polygon draw:style-name="gr17" draw:text-style-name="P9" draw:layer="layout" svg:width="0.159cm" svg:height="0.126cm" svg:x="7.798cm" svg:y="6.935cm" svg:viewBox="0 0 160 127" draw:points="0,127 160,127 160,0 0,0">
          <text:p/>
        </draw:polygon>
        <draw:polygon draw:style-name="gr18" draw:text-style-name="P10" draw:layer="layout" svg:width="0.674cm" svg:height="0.127cm" svg:x="7.956cm" svg:y="6.935cm" svg:viewBox="0 0 675 128" draw:points="0,128 675,128 675,0 0,0">
          <text:p/>
        </draw:polygon>
        <draw:polygon draw:style-name="gr17" draw:text-style-name="P9" draw:layer="layout" svg:width="0.02cm" svg:height="0.126cm" svg:x="7.959cm" svg:y="6.776cm" svg:viewBox="0 0 21 127" draw:points="0,127 21,127 21,0 0,0">
          <text:p/>
        </draw:polygon>
        <draw:polygon draw:style-name="gr18" draw:text-style-name="P10" draw:layer="layout" svg:width="0.279cm" svg:height="0.126cm" svg:x="7.979cm" svg:y="6.776cm" svg:viewBox="0 0 280 127" draw:points="0,127 280,127 280,0 0,0">
          <text:p/>
        </draw:polygon>
        <draw:polygon draw:style-name="gr17" draw:text-style-name="P9" draw:layer="layout" svg:width="0.051cm" svg:height="0.127cm" svg:x="7.981cm" svg:y="6.617cm" svg:viewBox="0 0 52 128" draw:points="0,128 52,128 52,0 0,0">
          <text:p/>
        </draw:polygon>
        <draw:polygon draw:style-name="gr18" draw:text-style-name="P10" draw:layer="layout" svg:width="0.222cm" svg:height="0.126cm" svg:x="8.032cm" svg:y="6.617cm" svg:viewBox="0 0 223 127" draw:points="0,127 223,127 223,0 0,0">
          <text:p/>
        </draw:polygon>
        <draw:polygon draw:style-name="gr17" draw:text-style-name="P9" draw:layer="layout" svg:width="0.031cm" svg:height="0.127cm" svg:x="8.041cm" svg:y="7.731cm" svg:viewBox="0 0 32 128" draw:points="0,128 32,128 32,0 0,0">
          <text:p/>
        </draw:polygon>
        <draw:polygon draw:style-name="gr18" draw:text-style-name="P10" draw:layer="layout" svg:width="0.15cm" svg:height="0.126cm" svg:x="8.071cm" svg:y="7.731cm" svg:viewBox="0 0 151 127" draw:points="0,127 151,127 151,0 0,0">
          <text:p/>
        </draw:polygon>
        <draw:polygon draw:style-name="gr17" draw:text-style-name="P9" draw:layer="layout" svg:width="0.375cm" svg:height="0.126cm" svg:x="9.033cm" svg:y="7.571cm" svg:viewBox="0 0 376 127" draw:points="0,127 376,127 376,0 0,0">
          <text:p/>
        </draw:polygon>
        <draw:polygon draw:style-name="gr58" draw:text-style-name="P20" draw:layer="layout" svg:width="0.728cm" svg:height="0.127cm" svg:x="8.448cm" svg:y="7.571cm" svg:viewBox="0 0 729 128" draw:points="0,128 729,128 729,0 0,0">
          <text:p/>
        </draw:polygon>
        <draw:polygon draw:style-name="gr17" draw:text-style-name="P9" draw:layer="layout" svg:width="0.073cm" svg:height="0.126cm" svg:x="8.451cm" svg:y="7.416cm" svg:viewBox="0 0 74 127" draw:points="0,127 74,127 74,0 0,0">
          <text:p/>
        </draw:polygon>
        <draw:polygon draw:style-name="gr18" draw:text-style-name="P10" draw:layer="layout" svg:width="0.615cm" svg:height="0.126cm" svg:x="8.524cm" svg:y="7.416cm" svg:viewBox="0 0 616 127" draw:points="0,127 616,127 616,0 0,0">
          <text:p/>
        </draw:polygon>
        <draw:polygon draw:style-name="gr17" draw:text-style-name="P9" draw:layer="layout" svg:width="0.071cm" svg:height="0.126cm" svg:x="8.525cm" svg:y="7.254cm" svg:viewBox="0 0 72 127" draw:points="0,127 72,127 72,0 0,0">
          <text:p/>
        </draw:polygon>
        <draw:polygon draw:style-name="gr18" draw:text-style-name="P10" draw:layer="layout" svg:width="0.633cm" svg:height="0.126cm" svg:x="8.596cm" svg:y="7.254cm" svg:viewBox="0 0 634 127" draw:points="0,127 634,127 634,0 0,0">
          <text:p/>
        </draw:polygon>
        <draw:polygon draw:style-name="gr17" draw:text-style-name="P9" draw:layer="layout" svg:width="0.162cm" svg:height="0.126cm" svg:x="8.599cm" svg:y="7.095cm" svg:viewBox="0 0 163 127" draw:points="0,127 163,127 163,0 0,0">
          <text:p/>
        </draw:polygon>
        <draw:polygon draw:style-name="gr18" draw:text-style-name="P10" draw:layer="layout" svg:width="0.675cm" svg:height="0.126cm" svg:x="8.761cm" svg:y="7.095cm" svg:viewBox="0 0 676 127" draw:points="0,127 676,127 676,0 0,0">
          <text:p/>
        </draw:polygon>
        <draw:polygon draw:style-name="gr17" draw:text-style-name="P9" draw:layer="layout" svg:width="0.159cm" svg:height="0.126cm" svg:x="8.762cm" svg:y="6.935cm" svg:viewBox="0 0 160 127" draw:points="0,127 160,127 160,0 0,0">
          <text:p/>
        </draw:polygon>
        <draw:polygon draw:style-name="gr18" draw:text-style-name="P10" draw:layer="layout" svg:width="0.674cm" svg:height="0.127cm" svg:x="8.92cm" svg:y="6.935cm" svg:viewBox="0 0 675 128" draw:points="0,128 675,128 675,0 0,0">
          <text:p/>
        </draw:polygon>
        <draw:polygon draw:style-name="gr17" draw:text-style-name="P9" draw:layer="layout" svg:width="0.02cm" svg:height="0.126cm" svg:x="8.923cm" svg:y="6.776cm" svg:viewBox="0 0 21 127" draw:points="0,127 21,127 21,0 0,0">
          <text:p/>
        </draw:polygon>
        <draw:polygon draw:style-name="gr18" draw:text-style-name="P10" draw:layer="layout" svg:width="0.279cm" svg:height="0.126cm" svg:x="8.943cm" svg:y="6.776cm" svg:viewBox="0 0 280 127" draw:points="0,127 280,127 280,0 0,0">
          <text:p/>
        </draw:polygon>
        <draw:polygon draw:style-name="gr17" draw:text-style-name="P9" draw:layer="layout" svg:width="0.051cm" svg:height="0.127cm" svg:x="8.945cm" svg:y="6.617cm" svg:viewBox="0 0 52 128" draw:points="0,128 52,128 52,0 0,0">
          <text:p/>
        </draw:polygon>
        <draw:polygon draw:style-name="gr18" draw:text-style-name="P10" draw:layer="layout" svg:width="0.222cm" svg:height="0.126cm" svg:x="8.996cm" svg:y="6.617cm" svg:viewBox="0 0 223 127" draw:points="0,127 223,127 223,0 0,0">
          <text:p/>
        </draw:polygon>
        <draw:polygon draw:style-name="gr17" draw:text-style-name="P9" draw:layer="layout" svg:width="0.031cm" svg:height="0.127cm" svg:x="9.001cm" svg:y="7.731cm" svg:viewBox="0 0 32 128" draw:points="0,128 32,128 32,0 0,0">
          <text:p/>
        </draw:polygon>
        <draw:polygon draw:style-name="gr18" draw:text-style-name="P10" draw:layer="layout" svg:width="0.15cm" svg:height="0.126cm" svg:x="9.03cm" svg:y="7.731cm" svg:viewBox="0 0 151 127" draw:points="0,127 151,127 151,0 0,0">
          <text:p/>
        </draw:polygon>
        <draw:polygon draw:style-name="gr58" draw:text-style-name="P20" draw:layer="layout" svg:width="0.728cm" svg:height="0.127cm" svg:x="9.407cm" svg:y="7.571cm" svg:viewBox="0 0 729 128" draw:points="0,128 729,128 729,0 0,0">
          <text:p/>
        </draw:polygon>
        <draw:polygon draw:style-name="gr17" draw:text-style-name="P9" draw:layer="layout" svg:width="0.073cm" svg:height="0.126cm" svg:x="9.41cm" svg:y="7.416cm" svg:viewBox="0 0 74 127" draw:points="0,127 74,127 74,0 0,0">
          <text:p/>
        </draw:polygon>
        <draw:polygon draw:style-name="gr18" draw:text-style-name="P10" draw:layer="layout" svg:width="0.615cm" svg:height="0.126cm" svg:x="9.483cm" svg:y="7.416cm" svg:viewBox="0 0 616 127" draw:points="0,127 616,127 616,0 0,0">
          <text:p/>
        </draw:polygon>
        <draw:polygon draw:style-name="gr17" draw:text-style-name="P9" draw:layer="layout" svg:width="0.071cm" svg:height="0.126cm" svg:x="9.485cm" svg:y="7.254cm" svg:viewBox="0 0 72 127" draw:points="0,127 72,127 72,0 0,0">
          <text:p/>
        </draw:polygon>
        <draw:polygon draw:style-name="gr18" draw:text-style-name="P10" draw:layer="layout" svg:width="0.633cm" svg:height="0.126cm" svg:x="9.555cm" svg:y="7.254cm" svg:viewBox="0 0 634 127" draw:points="0,127 634,127 634,0 0,0">
          <text:p/>
        </draw:polygon>
        <draw:polygon draw:style-name="gr17" draw:text-style-name="P9" draw:layer="layout" svg:width="0.162cm" svg:height="0.126cm" svg:x="9.558cm" svg:y="7.095cm" svg:viewBox="0 0 163 127" draw:points="0,127 163,127 163,0 0,0">
          <text:p/>
        </draw:polygon>
        <draw:polygon draw:style-name="gr18" draw:text-style-name="P10" draw:layer="layout" svg:width="0.675cm" svg:height="0.126cm" svg:x="9.72cm" svg:y="7.095cm" svg:viewBox="0 0 676 127" draw:points="0,127 676,127 676,0 0,0">
          <text:p/>
        </draw:polygon>
        <draw:polygon draw:style-name="gr17" draw:text-style-name="P9" draw:layer="layout" svg:width="0.159cm" svg:height="0.126cm" svg:x="9.722cm" svg:y="6.935cm" svg:viewBox="0 0 160 127" draw:points="0,127 160,127 160,0 0,0">
          <text:p/>
        </draw:polygon>
        <draw:polygon draw:style-name="gr18" draw:text-style-name="P10" draw:layer="layout" svg:width="0.674cm" svg:height="0.127cm" svg:x="9.88cm" svg:y="6.935cm" svg:viewBox="0 0 675 128" draw:points="0,128 675,128 675,0 0,0">
          <text:p/>
        </draw:polygon>
        <draw:polygon draw:style-name="gr17" draw:text-style-name="P9" draw:layer="layout" svg:width="0.02cm" svg:height="0.126cm" svg:x="9.882cm" svg:y="6.776cm" svg:viewBox="0 0 21 127" draw:points="0,127 21,127 21,0 0,0">
          <text:p/>
        </draw:polygon>
        <draw:polygon draw:style-name="gr18" draw:text-style-name="P10" draw:layer="layout" svg:width="0.279cm" svg:height="0.126cm" svg:x="9.902cm" svg:y="6.776cm" svg:viewBox="0 0 280 127" draw:points="0,127 280,127 280,0 0,0">
          <text:p/>
        </draw:polygon>
        <draw:polygon draw:style-name="gr17" draw:text-style-name="P9" draw:layer="layout" svg:width="0.051cm" svg:height="0.127cm" svg:x="9.904cm" svg:y="6.617cm" svg:viewBox="0 0 52 128" draw:points="0,128 52,128 52,0 0,0">
          <text:p/>
        </draw:polygon>
        <draw:polygon draw:style-name="gr18" draw:text-style-name="P10" draw:layer="layout" svg:width="0.222cm" svg:height="0.126cm" svg:x="9.955cm" svg:y="6.617cm" svg:viewBox="0 0 223 127" draw:points="0,127 223,127 223,0 0,0">
          <text:p/>
        </draw:polygon>
        <draw:polygon draw:style-name="gr17" draw:text-style-name="P9" draw:layer="layout" svg:width="0.065cm" svg:height="0.127cm" svg:x="7.081cm" svg:y="5.207cm" svg:viewBox="0 0 66 128" draw:points="0,128 66,128 66,0 0,0">
          <text:p/>
        </draw:polygon>
        <draw:polygon draw:style-name="gr18" draw:text-style-name="P10" draw:layer="layout" svg:width="0.314cm" svg:height="0.126cm" svg:x="7.143cm" svg:y="5.207cm" svg:viewBox="0 0 315 127" draw:points="0,127 315,127 315,0 0,0">
          <text:p/>
        </draw:polygon>
        <draw:polygon draw:style-name="gr17" draw:text-style-name="P9" draw:layer="layout" svg:width="0.78cm" svg:height="0.126cm" svg:x="7.147cm" svg:y="5.048cm" svg:viewBox="0 0 781 127" draw:points="0,127 781,127 781,0 0,0">
          <text:p/>
        </draw:polygon>
        <draw:polygon draw:style-name="gr18" draw:text-style-name="P10" draw:layer="layout" svg:width="1.514cm" svg:height="0.127cm" svg:x="7.926cm" svg:y="5.048cm" svg:viewBox="0 0 1515 128" draw:points="0,128 1515,128 1515,0 0,0">
          <text:p/>
        </draw:polygon>
        <draw:polygon draw:style-name="gr17" draw:text-style-name="P9" draw:layer="layout" svg:width="0.154cm" svg:height="0.126cm" svg:x="7.931cm" svg:y="4.893cm" svg:viewBox="0 0 155 127" draw:points="0,127 155,127 155,0 0,0">
          <text:p/>
        </draw:polygon>
        <draw:polygon draw:style-name="gr18" draw:text-style-name="P10" draw:layer="layout" svg:width="1.279cm" svg:height="0.126cm" svg:x="8.083cm" svg:y="4.893cm" svg:viewBox="0 0 1280 127" draw:points="0,127 1280,127 1280,0 0,0">
          <text:p/>
        </draw:polygon>
        <draw:polygon draw:style-name="gr17" draw:text-style-name="P9" draw:layer="layout" svg:width="0.149cm" svg:height="0.126cm" svg:x="8.087cm" svg:y="4.731cm" svg:viewBox="0 0 150 127" draw:points="0,127 150,127 150,0 0,0">
          <text:p/>
        </draw:polygon>
        <draw:polygon draw:style-name="gr18" draw:text-style-name="P10" draw:layer="layout" svg:width="1.318cm" svg:height="0.126cm" svg:x="8.234cm" svg:y="4.731cm" svg:viewBox="0 0 1319 127" draw:points="0,127 1319,127 1319,0 0,0">
          <text:p/>
        </draw:polygon>
        <draw:polygon draw:style-name="gr17" draw:text-style-name="P9" draw:layer="layout" svg:width="0.339cm" svg:height="0.126cm" svg:x="8.239cm" svg:y="4.572cm" svg:viewBox="0 0 340 127" draw:points="0,127 340,127 340,0 0,0">
          <text:p/>
        </draw:polygon>
        <draw:polygon draw:style-name="gr18" draw:text-style-name="P10" draw:layer="layout" svg:width="1.405cm" svg:height="0.126cm" svg:x="8.576cm" svg:y="4.572cm" svg:viewBox="0 0 1406 127" draw:points="0,127 1406,127 1406,0 0,0">
          <text:p/>
        </draw:polygon>
        <draw:polygon draw:style-name="gr17" draw:text-style-name="P9" draw:layer="layout" svg:width="0.331cm" svg:height="0.126cm" svg:x="8.579cm" svg:y="4.412cm" svg:viewBox="0 0 332 127" draw:points="0,127 332,127 332,0 0,0">
          <text:p/>
        </draw:polygon>
        <draw:polygon draw:style-name="gr18" draw:text-style-name="P10" draw:layer="layout" svg:width="1.401cm" svg:height="0.127cm" svg:x="8.908cm" svg:y="4.412cm" svg:viewBox="0 0 1402 128" draw:points="0,128 1402,128 1402,0 0,0">
          <text:p/>
        </draw:polygon>
        <draw:polygon draw:style-name="gr17" draw:text-style-name="P9" draw:layer="layout" svg:width="0.043cm" svg:height="0.126cm" svg:x="8.913cm" svg:y="4.253cm" svg:viewBox="0 0 44 127" draw:points="0,127 44,127 44,0 0,0">
          <text:p/>
        </draw:polygon>
        <draw:polygon draw:style-name="gr18" draw:text-style-name="P10" draw:layer="layout" svg:width="0.581cm" svg:height="0.126cm" svg:x="8.955cm" svg:y="4.252cm" svg:viewBox="0 0 582 127" draw:points="0,127 582,127 582,0 0,0">
          <text:p/>
        </draw:polygon>
        <draw:polygon draw:style-name="gr17" draw:text-style-name="P9" draw:layer="layout" svg:width="0.107cm" svg:height="0.127cm" svg:x="8.959cm" svg:y="4.094cm" svg:viewBox="0 0 108 128" draw:points="0,128 108,128 108,0 0,0">
          <text:p/>
        </draw:polygon>
        <draw:polygon draw:style-name="gr18" draw:text-style-name="P10" draw:layer="layout" svg:width="0.462cm" svg:height="0.126cm" svg:x="9.064cm" svg:y="4.094cm" svg:viewBox="0 0 463 127" draw:points="0,127 463,127 463,0 0,0">
          <text:p/>
        </draw:polygon>
        <draw:line draw:style-name="gr47" draw:text-style-name="P3" draw:layer="layout" svg:x1="7.363cm" svg:y1="7.953cm" svg:x2="7.363cm" svg:y2="6.362cm">
          <text:p/>
        </draw:line>
        <draw:polygon draw:style-name="gr2" draw:text-style-name="P2" draw:layer="layout" svg:width="0cm" svg:height="0.048cm" svg:x="7.363cm" svg:y="7.952cm" svg:viewBox="0 0 0 49" draw:points="0,0 0,49">
          <text:p/>
        </draw:polygon>
        <draw:line draw:style-name="gr3" draw:text-style-name="P3" draw:layer="layout" svg:x1="7.363cm" svg:y1="7.952cm" svg:x2="7.363cm" svg:y2="8.001cm">
          <text:p/>
        </draw:line>
        <draw:line draw:style-name="gr47" draw:text-style-name="P3" draw:layer="layout" svg:x1="7.65cm" svg:y1="7.953cm" svg:x2="7.65cm" svg:y2="6.362cm">
          <text:p/>
        </draw:line>
        <draw:polygon draw:style-name="gr2" draw:text-style-name="P2" draw:layer="layout" svg:width="0cm" svg:height="0.048cm" svg:x="7.65cm" svg:y="7.952cm" svg:viewBox="0 0 0 49" draw:points="0,0 0,49">
          <text:p/>
        </draw:polygon>
        <draw:line draw:style-name="gr3" draw:text-style-name="P3" draw:layer="layout" svg:x1="7.65cm" svg:y1="7.952cm" svg:x2="7.65cm" svg:y2="8.001cm">
          <text:p/>
        </draw:line>
        <draw:line draw:style-name="gr47" draw:text-style-name="P3" draw:layer="layout" svg:x1="7.936cm" svg:y1="7.953cm" svg:x2="7.936cm" svg:y2="6.362cm">
          <text:p/>
        </draw:line>
        <draw:polygon draw:style-name="gr2" draw:text-style-name="P2" draw:layer="layout" svg:width="0cm" svg:height="0.048cm" svg:x="7.936cm" svg:y="7.952cm" svg:viewBox="0 0 0 49" draw:points="0,0 0,49">
          <text:p/>
        </draw:polygon>
        <draw:line draw:style-name="gr3" draw:text-style-name="P3" draw:layer="layout" svg:x1="7.936cm" svg:y1="7.952cm" svg:x2="7.936cm" svg:y2="8.001cm">
          <text:p/>
        </draw:line>
        <draw:line draw:style-name="gr47" draw:text-style-name="P3" draw:layer="layout" svg:x1="8.223cm" svg:y1="7.953cm" svg:x2="8.223cm" svg:y2="6.362cm">
          <text:p/>
        </draw:line>
        <draw:polygon draw:style-name="gr2" draw:text-style-name="P2" draw:layer="layout" svg:width="0cm" svg:height="0.048cm" svg:x="8.223cm" svg:y="7.952cm" svg:viewBox="0 0 0 49" draw:points="0,0 0,49">
          <text:p/>
        </draw:polygon>
        <draw:line draw:style-name="gr3" draw:text-style-name="P3" draw:layer="layout" svg:x1="8.223cm" svg:y1="7.952cm" svg:x2="8.223cm" svg:y2="8.001cm">
          <text:p/>
        </draw:line>
        <draw:line draw:style-name="gr47" draw:text-style-name="P3" draw:layer="layout" svg:x1="8.509cm" svg:y1="7.953cm" svg:x2="8.509cm" svg:y2="6.362cm">
          <text:p/>
        </draw:line>
        <draw:polygon draw:style-name="gr2" draw:text-style-name="P2" draw:layer="layout" svg:width="0cm" svg:height="0.048cm" svg:x="8.509cm" svg:y="7.952cm" svg:viewBox="0 0 0 49" draw:points="0,0 0,49">
          <text:p/>
        </draw:polygon>
        <draw:line draw:style-name="gr3" draw:text-style-name="P3" draw:layer="layout" svg:x1="8.509cm" svg:y1="7.952cm" svg:x2="8.509cm" svg:y2="8.001cm">
          <text:p/>
        </draw:line>
        <draw:line draw:style-name="gr59" draw:text-style-name="P3" draw:layer="layout" svg:x1="7.075cm" svg:y1="7.952cm" svg:x2="7.866cm" svg:y2="7.952cm">
          <text:p/>
        </draw:line>
        <draw:line draw:style-name="gr47" draw:text-style-name="P3" draw:layer="layout" svg:x1="7.075cm" svg:y1="7.793cm" svg:x2="10.649cm" svg:y2="7.793cm">
          <text:p/>
        </draw:line>
        <draw:line draw:style-name="gr47" draw:text-style-name="P3" draw:layer="layout" svg:x1="7.075cm" svg:y1="7.634cm" svg:x2="10.649cm" svg:y2="7.634cm">
          <text:p/>
        </draw:line>
        <draw:line draw:style-name="gr47" draw:text-style-name="P3" draw:layer="layout" svg:x1="7.075cm" svg:y1="7.475cm" svg:x2="10.649cm" svg:y2="7.475cm">
          <text:p/>
        </draw:line>
        <draw:line draw:style-name="gr47" draw:text-style-name="P3" draw:layer="layout" svg:x1="7.075cm" svg:y1="7.316cm" svg:x2="10.649cm" svg:y2="7.316cm">
          <text:p/>
        </draw:line>
        <draw:line draw:style-name="gr47" draw:text-style-name="P3" draw:layer="layout" svg:x1="7.075cm" svg:y1="7.157cm" svg:x2="10.64cm" svg:y2="7.157cm">
          <text:p/>
        </draw:line>
        <draw:line draw:style-name="gr47" draw:text-style-name="P3" draw:layer="layout" svg:x1="7.075cm" svg:y1="6.998cm" svg:x2="10.649cm" svg:y2="6.998cm">
          <text:p/>
        </draw:line>
        <draw:line draw:style-name="gr47" draw:text-style-name="P3" draw:layer="layout" svg:x1="7.075cm" svg:y1="6.839cm" svg:x2="10.649cm" svg:y2="6.839cm">
          <text:p/>
        </draw:line>
        <draw:line draw:style-name="gr47" draw:text-style-name="P3" draw:layer="layout" svg:x1="7.075cm" svg:y1="6.68cm" svg:x2="10.649cm" svg:y2="6.68cm">
          <text:p/>
        </draw:line>
        <draw:line draw:style-name="gr47" draw:text-style-name="P3" draw:layer="layout" svg:x1="7.075cm" svg:y1="6.521cm" svg:x2="10.649cm" svg:y2="6.521cm">
          <text:p/>
        </draw:line>
        <draw:line draw:style-name="gr16" draw:text-style-name="P3" draw:layer="layout" svg:x1="10.65cm" svg:y1="7.953cm" svg:x2="10.65cm" svg:y2="6.362cm">
          <text:p/>
        </draw:line>
        <draw:line draw:style-name="gr56" draw:text-style-name="P3" draw:layer="layout" svg:x1="8.037cm" svg:y1="7.995cm" svg:x2="8.037cm" svg:y2="6.362cm">
          <text:p/>
        </draw:line>
        <draw:polygon draw:style-name="gr2" draw:text-style-name="P2" draw:layer="layout" svg:width="0cm" svg:height="0.049cm" svg:x="7.074cm" svg:y="7.954cm" svg:viewBox="0 0 0 50" draw:points="0,0 0,50">
          <text:p/>
        </draw:polygon>
        <draw:line draw:style-name="gr3" draw:text-style-name="P3" draw:layer="layout" svg:x1="7.074cm" svg:y1="7.954cm" svg:x2="7.074cm" svg:y2="8.004cm">
          <text:p/>
        </draw:line>
        <draw:polygon draw:style-name="gr2" draw:text-style-name="P2" draw:layer="layout" svg:width="0cm" svg:height="0.049cm" svg:x="7.65cm" svg:y="7.954cm" svg:viewBox="0 0 0 50" draw:points="0,0 0,50">
          <text:p/>
        </draw:polygon>
        <draw:line draw:style-name="gr3" draw:text-style-name="P3" draw:layer="layout" svg:x1="7.65cm" svg:y1="7.954cm" svg:x2="7.65cm" svg:y2="8.004cm">
          <text:p/>
        </draw:line>
        <draw:polygon draw:style-name="gr2" draw:text-style-name="P2" draw:layer="layout" svg:width="0.006cm" svg:height="0cm" svg:x="7.061cm" svg:y="7.953cm" svg:viewBox="0 0 7 0" draw:points="7,0 0,0">
          <text:p/>
        </draw:polygon>
        <draw:line draw:style-name="gr3" draw:text-style-name="P3" draw:layer="layout" svg:x1="7.068cm" svg:y1="7.953cm" svg:x2="7.061cm" svg:y2="7.953cm">
          <text:p/>
        </draw:line>
        <draw:polygon draw:style-name="gr2" draw:text-style-name="P2" draw:layer="layout" svg:width="0.006cm" svg:height="0cm" svg:x="7.061cm" svg:y="7.794cm" svg:viewBox="0 0 7 0" draw:points="7,0 0,0">
          <text:p/>
        </draw:polygon>
        <draw:line draw:style-name="gr3" draw:text-style-name="P3" draw:layer="layout" svg:x1="7.068cm" svg:y1="7.794cm" svg:x2="7.061cm" svg:y2="7.794cm">
          <text:p/>
        </draw:line>
        <draw:polygon draw:style-name="gr2" draw:text-style-name="P2" draw:layer="layout" svg:width="0.006cm" svg:height="0cm" svg:x="7.061cm" svg:y="7.636cm" svg:viewBox="0 0 7 0" draw:points="7,0 0,0">
          <text:p/>
        </draw:polygon>
        <draw:line draw:style-name="gr3" draw:text-style-name="P3" draw:layer="layout" svg:x1="7.068cm" svg:y1="7.636cm" svg:x2="7.061cm" svg:y2="7.636cm">
          <text:p/>
        </draw:line>
        <draw:polygon draw:style-name="gr2" draw:text-style-name="P2" draw:layer="layout" svg:width="0.006cm" svg:height="0cm" svg:x="7.061cm" svg:y="7.477cm" svg:viewBox="0 0 7 0" draw:points="7,0 0,0">
          <text:p/>
        </draw:polygon>
        <draw:line draw:style-name="gr3" draw:text-style-name="P3" draw:layer="layout" svg:x1="7.068cm" svg:y1="7.477cm" svg:x2="7.061cm" svg:y2="7.477cm">
          <text:p/>
        </draw:line>
        <draw:polygon draw:style-name="gr2" draw:text-style-name="P2" draw:layer="layout" svg:width="0.006cm" svg:height="0cm" svg:x="7.061cm" svg:y="7.318cm" svg:viewBox="0 0 7 0" draw:points="7,0 0,0">
          <text:p/>
        </draw:polygon>
        <draw:line draw:style-name="gr3" draw:text-style-name="P3" draw:layer="layout" svg:x1="7.068cm" svg:y1="7.318cm" svg:x2="7.061cm" svg:y2="7.318cm">
          <text:p/>
        </draw:line>
        <draw:polygon draw:style-name="gr2" draw:text-style-name="P2" draw:layer="layout" svg:width="0.006cm" svg:height="0cm" svg:x="7.061cm" svg:y="7.159cm" svg:viewBox="0 0 7 0" draw:points="7,0 0,0">
          <text:p/>
        </draw:polygon>
        <draw:line draw:style-name="gr3" draw:text-style-name="P3" draw:layer="layout" svg:x1="7.068cm" svg:y1="7.159cm" svg:x2="7.061cm" svg:y2="7.159cm">
          <text:p/>
        </draw:line>
        <draw:polygon draw:style-name="gr2" draw:text-style-name="P2" draw:layer="layout" svg:width="0.006cm" svg:height="0cm" svg:x="7.061cm" svg:y="7cm" svg:viewBox="0 0 7 0" draw:points="7,0 0,0">
          <text:p/>
        </draw:polygon>
        <draw:line draw:style-name="gr3" draw:text-style-name="P3" draw:layer="layout" svg:x1="7.068cm" svg:y1="7cm" svg:x2="7.061cm" svg:y2="7cm">
          <text:p/>
        </draw:line>
        <draw:polygon draw:style-name="gr2" draw:text-style-name="P2" draw:layer="layout" svg:width="0.006cm" svg:height="0cm" svg:x="7.061cm" svg:y="6.841cm" svg:viewBox="0 0 7 0" draw:points="7,0 0,0">
          <text:p/>
        </draw:polygon>
        <draw:line draw:style-name="gr3" draw:text-style-name="P3" draw:layer="layout" svg:x1="7.068cm" svg:y1="6.841cm" svg:x2="7.061cm" svg:y2="6.841cm">
          <text:p/>
        </draw:line>
        <draw:polygon draw:style-name="gr2" draw:text-style-name="P2" draw:layer="layout" svg:width="0.006cm" svg:height="0cm" svg:x="7.061cm" svg:y="6.683cm" svg:viewBox="0 0 7 0" draw:points="7,0 0,0">
          <text:p/>
        </draw:polygon>
        <draw:line draw:style-name="gr3" draw:text-style-name="P3" draw:layer="layout" svg:x1="7.068cm" svg:y1="6.683cm" svg:x2="7.061cm" svg:y2="6.683cm">
          <text:p/>
        </draw:line>
        <draw:polygon draw:style-name="gr2" draw:text-style-name="P2" draw:layer="layout" svg:width="0.006cm" svg:height="0cm" svg:x="7.061cm" svg:y="6.524cm" svg:viewBox="0 0 7 0" draw:points="7,0 0,0">
          <text:p/>
        </draw:polygon>
        <draw:line draw:style-name="gr3" draw:text-style-name="P3" draw:layer="layout" svg:x1="7.068cm" svg:y1="6.524cm" svg:x2="7.061cm" svg:y2="6.524cm">
          <text:p/>
        </draw:line>
        <draw:polygon draw:style-name="gr2" draw:text-style-name="P2" draw:layer="layout" svg:width="0.006cm" svg:height="0cm" svg:x="7.061cm" svg:y="6.365cm" svg:viewBox="0 0 7 0" draw:points="7,0 0,0">
          <text:p/>
        </draw:polygon>
        <draw:line draw:style-name="gr3" draw:text-style-name="P3" draw:layer="layout" svg:x1="7.068cm" svg:y1="6.365cm" svg:x2="7.061cm" svg:y2="6.365cm">
          <text:p/>
        </draw:line>
        <draw:line draw:style-name="gr16" draw:text-style-name="P3" draw:layer="layout" svg:x1="7.074cm" svg:y1="7.954cm" svg:x2="7.074cm" svg:y2="6.365cm">
          <text:p/>
        </draw:line>
        <draw:frame draw:style-name="gr60" draw:text-style-name="P5" draw:layer="layout" svg:width="0.512cm" svg:height="0.19cm" svg:x="6.576cm" svg:y="7.73cm">
          <draw:text-box>
            <text:p text:style-name="P4"><text:span text:style-name="T1">H</text:span><text:span text:style-name="T1">X</text:span><text:span text:style-name="T1">_I</text:span><text:span text:style-name="T1">N</text:span></text:p>
          </draw:text-box>
        </draw:frame>
        <draw:frame draw:style-name="gr61" draw:text-style-name="P5" draw:layer="layout" svg:width="0.865cm" svg:height="0.221cm" svg:x="6.35cm" svg:y="7.572cm">
          <draw:text-box>
            <text:p text:style-name="P4"><text:span text:style-name="T1">H</text:span><text:span text:style-name="T1">1</text:span><text:span text:style-name="T1">_</text:span><text:span text:style-name="T1">C</text:span><text:span text:style-name="T1">O</text:span><text:span text:style-name="T1">N</text:span><text:span text:style-name="T1">V</text:span></text:p>
          </draw:text-box>
        </draw:frame>
        <draw:frame draw:style-name="gr62" draw:text-style-name="P5" draw:layer="layout" svg:width="0.767cm" svg:height="0.206cm" svg:x="6.321cm" svg:y="7.333cm">
          <draw:text-box>
            <text:p text:style-name="P4"><text:span text:style-name="T1">H2_PO</text:span><text:span text:style-name="T1">OL</text:span></text:p>
          </draw:text-box>
        </draw:frame>
        <draw:frame draw:style-name="gr63" draw:text-style-name="P5" draw:layer="layout" svg:width="0.791cm" svg:height="0.158cm" svg:x="6.297cm" svg:y="7.018cm">
          <draw:text-box>
            <text:p text:style-name="P4"><text:span text:style-name="T1">H</text:span><text:span text:style-name="T1">3</text:span><text:span text:style-name="T1">_</text:span><text:span text:style-name="T1">C</text:span><text:span text:style-name="T1">O</text:span><text:span text:style-name="T1">N</text:span><text:span text:style-name="T1">V</text:span></text:p>
          </draw:text-box>
        </draw:frame>
        <draw:frame draw:style-name="gr64" draw:text-style-name="P5" draw:layer="layout" svg:width="1.139cm" svg:height="0.32cm" svg:x="6.481cm" svg:y="6.46cm">
          <draw:text-box>
            <text:p text:style-name="P4"><text:span text:style-name="T1">H</text:span><text:span text:style-name="T1">Y</text:span><text:span text:style-name="T1">_</text:span><text:span text:style-name="T1">O</text:span><text:span text:style-name="T1">U</text:span><text:span text:style-name="T1">T</text:span></text:p>
          </draw:text-box>
        </draw:frame>
        <draw:frame draw:style-name="gr52" draw:text-style-name="P17" draw:layer="layout" svg:width="0.968cm" svg:height="0.408cm" svg:x="6.292cm" svg:y="6.482cm">
          <draw:text-box>
            <text:p text:style-name="P16"><text:span text:style-name="T1">H</text:span><text:span text:style-name="T1">5</text:span><text:span text:style-name="T1">_</text:span><text:span text:style-name="T1">F</text:span><text:span text:style-name="T1">C</text:span></text:p>
          </draw:text-box>
        </draw:frame>
        <draw:custom-shape draw:style-name="gr65" draw:text-style-name="P18" draw:layer="layout" svg:width="0.062cm" svg:height="0.284cm" svg:x="6.984cm" svg:y="7.26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4" draw:text-style-name="P18" draw:layer="layout" svg:width="0.062cm" svg:height="0.273cm" svg:x="6.984cm" svg:y="6.95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2" draw:text-style-name="P2" draw:layer="layout" svg:width="0cm" svg:height="0.048cm" svg:x="8.331cm" svg:y="7.953cm" svg:viewBox="0 0 0 49" draw:points="0,0 0,49">
          <text:p/>
        </draw:polygon>
        <draw:polygon draw:style-name="gr2" draw:text-style-name="P2" draw:layer="layout" svg:width="0cm" svg:height="0.048cm" svg:x="8.618cm" svg:y="7.953cm" svg:viewBox="0 0 0 49" draw:points="0,0 0,49">
          <text:p/>
        </draw:polygon>
        <draw:polygon draw:style-name="gr2" draw:text-style-name="P2" draw:layer="layout" svg:width="0cm" svg:height="0.048cm" svg:x="8.905cm" svg:y="7.953cm" svg:viewBox="0 0 0 49" draw:points="0,0 0,49">
          <text:p/>
        </draw:polygon>
        <draw:polygon draw:style-name="gr2" draw:text-style-name="P2" draw:layer="layout" svg:width="0cm" svg:height="0.048cm" svg:x="9.191cm" svg:y="7.953cm" svg:viewBox="0 0 0 49" draw:points="0,0 0,49">
          <text:p/>
        </draw:polygon>
        <draw:polygon draw:style-name="gr2" draw:text-style-name="P2" draw:layer="layout" svg:width="0cm" svg:height="0.048cm" svg:x="9.478cm" svg:y="7.953cm" svg:viewBox="0 0 0 49" draw:points="0,0 0,49">
          <text:p/>
        </draw:polygon>
        <draw:polygon draw:style-name="gr2" draw:text-style-name="P2" draw:layer="layout" svg:width="0cm" svg:height="0.049cm" svg:x="8.043cm" svg:y="7.954cm" svg:viewBox="0 0 0 50" draw:points="0,0 0,50">
          <text:p/>
        </draw:polygon>
        <draw:polygon draw:style-name="gr2" draw:text-style-name="P2" draw:layer="layout" svg:width="0cm" svg:height="0.049cm" svg:x="8.618cm" svg:y="7.954cm" svg:viewBox="0 0 0 50" draw:points="0,0 0,50">
          <text:p/>
        </draw:polygon>
        <draw:polygon draw:style-name="gr2" draw:text-style-name="P2" draw:layer="layout" svg:width="0.013cm" svg:height="0cm" svg:x="8.015cm" svg:y="7.954cm" svg:viewBox="0 0 14 0" draw:points="14,0 0,0">
          <text:p/>
        </draw:polygon>
        <draw:polygon draw:style-name="gr2" draw:text-style-name="P2" draw:layer="layout" svg:width="0.013cm" svg:height="0cm" svg:x="8.015cm" svg:y="6.366cm" svg:viewBox="0 0 14 0" draw:points="14,0 0,0">
          <text:p/>
        </draw:polygon>
        <draw:polygon draw:style-name="gr2" draw:text-style-name="P2" draw:layer="layout" svg:width="0cm" svg:height="0.048cm" svg:x="9.301cm" svg:y="7.953cm" svg:viewBox="0 0 0 49" draw:points="0,0 0,49">
          <text:p/>
        </draw:polygon>
        <draw:polygon draw:style-name="gr2" draw:text-style-name="P2" draw:layer="layout" svg:width="0cm" svg:height="0.048cm" svg:x="9.588cm" svg:y="7.953cm" svg:viewBox="0 0 0 49" draw:points="0,0 0,49">
          <text:p/>
        </draw:polygon>
        <draw:polygon draw:style-name="gr2" draw:text-style-name="P2" draw:layer="layout" svg:width="0cm" svg:height="0.048cm" svg:x="9.874cm" svg:y="7.953cm" svg:viewBox="0 0 0 49" draw:points="0,0 0,49">
          <text:p/>
        </draw:polygon>
        <draw:polygon draw:style-name="gr2" draw:text-style-name="P2" draw:layer="layout" svg:width="0cm" svg:height="0.048cm" svg:x="10.161cm" svg:y="7.953cm" svg:viewBox="0 0 0 49" draw:points="0,0 0,49">
          <text:p/>
        </draw:polygon>
        <draw:polygon draw:style-name="gr2" draw:text-style-name="P2" draw:layer="layout" svg:width="0cm" svg:height="0.048cm" svg:x="10.447cm" svg:y="7.953cm" svg:viewBox="0 0 0 49" draw:points="0,0 0,49">
          <text:p/>
        </draw:polygon>
        <draw:polygon draw:style-name="gr2" draw:text-style-name="P2" draw:layer="layout" svg:width="0cm" svg:height="0.049cm" svg:x="9.012cm" svg:y="7.954cm" svg:viewBox="0 0 0 50" draw:points="0,0 0,50">
          <text:p/>
        </draw:polygon>
        <draw:polygon draw:style-name="gr2" draw:text-style-name="P2" draw:layer="layout" svg:width="0cm" svg:height="0.048cm" svg:x="8.509cm" svg:y="7.952cm" svg:viewBox="0 0 0 49" draw:points="0,0 0,49">
          <text:p/>
        </draw:polygon>
        <draw:line draw:style-name="gr47" draw:text-style-name="P3" draw:layer="layout" svg:x1="8.796cm" svg:y1="7.953cm" svg:x2="8.796cm" svg:y2="6.362cm">
          <text:p/>
        </draw:line>
        <draw:polygon draw:style-name="gr2" draw:text-style-name="P2" draw:layer="layout" svg:width="0cm" svg:height="0.048cm" svg:x="8.796cm" svg:y="7.952cm" svg:viewBox="0 0 0 49" draw:points="0,0 0,49">
          <text:p/>
        </draw:polygon>
        <draw:line draw:style-name="gr3" draw:text-style-name="P3" draw:layer="layout" svg:x1="8.796cm" svg:y1="7.952cm" svg:x2="8.796cm" svg:y2="8.001cm">
          <text:p/>
        </draw:line>
        <draw:line draw:style-name="gr47" draw:text-style-name="P3" draw:layer="layout" svg:x1="9.083cm" svg:y1="7.953cm" svg:x2="9.083cm" svg:y2="6.362cm">
          <text:p/>
        </draw:line>
        <draw:polygon draw:style-name="gr2" draw:text-style-name="P2" draw:layer="layout" svg:width="0cm" svg:height="0.048cm" svg:x="9.083cm" svg:y="7.952cm" svg:viewBox="0 0 0 49" draw:points="0,0 0,49">
          <text:p/>
        </draw:polygon>
        <draw:line draw:style-name="gr3" draw:text-style-name="P3" draw:layer="layout" svg:x1="9.083cm" svg:y1="7.952cm" svg:x2="9.083cm" svg:y2="8.001cm">
          <text:p/>
        </draw:line>
        <draw:line draw:style-name="gr47" draw:text-style-name="P3" draw:layer="layout" svg:x1="9.369cm" svg:y1="7.953cm" svg:x2="9.369cm" svg:y2="6.362cm">
          <text:p/>
        </draw:line>
        <draw:polygon draw:style-name="gr2" draw:text-style-name="P2" draw:layer="layout" svg:width="0cm" svg:height="0.048cm" svg:x="9.369cm" svg:y="7.952cm" svg:viewBox="0 0 0 49" draw:points="0,0 0,49">
          <text:p/>
        </draw:polygon>
        <draw:line draw:style-name="gr3" draw:text-style-name="P3" draw:layer="layout" svg:x1="9.369cm" svg:y1="7.952cm" svg:x2="9.369cm" svg:y2="8.001cm">
          <text:p/>
        </draw:line>
        <draw:line draw:style-name="gr47" draw:text-style-name="P3" draw:layer="layout" svg:x1="9.656cm" svg:y1="7.953cm" svg:x2="9.656cm" svg:y2="6.362cm">
          <text:p/>
        </draw:line>
        <draw:polygon draw:style-name="gr2" draw:text-style-name="P2" draw:layer="layout" svg:width="0cm" svg:height="0.048cm" svg:x="9.656cm" svg:y="7.952cm" svg:viewBox="0 0 0 49" draw:points="0,0 0,49">
          <text:p/>
        </draw:polygon>
        <draw:line draw:style-name="gr3" draw:text-style-name="P3" draw:layer="layout" svg:x1="9.656cm" svg:y1="7.952cm" svg:x2="9.656cm" svg:y2="8.001cm">
          <text:p/>
        </draw:line>
        <draw:polygon draw:style-name="gr2" draw:text-style-name="P2" draw:layer="layout" svg:width="0cm" svg:height="0.049cm" svg:x="8.796cm" svg:y="7.954cm" svg:viewBox="0 0 0 50" draw:points="0,0 0,50">
          <text:p/>
        </draw:polygon>
        <draw:line draw:style-name="gr3" draw:text-style-name="P3" draw:layer="layout" svg:x1="8.796cm" svg:y1="7.954cm" svg:x2="8.796cm" svg:y2="8.004cm">
          <text:p/>
        </draw:line>
        <draw:polygon draw:style-name="gr2" draw:text-style-name="P2" draw:layer="layout" svg:width="0cm" svg:height="0.048cm" svg:x="9.478cm" svg:y="7.953cm" svg:viewBox="0 0 0 49" draw:points="0,0 0,49">
          <text:p/>
        </draw:polygon>
        <draw:polygon draw:style-name="gr2" draw:text-style-name="P2" draw:layer="layout" svg:width="0cm" svg:height="0.048cm" svg:x="9.765cm" svg:y="7.953cm" svg:viewBox="0 0 0 49" draw:points="0,0 0,49">
          <text:p/>
        </draw:polygon>
        <draw:polygon draw:style-name="gr2" draw:text-style-name="P2" draw:layer="layout" svg:width="0cm" svg:height="0.049cm" svg:x="9.189cm" svg:y="7.954cm" svg:viewBox="0 0 0 50" draw:points="0,0 0,50">
          <text:p/>
        </draw:polygon>
        <draw:polygon draw:style-name="gr2" draw:text-style-name="P2" draw:layer="layout" svg:width="0cm" svg:height="0.049cm" svg:x="9.765cm" svg:y="7.954cm" svg:viewBox="0 0 0 50" draw:points="0,0 0,50">
          <text:p/>
        </draw:polygon>
        <draw:polygon draw:style-name="gr2" draw:text-style-name="P2" draw:layer="layout" svg:width="0.013cm" svg:height="0cm" svg:x="9.161cm" svg:y="7.954cm" svg:viewBox="0 0 14 0" draw:points="14,0 0,0">
          <text:p/>
        </draw:polygon>
        <draw:polygon draw:style-name="gr2" draw:text-style-name="P2" draw:layer="layout" svg:width="0.013cm" svg:height="0cm" svg:x="9.161cm" svg:y="6.366cm" svg:viewBox="0 0 14 0" draw:points="14,0 0,0">
          <text:p/>
        </draw:polygon>
        <draw:polygon draw:style-name="gr2" draw:text-style-name="P2" draw:layer="layout" svg:width="0cm" svg:height="0.048cm" svg:x="9.656cm" svg:y="7.952cm" svg:viewBox="0 0 0 49" draw:points="0,0 0,49">
          <text:p/>
        </draw:polygon>
        <draw:line draw:style-name="gr47" draw:text-style-name="P3" draw:layer="layout" svg:x1="9.943cm" svg:y1="7.953cm" svg:x2="9.943cm" svg:y2="6.362cm">
          <text:p/>
        </draw:line>
        <draw:polygon draw:style-name="gr2" draw:text-style-name="P2" draw:layer="layout" svg:width="0cm" svg:height="0.048cm" svg:x="9.943cm" svg:y="7.952cm" svg:viewBox="0 0 0 49" draw:points="0,0 0,49">
          <text:p/>
        </draw:polygon>
        <draw:line draw:style-name="gr3" draw:text-style-name="P3" draw:layer="layout" svg:x1="9.943cm" svg:y1="7.952cm" svg:x2="9.943cm" svg:y2="8.001cm">
          <text:p/>
        </draw:line>
        <draw:line draw:style-name="gr47" draw:text-style-name="P3" draw:layer="layout" svg:x1="10.229cm" svg:y1="7.953cm" svg:x2="10.229cm" svg:y2="6.362cm">
          <text:p/>
        </draw:line>
        <draw:polygon draw:style-name="gr2" draw:text-style-name="P2" draw:layer="layout" svg:width="0cm" svg:height="0.048cm" svg:x="10.229cm" svg:y="7.952cm" svg:viewBox="0 0 0 49" draw:points="0,0 0,49">
          <text:p/>
        </draw:polygon>
        <draw:line draw:style-name="gr3" draw:text-style-name="P3" draw:layer="layout" svg:x1="10.229cm" svg:y1="7.952cm" svg:x2="10.229cm" svg:y2="8.001cm">
          <text:p/>
        </draw:line>
        <draw:line draw:style-name="gr47" draw:text-style-name="P3" draw:layer="layout" svg:x1="10.516cm" svg:y1="7.953cm" svg:x2="10.516cm" svg:y2="6.362cm">
          <text:p/>
        </draw:line>
        <draw:polygon draw:style-name="gr2" draw:text-style-name="P2" draw:layer="layout" svg:width="0cm" svg:height="0.048cm" svg:x="10.516cm" svg:y="7.952cm" svg:viewBox="0 0 0 49" draw:points="0,0 0,49">
          <text:p/>
        </draw:polygon>
        <draw:line draw:style-name="gr3" draw:text-style-name="P3" draw:layer="layout" svg:x1="10.516cm" svg:y1="7.952cm" svg:x2="10.516cm" svg:y2="8.001cm">
          <text:p/>
        </draw:line>
        <draw:polygon draw:style-name="gr2" draw:text-style-name="P2" draw:layer="layout" svg:width="0cm" svg:height="0.049cm" svg:x="9.943cm" svg:y="7.954cm" svg:viewBox="0 0 0 50" draw:points="0,0 0,50">
          <text:p/>
        </draw:polygon>
        <draw:polygon draw:style-name="gr2" draw:text-style-name="P2" draw:layer="layout" svg:width="0cm" svg:height="0.048cm" svg:x="10.624cm" svg:y="7.953cm" svg:viewBox="0 0 0 49" draw:points="0,0 0,49">
          <text:p/>
        </draw:polygon>
        <draw:polygon draw:style-name="gr2" draw:text-style-name="P2" draw:layer="layout" svg:width="0cm" svg:height="0.049cm" svg:x="10.336cm" svg:y="7.954cm" svg:viewBox="0 0 0 50" draw:points="0,0 0,50">
          <text:p/>
        </draw:polygon>
        <draw:polygon draw:style-name="gr2" draw:text-style-name="P2" draw:layer="layout" svg:width="0.013cm" svg:height="0cm" svg:x="10.308cm" svg:y="7.954cm" svg:viewBox="0 0 14 0" draw:points="14,0 0,0">
          <text:p/>
        </draw:polygon>
        <draw:polygon draw:style-name="gr2" draw:text-style-name="P2" draw:layer="layout" svg:width="0.013cm" svg:height="0cm" svg:x="10.308cm" svg:y="6.366cm" svg:viewBox="0 0 14 0" draw:points="14,0 0,0">
          <text:p/>
        </draw:polygon>
        <draw:line draw:style-name="gr16" draw:text-style-name="P3" draw:layer="layout" svg:x1="7.075cm" svg:y1="7.952cm" svg:x2="10.649cm" svg:y2="7.952cm">
          <text:p/>
        </draw:line>
        <draw:line draw:style-name="gr16" draw:text-style-name="P3" draw:layer="layout" svg:x1="7.075cm" svg:y1="6.362cm" svg:x2="10.649cm" svg:y2="6.362cm">
          <text:p/>
        </draw:line>
        <draw:frame draw:style-name="gr8" draw:text-style-name="P6" draw:layer="layout" svg:width="1.638cm" svg:height="0.321cm" svg:x="8.525cm" svg:y="8.167cm">
          <draw:text-box>
            <text:p text:style-name="P4"><text:span text:style-name="T2">S</text:span><text:span text:style-name="T2">c</text:span><text:span text:style-name="T2">h</text:span><text:span text:style-name="T2">e</text:span><text:span text:style-name="T2">d</text:span><text:span text:style-name="T2">u</text:span><text:span text:style-name="T2">l</text:span><text:span text:style-name="T2">e</text:span><text:span text:style-name="T2"> </text:span><text:span text:style-name="T2">(</text:span><text:span text:style-name="T2">m</text:span><text:span text:style-name="T2">s</text:span><text:span text:style-name="T2">)</text:span></text:p>
          </draw:text-box>
        </draw:frame>
        <draw:frame draw:style-name="gr21" draw:text-style-name="P5" draw:layer="layout" svg:width="0.145cm" svg:height="0.321cm" svg:x="7.042cm" svg:y="8.007cm">
          <draw:text-box>
            <text:p text:style-name="P4"><text:span text:style-name="T1">0</text:span></text:p>
          </draw:text-box>
        </draw:frame>
        <draw:frame draw:style-name="gr48" draw:text-style-name="P5" draw:layer="layout" svg:width="0.144cm" svg:height="0.321cm" svg:x="7.615cm" svg:y="8.007cm">
          <draw:text-box>
            <text:p text:style-name="P4"><text:span text:style-name="T1">1</text:span></text:p>
          </draw:text-box>
        </draw:frame>
        <draw:frame draw:style-name="gr48" draw:text-style-name="P5" draw:layer="layout" svg:width="0.144cm" svg:height="0.321cm" svg:x="8.189cm" svg:y="8.007cm">
          <draw:text-box>
            <text:p text:style-name="P4"><text:span text:style-name="T1">2</text:span></text:p>
          </draw:text-box>
        </draw:frame>
        <draw:frame draw:style-name="gr21" draw:text-style-name="P5" draw:layer="layout" svg:width="0.145cm" svg:height="0.321cm" svg:x="8.761cm" svg:y="8.007cm">
          <draw:text-box>
            <text:p text:style-name="P4"><text:span text:style-name="T1">3</text:span></text:p>
          </draw:text-box>
        </draw:frame>
        <draw:frame draw:style-name="gr48" draw:text-style-name="P5" draw:layer="layout" svg:width="0.144cm" svg:height="0.321cm" svg:x="9.333cm" svg:y="8.007cm">
          <draw:text-box>
            <text:p text:style-name="P4"><text:span text:style-name="T1">4</text:span></text:p>
          </draw:text-box>
        </draw:frame>
        <draw:frame draw:style-name="gr48" draw:text-style-name="P5" draw:layer="layout" svg:width="0.144cm" svg:height="0.321cm" svg:x="9.907cm" svg:y="8.007cm">
          <draw:text-box>
            <text:p text:style-name="P4"><text:span text:style-name="T1">5</text:span></text:p>
          </draw:text-box>
        </draw:frame>
        <draw:frame draw:style-name="gr21" draw:text-style-name="P5" draw:layer="layout" svg:width="0.145cm" svg:height="0.321cm" svg:x="10.479cm" svg:y="8.007cm">
          <draw:text-box>
            <text:p text:style-name="P4"><text:span text:style-name="T1">6</text:span></text:p>
          </draw:text-box>
        </draw:frame>
        <draw:line draw:style-name="gr56" draw:text-style-name="P3" draw:layer="layout" svg:x1="9.006cm" svg:y1="7.995cm" svg:x2="9.006cm" svg:y2="6.362cm">
          <text:p/>
        </draw:line>
        <draw:polygon draw:style-name="gr2" draw:text-style-name="P2" draw:layer="layout" svg:width="0cm" svg:height="0.049cm" svg:x="9.012cm" svg:y="7.954cm" svg:viewBox="0 0 0 50" draw:points="0,0 0,50">
          <text:p/>
        </draw:polygon>
        <draw:polygon draw:style-name="gr2" draw:text-style-name="P2" draw:layer="layout" svg:width="0.013cm" svg:height="0cm" svg:x="8.984cm" svg:y="7.954cm" svg:viewBox="0 0 14 0" draw:points="14,0 0,0">
          <text:p/>
        </draw:polygon>
        <draw:polygon draw:style-name="gr2" draw:text-style-name="P2" draw:layer="layout" svg:width="0.013cm" svg:height="0cm" svg:x="8.984cm" svg:y="6.366cm" svg:viewBox="0 0 14 0" draw:points="14,0 0,0">
          <text:p/>
        </draw:polygon>
        <draw:line draw:style-name="gr56" draw:text-style-name="P3" draw:layer="layout" svg:x1="9.954cm" svg:y1="7.994cm" svg:x2="9.954cm" svg:y2="6.362cm">
          <text:p/>
        </draw:line>
        <draw:polygon draw:style-name="gr2" draw:text-style-name="P2" draw:layer="layout" svg:width="0cm" svg:height="0.049cm" svg:x="9.96cm" svg:y="7.954cm" svg:viewBox="0 0 0 50" draw:points="0,0 0,50">
          <text:p/>
        </draw:polygon>
        <draw:polygon draw:style-name="gr2" draw:text-style-name="P2" draw:layer="layout" svg:width="0.013cm" svg:height="0cm" svg:x="9.949cm" svg:y="7.954cm" svg:viewBox="0 0 14 0" draw:points="14,0 0,0">
          <text:p/>
        </draw:polygon>
        <draw:polygon draw:style-name="gr2" draw:text-style-name="P2" draw:layer="layout" svg:width="0.013cm" svg:height="0cm" svg:x="9.949cm" svg:y="6.366cm" svg:viewBox="0 0 14 0" draw:points="14,0 0,0">
          <text:p/>
        </draw:polygon>
        <draw:line draw:style-name="gr47" draw:text-style-name="P3" draw:layer="layout" svg:x1="7.673cm" svg:y1="5.43cm" svg:x2="7.673cm" svg:y2="3.839cm">
          <text:p/>
        </draw:line>
        <draw:polygon draw:style-name="gr2" draw:text-style-name="P2" draw:layer="layout" svg:width="0cm" svg:height="0.048cm" svg:x="7.673cm" svg:y="5.43cm" svg:viewBox="0 0 0 49" draw:points="0,0 0,49">
          <text:p/>
        </draw:polygon>
        <draw:line draw:style-name="gr3" draw:text-style-name="P3" draw:layer="layout" svg:x1="7.673cm" svg:y1="5.43cm" svg:x2="7.673cm" svg:y2="5.479cm">
          <text:p/>
        </draw:line>
        <draw:line draw:style-name="gr47" draw:text-style-name="P3" draw:layer="layout" svg:x1="8.268cm" svg:y1="5.43cm" svg:x2="8.268cm" svg:y2="3.839cm">
          <text:p/>
        </draw:line>
        <draw:polygon draw:style-name="gr2" draw:text-style-name="P2" draw:layer="layout" svg:width="0cm" svg:height="0.048cm" svg:x="8.268cm" svg:y="5.43cm" svg:viewBox="0 0 0 49" draw:points="0,0 0,49">
          <text:p/>
        </draw:polygon>
        <draw:line draw:style-name="gr3" draw:text-style-name="P3" draw:layer="layout" svg:x1="8.268cm" svg:y1="5.43cm" svg:x2="8.268cm" svg:y2="5.479cm">
          <text:p/>
        </draw:line>
        <draw:line draw:style-name="gr47" draw:text-style-name="P3" draw:layer="layout" svg:x1="8.864cm" svg:y1="5.43cm" svg:x2="8.864cm" svg:y2="3.839cm">
          <text:p/>
        </draw:line>
        <draw:polygon draw:style-name="gr2" draw:text-style-name="P2" draw:layer="layout" svg:width="0cm" svg:height="0.048cm" svg:x="8.864cm" svg:y="5.43cm" svg:viewBox="0 0 0 49" draw:points="0,0 0,49">
          <text:p/>
        </draw:polygon>
        <draw:line draw:style-name="gr3" draw:text-style-name="P3" draw:layer="layout" svg:x1="8.864cm" svg:y1="5.43cm" svg:x2="8.864cm" svg:y2="5.479cm">
          <text:p/>
        </draw:line>
        <draw:line draw:style-name="gr47" draw:text-style-name="P3" draw:layer="layout" svg:x1="9.459cm" svg:y1="5.43cm" svg:x2="9.459cm" svg:y2="3.839cm">
          <text:p/>
        </draw:line>
        <draw:polygon draw:style-name="gr2" draw:text-style-name="P2" draw:layer="layout" svg:width="0cm" svg:height="0.048cm" svg:x="9.459cm" svg:y="5.43cm" svg:viewBox="0 0 0 49" draw:points="0,0 0,49">
          <text:p/>
        </draw:polygon>
        <draw:line draw:style-name="gr3" draw:text-style-name="P3" draw:layer="layout" svg:x1="9.459cm" svg:y1="5.43cm" svg:x2="9.459cm" svg:y2="5.479cm">
          <text:p/>
        </draw:line>
        <draw:line draw:style-name="gr47" draw:text-style-name="P3" draw:layer="layout" svg:x1="10.054cm" svg:y1="5.43cm" svg:x2="10.054cm" svg:y2="3.839cm">
          <text:p/>
        </draw:line>
        <draw:polygon draw:style-name="gr2" draw:text-style-name="P2" draw:layer="layout" svg:width="0cm" svg:height="0.048cm" svg:x="10.054cm" svg:y="5.43cm" svg:viewBox="0 0 0 49" draw:points="0,0 0,49">
          <text:p/>
        </draw:polygon>
        <draw:line draw:style-name="gr3" draw:text-style-name="P3" draw:layer="layout" svg:x1="10.054cm" svg:y1="5.43cm" svg:x2="10.054cm" svg:y2="5.479cm">
          <text:p/>
        </draw:line>
        <draw:line draw:style-name="gr59" draw:text-style-name="P3" draw:layer="layout" svg:x1="7.074cm" svg:y1="5.43cm" svg:x2="7.865cm" svg:y2="5.43cm">
          <text:p/>
        </draw:line>
        <draw:line draw:style-name="gr47" draw:text-style-name="P3" draw:layer="layout" svg:x1="7.074cm" svg:y1="5.271cm" svg:x2="10.648cm" svg:y2="5.271cm">
          <text:p/>
        </draw:line>
        <draw:line draw:style-name="gr47" draw:text-style-name="P3" draw:layer="layout" svg:x1="7.074cm" svg:y1="5.112cm" svg:x2="10.648cm" svg:y2="5.112cm">
          <text:p/>
        </draw:line>
        <draw:line draw:style-name="gr47" draw:text-style-name="P3" draw:layer="layout" svg:x1="7.074cm" svg:y1="4.953cm" svg:x2="10.648cm" svg:y2="4.953cm">
          <text:p/>
        </draw:line>
        <draw:line draw:style-name="gr47" draw:text-style-name="P3" draw:layer="layout" svg:x1="7.074cm" svg:y1="4.794cm" svg:x2="10.648cm" svg:y2="4.794cm">
          <text:p/>
        </draw:line>
        <draw:line draw:style-name="gr47" draw:text-style-name="P3" draw:layer="layout" svg:x1="7.074cm" svg:y1="4.635cm" svg:x2="10.639cm" svg:y2="4.635cm">
          <text:p/>
        </draw:line>
        <draw:line draw:style-name="gr47" draw:text-style-name="P3" draw:layer="layout" svg:x1="7.074cm" svg:y1="4.476cm" svg:x2="10.648cm" svg:y2="4.476cm">
          <text:p/>
        </draw:line>
        <draw:line draw:style-name="gr47" draw:text-style-name="P3" draw:layer="layout" svg:x1="7.074cm" svg:y1="4.317cm" svg:x2="10.648cm" svg:y2="4.317cm">
          <text:p/>
        </draw:line>
        <draw:line draw:style-name="gr47" draw:text-style-name="P3" draw:layer="layout" svg:x1="7.074cm" svg:y1="4.158cm" svg:x2="10.648cm" svg:y2="4.158cm">
          <text:p/>
        </draw:line>
        <draw:line draw:style-name="gr47" draw:text-style-name="P3" draw:layer="layout" svg:x1="7.074cm" svg:y1="3.999cm" svg:x2="10.648cm" svg:y2="3.999cm">
          <text:p/>
        </draw:line>
        <draw:line draw:style-name="gr16" draw:text-style-name="P3" draw:layer="layout" svg:x1="10.649cm" svg:y1="5.431cm" svg:x2="10.649cm" svg:y2="3.84cm">
          <text:p/>
        </draw:line>
        <draw:line draw:style-name="gr56" draw:text-style-name="P3" draw:layer="layout" svg:x1="9.073cm" svg:y1="5.472cm" svg:x2="9.073cm" svg:y2="3.839cm">
          <text:p/>
        </draw:line>
        <draw:polygon draw:style-name="gr2" draw:text-style-name="P2" draw:layer="layout" svg:width="0cm" svg:height="0.049cm" svg:x="7.073cm" svg:y="5.432cm" svg:viewBox="0 0 0 50" draw:points="0,0 0,50">
          <text:p/>
        </draw:polygon>
        <draw:line draw:style-name="gr3" draw:text-style-name="P3" draw:layer="layout" svg:x1="7.073cm" svg:y1="5.432cm" svg:x2="7.073cm" svg:y2="5.482cm">
          <text:p/>
        </draw:line>
        <draw:polygon draw:style-name="gr2" draw:text-style-name="P2" draw:layer="layout" svg:width="0cm" svg:height="0.049cm" svg:x="8.268cm" svg:y="5.432cm" svg:viewBox="0 0 0 50" draw:points="0,0 0,50">
          <text:p/>
        </draw:polygon>
        <draw:line draw:style-name="gr3" draw:text-style-name="P3" draw:layer="layout" svg:x1="8.268cm" svg:y1="5.432cm" svg:x2="8.268cm" svg:y2="5.482cm">
          <text:p/>
        </draw:line>
        <draw:polygon draw:style-name="gr2" draw:text-style-name="P2" draw:layer="layout" svg:width="0.006cm" svg:height="0cm" svg:x="7.06cm" svg:y="5.431cm" svg:viewBox="0 0 7 0" draw:points="7,0 0,0">
          <text:p/>
        </draw:polygon>
        <draw:line draw:style-name="gr3" draw:text-style-name="P3" draw:layer="layout" svg:x1="7.067cm" svg:y1="5.431cm" svg:x2="7.06cm" svg:y2="5.431cm">
          <text:p/>
        </draw:line>
        <draw:polygon draw:style-name="gr2" draw:text-style-name="P2" draw:layer="layout" svg:width="0.006cm" svg:height="0cm" svg:x="7.06cm" svg:y="5.272cm" svg:viewBox="0 0 7 0" draw:points="7,0 0,0">
          <text:p/>
        </draw:polygon>
        <draw:line draw:style-name="gr3" draw:text-style-name="P3" draw:layer="layout" svg:x1="7.067cm" svg:y1="5.272cm" svg:x2="7.06cm" svg:y2="5.272cm">
          <text:p/>
        </draw:line>
        <draw:polygon draw:style-name="gr2" draw:text-style-name="P2" draw:layer="layout" svg:width="0.006cm" svg:height="0cm" svg:x="7.06cm" svg:y="5.113cm" svg:viewBox="0 0 7 0" draw:points="7,0 0,0">
          <text:p/>
        </draw:polygon>
        <draw:line draw:style-name="gr3" draw:text-style-name="P3" draw:layer="layout" svg:x1="7.067cm" svg:y1="5.113cm" svg:x2="7.06cm" svg:y2="5.113cm">
          <text:p/>
        </draw:line>
        <draw:polygon draw:style-name="gr2" draw:text-style-name="P2" draw:layer="layout" svg:width="0.006cm" svg:height="0cm" svg:x="7.06cm" svg:y="4.955cm" svg:viewBox="0 0 7 0" draw:points="7,0 0,0">
          <text:p/>
        </draw:polygon>
        <draw:line draw:style-name="gr3" draw:text-style-name="P3" draw:layer="layout" svg:x1="7.067cm" svg:y1="4.955cm" svg:x2="7.06cm" svg:y2="4.955cm">
          <text:p/>
        </draw:line>
        <draw:polygon draw:style-name="gr2" draw:text-style-name="P2" draw:layer="layout" svg:width="0.006cm" svg:height="0cm" svg:x="7.06cm" svg:y="4.796cm" svg:viewBox="0 0 7 0" draw:points="7,0 0,0">
          <text:p/>
        </draw:polygon>
        <draw:line draw:style-name="gr3" draw:text-style-name="P3" draw:layer="layout" svg:x1="7.067cm" svg:y1="4.796cm" svg:x2="7.06cm" svg:y2="4.796cm">
          <text:p/>
        </draw:line>
        <draw:polygon draw:style-name="gr2" draw:text-style-name="P2" draw:layer="layout" svg:width="0.006cm" svg:height="0cm" svg:x="7.06cm" svg:y="4.637cm" svg:viewBox="0 0 7 0" draw:points="7,0 0,0">
          <text:p/>
        </draw:polygon>
        <draw:line draw:style-name="gr3" draw:text-style-name="P3" draw:layer="layout" svg:x1="7.067cm" svg:y1="4.637cm" svg:x2="7.06cm" svg:y2="4.637cm">
          <text:p/>
        </draw:line>
        <draw:polygon draw:style-name="gr2" draw:text-style-name="P2" draw:layer="layout" svg:width="0.006cm" svg:height="0cm" svg:x="7.06cm" svg:y="4.478cm" svg:viewBox="0 0 7 0" draw:points="7,0 0,0">
          <text:p/>
        </draw:polygon>
        <draw:line draw:style-name="gr3" draw:text-style-name="P3" draw:layer="layout" svg:x1="7.067cm" svg:y1="4.478cm" svg:x2="7.06cm" svg:y2="4.478cm">
          <text:p/>
        </draw:line>
        <draw:polygon draw:style-name="gr2" draw:text-style-name="P2" draw:layer="layout" svg:width="0.006cm" svg:height="0cm" svg:x="7.06cm" svg:y="4.319cm" svg:viewBox="0 0 7 0" draw:points="7,0 0,0">
          <text:p/>
        </draw:polygon>
        <draw:line draw:style-name="gr3" draw:text-style-name="P3" draw:layer="layout" svg:x1="7.067cm" svg:y1="4.319cm" svg:x2="7.06cm" svg:y2="4.319cm">
          <text:p/>
        </draw:line>
        <draw:polygon draw:style-name="gr2" draw:text-style-name="P2" draw:layer="layout" svg:width="0.006cm" svg:height="0cm" svg:x="7.06cm" svg:y="4.161cm" svg:viewBox="0 0 7 0" draw:points="7,0 0,0">
          <text:p/>
        </draw:polygon>
        <draw:line draw:style-name="gr3" draw:text-style-name="P3" draw:layer="layout" svg:x1="7.067cm" svg:y1="4.161cm" svg:x2="7.06cm" svg:y2="4.161cm">
          <text:p/>
        </draw:line>
        <draw:polygon draw:style-name="gr2" draw:text-style-name="P2" draw:layer="layout" svg:width="0.006cm" svg:height="0cm" svg:x="7.06cm" svg:y="4.002cm" svg:viewBox="0 0 7 0" draw:points="7,0 0,0">
          <text:p/>
        </draw:polygon>
        <draw:line draw:style-name="gr3" draw:text-style-name="P3" draw:layer="layout" svg:x1="7.067cm" svg:y1="4.002cm" svg:x2="7.06cm" svg:y2="4.002cm">
          <text:p/>
        </draw:line>
        <draw:polygon draw:style-name="gr2" draw:text-style-name="P2" draw:layer="layout" svg:width="0.006cm" svg:height="0cm" svg:x="7.06cm" svg:y="3.843cm" svg:viewBox="0 0 7 0" draw:points="7,0 0,0">
          <text:p/>
        </draw:polygon>
        <draw:line draw:style-name="gr3" draw:text-style-name="P3" draw:layer="layout" svg:x1="7.067cm" svg:y1="3.843cm" svg:x2="7.06cm" svg:y2="3.843cm">
          <text:p/>
        </draw:line>
        <draw:line draw:style-name="gr16" draw:text-style-name="P3" draw:layer="layout" svg:x1="7.073cm" svg:y1="5.431cm" svg:x2="7.073cm" svg:y2="3.842cm">
          <text:p/>
        </draw:line>
        <draw:frame draw:style-name="gr66" draw:text-style-name="P5" draw:layer="layout" svg:width="0.855cm" svg:height="0.32cm" svg:x="6.619cm" svg:y="5.207cm">
          <draw:text-box>
            <text:p text:style-name="P4"><text:span text:style-name="T1">H</text:span><text:span text:style-name="T1">X</text:span><text:span text:style-name="T1">_</text:span><text:span text:style-name="T1">I</text:span><text:span text:style-name="T1">N</text:span></text:p>
          </draw:text-box>
        </draw:frame>
        <draw:frame draw:style-name="gr67" draw:text-style-name="P5" draw:layer="layout" svg:width="1.292cm" svg:height="0.32cm" svg:x="6.394cm" svg:y="5.05cm">
          <draw:text-box>
            <text:p text:style-name="P4"><text:span text:style-name="T1">H1_</text:span><text:span text:style-name="T1">CON</text:span><text:span text:style-name="T1">V</text:span></text:p>
          </draw:text-box>
        </draw:frame>
        <draw:frame draw:style-name="gr26" draw:text-style-name="P5" draw:layer="layout" svg:width="1.235cm" svg:height="0.32cm" svg:x="6.365cm" svg:y="4.81cm">
          <draw:text-box>
            <text:p text:style-name="P4"><text:span text:style-name="T1">H2_P</text:span><text:span text:style-name="T1">OOL</text:span></text:p>
          </draw:text-box>
        </draw:frame>
        <draw:frame draw:style-name="gr67" draw:text-style-name="P5" draw:layer="layout" svg:width="1.292cm" svg:height="0.32cm" svg:x="6.308cm" svg:y="4.495cm">
          <draw:text-box>
            <text:p text:style-name="P4"><text:span text:style-name="T1">H3_C</text:span><text:span text:style-name="T1">ONV</text:span></text:p>
          </draw:text-box>
        </draw:frame>
        <draw:frame draw:style-name="gr64" draw:text-style-name="P5" draw:layer="layout" svg:width="1.139cm" svg:height="0.32cm" svg:x="6.48cm" svg:y="3.937cm">
          <draw:text-box>
            <text:p text:style-name="P4"><text:span text:style-name="T1">HY_O</text:span><text:span text:style-name="T1">UT</text:span></text:p>
          </draw:text-box>
        </draw:frame>
        <draw:frame draw:style-name="gr68" draw:text-style-name="P17" draw:layer="layout" svg:width="1.058cm" svg:height="0.408cm" svg:x="6.329cm" svg:y="3.955cm">
          <draw:text-box>
            <text:p text:style-name="P16"><text:span text:style-name="T1">H</text:span><text:span text:style-name="T1">5</text:span><text:span text:style-name="T1">_</text:span><text:span text:style-name="T1">F</text:span><text:span text:style-name="T1">C</text:span></text:p>
          </draw:text-box>
        </draw:frame>
        <draw:custom-shape draw:style-name="gr69" draw:text-style-name="P18" draw:layer="layout" svg:width="0.062cm" svg:height="0.286cm" svg:x="6.983cm" svg:y="4.74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0" draw:text-style-name="P18" draw:layer="layout" svg:width="0.062cm" svg:height="0.272cm" svg:x="6.983cm" svg:y="4.43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2" draw:text-style-name="P2" draw:layer="layout" svg:width="0cm" svg:height="0.048cm" svg:x="9.685cm" svg:y="5.431cm" svg:viewBox="0 0 0 49" draw:points="0,0 0,49">
          <text:p/>
        </draw:polygon>
        <draw:polygon draw:style-name="gr2" draw:text-style-name="P2" draw:layer="layout" svg:width="0cm" svg:height="0.048cm" svg:x="10.28cm" svg:y="5.431cm" svg:viewBox="0 0 0 49" draw:points="0,0 0,49">
          <text:p/>
        </draw:polygon>
        <draw:polygon draw:style-name="gr2" draw:text-style-name="P2" draw:layer="layout" svg:width="0cm" svg:height="0.049cm" svg:x="9.085cm" svg:y="5.432cm" svg:viewBox="0 0 0 50" draw:points="0,0 0,50">
          <text:p/>
        </draw:polygon>
        <draw:polygon draw:style-name="gr2" draw:text-style-name="P2" draw:layer="layout" svg:width="0cm" svg:height="0.049cm" svg:x="10.28cm" svg:y="5.432cm" svg:viewBox="0 0 0 50" draw:points="0,0 0,50">
          <text:p/>
        </draw:polygon>
        <draw:polygon draw:style-name="gr2" draw:text-style-name="P2" draw:layer="layout" svg:width="0.028cm" svg:height="0cm" svg:x="9.026cm" svg:y="5.432cm" svg:viewBox="0 0 29 0" draw:points="29,0 0,0">
          <text:p/>
        </draw:polygon>
        <draw:polygon draw:style-name="gr2" draw:text-style-name="P2" draw:layer="layout" svg:width="0.028cm" svg:height="0cm" svg:x="9.026cm" svg:y="5.114cm" svg:viewBox="0 0 29 0" draw:points="29,0 0,0">
          <text:p/>
        </draw:polygon>
        <draw:polygon draw:style-name="gr2" draw:text-style-name="P2" draw:layer="layout" svg:width="0.028cm" svg:height="0cm" svg:x="9.026cm" svg:y="4.955cm" svg:viewBox="0 0 29 0" draw:points="29,0 0,0">
          <text:p/>
        </draw:polygon>
        <draw:polygon draw:style-name="gr2" draw:text-style-name="P2" draw:layer="layout" svg:width="0.028cm" svg:height="0cm" svg:x="9.026cm" svg:y="4.796cm" svg:viewBox="0 0 29 0" draw:points="29,0 0,0">
          <text:p/>
        </draw:polygon>
        <draw:polygon draw:style-name="gr2" draw:text-style-name="P2" draw:layer="layout" svg:width="0.028cm" svg:height="0cm" svg:x="9.026cm" svg:y="4.637cm" svg:viewBox="0 0 29 0" draw:points="29,0 0,0">
          <text:p/>
        </draw:polygon>
        <draw:polygon draw:style-name="gr2" draw:text-style-name="P2" draw:layer="layout" svg:width="0.028cm" svg:height="0cm" svg:x="9.026cm" svg:y="4.479cm" svg:viewBox="0 0 29 0" draw:points="29,0 0,0">
          <text:p/>
        </draw:polygon>
        <draw:polygon draw:style-name="gr17" draw:text-style-name="P9" draw:layer="layout" svg:width="0.028cm" svg:height="0cm" svg:x="9.026cm" svg:y="4.32cm" svg:viewBox="0 0 29 0" draw:points="29,0 0,0">
          <text:p/>
        </draw:polygon>
        <draw:polygon draw:style-name="gr17" draw:text-style-name="P9" draw:layer="layout" svg:width="0.028cm" svg:height="0cm" svg:x="9.026cm" svg:y="4.161cm" svg:viewBox="0 0 29 0" draw:points="29,0 0,0">
          <text:p/>
        </draw:polygon>
        <draw:polygon draw:style-name="gr17" draw:text-style-name="P9" draw:layer="layout" svg:width="0.028cm" svg:height="0cm" svg:x="9.026cm" svg:y="4.002cm" svg:viewBox="0 0 29 0" draw:points="29,0 0,0">
          <text:p/>
        </draw:polygon>
        <draw:polygon draw:style-name="gr2" draw:text-style-name="P2" draw:layer="layout" svg:width="0.028cm" svg:height="0cm" svg:x="9.026cm" svg:y="3.843cm" svg:viewBox="0 0 29 0" draw:points="29,0 0,0">
          <text:p/>
        </draw:polygon>
        <draw:polygon draw:style-name="gr2" draw:text-style-name="P2" draw:layer="layout" svg:width="0cm" svg:height="0.048cm" svg:x="10.054cm" svg:y="5.43cm" svg:viewBox="0 0 0 49" draw:points="0,0 0,49">
          <text:p/>
        </draw:polygon>
        <draw:polygon draw:style-name="gr2" draw:text-style-name="P2" draw:layer="layout" svg:width="0cm" svg:height="0.048cm" svg:x="10.65cm" svg:y="5.43cm" svg:viewBox="0 0 0 49" draw:points="0,0 0,49">
          <text:p/>
        </draw:polygon>
        <draw:line draw:style-name="gr3" draw:text-style-name="P3" draw:layer="layout" svg:x1="10.65cm" svg:y1="5.43cm" svg:x2="10.65cm" svg:y2="5.479cm">
          <text:p/>
        </draw:line>
        <draw:polygon draw:style-name="gr2" draw:text-style-name="P2" draw:layer="layout" svg:width="0cm" svg:height="0.049cm" svg:x="10.65cm" svg:y="5.432cm" svg:viewBox="0 0 0 50" draw:points="0,0 0,50">
          <text:p/>
        </draw:polygon>
        <draw:line draw:style-name="gr3" draw:text-style-name="P3" draw:layer="layout" svg:x1="10.65cm" svg:y1="5.432cm" svg:x2="10.65cm" svg:y2="5.482cm">
          <text:p/>
        </draw:line>
        <draw:polygon draw:style-name="gr2" draw:text-style-name="P2" draw:layer="layout" svg:width="0cm" svg:height="0.048cm" svg:x="10.623cm" svg:y="5.431cm" svg:viewBox="0 0 0 49" draw:points="0,0 0,49">
          <text:p/>
        </draw:polygon>
        <draw:line draw:style-name="gr16" draw:text-style-name="P3" draw:layer="layout" svg:x1="7.074cm" svg:y1="5.43cm" svg:x2="10.648cm" svg:y2="5.43cm">
          <text:p/>
        </draw:line>
        <draw:line draw:style-name="gr16" draw:text-style-name="P3" draw:layer="layout" svg:x1="7.074cm" svg:y1="3.839cm" svg:x2="10.648cm" svg:y2="3.839cm">
          <text:p/>
        </draw:line>
        <draw:frame draw:style-name="gr71" draw:text-style-name="P6" draw:layer="layout" svg:width="1.637cm" svg:height="0.158cm" svg:x="8.524cm" svg:y="5.644cm">
          <draw:text-box>
            <text:p text:style-name="P4"><text:span text:style-name="T2">S</text:span><text:span text:style-name="T2">c</text:span><text:span text:style-name="T2">h</text:span><text:span text:style-name="T2">e</text:span><text:span text:style-name="T2">d</text:span><text:span text:style-name="T2">u</text:span><text:span text:style-name="T2">l</text:span><text:span text:style-name="T2">e</text:span><text:span text:style-name="T2"> </text:span><text:span text:style-name="T2">(</text:span><text:span text:style-name="T2">m</text:span><text:span text:style-name="T2">s</text:span><text:span text:style-name="T2">)</text:span></text:p>
          </draw:text-box>
        </draw:frame>
        <draw:frame draw:style-name="gr21" draw:text-style-name="P5" draw:layer="layout" svg:width="0.145cm" svg:height="0.321cm" svg:x="7.042cm" svg:y="5.484cm">
          <draw:text-box>
            <text:p text:style-name="P4"><text:span text:style-name="T1">0</text:span></text:p>
          </draw:text-box>
        </draw:frame>
        <draw:frame draw:style-name="gr21" draw:text-style-name="P5" draw:layer="layout" svg:width="0.145cm" svg:height="0.321cm" svg:x="8.231cm" svg:y="5.484cm">
          <draw:text-box>
            <text:p text:style-name="P4"><text:span text:style-name="T1">1</text:span></text:p>
          </draw:text-box>
        </draw:frame>
        <draw:frame draw:style-name="gr21" draw:text-style-name="P5" draw:layer="layout" svg:width="0.145cm" svg:height="0.321cm" svg:x="9.43cm" svg:y="5.484cm">
          <draw:text-box>
            <text:p text:style-name="P4"><text:span text:style-name="T1">2</text:span></text:p>
          </draw:text-box>
        </draw:frame>
        <draw:frame draw:style-name="gr72" draw:text-style-name="P5" draw:layer="layout" svg:width="0.36cm" svg:height="0.32cm" svg:x="7.584cm" svg:y="5.486cm">
          <draw:text-box>
            <text:p text:style-name="P4"><text:span text:style-name="T1">1.</text:span><text:span text:style-name="T1">5</text:span></text:p>
          </draw:text-box>
        </draw:frame>
        <draw:frame draw:style-name="gr73" draw:text-style-name="P5" draw:layer="layout" svg:width="0.361cm" svg:height="0.32cm" svg:x="8.776cm" svg:y="5.486cm">
          <draw:text-box>
            <text:p text:style-name="P4"><text:span text:style-name="T1">1</text:span><text:span text:style-name="T1">.</text:span><text:span text:style-name="T1">5</text:span></text:p>
          </draw:text-box>
        </draw:frame>
        <draw:frame draw:style-name="gr74" draw:text-style-name="P5" draw:layer="layout" svg:width="0.36cm" svg:height="0.321cm" svg:x="9.966cm" svg:y="5.484cm">
          <draw:text-box>
            <text:p text:style-name="P4"><text:span text:style-name="T1">2</text:span><text:span text:style-name="T1">.</text:span><text:span text:style-name="T1">5</text:span></text:p>
          </draw:text-box>
        </draw:frame>
        <draw:frame draw:style-name="gr75" draw:text-style-name="P11" draw:layer="layout" svg:width="0.758cm" svg:height="0.321cm" svg:x="8.666cm" svg:y="5.043cm">
          <draw:text-box>
            <text:p text:style-name="P4"><text:span text:style-name="T4">C</text:span><text:span text:style-name="T4">o</text:span><text:span text:style-name="T4">n</text:span><text:span text:style-name="T4">v</text:span><text:span text:style-name="T4">1</text:span></text:p>
          </draw:text-box>
        </draw:frame>
        <draw:frame draw:style-name="gr76" draw:text-style-name="P11" draw:layer="layout" svg:width="0.757cm" svg:height="0.32cm" svg:x="8.661cm" svg:y="5.038cm">
          <draw:text-box>
            <text:p text:style-name="P4"><text:span text:style-name="T5">C</text:span><text:span text:style-name="T5">o</text:span><text:span text:style-name="T5">n</text:span><text:span text:style-name="T5">v</text:span><text:span text:style-name="T5">1</text:span></text:p>
          </draw:text-box>
        </draw:frame>
        <draw:frame draw:style-name="gr77" draw:text-style-name="P11" draw:layer="layout" svg:width="0.667cm" svg:height="0.32cm" svg:x="8.666cm" svg:y="4.724cm">
          <draw:text-box>
            <text:p text:style-name="P4"><text:span text:style-name="T4">P</text:span><text:span text:style-name="T4">o</text:span><text:span text:style-name="T4">o</text:span><text:span text:style-name="T4">l</text:span><text:span text:style-name="T4">2</text:span></text:p>
          </draw:text-box>
        </draw:frame>
        <draw:frame draw:style-name="gr78" draw:text-style-name="P11" draw:layer="layout" svg:width="0.666cm" svg:height="0.32cm" svg:x="8.661cm" svg:y="4.719cm">
          <draw:text-box>
            <text:p text:style-name="P4"><text:span text:style-name="T5">P</text:span><text:span text:style-name="T5">o</text:span><text:span text:style-name="T5">o</text:span><text:span text:style-name="T5">l</text:span><text:span text:style-name="T5">2</text:span></text:p>
          </draw:text-box>
        </draw:frame>
        <draw:frame draw:style-name="gr79" draw:text-style-name="P11" draw:layer="layout" svg:width="0.758cm" svg:height="0.32cm" svg:x="9.158cm" svg:y="4.566cm">
          <draw:text-box>
            <text:p text:style-name="P4"><text:span text:style-name="T4">C</text:span><text:span text:style-name="T4">o</text:span><text:span text:style-name="T4">n</text:span><text:span text:style-name="T4">v</text:span><text:span text:style-name="T4">2</text:span></text:p>
          </draw:text-box>
        </draw:frame>
        <draw:frame draw:style-name="gr75" draw:text-style-name="P11" draw:layer="layout" svg:width="0.758cm" svg:height="0.321cm" svg:x="9.154cm" svg:y="4.56cm">
          <draw:text-box>
            <text:p text:style-name="P4"><text:span text:style-name="T5">C</text:span><text:span text:style-name="T5">o</text:span><text:span text:style-name="T5">n</text:span><text:span text:style-name="T5">v</text:span><text:span text:style-name="T5">2</text:span></text:p>
          </draw:text-box>
        </draw:frame>
        <draw:frame draw:style-name="gr75" draw:text-style-name="P11" draw:layer="layout" svg:width="0.758cm" svg:height="0.321cm" svg:x="9.157cm" svg:y="4.406cm">
          <draw:text-box>
            <text:p text:style-name="P4"><text:span text:style-name="T4">C</text:span><text:span text:style-name="T4">o</text:span><text:span text:style-name="T4">n</text:span><text:span text:style-name="T4">v</text:span><text:span text:style-name="T4">3</text:span></text:p>
          </draw:text-box>
        </draw:frame>
        <draw:frame draw:style-name="gr79" draw:text-style-name="P11" draw:layer="layout" svg:width="0.758cm" svg:height="0.32cm" svg:x="9.151cm" svg:y="4.401cm">
          <draw:text-box>
            <text:p text:style-name="P4"><text:span text:style-name="T5">C</text:span><text:span text:style-name="T5">o</text:span><text:span text:style-name="T5">n</text:span><text:span text:style-name="T5">v</text:span><text:span text:style-name="T5">3</text:span></text:p>
          </draw:text-box>
        </draw:frame>
        <draw:frame draw:style-name="gr80" draw:text-style-name="P11" draw:layer="layout" svg:width="0.667cm" svg:height="0.321cm" svg:x="9.154cm" svg:y="4.249cm">
          <draw:text-box>
            <text:p text:style-name="P4"><text:span text:style-name="T4">P</text:span><text:span text:style-name="T4">o</text:span><text:span text:style-name="T4">o</text:span><text:span text:style-name="T4">l</text:span><text:span text:style-name="T4">3</text:span></text:p>
          </draw:text-box>
        </draw:frame>
        <draw:frame draw:style-name="gr78" draw:text-style-name="P21" draw:layer="layout" svg:width="0.666cm" svg:height="0.32cm" svg:x="9.149cm" svg:y="4.244cm">
          <draw:text-box>
            <text:p text:style-name="P4"><text:span text:style-name="T5">P</text:span><text:span text:style-name="T5">o</text:span><text:span text:style-name="T5">o</text:span><text:span text:style-name="T5">l</text:span><text:span text:style-name="T5">3</text:span></text:p>
          </draw:text-box>
        </draw:frame>
        <draw:frame draw:style-name="gr81" draw:text-style-name="P11" draw:layer="layout" svg:width="0.349cm" svg:height="0.32cm" svg:x="9.151cm" svg:y="4.09cm">
          <draw:text-box>
            <text:p text:style-name="P4"><text:span text:style-name="T4">F</text:span><text:span text:style-name="T4">C</text:span></text:p>
          </draw:text-box>
        </draw:frame>
        <draw:frame draw:style-name="gr82" draw:text-style-name="P11" draw:layer="layout" svg:width="0.349cm" svg:height="0.321cm" svg:x="9.146cm" svg:y="4.084cm">
          <draw:text-box>
            <text:p text:style-name="P4"><text:span text:style-name="T5">F</text:span><text:span text:style-name="T5">C</text:span></text:p>
          </draw:text-box>
        </draw:frame>
        <draw:frame draw:style-name="gr83" draw:text-style-name="P22" draw:layer="layout" svg:width="0.554cm" svg:height="0.321cm" svg:x="9.122cm" svg:y="3.931cm">
          <draw:text-box>
            <text:p text:style-name="P4"><text:span text:style-name="T8">C</text:span><text:span text:style-name="T8">P</text:span><text:span text:style-name="T8">U</text:span></text:p>
          </draw:text-box>
        </draw:frame>
        <draw:frame draw:style-name="gr84" draw:text-style-name="P23" draw:layer="layout" svg:width="0.65cm" svg:height="0.32cm" svg:x="7.163cm" svg:y="5.191cm">
          <draw:text-box>
            <text:p text:style-name="P4"><text:span text:style-name="T9">Spike</text:span></text:p>
          </draw:text-box>
        </draw:frame>
        <draw:frame draw:style-name="gr77" draw:text-style-name="P11" draw:layer="layout" svg:width="0.667cm" svg:height="0.32cm" svg:x="8.666cm" svg:y="4.884cm">
          <draw:text-box>
            <text:p text:style-name="P4"><text:span text:style-name="T4">P</text:span><text:span text:style-name="T4">o</text:span><text:span text:style-name="T4">o</text:span><text:span text:style-name="T4">l</text:span><text:span text:style-name="T4">1</text:span></text:p>
          </draw:text-box>
        </draw:frame>
        <draw:frame draw:style-name="gr85" draw:text-style-name="P11" draw:layer="layout" svg:width="0.666cm" svg:height="0.321cm" svg:x="8.661cm" svg:y="4.878cm">
          <draw:text-box>
            <text:p text:style-name="P4"><text:span text:style-name="T5">P</text:span><text:span text:style-name="T5">o</text:span><text:span text:style-name="T5">o</text:span><text:span text:style-name="T5">l</text:span><text:span text:style-name="T5">1</text:span></text:p>
          </draw:text-box>
        </draw:frame>
        <draw:polygon draw:style-name="gr86" draw:text-style-name="P9" draw:layer="layout" svg:width="0.001cm" svg:height="0.126cm" svg:x="8.036cm" svg:y="6.459cm" svg:viewBox="0 0 2 127" draw:points="0,127 2,127 2,0 0,0">
          <text:p/>
        </draw:polygon>
        <draw:polygon draw:style-name="gr86" draw:text-style-name="P9" draw:layer="layout" svg:width="0.001cm" svg:height="0.126cm" svg:x="9.005cm" svg:y="6.459cm" svg:viewBox="0 0 2 127" draw:points="0,127 2,127 2,0 0,0">
          <text:p/>
        </draw:polygon>
        <draw:polygon draw:style-name="gr86" draw:text-style-name="P9" draw:layer="layout" svg:width="0.001cm" svg:height="0.126cm" svg:x="9.953cm" svg:y="6.459cm" svg:viewBox="0 0 2 127" draw:points="0,127 2,127 2,0 0,0">
          <text:p/>
        </draw:polygon>
        <draw:polygon draw:style-name="gr17" draw:text-style-name="P9" draw:layer="layout" svg:width="0.014cm" svg:height="0.126cm" svg:x="9.066cm" svg:y="3.936cm" svg:viewBox="0 0 15 127" draw:points="15,127 0,127 0,0 15,0">
          <text:p/>
        </draw:polygon>
        <draw:frame draw:style-name="gr26" draw:text-style-name="P11" draw:layer="layout" svg:width="1.235cm" svg:height="0.32cm" svg:x="6.357cm" svg:y="4.244cm">
          <draw:text-box>
            <text:p text:style-name="P4"><text:span text:style-name="T4">H</text:span><text:span text:style-name="T4">4</text:span><text:span text:style-name="T4">_</text:span><text:span text:style-name="T4">P</text:span><text:span text:style-name="T4">O</text:span><text:span text:style-name="T4">O</text:span><text:span text:style-name="T4">L</text:span></text:p>
          </draw:text-box>
        </draw:frame>
        <draw:frame draw:style-name="gr87" draw:text-style-name="P11" draw:layer="layout" svg:width="0.696cm" svg:height="0.158cm" svg:x="6.392cm" svg:y="6.766cm">
          <draw:text-box>
            <text:p text:style-name="P4"><text:span text:style-name="T4">H</text:span><text:span text:style-name="T4">4</text:span><text:span text:style-name="T4">_</text:span><text:span text:style-name="T4">P</text:span><text:span text:style-name="T4">O</text:span><text:span text:style-name="T4">O</text:span><text:span text:style-name="T4">L</text:span></text:p>
          </draw:text-box>
        </draw:frame>
        <draw:line draw:style-name="gr88" draw:text-style-name="P3" draw:layer="layout" svg:x1="-4.018cm" svg:y1="3.353cm" svg:x2="-4.018cm" svg:y2="0.567cm">
          <text:p/>
        </draw:line>
        <draw:polygon draw:style-name="gr2" draw:text-style-name="P2" draw:layer="layout" svg:width="0cm" svg:height="0.036cm" svg:x="-4.018cm" svg:y="3.353cm" svg:viewBox="0 0 0 37" draw:points="0,0 0,37">
          <text:p/>
        </draw:polygon>
        <draw:line draw:style-name="gr3" draw:text-style-name="P3" draw:layer="layout" svg:x1="-4.018cm" svg:y1="3.353cm" svg:x2="-4.018cm" svg:y2="3.39cm">
          <text:p/>
        </draw:line>
        <draw:line draw:style-name="gr88" draw:text-style-name="P3" draw:layer="layout" svg:x1="-3.338cm" svg:y1="3.353cm" svg:x2="-3.338cm" svg:y2="0.567cm">
          <text:p/>
        </draw:line>
        <draw:polygon draw:style-name="gr2" draw:text-style-name="P2" draw:layer="layout" svg:width="0cm" svg:height="0.036cm" svg:x="-3.338cm" svg:y="3.353cm" svg:viewBox="0 0 0 37" draw:points="0,0 0,37">
          <text:p/>
        </draw:polygon>
        <draw:line draw:style-name="gr3" draw:text-style-name="P3" draw:layer="layout" svg:x1="-3.338cm" svg:y1="3.353cm" svg:x2="-3.338cm" svg:y2="3.39cm">
          <text:p/>
        </draw:line>
        <draw:frame draw:style-name="gr89" draw:text-style-name="P6" draw:layer="layout" svg:width="0.429cm" svg:height="0.321cm" svg:x="-4.117cm" svg:y="3.408cm">
          <draw:text-box>
            <text:p text:style-name="P4"><text:span text:style-name="T2">2</text:span><text:span text:style-name="T2">0</text:span><text:span text:style-name="T2">0</text:span></text:p>
          </draw:text-box>
        </draw:frame>
        <draw:line draw:style-name="gr88" draw:text-style-name="P3" draw:layer="layout" svg:x1="-2.658cm" svg:y1="3.353cm" svg:x2="-2.658cm" svg:y2="0.567cm">
          <text:p/>
        </draw:line>
        <draw:polygon draw:style-name="gr2" draw:text-style-name="P2" draw:layer="layout" svg:width="0cm" svg:height="0.036cm" svg:x="-2.658cm" svg:y="3.353cm" svg:viewBox="0 0 0 37" draw:points="0,0 0,37">
          <text:p/>
        </draw:polygon>
        <draw:line draw:style-name="gr3" draw:text-style-name="P3" draw:layer="layout" svg:x1="-2.658cm" svg:y1="3.353cm" svg:x2="-2.658cm" svg:y2="3.39cm">
          <text:p/>
        </draw:line>
        <draw:frame draw:style-name="gr89" draw:text-style-name="P6" draw:layer="layout" svg:width="0.429cm" svg:height="0.321cm" svg:x="-3.437cm" svg:y="3.408cm">
          <draw:text-box>
            <text:p text:style-name="P4"><text:span text:style-name="T2">4</text:span><text:span text:style-name="T2">0</text:span><text:span text:style-name="T2">0</text:span></text:p>
          </draw:text-box>
        </draw:frame>
        <draw:line draw:style-name="gr88" draw:text-style-name="P3" draw:layer="layout" svg:x1="-1.978cm" svg:y1="3.353cm" svg:x2="-1.978cm" svg:y2="0.567cm">
          <text:p/>
        </draw:line>
        <draw:polygon draw:style-name="gr2" draw:text-style-name="P2" draw:layer="layout" svg:width="0cm" svg:height="0.036cm" svg:x="-1.978cm" svg:y="3.353cm" svg:viewBox="0 0 0 37" draw:points="0,0 0,37">
          <text:p/>
        </draw:polygon>
        <draw:line draw:style-name="gr3" draw:text-style-name="P3" draw:layer="layout" svg:x1="-1.978cm" svg:y1="3.353cm" svg:x2="-1.978cm" svg:y2="3.39cm">
          <text:p/>
        </draw:line>
        <draw:frame draw:style-name="gr89" draw:text-style-name="P6" draw:layer="layout" svg:width="0.429cm" svg:height="0.321cm" svg:x="-2.757cm" svg:y="3.408cm">
          <draw:text-box>
            <text:p text:style-name="P4"><text:span text:style-name="T2">6</text:span><text:span text:style-name="T2">0</text:span><text:span text:style-name="T2">0</text:span></text:p>
          </draw:text-box>
        </draw:frame>
        <draw:line draw:style-name="gr88" draw:text-style-name="P3" draw:layer="layout" svg:x1="-1.298cm" svg:y1="3.353cm" svg:x2="-1.298cm" svg:y2="0.567cm">
          <text:p/>
        </draw:line>
        <draw:polygon draw:style-name="gr2" draw:text-style-name="P2" draw:layer="layout" svg:width="0cm" svg:height="0.036cm" svg:x="-1.298cm" svg:y="3.353cm" svg:viewBox="0 0 0 37" draw:points="0,0 0,37">
          <text:p/>
        </draw:polygon>
        <draw:line draw:style-name="gr3" draw:text-style-name="P3" draw:layer="layout" svg:x1="-1.298cm" svg:y1="3.353cm" svg:x2="-1.298cm" svg:y2="3.39cm">
          <text:p/>
        </draw:line>
        <draw:frame draw:style-name="gr89" draw:text-style-name="P6" draw:layer="layout" svg:width="0.429cm" svg:height="0.321cm" svg:x="-2.077cm" svg:y="3.408cm">
          <draw:text-box>
            <text:p text:style-name="P4"><text:span text:style-name="T2">8</text:span><text:span text:style-name="T2">0</text:span><text:span text:style-name="T2">0</text:span></text:p>
          </draw:text-box>
        </draw:frame>
        <draw:line draw:style-name="gr88" draw:text-style-name="P3" draw:layer="layout" svg:x1="-0.619cm" svg:y1="3.353cm" svg:x2="-0.619cm" svg:y2="0.567cm">
          <text:p/>
        </draw:line>
        <draw:polygon draw:style-name="gr2" draw:text-style-name="P2" draw:layer="layout" svg:width="0cm" svg:height="0.036cm" svg:x="-0.619cm" svg:y="3.353cm" svg:viewBox="0 0 0 37" draw:points="0,0 0,37">
          <text:p/>
        </draw:polygon>
        <draw:line draw:style-name="gr3" draw:text-style-name="P3" draw:layer="layout" svg:x1="-0.619cm" svg:y1="3.353cm" svg:x2="-0.619cm" svg:y2="3.39cm">
          <text:p/>
        </draw:line>
        <draw:frame draw:style-name="gr90" draw:text-style-name="P6" draw:layer="layout" svg:width="0.57cm" svg:height="0.321cm" svg:x="-1.431cm" svg:y="3.408cm">
          <draw:text-box>
            <text:p text:style-name="P4"><text:span text:style-name="T2">1</text:span><text:span text:style-name="T2">0</text:span><text:span text:style-name="T2">0</text:span><text:span text:style-name="T2">0</text:span></text:p>
          </draw:text-box>
        </draw:frame>
        <draw:frame draw:style-name="gr90" draw:text-style-name="P6" draw:layer="layout" svg:width="0.57cm" svg:height="0.321cm" svg:x="-0.751cm" svg:y="3.408cm">
          <draw:text-box>
            <text:p text:style-name="P4"><text:span text:style-name="T2">1</text:span><text:span text:style-name="T2">2</text:span><text:span text:style-name="T2">0</text:span><text:span text:style-name="T2">0</text:span></text:p>
          </draw:text-box>
        </draw:frame>
        <draw:line draw:style-name="gr88" draw:text-style-name="P3" draw:layer="layout" svg:x1="-4.188cm" svg:y1="3.023cm" svg:x2="-0.449cm" svg:y2="3.023cm">
          <text:p/>
        </draw:line>
        <draw:polygon draw:style-name="gr2" draw:text-style-name="P2" draw:layer="layout" svg:width="0.036cm" svg:height="0cm" svg:x="-4.224cm" svg:y="3.023cm" svg:viewBox="0 0 37 0" draw:points="37,0 0,0">
          <text:p/>
        </draw:polygon>
        <draw:line draw:style-name="gr3" draw:text-style-name="P3" draw:layer="layout" svg:x1="-4.187cm" svg:y1="3.023cm" svg:x2="-4.224cm" svg:y2="3.023cm">
          <text:p/>
        </draw:line>
        <draw:frame draw:style-name="gr91" draw:text-style-name="P6" draw:layer="layout" svg:width="0.757cm" svg:height="0.321cm" svg:x="-2.486cm" svg:y="3.6cm">
          <draw:text-box>
            <text:p text:style-name="P4"><text:span text:style-name="T2">S</text:span><text:span text:style-name="T2">p</text:span><text:span text:style-name="T2">i</text:span><text:span text:style-name="T2">k</text:span><text:span text:style-name="T2">e</text:span><text:span text:style-name="T2">s</text:span></text:p>
          </draw:text-box>
        </draw:frame>
        <draw:line draw:style-name="gr88" draw:text-style-name="P3" draw:layer="layout" svg:x1="-4.188cm" svg:y1="2.441cm" svg:x2="-0.449cm" svg:y2="2.441cm">
          <text:p/>
        </draw:line>
        <draw:polygon draw:style-name="gr2" draw:text-style-name="P2" draw:layer="layout" svg:width="0.036cm" svg:height="0cm" svg:x="-4.224cm" svg:y="2.441cm" svg:viewBox="0 0 37 0" draw:points="37,0 0,0">
          <text:p/>
        </draw:polygon>
        <draw:line draw:style-name="gr3" draw:text-style-name="P3" draw:layer="layout" svg:x1="-4.187cm" svg:y1="2.441cm" svg:x2="-4.224cm" svg:y2="2.441cm">
          <text:p/>
        </draw:line>
        <draw:frame draw:style-name="gr7" draw:text-style-name="P6" draw:layer="layout" svg:width="0.287cm" svg:height="0.32cm" svg:x="-4.368cm" svg:y="2.966cm">
          <draw:text-box>
            <text:p text:style-name="P4"><text:span text:style-name="T2">2</text:span><text:span text:style-name="T2">0</text:span></text:p>
          </draw:text-box>
        </draw:frame>
        <draw:line draw:style-name="gr88" draw:text-style-name="P3" draw:layer="layout" svg:x1="-4.188cm" svg:y1="1.858cm" svg:x2="-0.449cm" svg:y2="1.858cm">
          <text:p/>
        </draw:line>
        <draw:polygon draw:style-name="gr2" draw:text-style-name="P2" draw:layer="layout" svg:width="0.036cm" svg:height="0cm" svg:x="-4.224cm" svg:y="1.858cm" svg:viewBox="0 0 37 0" draw:points="37,0 0,0">
          <text:p/>
        </draw:polygon>
        <draw:line draw:style-name="gr3" draw:text-style-name="P3" draw:layer="layout" svg:x1="-4.187cm" svg:y1="1.858cm" svg:x2="-4.224cm" svg:y2="1.858cm">
          <text:p/>
        </draw:line>
        <draw:frame draw:style-name="gr7" draw:text-style-name="P6" draw:layer="layout" svg:width="0.287cm" svg:height="0.32cm" svg:x="-4.368cm" svg:y="2.384cm">
          <draw:text-box>
            <text:p text:style-name="P4"><text:span text:style-name="T2">4</text:span><text:span text:style-name="T2">0</text:span></text:p>
          </draw:text-box>
        </draw:frame>
        <draw:line draw:style-name="gr88" draw:text-style-name="P3" draw:layer="layout" svg:x1="-4.188cm" svg:y1="1.276cm" svg:x2="-0.449cm" svg:y2="1.276cm">
          <text:p/>
        </draw:line>
        <draw:polygon draw:style-name="gr2" draw:text-style-name="P2" draw:layer="layout" svg:width="0.036cm" svg:height="0cm" svg:x="-4.224cm" svg:y="1.276cm" svg:viewBox="0 0 37 0" draw:points="37,0 0,0">
          <text:p/>
        </draw:polygon>
        <draw:line draw:style-name="gr3" draw:text-style-name="P3" draw:layer="layout" svg:x1="-4.187cm" svg:y1="1.276cm" svg:x2="-4.224cm" svg:y2="1.276cm">
          <text:p/>
        </draw:line>
        <draw:frame draw:style-name="gr55" draw:text-style-name="P6" draw:layer="layout" svg:width="0.287cm" svg:height="0.321cm" svg:x="-4.368cm" svg:y="1.8cm">
          <draw:text-box>
            <text:p text:style-name="P4"><text:span text:style-name="T2">6</text:span><text:span text:style-name="T2">0</text:span></text:p>
          </draw:text-box>
        </draw:frame>
        <draw:line draw:style-name="gr88" draw:text-style-name="P3" draw:layer="layout" svg:x1="-4.188cm" svg:y1="0.694cm" svg:x2="-0.449cm" svg:y2="0.694cm">
          <text:p/>
        </draw:line>
        <draw:polygon draw:style-name="gr2" draw:text-style-name="P2" draw:layer="layout" svg:width="0.036cm" svg:height="0cm" svg:x="-4.224cm" svg:y="0.694cm" svg:viewBox="0 0 37 0" draw:points="37,0 0,0">
          <text:p/>
        </draw:polygon>
        <draw:line draw:style-name="gr3" draw:text-style-name="P3" draw:layer="layout" svg:x1="-4.187cm" svg:y1="0.694cm" svg:x2="-4.224cm" svg:y2="0.694cm">
          <text:p/>
        </draw:line>
        <draw:frame draw:style-name="gr55" draw:text-style-name="P6" draw:layer="layout" svg:width="0.287cm" svg:height="0.321cm" svg:x="-4.368cm" svg:y="1.218cm">
          <draw:text-box>
            <text:p text:style-name="P4"><text:span text:style-name="T2">8</text:span><text:span text:style-name="T2">0</text:span></text:p>
          </draw:text-box>
        </draw:frame>
        <draw:frame draw:style-name="gr89" draw:text-style-name="P6" draw:layer="layout" svg:width="0.429cm" svg:height="0.321cm" svg:x="-4.427cm" svg:y="0.636cm">
          <draw:text-box>
            <text:p text:style-name="P4"><text:span text:style-name="T2">1</text:span><text:span text:style-name="T2">0</text:span><text:span text:style-name="T2">0</text:span></text:p>
          </draw:text-box>
        </draw:frame>
        <draw:line draw:style-name="gr16" draw:text-style-name="P3" draw:layer="layout" svg:x1="-4.188cm" svg:y1="3.353cm" svg:x2="-4.188cm" svg:y2="0.567cm">
          <text:p/>
        </draw:line>
        <draw:line draw:style-name="gr16" draw:text-style-name="P3" draw:layer="layout" svg:x1="-0.448cm" svg:y1="3.353cm" svg:x2="-0.448cm" svg:y2="0.567cm">
          <text:p/>
        </draw:line>
        <draw:line draw:style-name="gr16" draw:text-style-name="P3" draw:layer="layout" svg:x1="-4.188cm" svg:y1="3.353cm" svg:x2="-0.449cm" svg:y2="3.353cm">
          <text:p/>
        </draw:line>
        <draw:line draw:style-name="gr16" draw:text-style-name="P3" draw:layer="layout" svg:x1="-4.188cm" svg:y1="0.567cm" svg:x2="-0.449cm" svg:y2="0.567cm">
          <text:p/>
        </draw:line>
        <draw:frame draw:style-name="gr92" draw:text-style-name="P6" draw:layer="layout" svg:width="1.592cm" svg:height="0.321cm" draw:transform="rotate (1.5707963267949) translate (-4.588cm 2.2cm)">
          <draw:text-box>
            <text:p text:style-name="P4"><text:span text:style-name="T2">A</text:span><text:span text:style-name="T2">c</text:span><text:span text:style-name="T2">c</text:span><text:span text:style-name="T2">u</text:span><text:span text:style-name="T2">r</text:span><text:span text:style-name="T2">a</text:span><text:span text:style-name="T2">c</text:span><text:span text:style-name="T2">y</text:span><text:span text:style-name="T2"> </text:span><text:span text:style-name="T2">(</text:span><text:span text:style-name="T2">%</text:span><text:span text:style-name="T2">)</text:span></text:p>
          </draw:text-box>
        </draw:frame>
        <draw:path draw:style-name="gr93" draw:text-style-name="P24" draw:layer="layout" svg:width="0.933cm" svg:height="1.874cm" svg:x="-1.434cm" svg:y="1.426cm" svg:viewBox="0 0 934 1875" svg:d="M21 1875h892c14 0 21-7 21-21v-1833c0-14-7-21-21-21h-892c-14 0-21 7-21 21v1833c0 14 7 21 21 21z">
          <text:p/>
        </draw:path>
        <draw:line draw:style-name="gr94" draw:text-style-name="P3" draw:layer="layout" svg:x1="-1.393cm" svg:y1="1.511cm" svg:x2="-1.184cm" svg:y2="1.511cm">
          <text:p/>
        </draw:line>
        <draw:frame draw:style-name="gr95" draw:text-style-name="P25" draw:layer="layout" svg:width="1.076cm" svg:height="0.321cm" svg:x="-2.614cm" svg:y="0.388cm">
          <draw:text-box>
            <text:p text:style-name="P4"><text:span text:style-name="T10">I</text:span><text:span text:style-name="T10">n</text:span><text:span text:style-name="T10">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/text:p>
          </draw:text-box>
        </draw:frame>
        <draw:line draw:style-name="gr96" draw:text-style-name="P3" draw:layer="layout" svg:x1="-1.393cm" svg:y1="1.664cm" svg:x2="-1.184cm" svg:y2="1.664cm">
          <text:p/>
        </draw:line>
        <draw:frame draw:style-name="gr97" draw:text-style-name="P6" draw:layer="layout" svg:width="1.116cm" svg:height="0.321cm" svg:x="-1.1cm" svg:y="1.45cm">
          <draw:text-box>
            <text:p text:style-name="P4"><text:span text:style-name="T2">0% </text:span><text:span text:style-name="T2">Noise</text:span></text:p>
          </draw:text-box>
        </draw:frame>
        <draw:line draw:style-name="gr98" draw:text-style-name="P3" draw:layer="layout" svg:x1="-1.393cm" svg:y1="1.818cm" svg:x2="-1.184cm" svg:y2="1.818cm">
          <text:p/>
        </draw:line>
        <draw:frame draw:style-name="gr99" draw:text-style-name="P6" draw:layer="layout" svg:width="0.59cm" svg:height="0.32cm" svg:x="-1.1cm" svg:y="1.605cm">
          <draw:text-box>
            <text:p text:style-name="P4"><text:span text:style-name="T2">5</text:span><text:span text:style-name="T2">%</text:span></text:p>
          </draw:text-box>
        </draw:frame>
        <draw:line draw:style-name="gr100" draw:text-style-name="P3" draw:layer="layout" svg:x1="-1.393cm" svg:y1="1.972cm" svg:x2="-1.184cm" svg:y2="1.972cm">
          <text:p/>
        </draw:line>
        <draw:frame draw:style-name="gr101" draw:text-style-name="P6" draw:layer="layout" svg:width="0.671cm" svg:height="0.32cm" svg:x="-1.1cm" svg:y="1.758cm">
          <draw:text-box>
            <text:p text:style-name="P4"><text:span text:style-name="T2">10%</text:span></text:p>
          </draw:text-box>
        </draw:frame>
        <draw:line draw:style-name="gr102" draw:text-style-name="P3" draw:layer="layout" svg:x1="-1.393cm" svg:y1="2.125cm" svg:x2="-1.184cm" svg:y2="2.125cm">
          <text:p/>
        </draw:line>
        <draw:frame draw:style-name="gr101" draw:text-style-name="P6" draw:layer="layout" svg:width="0.671cm" svg:height="0.32cm" svg:x="-1.1cm" svg:y="1.912cm">
          <draw:text-box>
            <text:p text:style-name="P4"><text:span text:style-name="T2">15%</text:span></text:p>
          </draw:text-box>
        </draw:frame>
        <draw:line draw:style-name="gr103" draw:text-style-name="P3" draw:layer="layout" svg:x1="-1.393cm" svg:y1="2.279cm" svg:x2="-1.184cm" svg:y2="2.279cm">
          <text:p/>
        </draw:line>
        <draw:frame draw:style-name="gr101" draw:text-style-name="P6" draw:layer="layout" svg:width="0.671cm" svg:height="0.32cm" svg:x="-1.1cm" svg:y="2.065cm">
          <draw:text-box>
            <text:p text:style-name="P4"><text:span text:style-name="T2">20%</text:span></text:p>
          </draw:text-box>
        </draw:frame>
        <draw:line draw:style-name="gr104" draw:text-style-name="P3" draw:layer="layout" svg:x1="-1.393cm" svg:y1="2.432cm" svg:x2="-1.184cm" svg:y2="2.432cm">
          <text:p/>
        </draw:line>
        <draw:frame draw:style-name="gr101" draw:text-style-name="P6" draw:layer="layout" svg:width="0.671cm" svg:height="0.32cm" svg:x="-1.1cm" svg:y="2.219cm">
          <draw:text-box>
            <text:p text:style-name="P4"><text:span text:style-name="T2">25%</text:span></text:p>
          </draw:text-box>
        </draw:frame>
        <draw:line draw:style-name="gr105" draw:text-style-name="P3" draw:layer="layout" svg:x1="-1.393cm" svg:y1="2.586cm" svg:x2="-1.184cm" svg:y2="2.586cm">
          <text:p/>
        </draw:line>
        <draw:frame draw:style-name="gr101" draw:text-style-name="P6" draw:layer="layout" svg:width="0.671cm" svg:height="0.32cm" svg:x="-1.1cm" svg:y="2.372cm">
          <draw:text-box>
            <text:p text:style-name="P4"><text:span text:style-name="T2">3</text:span><text:span text:style-name="T2">0</text:span><text:span text:style-name="T2">%</text:span></text:p>
          </draw:text-box>
        </draw:frame>
        <draw:line draw:style-name="gr106" draw:text-style-name="P3" draw:layer="layout" svg:x1="-1.393cm" svg:y1="2.74cm" svg:x2="-1.184cm" svg:y2="2.74cm">
          <text:p/>
        </draw:line>
        <draw:frame draw:style-name="gr101" draw:text-style-name="P6" draw:layer="layout" svg:width="0.671cm" svg:height="0.32cm" svg:x="-1.1cm" svg:y="2.525cm">
          <draw:text-box>
            <text:p text:style-name="P4"><text:span text:style-name="T2">3</text:span><text:span text:style-name="T2">5</text:span><text:span text:style-name="T2">%</text:span></text:p>
          </draw:text-box>
        </draw:frame>
        <draw:line draw:style-name="gr107" draw:text-style-name="P3" draw:layer="layout" svg:x1="-1.393cm" svg:y1="2.893cm" svg:x2="-1.184cm" svg:y2="2.893cm">
          <text:p/>
        </draw:line>
        <draw:frame draw:style-name="gr101" draw:text-style-name="P6" draw:layer="layout" svg:width="0.671cm" svg:height="0.32cm" svg:x="-1.1cm" svg:y="2.679cm">
          <draw:text-box>
            <text:p text:style-name="P4"><text:span text:style-name="T2">4</text:span><text:span text:style-name="T2">0</text:span><text:span text:style-name="T2">%</text:span></text:p>
          </draw:text-box>
        </draw:frame>
        <draw:line draw:style-name="gr94" draw:text-style-name="P3" draw:layer="layout" svg:x1="-1.393cm" svg:y1="3.047cm" svg:x2="-1.184cm" svg:y2="3.047cm">
          <text:p/>
        </draw:line>
        <draw:frame draw:style-name="gr108" draw:text-style-name="P6" draw:layer="layout" svg:width="0.671cm" svg:height="0.321cm" svg:x="-1.1cm" svg:y="2.833cm">
          <draw:text-box>
            <text:p text:style-name="P4"><text:span text:style-name="T2">4</text:span><text:span text:style-name="T2">5</text:span><text:span text:style-name="T2">%</text:span></text:p>
          </draw:text-box>
        </draw:frame>
        <draw:line draw:style-name="gr109" draw:text-style-name="P3" draw:layer="layout" svg:x1="-1.393cm" svg:y1="3.2cm" svg:x2="-1.184cm" svg:y2="3.2cm">
          <text:p/>
        </draw:line>
        <draw:frame draw:style-name="gr108" draw:text-style-name="P6" draw:layer="layout" svg:width="0.671cm" svg:height="0.321cm" svg:x="-1.1cm" svg:y="2.986cm">
          <draw:text-box>
            <text:p text:style-name="P4"><text:span text:style-name="T2">5</text:span><text:span text:style-name="T2">0</text:span><text:span text:style-name="T2">%</text:span></text:p>
          </draw:text-box>
        </draw:frame>
        <draw:frame draw:style-name="gr108" draw:text-style-name="P6" draw:layer="layout" svg:width="0.671cm" svg:height="0.321cm" svg:x="-1.1cm" svg:y="3.14cm">
          <draw:text-box>
            <text:p text:style-name="P4"><text:span text:style-name="T2">5</text:span><text:span text:style-name="T2">5</text:span><text:span text:style-name="T2">%</text:span></text:p>
          </draw:text-box>
        </draw:frame>
        <draw:frame draw:style-name="gr110" draw:text-style-name="P26" draw:layer="layout" svg:width="0.241cm" svg:height="0.321cm" svg:x="-4.38cm" svg:y="0.238cm">
          <draw:text-box>
            <text:p text:style-name="P4"><text:span text:style-name="T11">a</text:span><text:span text:style-name="T11">)</text:span></text:p>
          </draw:text-box>
        </draw:frame>
        <draw:polyline draw:style-name="gr94" draw:text-style-name="P3" draw:layer="layout" svg:width="3.396cm" svg:height="2.415cm" svg:x="-4.015cm" svg:y="0.694cm" svg:viewBox="0 0 3397 2416" draw:points="0,2416 340,1135 680,495 1020,116 1359,58 1699,0 2038,0 2378,29 2718,0 3057,58 3397,29">
          <text:p/>
        </draw:polyline>
        <draw:polyline draw:style-name="gr96" draw:text-style-name="P3" draw:layer="layout" svg:width="3.396cm" svg:height="2.356cm" svg:x="-4.015cm" svg:y="0.694cm" svg:viewBox="0 0 3397 2357" draw:points="0,2357 340,1165 680,641 1020,175 1359,58 1699,29 2038,29 2378,0 2718,0 3057,0 3397,0">
          <text:p/>
        </draw:polyline>
        <draw:polyline draw:style-name="gr98" draw:text-style-name="P3" draw:layer="layout" svg:width="3.396cm" svg:height="2.444cm" svg:x="-4.015cm" svg:y="0.694cm" svg:viewBox="0 0 3397 2445" draw:points="0,2445 340,1077 680,553 1020,145 1359,58 1699,0 2038,0 2378,0 2718,0 3057,0 3397,0">
          <text:p/>
        </draw:polyline>
        <draw:polyline draw:style-name="gr100" draw:text-style-name="P3" draw:layer="layout" svg:width="3.396cm" svg:height="2.531cm" svg:x="-4.015cm" svg:y="0.694cm" svg:viewBox="0 0 3397 2532" draw:points="0,2532 340,1077 680,495 1020,204 1359,87 1699,0 2038,29 2378,0 2718,29 3057,0 3397,29">
          <text:p/>
        </draw:polyline>
        <draw:polyline draw:style-name="gr102" draw:text-style-name="P3" draw:layer="layout" svg:width="3.396cm" svg:height="2.56cm" svg:x="-4.015cm" svg:y="0.694cm" svg:viewBox="0 0 3397 2561" draw:points="0,2561 340,1281 680,524 1020,145 1359,58 1699,58 2038,0 2378,0 2718,0 3057,58 3397,0">
          <text:p/>
        </draw:polyline>
        <draw:polyline draw:style-name="gr103" draw:text-style-name="P3" draw:layer="layout" svg:width="3.396cm" svg:height="2.502cm" svg:x="-4.015cm" svg:y="0.694cm" svg:viewBox="0 0 3397 2503" draw:points="0,2503 340,1281 680,553 1020,175 1359,58 1699,29 2038,0 2378,0 2718,0 3057,0 3397,0">
          <text:p/>
        </draw:polyline>
        <draw:polyline draw:style-name="gr104" draw:text-style-name="P3" draw:layer="layout" svg:width="3.396cm" svg:height="2.531cm" svg:x="-4.015cm" svg:y="0.694cm" svg:viewBox="0 0 3397 2532" draw:points="0,2532 340,1281 680,611 1020,175 1359,87 1699,29 2038,0 2378,0 2718,0 3057,0 3397,0">
          <text:p/>
        </draw:polyline>
        <draw:polyline draw:style-name="gr105" draw:text-style-name="P3" draw:layer="layout" svg:width="3.396cm" svg:height="2.502cm" svg:x="-4.015cm" svg:y="0.694cm" svg:viewBox="0 0 3397 2503" draw:points="0,2503 340,1252 680,699 1020,349 1359,87 1699,87 2038,58 2378,0 2718,29 3057,29 3397,0">
          <text:p/>
        </draw:polyline>
        <draw:polyline draw:style-name="gr106" draw:text-style-name="P3" draw:layer="layout" svg:width="3.396cm" svg:height="2.415cm" svg:x="-4.015cm" svg:y="0.694cm" svg:viewBox="0 0 3397 2416" draw:points="0,2416 340,1252 680,611 1020,204 1359,204 1699,29 2038,0 2378,29 2718,0 3057,0 3397,0">
          <text:p/>
        </draw:polyline>
        <draw:polyline draw:style-name="gr107" draw:text-style-name="P3" draw:layer="layout" svg:width="3.396cm" svg:height="2.473cm" svg:x="-4.015cm" svg:y="0.694cm" svg:viewBox="0 0 3397 2474" draw:points="0,2474 340,1368 680,699 1020,408 1359,204 1699,175 2038,29 2378,87 2718,29 3057,0 3397,0">
          <text:p/>
        </draw:polyline>
        <draw:polyline draw:style-name="gr94" draw:text-style-name="P3" draw:layer="layout" svg:width="3.396cm" svg:height="2.473cm" svg:x="-4.015cm" svg:y="0.723cm" svg:viewBox="0 0 3397 2474" draw:points="0,2474 340,1542 680,728 1020,436 1359,349 1699,320 2038,262 2378,175 2718,204 3057,87 3397,0">
          <text:p/>
        </draw:polyline>
        <draw:polyline draw:style-name="gr109" draw:text-style-name="P3" draw:layer="layout" svg:width="3.396cm" svg:height="2.065cm" svg:x="-4.015cm" svg:y="1.189cm" svg:viewBox="0 0 3397 2066" draw:points="0,2066 340,1484 680,727 1020,466 1359,233 1699,204 2038,145 2378,58 2718,0 3057,58 3397,29">
          <text:p/>
        </draw:polyline>
        <draw:line draw:style-name="gr88" draw:text-style-name="P3" draw:layer="layout" svg:x1="-4.145cm" svg:y1="9.196cm" svg:x2="-4.145cm" svg:y2="6.41cm">
          <text:p/>
        </draw:line>
        <draw:polygon draw:style-name="gr2" draw:text-style-name="P2" draw:layer="layout" svg:width="0cm" svg:height="0.036cm" svg:x="-4.145cm" svg:y="9.195cm" svg:viewBox="0 0 0 37" draw:points="0,0 0,37">
          <text:p/>
        </draw:polygon>
        <draw:line draw:style-name="gr3" draw:text-style-name="P3" draw:layer="layout" svg:x1="-4.145cm" svg:y1="9.195cm" svg:x2="-4.145cm" svg:y2="9.232cm">
          <text:p/>
        </draw:line>
        <draw:line draw:style-name="gr88" draw:text-style-name="P3" draw:layer="layout" svg:x1="-3.465cm" svg:y1="9.196cm" svg:x2="-3.465cm" svg:y2="6.41cm">
          <text:p/>
        </draw:line>
        <draw:polygon draw:style-name="gr2" draw:text-style-name="P2" draw:layer="layout" svg:width="0cm" svg:height="0.036cm" svg:x="-3.465cm" svg:y="9.195cm" svg:viewBox="0 0 0 37" draw:points="0,0 0,37">
          <text:p/>
        </draw:polygon>
        <draw:line draw:style-name="gr3" draw:text-style-name="P3" draw:layer="layout" svg:x1="-3.465cm" svg:y1="9.195cm" svg:x2="-3.465cm" svg:y2="9.232cm">
          <text:p/>
        </draw:line>
        <draw:frame draw:style-name="gr89" draw:text-style-name="P6" draw:layer="layout" svg:width="0.429cm" svg:height="0.321cm" svg:x="-4.245cm" svg:y="9.251cm">
          <draw:text-box>
            <text:p text:style-name="P4"><text:span text:style-name="T2">2</text:span><text:span text:style-name="T2">0</text:span><text:span text:style-name="T2">0</text:span></text:p>
          </draw:text-box>
        </draw:frame>
        <draw:line draw:style-name="gr88" draw:text-style-name="P3" draw:layer="layout" svg:x1="-2.785cm" svg:y1="9.196cm" svg:x2="-2.785cm" svg:y2="6.41cm">
          <text:p/>
        </draw:line>
        <draw:polygon draw:style-name="gr2" draw:text-style-name="P2" draw:layer="layout" svg:width="0cm" svg:height="0.036cm" svg:x="-2.785cm" svg:y="9.195cm" svg:viewBox="0 0 0 37" draw:points="0,0 0,37">
          <text:p/>
        </draw:polygon>
        <draw:line draw:style-name="gr3" draw:text-style-name="P3" draw:layer="layout" svg:x1="-2.785cm" svg:y1="9.195cm" svg:x2="-2.785cm" svg:y2="9.232cm">
          <text:p/>
        </draw:line>
        <draw:frame draw:style-name="gr89" draw:text-style-name="P6" draw:layer="layout" svg:width="0.429cm" svg:height="0.321cm" svg:x="-3.565cm" svg:y="9.251cm">
          <draw:text-box>
            <text:p text:style-name="P4"><text:span text:style-name="T2">4</text:span><text:span text:style-name="T2">0</text:span><text:span text:style-name="T2">0</text:span></text:p>
          </draw:text-box>
        </draw:frame>
        <draw:line draw:style-name="gr88" draw:text-style-name="P3" draw:layer="layout" svg:x1="-2.105cm" svg:y1="9.196cm" svg:x2="-2.105cm" svg:y2="6.41cm">
          <text:p/>
        </draw:line>
        <draw:polygon draw:style-name="gr2" draw:text-style-name="P2" draw:layer="layout" svg:width="0cm" svg:height="0.036cm" svg:x="-2.105cm" svg:y="9.195cm" svg:viewBox="0 0 0 37" draw:points="0,0 0,37">
          <text:p/>
        </draw:polygon>
        <draw:line draw:style-name="gr3" draw:text-style-name="P3" draw:layer="layout" svg:x1="-2.105cm" svg:y1="9.195cm" svg:x2="-2.105cm" svg:y2="9.232cm">
          <text:p/>
        </draw:line>
        <draw:frame draw:style-name="gr89" draw:text-style-name="P6" draw:layer="layout" svg:width="0.429cm" svg:height="0.321cm" svg:x="-2.885cm" svg:y="9.251cm">
          <draw:text-box>
            <text:p text:style-name="P4"><text:span text:style-name="T2">6</text:span><text:span text:style-name="T2">0</text:span><text:span text:style-name="T2">0</text:span></text:p>
          </draw:text-box>
        </draw:frame>
        <draw:line draw:style-name="gr88" draw:text-style-name="P3" draw:layer="layout" svg:x1="-1.425cm" svg:y1="9.196cm" svg:x2="-1.425cm" svg:y2="6.41cm">
          <text:p/>
        </draw:line>
        <draw:polygon draw:style-name="gr2" draw:text-style-name="P2" draw:layer="layout" svg:width="0cm" svg:height="0.036cm" svg:x="-1.425cm" svg:y="9.195cm" svg:viewBox="0 0 0 37" draw:points="0,0 0,37">
          <text:p/>
        </draw:polygon>
        <draw:line draw:style-name="gr3" draw:text-style-name="P3" draw:layer="layout" svg:x1="-1.425cm" svg:y1="9.195cm" svg:x2="-1.425cm" svg:y2="9.232cm">
          <text:p/>
        </draw:line>
        <draw:frame draw:style-name="gr89" draw:text-style-name="P6" draw:layer="layout" svg:width="0.429cm" svg:height="0.321cm" svg:x="-2.205cm" svg:y="9.251cm">
          <draw:text-box>
            <text:p text:style-name="P4"><text:span text:style-name="T2">8</text:span><text:span text:style-name="T2">0</text:span><text:span text:style-name="T2">0</text:span></text:p>
          </draw:text-box>
        </draw:frame>
        <draw:line draw:style-name="gr88" draw:text-style-name="P3" draw:layer="layout" svg:x1="-0.746cm" svg:y1="9.196cm" svg:x2="-0.746cm" svg:y2="6.41cm">
          <text:p/>
        </draw:line>
        <draw:polygon draw:style-name="gr2" draw:text-style-name="P2" draw:layer="layout" svg:width="0cm" svg:height="0.036cm" svg:x="-0.746cm" svg:y="9.195cm" svg:viewBox="0 0 0 37" draw:points="0,0 0,37">
          <text:p/>
        </draw:polygon>
        <draw:line draw:style-name="gr3" draw:text-style-name="P3" draw:layer="layout" svg:x1="-0.746cm" svg:y1="9.195cm" svg:x2="-0.746cm" svg:y2="9.232cm">
          <text:p/>
        </draw:line>
        <draw:frame draw:style-name="gr90" draw:text-style-name="P6" draw:layer="layout" svg:width="0.57cm" svg:height="0.321cm" svg:x="-1.558cm" svg:y="9.251cm">
          <draw:text-box>
            <text:p text:style-name="P4"><text:span text:style-name="T2">1</text:span><text:span text:style-name="T2">0</text:span><text:span text:style-name="T2">0</text:span><text:span text:style-name="T2">0</text:span></text:p>
          </draw:text-box>
        </draw:frame>
        <draw:frame draw:style-name="gr90" draw:text-style-name="P6" draw:layer="layout" svg:width="0.57cm" svg:height="0.321cm" svg:x="-0.878cm" svg:y="9.251cm">
          <draw:text-box>
            <text:p text:style-name="P4"><text:span text:style-name="T2">1</text:span><text:span text:style-name="T2">2</text:span><text:span text:style-name="T2">0</text:span><text:span text:style-name="T2">0</text:span></text:p>
          </draw:text-box>
        </draw:frame>
        <draw:line draw:style-name="gr88" draw:text-style-name="P3" draw:layer="layout" svg:x1="-4.315cm" svg:y1="8.865cm" svg:x2="-0.576cm" svg:y2="8.865cm">
          <text:p/>
        </draw:line>
        <draw:polygon draw:style-name="gr2" draw:text-style-name="P2" draw:layer="layout" svg:width="0.036cm" svg:height="0cm" svg:x="-4.351cm" svg:y="8.865cm" svg:viewBox="0 0 37 0" draw:points="37,0 0,0">
          <text:p/>
        </draw:polygon>
        <draw:line draw:style-name="gr3" draw:text-style-name="P3" draw:layer="layout" svg:x1="-4.314cm" svg:y1="8.865cm" svg:x2="-4.351cm" svg:y2="8.865cm">
          <text:p/>
        </draw:line>
        <draw:frame draw:style-name="gr34" draw:text-style-name="P6" draw:layer="layout" svg:width="0.758cm" svg:height="0.32cm" svg:x="-2.614cm" svg:y="9.443cm">
          <draw:text-box>
            <text:p text:style-name="P4"><text:span text:style-name="T2">S</text:span><text:span text:style-name="T2">p</text:span><text:span text:style-name="T2">i</text:span><text:span text:style-name="T2">k</text:span><text:span text:style-name="T2">e</text:span><text:span text:style-name="T2">s</text:span></text:p>
          </draw:text-box>
        </draw:frame>
        <draw:line draw:style-name="gr88" draw:text-style-name="P3" draw:layer="layout" svg:x1="-4.315cm" svg:y1="8.283cm" svg:x2="-0.576cm" svg:y2="8.283cm">
          <text:p/>
        </draw:line>
        <draw:polygon draw:style-name="gr2" draw:text-style-name="P2" draw:layer="layout" svg:width="0.036cm" svg:height="0cm" svg:x="-4.351cm" svg:y="8.283cm" svg:viewBox="0 0 37 0" draw:points="37,0 0,0">
          <text:p/>
        </draw:polygon>
        <draw:line draw:style-name="gr3" draw:text-style-name="P3" draw:layer="layout" svg:x1="-4.314cm" svg:y1="8.283cm" svg:x2="-4.351cm" svg:y2="8.283cm">
          <text:p/>
        </draw:line>
        <draw:frame draw:style-name="gr55" draw:text-style-name="P6" draw:layer="layout" svg:width="0.287cm" svg:height="0.321cm" svg:x="-4.494cm" svg:y="8.807cm">
          <draw:text-box>
            <text:p text:style-name="P4"><text:span text:style-name="T2">2</text:span><text:span text:style-name="T2">0</text:span></text:p>
          </draw:text-box>
        </draw:frame>
        <draw:line draw:style-name="gr88" draw:text-style-name="P3" draw:layer="layout" svg:x1="-4.315cm" svg:y1="7.701cm" svg:x2="-0.576cm" svg:y2="7.701cm">
          <text:p/>
        </draw:line>
        <draw:polygon draw:style-name="gr2" draw:text-style-name="P2" draw:layer="layout" svg:width="0.036cm" svg:height="0cm" svg:x="-4.351cm" svg:y="7.701cm" svg:viewBox="0 0 37 0" draw:points="37,0 0,0">
          <text:p/>
        </draw:polygon>
        <draw:line draw:style-name="gr3" draw:text-style-name="P3" draw:layer="layout" svg:x1="-4.314cm" svg:y1="7.701cm" svg:x2="-4.351cm" svg:y2="7.701cm">
          <text:p/>
        </draw:line>
        <draw:frame draw:style-name="gr55" draw:text-style-name="P6" draw:layer="layout" svg:width="0.287cm" svg:height="0.321cm" svg:x="-4.494cm" svg:y="8.225cm">
          <draw:text-box>
            <text:p text:style-name="P4"><text:span text:style-name="T2">4</text:span><text:span text:style-name="T2">0</text:span></text:p>
          </draw:text-box>
        </draw:frame>
        <draw:line draw:style-name="gr88" draw:text-style-name="P3" draw:layer="layout" svg:x1="-4.315cm" svg:y1="7.118cm" svg:x2="-0.576cm" svg:y2="7.118cm">
          <text:p/>
        </draw:line>
        <draw:polygon draw:style-name="gr2" draw:text-style-name="P2" draw:layer="layout" svg:width="0.036cm" svg:height="0cm" svg:x="-4.351cm" svg:y="7.118cm" svg:viewBox="0 0 37 0" draw:points="37,0 0,0">
          <text:p/>
        </draw:polygon>
        <draw:line draw:style-name="gr3" draw:text-style-name="P3" draw:layer="layout" svg:x1="-4.314cm" svg:y1="7.118cm" svg:x2="-4.351cm" svg:y2="7.118cm">
          <text:p/>
        </draw:line>
        <draw:frame draw:style-name="gr55" draw:text-style-name="P6" draw:layer="layout" svg:width="0.287cm" svg:height="0.321cm" svg:x="-4.494cm" svg:y="7.643cm">
          <draw:text-box>
            <text:p text:style-name="P4"><text:span text:style-name="T2">6</text:span><text:span text:style-name="T2">0</text:span></text:p>
          </draw:text-box>
        </draw:frame>
        <draw:line draw:style-name="gr88" draw:text-style-name="P3" draw:layer="layout" svg:x1="-4.315cm" svg:y1="6.536cm" svg:x2="-0.576cm" svg:y2="6.536cm">
          <text:p/>
        </draw:line>
        <draw:polygon draw:style-name="gr2" draw:text-style-name="P2" draw:layer="layout" svg:width="0.036cm" svg:height="0cm" svg:x="-4.351cm" svg:y="6.536cm" svg:viewBox="0 0 37 0" draw:points="37,0 0,0">
          <text:p/>
        </draw:polygon>
        <draw:line draw:style-name="gr3" draw:text-style-name="P3" draw:layer="layout" svg:x1="-4.314cm" svg:y1="6.536cm" svg:x2="-4.351cm" svg:y2="6.536cm">
          <text:p/>
        </draw:line>
        <draw:frame draw:style-name="gr55" draw:text-style-name="P6" draw:layer="layout" svg:width="0.287cm" svg:height="0.321cm" svg:x="-4.494cm" svg:y="7.061cm">
          <draw:text-box>
            <text:p text:style-name="P4"><text:span text:style-name="T2">8</text:span><text:span text:style-name="T2">0</text:span></text:p>
          </draw:text-box>
        </draw:frame>
        <draw:frame draw:style-name="gr111" draw:text-style-name="P6" draw:layer="layout" svg:width="0.429cm" svg:height="0.32cm" svg:x="-4.554cm" svg:y="6.479cm">
          <draw:text-box>
            <text:p text:style-name="P4"><text:span text:style-name="T2">1</text:span><text:span text:style-name="T2">0</text:span><text:span text:style-name="T2">0</text:span></text:p>
          </draw:text-box>
        </draw:frame>
        <draw:polyline draw:style-name="gr94" draw:text-style-name="P3" draw:layer="layout" svg:width="3.399cm" svg:height="2.329cm" svg:x="-4.145cm" svg:y="6.536cm" svg:viewBox="0 0 3400 2330" draw:points="0,2330 340,699 680,146 1020,0 1360,0 1700,0 2040,0 2380,0 2720,0 3060,0 3400,0">
          <text:p/>
        </draw:polyline>
        <draw:polyline draw:style-name="gr96" draw:text-style-name="P3" draw:layer="layout" svg:width="3.399cm" svg:height="2.329cm" svg:x="-4.145cm" svg:y="6.536cm" svg:viewBox="0 0 3400 2330" draw:points="0,2330 340,699 680,204 1020,0 1360,0 1700,0 2040,0 2380,0 2720,0 3060,0 3400,0">
          <text:p/>
        </draw:polyline>
        <draw:polyline draw:style-name="gr98" draw:text-style-name="P3" draw:layer="layout" svg:width="3.399cm" svg:height="2.299cm" svg:x="-4.145cm" svg:y="6.536cm" svg:viewBox="0 0 3400 2300" draw:points="0,2300 340,844 680,146 1020,0 1360,0 1700,0 2040,0 2380,0 2720,0 3060,0 3400,0">
          <text:p/>
        </draw:polyline>
        <draw:polyline draw:style-name="gr100" draw:text-style-name="P3" draw:layer="layout" svg:width="3.399cm" svg:height="2.241cm" svg:x="-4.145cm" svg:y="6.536cm" svg:viewBox="0 0 3400 2242" draw:points="0,2242 340,787 680,117 1020,0 1360,0 1700,0 2040,0 2380,0 2720,0 3060,0 3400,0">
          <text:p/>
        </draw:polyline>
        <draw:polyline draw:style-name="gr102" draw:text-style-name="P3" draw:layer="layout" svg:width="3.399cm" svg:height="2.358cm" svg:x="-4.145cm" svg:y="6.536cm" svg:viewBox="0 0 3400 2359" draw:points="0,2359 340,844 680,233 1020,29 1360,0 1700,0 2040,0 2380,0 2720,0 3060,0 3400,0">
          <text:p/>
        </draw:polyline>
        <draw:polyline draw:style-name="gr103" draw:text-style-name="P3" draw:layer="layout" svg:width="3.399cm" svg:height="2.212cm" svg:x="-4.145cm" svg:y="6.536cm" svg:viewBox="0 0 3400 2213" draw:points="0,2213 340,787 680,146 1020,0 1360,0 1700,0 2040,0 2380,0 2720,0 3060,0 3400,0">
          <text:p/>
        </draw:polyline>
        <draw:polyline draw:style-name="gr104" draw:text-style-name="P3" draw:layer="layout" svg:width="3.399cm" svg:height="2.154cm" svg:x="-4.145cm" svg:y="6.536cm" svg:viewBox="0 0 3400 2155" draw:points="0,2155 340,699 680,291 1020,0 1360,0 1700,0 2040,0 2380,0 2720,0 3060,0 3400,0">
          <text:p/>
        </draw:polyline>
        <draw:polyline draw:style-name="gr105" draw:text-style-name="P3" draw:layer="layout" svg:width="3.399cm" svg:height="2.329cm" svg:x="-4.145cm" svg:y="6.536cm" svg:viewBox="0 0 3400 2330" draw:points="0,2330 340,816 680,233 1020,0 1360,29 1700,0 2040,0 2380,0 2720,0 3060,0 3400,0">
          <text:p/>
        </draw:polyline>
        <draw:polyline draw:style-name="gr106" draw:text-style-name="P3" draw:layer="layout" svg:width="3.399cm" svg:height="2.358cm" svg:x="-4.145cm" svg:y="6.536cm" svg:viewBox="0 0 3400 2359" draw:points="0,2359 340,903 680,175 1020,0 1360,0 1700,0 2040,0 2380,0 2720,0 3060,0 3400,0">
          <text:p/>
        </draw:polyline>
        <draw:polyline draw:style-name="gr107" draw:text-style-name="P3" draw:layer="layout" svg:width="3.399cm" svg:height="2.183cm" svg:x="-4.145cm" svg:y="6.536cm" svg:viewBox="0 0 3400 2184" draw:points="0,2184 340,932 680,291 1020,58 1360,58 1700,0 2040,0 2380,0 2720,0 3060,0 3400,0">
          <text:p/>
        </draw:polyline>
        <draw:polyline draw:style-name="gr94" draw:text-style-name="P3" draw:layer="layout" svg:width="3.399cm" svg:height="2.387cm" svg:x="-4.145cm" svg:y="6.536cm" svg:viewBox="0 0 3400 2388" draw:points="0,2388 340,903 680,437 1020,117 1360,29 1700,58 2040,29 2380,0 2720,0 3060,0 3400,0">
          <text:p/>
        </draw:polyline>
        <draw:polyline draw:style-name="gr109" draw:text-style-name="P3" draw:layer="layout" svg:width="3.399cm" svg:height="2.474cm" svg:x="-4.145cm" svg:y="6.594cm" svg:viewBox="0 0 3400 2475" draw:points="0,2475 340,1310 680,553 1020,379 1360,204 1700,117 2040,146 2380,88 2720,29 3060,0 3400,29">
          <text:p/>
        </draw:polyline>
        <draw:line draw:style-name="gr16" draw:text-style-name="P3" draw:layer="layout" svg:x1="-4.315cm" svg:y1="9.196cm" svg:x2="-4.315cm" svg:y2="6.41cm">
          <text:p/>
        </draw:line>
        <draw:line draw:style-name="gr16" draw:text-style-name="P3" draw:layer="layout" svg:x1="-0.575cm" svg:y1="9.196cm" svg:x2="-0.575cm" svg:y2="6.41cm">
          <text:p/>
        </draw:line>
        <draw:line draw:style-name="gr16" draw:text-style-name="P3" draw:layer="layout" svg:x1="-4.315cm" svg:y1="9.195cm" svg:x2="-0.576cm" svg:y2="9.195cm">
          <text:p/>
        </draw:line>
        <draw:line draw:style-name="gr16" draw:text-style-name="P3" draw:layer="layout" svg:x1="-4.315cm" svg:y1="6.41cm" svg:x2="-0.576cm" svg:y2="6.41cm">
          <text:p/>
        </draw:line>
        <draw:frame draw:style-name="gr112" draw:text-style-name="P6" draw:layer="layout" svg:width="1.592cm" svg:height="0.32cm" draw:transform="rotate (1.5707963267949) translate (-4.715cm 8.043cm)">
          <draw:text-box>
            <text:p text:style-name="P4"><text:span text:style-name="T2">A</text:span><text:span text:style-name="T2">c</text:span><text:span text:style-name="T2">c</text:span><text:span text:style-name="T2">u</text:span><text:span text:style-name="T2">r</text:span><text:span text:style-name="T2">a</text:span><text:span text:style-name="T2">c</text:span><text:span text:style-name="T2">y</text:span><text:span text:style-name="T2"> </text:span><text:span text:style-name="T2">(</text:span><text:span text:style-name="T2">%</text:span><text:span text:style-name="T2">)</text:span></text:p>
          </draw:text-box>
        </draw:frame>
        <draw:path draw:style-name="gr93" draw:text-style-name="P24" draw:layer="layout" svg:width="0.933cm" svg:height="1.874cm" svg:x="-1.561cm" svg:y="7.268cm" svg:viewBox="0 0 934 1875" svg:d="M21 1875h892c14 0 21-7 21-21v-1833c0-14-7-21-21-21h-892c-14 0-21 7-21 21v1833c0 14 7 21 21 21z">
          <text:p/>
        </draw:path>
        <draw:line draw:style-name="gr94" draw:text-style-name="P3" draw:layer="layout" svg:x1="-1.519cm" svg:y1="7.353cm" svg:x2="-1.31cm" svg:y2="7.353cm">
          <text:p/>
        </draw:line>
        <draw:frame draw:style-name="gr95" draw:text-style-name="P25" draw:layer="layout" svg:width="1.076cm" svg:height="0.321cm" svg:x="-2.74cm" svg:y="6.229cm">
          <draw:text-box>
            <text:p text:style-name="P4"><text:span text:style-name="T10">I</text:span><text:span text:style-name="T10">n</text:span><text:span text:style-name="T10">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/text:p>
          </draw:text-box>
        </draw:frame>
        <draw:line draw:style-name="gr96" draw:text-style-name="P3" draw:layer="layout" svg:x1="-1.519cm" svg:y1="7.507cm" svg:x2="-1.31cm" svg:y2="7.507cm">
          <text:p/>
        </draw:line>
        <draw:frame draw:style-name="gr113" draw:text-style-name="P6" draw:layer="layout" svg:width="0.734cm" svg:height="0.321cm" svg:x="-1.226cm" svg:y="7.293cm">
          <draw:text-box>
            <text:p text:style-name="P4"><text:span text:style-name="T2">0</text:span><text:span text:style-name="T2">%</text:span><text:span text:style-name="T2"> </text:span><text:span text:style-name="T2">N</text:span><text:span text:style-name="T2">o</text:span><text:span text:style-name="T2">i</text:span><text:span text:style-name="T2">s</text:span><text:span text:style-name="T2">e</text:span></text:p>
          </draw:text-box>
        </draw:frame>
        <draw:line draw:style-name="gr98" draw:text-style-name="P3" draw:layer="layout" svg:x1="-1.519cm" svg:y1="7.66cm" svg:x2="-1.31cm" svg:y2="7.66cm">
          <text:p/>
        </draw:line>
        <draw:frame draw:style-name="gr114" draw:text-style-name="P6" draw:layer="layout" svg:width="0.589cm" svg:height="0.321cm" svg:x="-1.226cm" svg:y="7.447cm">
          <draw:text-box>
            <text:p text:style-name="P4"><text:span text:style-name="T2">5</text:span><text:span text:style-name="T2">%</text:span></text:p>
          </draw:text-box>
        </draw:frame>
        <draw:line draw:style-name="gr100" draw:text-style-name="P3" draw:layer="layout" svg:x1="-1.519cm" svg:y1="7.814cm" svg:x2="-1.31cm" svg:y2="7.814cm">
          <text:p/>
        </draw:line>
        <draw:frame draw:style-name="gr108" draw:text-style-name="P6" draw:layer="layout" svg:width="0.671cm" svg:height="0.321cm" svg:x="-1.226cm" svg:y="7.6cm">
          <draw:text-box>
            <text:p text:style-name="P4"><text:span text:style-name="T2">1</text:span><text:span text:style-name="T2">0</text:span><text:span text:style-name="T2">%</text:span></text:p>
          </draw:text-box>
        </draw:frame>
        <draw:line draw:style-name="gr102" draw:text-style-name="P3" draw:layer="layout" svg:x1="-1.519cm" svg:y1="7.968cm" svg:x2="-1.31cm" svg:y2="7.968cm">
          <text:p/>
        </draw:line>
        <draw:frame draw:style-name="gr108" draw:text-style-name="P6" draw:layer="layout" svg:width="0.671cm" svg:height="0.321cm" svg:x="-1.226cm" svg:y="7.753cm">
          <draw:text-box>
            <text:p text:style-name="P4"><text:span text:style-name="T2">1</text:span><text:span text:style-name="T2">5</text:span><text:span text:style-name="T2">%</text:span></text:p>
          </draw:text-box>
        </draw:frame>
        <draw:line draw:style-name="gr103" draw:text-style-name="P3" draw:layer="layout" svg:x1="-1.519cm" svg:y1="8.121cm" svg:x2="-1.31cm" svg:y2="8.121cm">
          <text:p/>
        </draw:line>
        <draw:frame draw:style-name="gr108" draw:text-style-name="P6" draw:layer="layout" svg:width="0.671cm" svg:height="0.321cm" svg:x="-1.226cm" svg:y="7.907cm">
          <draw:text-box>
            <text:p text:style-name="P4"><text:span text:style-name="T2">2</text:span><text:span text:style-name="T2">0</text:span><text:span text:style-name="T2">%</text:span></text:p>
          </draw:text-box>
        </draw:frame>
        <draw:line draw:style-name="gr104" draw:text-style-name="P3" draw:layer="layout" svg:x1="-1.519cm" svg:y1="8.275cm" svg:x2="-1.31cm" svg:y2="8.275cm">
          <text:p/>
        </draw:line>
        <draw:frame draw:style-name="gr108" draw:text-style-name="P6" draw:layer="layout" svg:width="0.671cm" svg:height="0.321cm" svg:x="-1.226cm" svg:y="8.061cm">
          <draw:text-box>
            <text:p text:style-name="P4"><text:span text:style-name="T2">2</text:span><text:span text:style-name="T2">5</text:span><text:span text:style-name="T2">%</text:span></text:p>
          </draw:text-box>
        </draw:frame>
        <draw:line draw:style-name="gr105" draw:text-style-name="P3" draw:layer="layout" svg:x1="-1.519cm" svg:y1="8.428cm" svg:x2="-1.31cm" svg:y2="8.428cm">
          <text:p/>
        </draw:line>
        <draw:frame draw:style-name="gr108" draw:text-style-name="P6" draw:layer="layout" svg:width="0.671cm" svg:height="0.321cm" svg:x="-1.226cm" svg:y="8.214cm">
          <draw:text-box>
            <text:p text:style-name="P4"><text:span text:style-name="T2">3</text:span><text:span text:style-name="T2">0</text:span><text:span text:style-name="T2">%</text:span></text:p>
          </draw:text-box>
        </draw:frame>
        <draw:line draw:style-name="gr106" draw:text-style-name="P3" draw:layer="layout" svg:x1="-1.519cm" svg:y1="8.582cm" svg:x2="-1.31cm" svg:y2="8.582cm">
          <text:p/>
        </draw:line>
        <draw:frame draw:style-name="gr108" draw:text-style-name="P6" draw:layer="layout" svg:width="0.671cm" svg:height="0.321cm" svg:x="-1.226cm" svg:y="8.367cm">
          <draw:text-box>
            <text:p text:style-name="P4"><text:span text:style-name="T2">3</text:span><text:span text:style-name="T2">5</text:span><text:span text:style-name="T2">%</text:span></text:p>
          </draw:text-box>
        </draw:frame>
        <draw:line draw:style-name="gr107" draw:text-style-name="P3" draw:layer="layout" svg:x1="-1.519cm" svg:y1="8.736cm" svg:x2="-1.31cm" svg:y2="8.736cm">
          <text:p/>
        </draw:line>
        <draw:frame draw:style-name="gr108" draw:text-style-name="P6" draw:layer="layout" svg:width="0.671cm" svg:height="0.321cm" svg:x="-1.226cm" svg:y="8.521cm">
          <draw:text-box>
            <text:p text:style-name="P4"><text:span text:style-name="T2">4</text:span><text:span text:style-name="T2">0</text:span><text:span text:style-name="T2">%</text:span></text:p>
          </draw:text-box>
        </draw:frame>
        <draw:line draw:style-name="gr94" draw:text-style-name="P3" draw:layer="layout" svg:x1="-1.519cm" svg:y1="8.889cm" svg:x2="-1.31cm" svg:y2="8.889cm">
          <text:p/>
        </draw:line>
        <draw:frame draw:style-name="gr101" draw:text-style-name="P6" draw:layer="layout" svg:width="0.671cm" svg:height="0.32cm" svg:x="-1.226cm" svg:y="8.676cm">
          <draw:text-box>
            <text:p text:style-name="P4"><text:span text:style-name="T2">4</text:span><text:span text:style-name="T2">5</text:span><text:span text:style-name="T2">%</text:span></text:p>
          </draw:text-box>
        </draw:frame>
        <draw:line draw:style-name="gr109" draw:text-style-name="P3" draw:layer="layout" svg:x1="-1.519cm" svg:y1="9.043cm" svg:x2="-1.31cm" svg:y2="9.043cm">
          <text:p/>
        </draw:line>
        <draw:frame draw:style-name="gr101" draw:text-style-name="P6" draw:layer="layout" svg:width="0.671cm" svg:height="0.32cm" svg:x="-1.226cm" svg:y="8.829cm">
          <draw:text-box>
            <text:p text:style-name="P4"><text:span text:style-name="T2">5</text:span><text:span text:style-name="T2">0</text:span><text:span text:style-name="T2">%</text:span></text:p>
          </draw:text-box>
        </draw:frame>
        <draw:frame draw:style-name="gr101" draw:text-style-name="P6" draw:layer="layout" svg:width="0.671cm" svg:height="0.32cm" svg:x="-1.226cm" svg:y="8.983cm">
          <draw:text-box>
            <text:p text:style-name="P4"><text:span text:style-name="T2">5</text:span><text:span text:style-name="T2">5</text:span><text:span text:style-name="T2">%</text:span></text:p>
          </draw:text-box>
        </draw:frame>
        <draw:frame draw:style-name="gr115" draw:text-style-name="P26" draw:layer="layout" svg:width="0.242cm" svg:height="0.32cm" svg:x="-4.508cm" svg:y="6.081cm">
          <draw:text-box>
            <text:p text:style-name="P4"><text:span text:style-name="T11">a</text:span><text:span text:style-name="T11">)</text:span></text:p>
          </draw:text-box>
        </draw:frame>
        <draw:frame draw:style-name="gr116" draw:text-style-name="P28" draw:layer="layout" svg:width="12.192cm" svg:height="0.887cm" svg:x="0cm" svg:y="0.001cm">
          <draw:text-box>
            <text:p text:style-name="P27"><text:span text:style-name="T12">D</text:span><text:span text:style-name="T12">e</text:span><text:span text:style-name="T12">p</text:span><text:span text:style-name="T12">l</text:span><text:span text:style-name="T12">o</text:span><text:span text:style-name="T12">y</text:span><text:span text:style-name="T12">m</text:span><text:span text:style-name="T12">e</text:span><text:span text:style-name="T12">n</text:span><text:span text:style-name="T12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Sans" svg:font-family="DejaVuSans"/>
    <style:font-face style:name="Helvetica1" svg:font-family="Helvetica"/>
    <style:font-face style:name="Liberation Serif" svg:font-family="'Liberation Serif'"/>
    <style:font-face style:name="Symbol1" svg:font-family="Symbol"/>
    <style:font-face style:name="Arial1" svg:font-family="Arial" style:font-pitch="variable"/>
    <style:font-face style:name="Helvetica" svg:font-family="Helvetica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Symbol" svg:font-family="Symbol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rectangular" draw:cx="50%" draw:cy="50%" draw:start="100%" draw:end="0%" draw:angle="0" draw:border="0%"/>
    <draw:opacity draw:name="Transparency_20_19" draw:display-name="Transparency 19" draw:style="rectangular" draw:cx="50%" draw:cy="50%" draw:start="5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8T00:21:49.775411275</dc:date>
    <meta:editing-duration>PT4H22M53S</meta:editing-duration>
    <meta:editing-cycles>36</meta:editing-cycles>
    <meta:generator>LibreOffice/6.4.7.2$Linux_X86_64 LibreOffice_project/40$Build-2</meta:generator>
    <meta:document-statistic meta:object-count="1709"/>
  </office:meta>
</office:document-meta>
</file>